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manifest.rdf" manifest:media-type="application/rdf+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paragraph-properties style:writing-mode="lr-tb"/>
      <style:text-properties officeooo:rsid="0024dcad" officeooo:paragraph-rsid="0024dcad"/>
    </style:style>
    <style:style style:name="P10" style:family="paragraph" style:parent-style-name="Text_20_body">
      <style:text-properties officeooo:rsid="0024dcad" officeooo:paragraph-rsid="003565f2"/>
    </style:style>
    <style:style style:name="P11" style:family="paragraph" style:parent-style-name="Text_20_body">
      <style:text-properties officeooo:rsid="001f48d0" officeooo:paragraph-rsid="002742a8"/>
    </style:style>
    <style:style style:name="P12" style:family="paragraph" style:parent-style-name="Text_20_body">
      <style:paragraph-properties fo:margin-top="0.101cm" fo:margin-bottom="0.146cm" style:contextual-spacing="false"/>
      <style:text-properties officeooo:rsid="00231549" officeooo:paragraph-rsid="002742a8"/>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style:writing-mode="lr-tb"/>
      <style:text-properties officeooo:rsid="002ca3cc" officeooo:paragraph-rsid="002ca3cc"/>
    </style:style>
    <style:style style:name="P17" style:family="paragraph" style:parent-style-name="Text_20_body">
      <style:paragraph-properties style:writing-mode="lr-tb"/>
      <style:text-properties officeooo:rsid="002ca3cc" officeooo:paragraph-rsid="003565f2"/>
    </style:style>
    <style:style style:name="P18" style:family="paragraph" style:parent-style-name="Text_20_body">
      <style:paragraph-properties fo:margin-top="0.252cm" fo:margin-bottom="0.111cm" style:contextual-spacing="false"/>
      <style:text-properties officeooo:rsid="002e51f1" officeooo:paragraph-rsid="002e51f1"/>
    </style:style>
    <style:style style:name="P19" style:family="paragraph" style:parent-style-name="Text_20_body">
      <style:text-properties officeooo:rsid="0020da10" officeooo:paragraph-rsid="0027d739"/>
    </style:style>
    <style:style style:name="P20" style:family="paragraph" style:parent-style-name="Text_20_body">
      <style:paragraph-properties fo:break-before="page"/>
      <style:text-properties officeooo:rsid="0036427a" officeooo:paragraph-rsid="0036427a"/>
    </style:style>
    <style:style style:name="P21" style:family="paragraph" style:parent-style-name="Text_20_body">
      <style:text-properties officeooo:rsid="0027d739" officeooo:paragraph-rsid="00371fb0"/>
    </style:style>
    <style:style style:name="P22" style:family="paragraph" style:parent-style-name="Text_20_body">
      <style:text-properties officeooo:paragraph-rsid="00371fb0"/>
    </style:style>
    <style:style style:name="P23" style:family="paragraph" style:parent-style-name="Text_20_body">
      <style:text-properties officeooo:rsid="00371fb0" officeooo:paragraph-rsid="00371fb0"/>
    </style:style>
    <style:style style:name="P24" style:family="paragraph" style:parent-style-name="Title" style:master-page-name="First_20_Page">
      <style:paragraph-properties style:page-number="auto" style:writing-mode="lr-tb"/>
      <style:text-properties officeooo:rsid="00158195" officeooo:paragraph-rsid="0018cbc9"/>
    </style:style>
    <style:style style:name="P25" style:family="paragraph" style:parent-style-name="Footer">
      <style:paragraph-properties fo:text-align="end" style:justify-single-word="false"/>
      <style:text-properties officeooo:paragraph-rsid="0021c629"/>
    </style:style>
    <style:style style:name="P26" style:family="paragraph" style:parent-style-name="Heading_20_1">
      <style:paragraph-properties fo:break-before="page"/>
      <style:text-properties officeooo:rsid="001ae276" officeooo:paragraph-rsid="001ae276"/>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3565f2"/>
    </style:style>
    <style:style style:name="P29" style:family="paragraph" style:parent-style-name="Heading_20_2" style:list-style-name="">
      <style:paragraph-properties fo:margin-top="0.252cm" fo:margin-bottom="0.111cm" style:contextual-spacing="false"/>
      <style:text-properties officeooo:paragraph-rsid="00231549"/>
    </style:style>
    <style:style style:name="P30" style:family="paragraph" style:parent-style-name="Heading_20_2">
      <style:paragraph-properties fo:margin-top="0.252cm" fo:margin-bottom="0.111cm" style:contextual-spacing="false" fo:break-before="page"/>
      <style:text-properties officeooo:paragraph-rsid="00231549"/>
    </style:style>
    <style:style style:name="P31" style:family="paragraph" style:parent-style-name="Text_20_body" style:list-style-name="L1">
      <style:paragraph-properties style:writing-mode="lr-tb"/>
      <style:text-properties officeooo:rsid="003565f2" officeooo:paragraph-rsid="003565f2"/>
    </style:style>
    <style:style style:name="P32" style:family="paragraph" style:parent-style-name="Text_20_body" style:list-style-name="L1">
      <style:paragraph-properties style:writing-mode="lr-tb"/>
      <style:text-properties officeooo:rsid="003565f2" officeooo:paragraph-rsid="003cfe33"/>
    </style:style>
    <style:style style:name="P33" style:family="paragraph" style:parent-style-name="Text_20_body">
      <style:paragraph-properties style:writing-mode="lr-tb"/>
      <style:text-properties officeooo:rsid="003565f2" officeooo:paragraph-rsid="003565f2"/>
    </style:style>
    <style:style style:name="P34" style:family="paragraph" style:parent-style-name="Text_20_body">
      <style:text-properties officeooo:rsid="0020da10" officeooo:paragraph-rsid="0027d739"/>
    </style:style>
    <style:style style:name="P35" style:family="paragraph" style:parent-style-name="Text_20_body">
      <style:text-properties officeooo:rsid="0020da10" officeooo:paragraph-rsid="0036427a"/>
    </style:style>
    <style:style style:name="P36" style:family="paragraph" style:parent-style-name="Text_20_body">
      <style:paragraph-properties fo:margin-top="0.252cm" fo:margin-bottom="0.111cm" style:contextual-spacing="false"/>
      <style:text-properties officeooo:rsid="0036427a" officeooo:paragraph-rsid="0036427a"/>
    </style:style>
    <style:style style:name="P37" style:family="paragraph" style:parent-style-name="Text_20_body">
      <style:paragraph-properties style:writing-mode="lr-tb"/>
      <style:text-properties officeooo:rsid="003cfe33" officeooo:paragraph-rsid="003cfe33"/>
    </style:style>
    <style:style style:name="P38" style:family="paragraph" style:parent-style-name="Text_20_body" style:list-style-name="L1">
      <style:paragraph-properties style:writing-mode="lr-tb"/>
      <style:text-properties officeooo:rsid="003cfe33" officeooo:paragraph-rsid="003cfe33"/>
    </style:style>
    <style:style style:name="P39" style:family="paragraph" style:parent-style-name="Text_20_body">
      <style:paragraph-properties style:writing-mode="lr-tb"/>
      <style:text-properties officeooo:rsid="002ca3cc" officeooo:paragraph-rsid="003cfe33"/>
    </style:style>
    <style:style style:name="P40" style:family="paragraph" style:parent-style-name="Text_20_body">
      <style:text-properties officeooo:rsid="001f48d0" officeooo:paragraph-rsid="003dd1bf"/>
    </style:style>
    <style:style style:name="P41" style:family="paragraph" style:parent-style-name="Text_20_body">
      <style:text-properties officeooo:rsid="003dd1bf" officeooo:paragraph-rsid="003dd1bf"/>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97831"/>
    </style:style>
    <style:style style:name="T5" style:family="text">
      <style:text-properties officeooo:rsid="002ca3cc"/>
    </style:style>
    <style:style style:name="T6" style:family="text">
      <style:text-properties officeooo:rsid="00305b0a"/>
    </style:style>
    <style:style style:name="T7" style:family="text">
      <style:text-properties officeooo:rsid="003565f2"/>
    </style:style>
    <style:style style:name="T8" style:family="text">
      <style:text-properties officeooo:rsid="0036427a"/>
    </style:style>
    <style:style style:name="T9" style:family="text">
      <style:text-properties officeooo:rsid="00371fb0"/>
    </style:style>
    <style:style style:name="T10" style:family="text">
      <style:text-properties officeooo:rsid="0039eb28"/>
    </style:style>
    <style:style style:name="T11" style:family="text">
      <style:text-properties officeooo:rsid="003b9413"/>
    </style:style>
    <style:style style:name="T12" style:family="text">
      <style:text-properties officeooo:rsid="003cfe33"/>
    </style:style>
    <style:style style:name="T13" style:family="text">
      <style:text-properties officeooo:rsid="003dd1bf"/>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
      <text:p text:style-name="P2">Zaawansowane algorytmy i struktury danych</text:p>
      <text:p text:style-name="P6"/>
      <text:p text:style-name="P3">Laboratorium <text:span text:style-name="T11">5</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5">Spis treści</text:p>
          </text:index-title>
          <text:p text:style-name="P13"><text:a xlink:type="simple" xlink:href="#__RefHeading___Toc286_991898718" text:style-name="Index_20_Link" text:visited-style-name="Index_20_Link">Wstęp<text:tab/>3</text:a></text:p>
          <text:p text:style-name="P13"><text:a xlink:type="simple" xlink:href="#__RefHeading___Toc3442_882868142" text:style-name="Index_20_Link" text:visited-style-name="Index_20_Link">Algorytm Dijkstry<text:tab/>4</text:a></text:p>
          <text:p text:style-name="P13"><text:a xlink:type="simple" xlink:href="#__RefHeading___Toc3444_882868142" text:style-name="Index_20_Link" text:visited-style-name="Index_20_Link">Algorytm Bellmana-Forda<text:tab/>5</text:a></text:p>
          <text:p text:style-name="P13"><text:a xlink:type="simple" xlink:href="#__RefHeading___Toc3448_882868142" text:style-name="Index_20_Link" text:visited-style-name="Index_20_Link">Obserwacje wyników<text:tab/>6</text:a></text:p>
          <text:p text:style-name="P14"><text:a xlink:type="simple" xlink:href="#__RefHeading___Toc288_991898718" text:style-name="Index_20_Link" text:visited-style-name="Index_20_Link">Przeprowadzanie badań<text:tab/>6</text:a></text:p>
          <text:p text:style-name="P14"><text:a xlink:type="simple" xlink:href="#__RefHeading___Toc290_991898718" text:style-name="Index_20_Link" text:visited-style-name="Index_20_Link">Wyniki<text:tab/>7</text:a></text:p>
          <text:p text:style-name="P13"><text:a xlink:type="simple" xlink:href="#__RefHeading___Toc3450_882868142" text:style-name="Index_20_Link" text:visited-style-name="Index_20_Link">Wnioski<text:tab/>10</text:a></text:p>
          <text:p text:style-name="P13"><text:a xlink:type="simple" xlink:href="#__RefHeading___Toc3452_882868142" text:style-name="Index_20_Link" text:visited-style-name="Index_20_Link">Podsumowanie<text:tab/>11</text:a></text:p>
        </text:index-body>
      </text:table-of-content>
      <text:p text:style-name="P5"/>
      <text:h text:style-name="P26" text:outline-level="1"><text:bookmark-start text:name="__RefHeading___Toc286_991898718"/>Wstęp<text:bookmark-end text:name="__RefHeading___Toc286_991898718"/></text:h>
      <text:p text:style-name="P10">Celem laboratorium było zaimplementowanie oraz sprawdzenie, <text:span text:style-name="T11">2</text:span><text:span text:style-name="T7"> różnych rozwiązań problemu znalezienie </text:span><text:span text:style-name="T11">ścieżki w grafie o najniższym koszcie</text:span><text:span text:style-name="T7">. </text:span><text:span text:style-name="T10">Metody jakie zostaną przedstawione to</text:span><text:span text:style-name="T7">: algorytm </text:span><text:span text:style-name="T11">Dijkstry </text:span><text:span text:style-name="T7">oraz algorytm </text:span><text:span text:style-name="T11">Bellmana-Forda</text:span><text:span text:style-name="T7">. <text:line-break/>Rozwiązania będą pisane </text:span><text:span text:style-name="T4">w języku java</text:span>.</text:p>
      <text:p text:style-name="P7">W kolejnych punktach omówię jak prezentują się poszczególne implementacje oraz pokażę badania i wnioski.</text:p>
      <text:h text:style-name="P27" text:outline-level="1"><text:bookmark-start text:name="__RefHeading___Toc3442_882868142"/>Algorytm <text:span text:style-name="T11">Dijkstry</text:span><text:bookmark-end text:name="__RefHeading___Toc3442_882868142"/></text:h>
      <text:p text:style-name="P9">Algorytm <text:span text:style-name="T7">opiera </text:span><text:span text:style-name="T12">swoje działanie na kolejce priorytetowej, która przechowuje węzły, które mają być w najbliższym czasie odwiedzone. Kolejka ta priorytetyzuje pod względem kosztu do danego węzła.</text:span><text:span text:style-name="T7"><text:line-break/></text:span><text:span text:style-name="T12">Z</text:span><text:span text:style-name="T7">łożoność </text:span><text:span text:style-name="T12">czasowa algorytmu </text:span><text:span text:style-name="T7">wynosi O(</text:span><text:span text:style-name="T7"><draw:frame draw:style-name="fr3" draw:name="Obiekt6" text:anchor-type="as-char" svg:y="-0.386cm" svg:width="1.813cm" svg:height="0.51cm" draw:z-index="0"><draw:object xlink:href="./Object 6" xlink:type="simple" xlink:show="embed" xlink:actuate="onLoad"/><draw:image xlink:href="./ObjectReplacements/Object 6" xlink:type="simple" xlink:show="embed" xlink:actuate="onLoad"/></draw:frame></text:span><text:span text:style-name="T7">).</text:span></text:p>
      <text:p text:style-name="P16">Pseudokod <text:span text:style-name="T7">algorytmu:</text:span></text:p>
      <text:list xml:id="list4051373051" text:style-name="L1">
        <text:list-item>
          <text:p text:style-name="P31">Zainicjuj <text:span text:style-name="T12">listę kosztów dla każdego węzła oraz pustą kolejkę priorytetową.</text:span></text:p>
        </text:list-item>
        <text:list-item>
          <text:p text:style-name="P38">Dla każdego i = 0 do i &lt; liczby węzłów w grafie wykonaj:</text:p>
          <text:list>
            <text:list-item>
              <text:p text:style-name="P38">jeżeli węzeł jest równy początkowemu węzłowi to:</text:p>
              <text:list>
                <text:list-item>
                  <text:p text:style-name="P38">przypisz 0 jako wartość na liście kosztów.</text:p>
                </text:list-item>
                <text:list-item>
                  <text:p text:style-name="P38">dodaj ten węzeł do kolejki priorytetowej.</text:p>
                </text:list-item>
              </text:list>
            </text:list-item>
            <text:list-item>
              <text:p text:style-name="P38">w przeciwnym przypadku:</text:p>
              <text:list>
                <text:list-item>
                  <text:p text:style-name="P38">przypisz Integer.MAX_VALUE jako wartość na liście kosztów.</text:p>
                </text:list-item>
              </text:list>
            </text:list-item>
          </text:list>
        </text:list-item>
        <text:list-item>
          <text:p text:style-name="P31">D<text:span text:style-name="T12">opóki kolejka nie jest pusta</text:span> wykon<text:span text:style-name="T12">uj</text:span>:</text:p>
          <text:list>
            <text:list-item>
              <text:p text:style-name="P38">Pobierz element z kolejki.</text:p>
            </text:list-item>
            <text:list-item>
              <text:p text:style-name="P31">Dla każde<text:span text:style-name="T12">j krawędzi dla tego węzła </text:span>wykonaj:</text:p>
              <text:list>
                <text:list-item>
                  <text:p text:style-name="P38">wylicz sumę kosztu obecnego węzła + koszt krawędzi.</text:p>
                </text:list-item>
              </text:list>
            </text:list-item>
            <text:list-item>
              <text:p text:style-name="P31"><text:span text:style-name="T5">Jeśli </text:span>suma jest <text:span text:style-name="T12">mniejsza</text:span> niż <text:span text:style-name="T12">koszt na liście kosztów</text:span><text:span text:style-name="T5">:</text:span></text:p>
              <text:list>
                <text:list-item>
                  <text:p text:style-name="P31">nadpisz <text:span text:style-name="T12">koszt dotarcia do tego węzła na liście kosztów.</text:span></text:p>
                </text:list-item>
                <text:list-item>
                  <text:p text:style-name="P38">Dodaj ten węzeł do kolejki priorytetowej.</text:p>
                </text:list-item>
              </text:list>
            </text:list-item>
          </text:list>
        </text:list-item>
        <text:list-item>
          <text:p text:style-name="P38">Zwróć wartość elementu docelowego z listy kosztów.</text:p>
        </text:list-item>
      </text:list>
      <text:h text:style-name="Heading_20_1" text:outline-level="1" text:is-list-header="true"/>
      <text:h text:style-name="P28" text:outline-level="1"><text:bookmark-start text:name="__RefHeading___Toc3444_882868142"/>Algorytm <text:span text:style-name="T11">Bellmana-Forda</text:span><text:bookmark-end text:name="__RefHeading___Toc3444_882868142"/></text:h>
      <text:p text:style-name="P37">Algorytm ten przechodzi przez wszystkie krawędzie w grafie aktualizując stan listy kosztów. W najgorszym przypadku metoda ta przechodzi V – 1 razy przez wszystkie krawędzie.<text:line-break/>Z<text:span text:style-name="T7">łożoność czasowa tego algorytmu wynosi O(</text:span><text:span text:style-name="T7"><draw:frame draw:style-name="fr3" draw:name="Obiekt7" text:anchor-type="as-char" svg:y="-0.377cm" svg:width="0.898cm" svg:height="0.469cm" draw:z-index="4"><draw:object xlink:href="./Object 7" xlink:type="simple" xlink:show="embed" xlink:actuate="onLoad"/><draw:image xlink:href="./ObjectReplacements/Object 7" xlink:type="simple" xlink:show="embed" xlink:actuate="onLoad"/></draw:frame></text:span><text:span text:style-name="T7">).</text:span><text:span text:style-name="T3"><text:line-break/></text:span></text:p>
      <text:p text:style-name="P17">Pseudokod <text:span text:style-name="T7">algorytmu:</text:span></text:p>
      <text:list xml:id="list205759677401371" text:continue-numbering="true" text:style-name="L1">
        <text:list-item text:start-value="1">
          <text:p text:style-name="P32">Zainicjuj <text:span text:style-name="T12">listę kosztów dla każdego węzła.</text:span></text:p>
        </text:list-item>
        <text:list-item>
          <text:p text:style-name="P38">Dla każdego i = 0 do i &lt; liczby węzłów w grafie wykonaj:</text:p>
          <text:list>
            <text:list-item>
              <text:p text:style-name="P38">jeżeli węzeł jest równy początkowemu węzłowi to:</text:p>
              <text:list>
                <text:list-item>
                  <text:p text:style-name="P38">przypisz 0 jako wartość na liście kosztów.</text:p>
                </text:list-item>
                <text:list-item>
                  <text:p text:style-name="P38">dodaj ten węzeł do kolejki priorytetowej.</text:p>
                </text:list-item>
              </text:list>
            </text:list-item>
            <text:list-item>
              <text:p text:style-name="P38">w przeciwnym przypadku:</text:p>
              <text:list>
                <text:list-item>
                  <text:p text:style-name="P38">przypisz Integer.MAX_VALUE jako wartość na liście kosztów.</text:p>
                </text:list-item>
              </text:list>
            </text:list-item>
          </text:list>
        </text:list-item>
        <text:list-item>
          <text:p text:style-name="P38">Dla każdego i = 0 do i &lt; liczby węzłów w grafie wykonaj:</text:p>
          <text:list>
            <text:list-item>
              <text:p text:style-name="P38">ustaw flage aktualizacji na fałsz.</text:p>
            </text:list-item>
            <text:list-item>
              <text:p text:style-name="P38">dla każdego wierzchołka w grafie wykonaj:</text:p>
              <text:list>
                <text:list-item>
                  <text:p text:style-name="P38">dla każdej z krawędzi tego wierzchołka wykonaj:</text:p>
                  <text:list>
                    <text:list-item>
                      <text:p text:style-name="P38">wylicz sumę kosztu obecnego węzła + koszt krawędzi.</text:p>
                    </text:list-item>
                  </text:list>
                </text:list-item>
                <text:list-item>
                  <text:p text:style-name="P32"><text:span text:style-name="T5">Jeśli</text:span> <text:span text:style-name="T12">koszt dla tego węzła na liście kosztów jest różny od Integer.MAX_VALUE oraz suma jest mniejszy od koszt węzła sąsiada na liście kosztów</text:span><text:span text:style-name="T5">:</text:span></text:p>
                  <text:list>
                    <text:list-item>
                      <text:p text:style-name="P32">nadpisz <text:span text:style-name="T12">koszt dotarcia węzła sąsiada na liście kosztów.</text:span></text:p>
                    </text:list-item>
                    <text:list-item>
                      <text:p text:style-name="P38">Ustaw flagę aktualizacji na prawdę.</text:p>
                    </text:list-item>
                  </text:list>
                </text:list-item>
              </text:list>
            </text:list-item>
            <text:list-item>
              <text:p text:style-name="P38">Jeśli flaga nie została zmieniona przerwij.</text:p>
            </text:list-item>
          </text:list>
        </text:list-item>
        <text:list-item>
          <text:p text:style-name="P38">Zwróć wartość elementu docelowego z listy kosztów.</text:p>
        </text:list-item>
      </text:list>
      <text:p text:style-name="P33"/>
      <text:p text:style-name="P33"/>
      <text:h text:style-name="P27" text:outline-level="1">Algorytm BFS</text:h>
      <text:p text:style-name="P37">Jest to algorytm przeszukiwania wszerz grafu w poszukiwaniu ścieżki pomiędzy węzłami. <text:line-break/>Opiera się on na 2 listach: węzłów do odwiedzenia oraz węzłów już odwiedzonych.</text:p>
      <text:p text:style-name="P37"/>
      <text:p text:style-name="P39">Pseudokod <text:span text:style-name="T7">algorytmu:</text:span></text:p>
      <text:list text:continue-numbering="true" text:style-name="L1">
        <text:list-item text:start-value="1">
          <text:p text:style-name="P32">Zainicjuj <text:span text:style-name="T12">listę węzłów do odwiedzenia oraz listę odwiedzonych węzłów.</text:span></text:p>
        </text:list-item>
        <text:list-item>
          <text:p text:style-name="P38">Węzeł startowy dodaj do listy węzłów do odwiedzenia.</text:p>
        </text:list-item>
        <text:list-item>
          <text:p text:style-name="P38">Dopóki lista węzłów do odwiedzenia nie jest pusta wykonuj:</text:p>
          <text:list>
            <text:list-item>
              <text:p text:style-name="P38">Dla każdej krawędzi dla tego węzłów w grafie wykonaj:</text:p>
              <text:list>
                <text:list-item>
                  <text:p text:style-name="P38">Pobierz węzeł sąsiada.</text:p>
                </text:list-item>
                <text:list-item>
                  <text:p text:style-name="P38">Jeżeli węzeł sąsiada znajduje się na liście odwiedzonych węzłów to pomiń ten węzeł.</text:p>
                </text:list-item>
                <text:list-item>
                  <text:p text:style-name="P38">Jeżeli węzeł sąsiada jest równy węzłowi celu to zwróć wartość prawdy.</text:p>
                </text:list-item>
              </text:list>
            </text:list-item>
            <text:list-item>
              <text:p text:style-name="P38">Dodaj węzeł sąsiada do listy węzłów do sprawdzania.</text:p>
            </text:list-item>
            <text:list-item>
              <text:p text:style-name="P38">Dodaj węzeł sąsiada do listy sprawdzonych węzłów.</text:p>
            </text:list-item>
          </text:list>
        </text:list-item>
        <text:list-item>
          <text:p text:style-name="P38">Zwróć wartość fałszu.</text:p>
        </text:list-item>
      </text:list>
      <text:h text:style-name="P27"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1">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4">mili</text:span>sekundach.</text:p>
      <text:p text:style-name="P40">Każda z implementacji będzie wywoływana <text:span text:style-name="T3">5 </text:span>razy<text:span text:style-name="T8"> </text:span>i wyciągana średnia arytmetyczna z wywołań, <text:span text:style-name="T8">dla dane</text:span><text:span text:style-name="T13">go zapytania o ścieżkę w grafie</text:span>. <text:span text:style-name="T3">Wyniki wywołań są zbierane do pliku dane.csv.</text:span></text:p>
      <text:p text:style-name="P41">Graf ma 1000 wierzchołków oraz 10000 krawędzi. Natomiast zapytań o ścieżkę jest 500.<text:line-break/>Wygenerowany graf może mieć wierzchołki niepołączone żadną krawędzią, ale zawsze istnieje ścieżka z zapytań.</text:p>
      <text:p text:style-name="P12">Szczegółowe dane wartości czasu<text:span text:style-name="T13"> </text:span>dla wszystkich algorytmów znajdują się w pliku Dane.xlsx.</text:p>
      <text:h text:style-name="P29" text:outline-level="2"/>
      <text:h text:style-name="P30" text:outline-level="2"><text:bookmark-start text:name="__RefHeading___Toc290_991898718"/>Wyniki<text:bookmark-end text:name="__RefHeading___Toc290_991898718"/></text:h>
      <text:p text:style-name="P18">Wyniki prezentują się następująco:</text:p>
      <text:p text:style-name="P36">Jak można było przypuszczać, algorytm naiwny przez swoją złożoność poradził sobie najgorzej i czasy powyżej 2 sekund osiągał już dla 2700 elementów. <text:line-break/>Lepiej poradził sobie algorytm programowania dynamicznego gdzie czas 2 sekund przebił dla 50 tysięcy elementów.<text:line-break/>Zdecydowanie lepszym algorytmem jest metoda dziel i zwyciężaj gdzie granica 2 sekund został przekroczona po 40 milionach elementów.<text:line-break/>Natomiast najlepszy spośród nich algorytm zachłanny dla badanych 46 mln elementów osiągnął czas zaledwie 85 milisekund!</text:p>
      <text:p text:style-name="P19"><draw:frame draw:style-name="fr1" draw:name="Obiekt1" text:anchor-type="char" svg:width="15.251cm" svg:height="8.578cm" draw:z-index="2"><draw:object xlink:href="./Object 1" xlink:type="simple" xlink:show="embed" xlink:actuate="onLoad"/><draw:image xlink:href="./ObjectReplacements/Object 1" xlink:type="simple" xlink:show="embed" xlink:actuate="onLoad"/></draw:frame><draw:frame draw:style-name="fr2" draw:name="Obiekt2" text:anchor-type="char" svg:x="0.769cm" svg:y="9.349cm" svg:width="15.462cm" svg:height="8.696cm" draw:z-index="3"><draw:object xlink:href="./Object 2" xlink:type="simple" xlink:show="embed" xlink:actuate="onLoad"/><draw:image xlink:href="./ObjectReplacements/Object 2" xlink:type="simple" xlink:show="embed" xlink:actuate="onLoad"/></draw:frame></text:p>
      <text:p text:style-name="P19"><text:soft-page-break/></text:p>
      <text:p text:style-name="P19"><text:line-break/></text:p>
      <text:p text:style-name="P19"/>
      <text:p text:style-name="P19"><text:line-break/><text:line-break/></text:p>
      <text:p text:style-name="P20">Zestawienie tych 4 algorytmów na skali logarytmicznej bardzo dobrze ukazuje jak dobry jest algorytm zachłanny w porównan<text:span text:style-name="T10">iu</text:span> do reszty algorytmów. Widzimy, że metoda zachłanna działa niezwykle szybko, gdzie do 10 milinów elementów, można powiedzieć, że algorytm wykonuje się w czasie stałym.</text:p>
      <text:p text:style-name="P35"/>
      <text:p text:style-name="P19"><draw:frame draw:style-name="fr1" draw:name="Obiekt3" text:anchor-type="char" svg:width="20.239cm" svg:height="9.012cm" draw:z-index="5"><draw:object xlink:href="./Object 3" xlink:type="simple" xlink:show="embed" xlink:actuate="onLoad"/><draw:image xlink:href="./ObjectReplacements/Object 3" xlink:type="simple" xlink:show="embed" xlink:actuate="onLoad"/></draw:frame><text:line-break/></text:p>
      <text:h text:style-name="P27" text:outline-level="1"><text:bookmark-start text:name="__RefHeading___Toc3450_882868142"/>Wnioski<text:bookmark-end text:name="__RefHeading___Toc3450_882868142"/></text:h>
      <text:p text:style-name="P21">Z przedstawionych badań wynika, że <text:span text:style-name="T6">algorytm </text:span><text:span text:style-name="T9">zachłanny </text:span>działa <text:span text:style-name="T9">naj</text:span><text:span text:style-name="T6">szybciej </text:span><text:span text:style-name="T9">spośród przedstawionych algorytmów rozwiązania problemu maksymalnej sumy podciągu. </text:span></text:p>
      <text:p text:style-name="P23">Drugi z algorytmów wykorzystujący metodę dziel i zwyciężaj działa szybko do ok. miliona elementów. Powyżej tego progu staje się nie opłacalny czasowo.</text:p>
      <text:p text:style-name="P23">Trzeci z algorytmów programowania dynamicznego nie jest dobry sposobem rozwiązania problemu poszukiwania największej sumy podciągu, ponieważ jego złożoność czasowa jest zależna od kwadratu liczby elementów. Stąd nadaje się tylko do bardzo małych ciągów tj. do 10 tysięcy elementów.</text:p>
      <text:p text:style-name="P23">Ostatnim algorytmem jest metoda naiwna, która liczy wszystkie możliwe sumy podciągów. Metoda ta jest skrajnie nie optymalna, stąd jedynym plusem tego algorytmu jest to, że zwraca dobre wyniki<text:span text:style-name="T6">.</text:span></text:p>
      <text:h text:style-name="P27" text:outline-level="1"><text:bookmark-start text:name="__RefHeading___Toc3452_882868142"/>Podsumowanie<text:bookmark-end text:name="__RefHeading___Toc3452_882868142"/></text:h>
      <text:p text:style-name="P22">Przedstawiony problem <text:span text:style-name="T9">maksymalnego podciągu można rozwiązać na kilka sposobów. Przedstawione przez mnie rozwiązania różnią się znacząco pod względem wydajności. Najlepszym rozwiązaniem jest użycie metody zachłannej, która to może pochwalić się liniową złożonością czasową. Algorytm ten jest znacząco szybszy od pozostałych tj. dla 50 mln elementów w ciągu, zwraca poprawny wynik w czasie poniżej 100 ms.</text:span></text:p>
      <text:p text:style-name="P23">Kolejnym dobrym algorytmem jest metoda dziel i zwyciężaj, gdzie złożoność czasowa wynosi O<text:span text:style-name="T10">(</text:span><draw:frame draw:style-name="fr3" draw:name="Obiekt9" text:anchor-type="as-char" svg:y="-0.386cm" svg:width="1.635cm" svg:height="0.51cm" draw:z-index="1"><draw:object xlink:href="./Object 9" xlink:type="simple" xlink:show="embed" xlink:actuate="onLoad"/><draw:image xlink:href="./ObjectReplacements/Object 9" xlink:type="simple" xlink:show="embed" xlink:actuate="onLoad"/></draw:frame>). Sprawia to że radzi on sobie dobrze z ciągami do miliona elementów. </text:p>
      <text:p text:style-name="P23">Pozostałe dwa algorytmy, czyli metoda naiwna oraz programowania dynamicznego nie są algorytmami, które powinny być stosowane do rozwiązywania tego problemu. Wyjątkiem mogą być tylko krótkie ciągi – do kilku tysięcy elementó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3</text:page-number><text:bookmark-end text:name="PageNumWizard_FOOTER_Domyślny styl strony3"/></text:p>
      </style:footer>
      <style:footer-left>
        <text:p text:style-name="MP2"><text:bookmark-start text:name="PageNumWizard_FOOTER_Domyślny styl strony2"/><text:page-number text:select-page="current">12</text:page-number><text:s/>/ <text:page-count>12</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3.2$Windows_X86_64 LibreOffice_project/29d686fea9f6705b262d369fede658f824154cc0</meta:generator>
    <dc:date>2025-05-25T20:50:51.628000000</dc:date>
    <meta:editing-duration>P2DT11H41M45S</meta:editing-duration>
    <meta:editing-cycles>35</meta:editing-cycles>
    <dc:title>Efektywność algorytmów</dc:title>
    <meta:initial-creator>prz</meta:initial-creator>
    <meta:document-statistic meta:table-count="0" meta:image-count="0" meta:object-count="6" meta:page-count="12" meta:paragraph-count="90" meta:word-count="987" meta:character-count="6688" meta:non-whitespace-character-count="581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50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1"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ff40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5cm" svg:height="8.577cm" xlink:href="." xlink:type="simple" chart:class="chart:scatter" chart:style-name="ch1">
        <chart:title svg:x="4.938cm" svg:y="0.307cm" chart:style-name="ch2">
          <text:p>Algorytm Bellmana-Forda</text:p>
        </chart:title>
        <chart:plot-area chart:style-name="ch3" chart:data-source-has-labels="both" svg:x="1.306cm" svg:y="1.283cm" svg:width="13.639cm" svg:height="6.152cm">
          <chart:coordinate-region svg:x="2.044cm" svg:y="1.485cm" svg:width="12.613cm" svg:height="5.297cm"/>
          <chart:axis chart:dimension="x" chart:name="primary-x" chart:style-name="ch4" chartooo:axis-type="auto">
            <chart:title svg:x="7.39cm" svg:y="7.606cm" chart:style-name="ch5">
              <text:p>Zapytanie</text:p>
            </chart:title>
            <chart:categories table:cell-range-address="local-table.$A$2:.$A$500"/>
          </chart:axis>
          <chart:axis chart:dimension="y" chart:name="primary-y" chart:style-name="ch6">
            <chart:title svg:x="0.451cm" svg:y="5.125cm" chart:style-name="ch7">
              <text:p>Czas [ms]</text:p>
            </chart:title>
            <chart:grid chart:style-name="ch8" chart:class="major"/>
          </chart:axis>
          <chart:series chart:style-name="ch9" chart:values-cell-range-address="local-table.$B$2:.$B$500" chart:label-cell-address="local-table.$B$1" chart:class="chart:scatter">
            <chart:regression-curve chart:style-name="ch10"/>
            <chart:regression-curve chart:style-name="ch11"/>
            <chart:data-point chart:repeated="499"/>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text:p>
              </table:table-cell>
            </table:table-row>
          </table:table-header-rows>
          <table:table-rows>
            <table:table-row>
              <table:table-cell office:value-type="string">
                <text:p>BellmanFord</text:p>
              </table:table-cell>
              <table:table-cell office:value-type="float" office:value="4.0497">
                <text:p>4.0497</text:p>
              </table:table-cell>
            </table:table-row>
            <table:table-row>
              <table:table-cell office:value-type="string">
                <text:p>BellmanFord</text:p>
              </table:table-cell>
              <table:table-cell office:value-type="float" office:value="3.6089">
                <text:p>3.6089</text:p>
              </table:table-cell>
            </table:table-row>
            <table:table-row>
              <table:table-cell office:value-type="string">
                <text:p>BellmanFord</text:p>
              </table:table-cell>
              <table:table-cell office:value-type="float" office:value="4.3963">
                <text:p>4.3963</text:p>
              </table:table-cell>
            </table:table-row>
            <table:table-row>
              <table:table-cell office:value-type="string">
                <text:p>BellmanFord</text:p>
              </table:table-cell>
              <table:table-cell office:value-type="float" office:value="3.8608">
                <text:p>3.8608</text:p>
              </table:table-cell>
            </table:table-row>
            <table:table-row>
              <table:table-cell office:value-type="string">
                <text:p>BellmanFord</text:p>
              </table:table-cell>
              <table:table-cell office:value-type="float" office:value="2.5291">
                <text:p>2.5291</text:p>
              </table:table-cell>
            </table:table-row>
            <table:table-row>
              <table:table-cell office:value-type="string">
                <text:p>BellmanFord</text:p>
              </table:table-cell>
              <table:table-cell office:value-type="float" office:value="2.8709">
                <text:p>2.8709</text:p>
              </table:table-cell>
            </table:table-row>
            <table:table-row>
              <table:table-cell office:value-type="string">
                <text:p>BellmanFord</text:p>
              </table:table-cell>
              <table:table-cell office:value-type="float" office:value="2.4942">
                <text:p>2.4942</text:p>
              </table:table-cell>
            </table:table-row>
            <table:table-row>
              <table:table-cell office:value-type="string">
                <text:p>BellmanFord</text:p>
              </table:table-cell>
              <table:table-cell office:value-type="float" office:value="3.1277">
                <text:p>3.1277</text:p>
              </table:table-cell>
            </table:table-row>
            <table:table-row>
              <table:table-cell office:value-type="string">
                <text:p>BellmanFord</text:p>
              </table:table-cell>
              <table:table-cell office:value-type="float" office:value="4.1971">
                <text:p>4.1971</text:p>
              </table:table-cell>
            </table:table-row>
            <table:table-row>
              <table:table-cell office:value-type="string">
                <text:p>BellmanFord</text:p>
              </table:table-cell>
              <table:table-cell office:value-type="float" office:value="2.4137">
                <text:p>2.4137</text:p>
              </table:table-cell>
            </table:table-row>
            <table:table-row>
              <table:table-cell office:value-type="string">
                <text:p>BellmanFord</text:p>
              </table:table-cell>
              <table:table-cell office:value-type="float" office:value="2.3469">
                <text:p>2.3469</text:p>
              </table:table-cell>
            </table:table-row>
            <table:table-row>
              <table:table-cell office:value-type="string">
                <text:p>BellmanFord</text:p>
              </table:table-cell>
              <table:table-cell office:value-type="float" office:value="2.5699">
                <text:p>2.5699</text:p>
              </table:table-cell>
            </table:table-row>
            <table:table-row>
              <table:table-cell office:value-type="string">
                <text:p>BellmanFord</text:p>
              </table:table-cell>
              <table:table-cell office:value-type="float" office:value="2.8724">
                <text:p>2.8724</text:p>
              </table:table-cell>
            </table:table-row>
            <table:table-row>
              <table:table-cell office:value-type="string">
                <text:p>BellmanFord</text:p>
              </table:table-cell>
              <table:table-cell office:value-type="float" office:value="2.8591">
                <text:p>2.8591</text:p>
              </table:table-cell>
            </table:table-row>
            <table:table-row>
              <table:table-cell office:value-type="string">
                <text:p>BellmanFord</text:p>
              </table:table-cell>
              <table:table-cell office:value-type="float" office:value="2.7782">
                <text:p>2.7782</text:p>
              </table:table-cell>
            </table:table-row>
            <table:table-row>
              <table:table-cell office:value-type="string">
                <text:p>BellmanFord</text:p>
              </table:table-cell>
              <table:table-cell office:value-type="float" office:value="1.9742">
                <text:p>1.9742</text:p>
              </table:table-cell>
            </table:table-row>
            <table:table-row>
              <table:table-cell office:value-type="string">
                <text:p>BellmanFord</text:p>
              </table:table-cell>
              <table:table-cell office:value-type="float" office:value="2.7722">
                <text:p>2.7722</text:p>
              </table:table-cell>
            </table:table-row>
            <table:table-row>
              <table:table-cell office:value-type="string">
                <text:p>BellmanFord</text:p>
              </table:table-cell>
              <table:table-cell office:value-type="float" office:value="2.5913">
                <text:p>2.5913</text:p>
              </table:table-cell>
            </table:table-row>
            <table:table-row>
              <table:table-cell office:value-type="string">
                <text:p>BellmanFord</text:p>
              </table:table-cell>
              <table:table-cell office:value-type="float" office:value="2.0557">
                <text:p>2.0557</text:p>
              </table:table-cell>
            </table:table-row>
            <table:table-row>
              <table:table-cell office:value-type="string">
                <text:p>BellmanFord</text:p>
              </table:table-cell>
              <table:table-cell office:value-type="float" office:value="2.863">
                <text:p>2.863</text:p>
              </table:table-cell>
            </table:table-row>
            <table:table-row>
              <table:table-cell office:value-type="string">
                <text:p>BellmanFord</text:p>
              </table:table-cell>
              <table:table-cell office:value-type="float" office:value="2.7092">
                <text:p>2.7092</text:p>
              </table:table-cell>
            </table:table-row>
            <table:table-row>
              <table:table-cell office:value-type="string">
                <text:p>BellmanFord</text:p>
              </table:table-cell>
              <table:table-cell office:value-type="float" office:value="2.684">
                <text:p>2.684</text:p>
              </table:table-cell>
            </table:table-row>
            <table:table-row>
              <table:table-cell office:value-type="string">
                <text:p>BellmanFord</text:p>
              </table:table-cell>
              <table:table-cell office:value-type="float" office:value="2.4356">
                <text:p>2.4356</text:p>
              </table:table-cell>
            </table:table-row>
            <table:table-row>
              <table:table-cell office:value-type="string">
                <text:p>BellmanFord</text:p>
              </table:table-cell>
              <table:table-cell office:value-type="float" office:value="2.4091">
                <text:p>2.4091</text:p>
              </table:table-cell>
            </table:table-row>
            <table:table-row>
              <table:table-cell office:value-type="string">
                <text:p>BellmanFord</text:p>
              </table:table-cell>
              <table:table-cell office:value-type="float" office:value="2.6964">
                <text:p>2.6964</text:p>
              </table:table-cell>
            </table:table-row>
            <table:table-row>
              <table:table-cell office:value-type="string">
                <text:p>BellmanFord</text:p>
              </table:table-cell>
              <table:table-cell office:value-type="float" office:value="2.7402">
                <text:p>2.7402</text:p>
              </table:table-cell>
            </table:table-row>
            <table:table-row>
              <table:table-cell office:value-type="string">
                <text:p>BellmanFord</text:p>
              </table:table-cell>
              <table:table-cell office:value-type="float" office:value="2.6744">
                <text:p>2.6744</text:p>
              </table:table-cell>
            </table:table-row>
            <table:table-row>
              <table:table-cell office:value-type="string">
                <text:p>BellmanFord</text:p>
              </table:table-cell>
              <table:table-cell office:value-type="float" office:value="2.6947">
                <text:p>2.6947</text:p>
              </table:table-cell>
            </table:table-row>
            <table:table-row>
              <table:table-cell office:value-type="string">
                <text:p>BellmanFord</text:p>
              </table:table-cell>
              <table:table-cell office:value-type="float" office:value="2.1836">
                <text:p>2.1836</text:p>
              </table:table-cell>
            </table:table-row>
            <table:table-row>
              <table:table-cell office:value-type="string">
                <text:p>BellmanFord</text:p>
              </table:table-cell>
              <table:table-cell office:value-type="float" office:value="2.366">
                <text:p>2.366</text:p>
              </table:table-cell>
            </table:table-row>
            <table:table-row>
              <table:table-cell office:value-type="string">
                <text:p>BellmanFord</text:p>
              </table:table-cell>
              <table:table-cell office:value-type="float" office:value="2.3105">
                <text:p>2.3105</text:p>
              </table:table-cell>
            </table:table-row>
            <table:table-row>
              <table:table-cell office:value-type="string">
                <text:p>BellmanFord</text:p>
              </table:table-cell>
              <table:table-cell office:value-type="float" office:value="2.9114">
                <text:p>2.9114</text:p>
              </table:table-cell>
            </table:table-row>
            <table:table-row>
              <table:table-cell office:value-type="string">
                <text:p>BellmanFord</text:p>
              </table:table-cell>
              <table:table-cell office:value-type="float" office:value="2.3807">
                <text:p>2.3807</text:p>
              </table:table-cell>
            </table:table-row>
            <table:table-row>
              <table:table-cell office:value-type="string">
                <text:p>BellmanFord</text:p>
              </table:table-cell>
              <table:table-cell office:value-type="float" office:value="2.6787">
                <text:p>2.6787</text:p>
              </table:table-cell>
            </table:table-row>
            <table:table-row>
              <table:table-cell office:value-type="string">
                <text:p>BellmanFord</text:p>
              </table:table-cell>
              <table:table-cell office:value-type="float" office:value="2.4529">
                <text:p>2.4529</text:p>
              </table:table-cell>
            </table:table-row>
            <table:table-row>
              <table:table-cell office:value-type="string">
                <text:p>BellmanFord</text:p>
              </table:table-cell>
              <table:table-cell office:value-type="float" office:value="2.14">
                <text:p>2.14</text:p>
              </table:table-cell>
            </table:table-row>
            <table:table-row>
              <table:table-cell office:value-type="string">
                <text:p>BellmanFord</text:p>
              </table:table-cell>
              <table:table-cell office:value-type="float" office:value="2.8055">
                <text:p>2.8055</text:p>
              </table:table-cell>
            </table:table-row>
            <table:table-row>
              <table:table-cell office:value-type="string">
                <text:p>BellmanFord</text:p>
              </table:table-cell>
              <table:table-cell office:value-type="float" office:value="2.4387">
                <text:p>2.4387</text:p>
              </table:table-cell>
            </table:table-row>
            <table:table-row>
              <table:table-cell office:value-type="string">
                <text:p>BellmanFord</text:p>
              </table:table-cell>
              <table:table-cell office:value-type="float" office:value="3.0357">
                <text:p>3.0357</text:p>
              </table:table-cell>
            </table:table-row>
            <table:table-row>
              <table:table-cell office:value-type="string">
                <text:p>BellmanFord</text:p>
              </table:table-cell>
              <table:table-cell office:value-type="float" office:value="2.6259">
                <text:p>2.6259</text:p>
              </table:table-cell>
            </table:table-row>
            <table:table-row>
              <table:table-cell office:value-type="string">
                <text:p>BellmanFord</text:p>
              </table:table-cell>
              <table:table-cell office:value-type="float" office:value="2.4583">
                <text:p>2.4583</text:p>
              </table:table-cell>
            </table:table-row>
            <table:table-row>
              <table:table-cell office:value-type="string">
                <text:p>BellmanFord</text:p>
              </table:table-cell>
              <table:table-cell office:value-type="float" office:value="1.8557">
                <text:p>1.8557</text:p>
              </table:table-cell>
            </table:table-row>
            <table:table-row>
              <table:table-cell office:value-type="string">
                <text:p>BellmanFord</text:p>
              </table:table-cell>
              <table:table-cell office:value-type="float" office:value="2.1174">
                <text:p>2.1174</text:p>
              </table:table-cell>
            </table:table-row>
            <table:table-row>
              <table:table-cell office:value-type="string">
                <text:p>BellmanFord</text:p>
              </table:table-cell>
              <table:table-cell office:value-type="float" office:value="2.9854">
                <text:p>2.9854</text:p>
              </table:table-cell>
            </table:table-row>
            <table:table-row>
              <table:table-cell office:value-type="string">
                <text:p>BellmanFord</text:p>
              </table:table-cell>
              <table:table-cell office:value-type="float" office:value="2.2235">
                <text:p>2.2235</text:p>
              </table:table-cell>
            </table:table-row>
            <table:table-row>
              <table:table-cell office:value-type="string">
                <text:p>BellmanFord</text:p>
              </table:table-cell>
              <table:table-cell office:value-type="float" office:value="2.635">
                <text:p>2.635</text:p>
              </table:table-cell>
            </table:table-row>
            <table:table-row>
              <table:table-cell office:value-type="string">
                <text:p>BellmanFord</text:p>
              </table:table-cell>
              <table:table-cell office:value-type="float" office:value="2.3031">
                <text:p>2.3031</text:p>
              </table:table-cell>
            </table:table-row>
            <table:table-row>
              <table:table-cell office:value-type="string">
                <text:p>BellmanFord</text:p>
              </table:table-cell>
              <table:table-cell office:value-type="float" office:value="2.1515">
                <text:p>2.1515</text:p>
              </table:table-cell>
            </table:table-row>
            <table:table-row>
              <table:table-cell office:value-type="string">
                <text:p>BellmanFord</text:p>
              </table:table-cell>
              <table:table-cell office:value-type="float" office:value="2.6808">
                <text:p>2.6808</text:p>
              </table:table-cell>
            </table:table-row>
            <table:table-row>
              <table:table-cell office:value-type="string">
                <text:p>BellmanFord</text:p>
              </table:table-cell>
              <table:table-cell office:value-type="float" office:value="2.6225">
                <text:p>2.6225</text:p>
              </table:table-cell>
            </table:table-row>
            <table:table-row>
              <table:table-cell office:value-type="string">
                <text:p>BellmanFord</text:p>
              </table:table-cell>
              <table:table-cell office:value-type="float" office:value="2.6561">
                <text:p>2.6561</text:p>
              </table:table-cell>
            </table:table-row>
            <table:table-row>
              <table:table-cell office:value-type="string">
                <text:p>BellmanFord</text:p>
              </table:table-cell>
              <table:table-cell office:value-type="float" office:value="2.3725">
                <text:p>2.3725</text:p>
              </table:table-cell>
            </table:table-row>
            <table:table-row>
              <table:table-cell office:value-type="string">
                <text:p>BellmanFord</text:p>
              </table:table-cell>
              <table:table-cell office:value-type="float" office:value="2.3737">
                <text:p>2.3737</text:p>
              </table:table-cell>
            </table:table-row>
            <table:table-row>
              <table:table-cell office:value-type="string">
                <text:p>BellmanFord</text:p>
              </table:table-cell>
              <table:table-cell office:value-type="float" office:value="2.7205">
                <text:p>2.7205</text:p>
              </table:table-cell>
            </table:table-row>
            <table:table-row>
              <table:table-cell office:value-type="string">
                <text:p>BellmanFord</text:p>
              </table:table-cell>
              <table:table-cell office:value-type="float" office:value="2.1432">
                <text:p>2.1432</text:p>
              </table:table-cell>
            </table:table-row>
            <table:table-row>
              <table:table-cell office:value-type="string">
                <text:p>BellmanFord</text:p>
              </table:table-cell>
              <table:table-cell office:value-type="float" office:value="2.1393">
                <text:p>2.1393</text:p>
              </table:table-cell>
            </table:table-row>
            <table:table-row>
              <table:table-cell office:value-type="string">
                <text:p>BellmanFord</text:p>
              </table:table-cell>
              <table:table-cell office:value-type="float" office:value="2.9664">
                <text:p>2.9664</text:p>
              </table:table-cell>
            </table:table-row>
            <table:table-row>
              <table:table-cell office:value-type="string">
                <text:p>BellmanFord</text:p>
              </table:table-cell>
              <table:table-cell office:value-type="float" office:value="2.0679">
                <text:p>2.0679</text:p>
              </table:table-cell>
            </table:table-row>
            <table:table-row>
              <table:table-cell office:value-type="string">
                <text:p>BellmanFord</text:p>
              </table:table-cell>
              <table:table-cell office:value-type="float" office:value="2.3689">
                <text:p>2.3689</text:p>
              </table:table-cell>
            </table:table-row>
            <table:table-row>
              <table:table-cell office:value-type="string">
                <text:p>BellmanFord</text:p>
              </table:table-cell>
              <table:table-cell office:value-type="float" office:value="2.3824">
                <text:p>2.3824</text:p>
              </table:table-cell>
            </table:table-row>
            <table:table-row>
              <table:table-cell office:value-type="string">
                <text:p>BellmanFord</text:p>
              </table:table-cell>
              <table:table-cell office:value-type="float" office:value="2.2865">
                <text:p>2.2865</text:p>
              </table:table-cell>
            </table:table-row>
            <table:table-row>
              <table:table-cell office:value-type="string">
                <text:p>BellmanFord</text:p>
              </table:table-cell>
              <table:table-cell office:value-type="float" office:value="2.7144">
                <text:p>2.7144</text:p>
              </table:table-cell>
            </table:table-row>
            <table:table-row>
              <table:table-cell office:value-type="string">
                <text:p>BellmanFord</text:p>
              </table:table-cell>
              <table:table-cell office:value-type="float" office:value="2.4707">
                <text:p>2.4707</text:p>
              </table:table-cell>
            </table:table-row>
            <table:table-row>
              <table:table-cell office:value-type="string">
                <text:p>BellmanFord</text:p>
              </table:table-cell>
              <table:table-cell office:value-type="float" office:value="2.4531">
                <text:p>2.4531</text:p>
              </table:table-cell>
            </table:table-row>
            <table:table-row>
              <table:table-cell office:value-type="string">
                <text:p>BellmanFord</text:p>
              </table:table-cell>
              <table:table-cell office:value-type="float" office:value="2.5709">
                <text:p>2.5709</text:p>
              </table:table-cell>
            </table:table-row>
            <table:table-row>
              <table:table-cell office:value-type="string">
                <text:p>BellmanFord</text:p>
              </table:table-cell>
              <table:table-cell office:value-type="float" office:value="2.717">
                <text:p>2.717</text:p>
              </table:table-cell>
            </table:table-row>
            <table:table-row>
              <table:table-cell office:value-type="string">
                <text:p>BellmanFord</text:p>
              </table:table-cell>
              <table:table-cell office:value-type="float" office:value="2.9102">
                <text:p>2.9102</text:p>
              </table:table-cell>
            </table:table-row>
            <table:table-row>
              <table:table-cell office:value-type="string">
                <text:p>BellmanFord</text:p>
              </table:table-cell>
              <table:table-cell office:value-type="float" office:value="2.3658">
                <text:p>2.3658</text:p>
              </table:table-cell>
            </table:table-row>
            <table:table-row>
              <table:table-cell office:value-type="string">
                <text:p>BellmanFord</text:p>
              </table:table-cell>
              <table:table-cell office:value-type="float" office:value="2.6052">
                <text:p>2.6052</text:p>
              </table:table-cell>
            </table:table-row>
            <table:table-row>
              <table:table-cell office:value-type="string">
                <text:p>BellmanFord</text:p>
              </table:table-cell>
              <table:table-cell office:value-type="float" office:value="2.4321">
                <text:p>2.4321</text:p>
              </table:table-cell>
            </table:table-row>
            <table:table-row>
              <table:table-cell office:value-type="string">
                <text:p>BellmanFord</text:p>
              </table:table-cell>
              <table:table-cell office:value-type="float" office:value="2.6177">
                <text:p>2.6177</text:p>
              </table:table-cell>
            </table:table-row>
            <table:table-row>
              <table:table-cell office:value-type="string">
                <text:p>BellmanFord</text:p>
              </table:table-cell>
              <table:table-cell office:value-type="float" office:value="2.5787">
                <text:p>2.5787</text:p>
              </table:table-cell>
            </table:table-row>
            <table:table-row>
              <table:table-cell office:value-type="string">
                <text:p>BellmanFord</text:p>
              </table:table-cell>
              <table:table-cell office:value-type="float" office:value="3.2139">
                <text:p>3.2139</text:p>
              </table:table-cell>
            </table:table-row>
            <table:table-row>
              <table:table-cell office:value-type="string">
                <text:p>BellmanFord</text:p>
              </table:table-cell>
              <table:table-cell office:value-type="float" office:value="3.4324">
                <text:p>3.4324</text:p>
              </table:table-cell>
            </table:table-row>
            <table:table-row>
              <table:table-cell office:value-type="string">
                <text:p>BellmanFord</text:p>
              </table:table-cell>
              <table:table-cell office:value-type="float" office:value="1.9052">
                <text:p>1.9052</text:p>
              </table:table-cell>
            </table:table-row>
            <table:table-row>
              <table:table-cell office:value-type="string">
                <text:p>BellmanFord</text:p>
              </table:table-cell>
              <table:table-cell office:value-type="float" office:value="2.0197">
                <text:p>2.0197</text:p>
              </table:table-cell>
            </table:table-row>
            <table:table-row>
              <table:table-cell office:value-type="string">
                <text:p>BellmanFord</text:p>
              </table:table-cell>
              <table:table-cell office:value-type="float" office:value="2.1174">
                <text:p>2.1174</text:p>
              </table:table-cell>
            </table:table-row>
            <table:table-row>
              <table:table-cell office:value-type="string">
                <text:p>BellmanFord</text:p>
              </table:table-cell>
              <table:table-cell office:value-type="float" office:value="2.4084">
                <text:p>2.4084</text:p>
              </table:table-cell>
            </table:table-row>
            <table:table-row>
              <table:table-cell office:value-type="string">
                <text:p>BellmanFord</text:p>
              </table:table-cell>
              <table:table-cell office:value-type="float" office:value="2.1466">
                <text:p>2.1466</text:p>
              </table:table-cell>
            </table:table-row>
            <table:table-row>
              <table:table-cell office:value-type="string">
                <text:p>BellmanFord</text:p>
              </table:table-cell>
              <table:table-cell office:value-type="float" office:value="2.4318">
                <text:p>2.4318</text:p>
              </table:table-cell>
            </table:table-row>
            <table:table-row>
              <table:table-cell office:value-type="string">
                <text:p>BellmanFord</text:p>
              </table:table-cell>
              <table:table-cell office:value-type="float" office:value="2.492">
                <text:p>2.492</text:p>
              </table:table-cell>
            </table:table-row>
            <table:table-row>
              <table:table-cell office:value-type="string">
                <text:p>BellmanFord</text:p>
              </table:table-cell>
              <table:table-cell office:value-type="float" office:value="2.6212">
                <text:p>2.6212</text:p>
              </table:table-cell>
            </table:table-row>
            <table:table-row>
              <table:table-cell office:value-type="string">
                <text:p>BellmanFord</text:p>
              </table:table-cell>
              <table:table-cell office:value-type="float" office:value="2.4012">
                <text:p>2.4012</text:p>
              </table:table-cell>
            </table:table-row>
            <table:table-row>
              <table:table-cell office:value-type="string">
                <text:p>BellmanFord</text:p>
              </table:table-cell>
              <table:table-cell office:value-type="float" office:value="2.8276">
                <text:p>2.8276</text:p>
              </table:table-cell>
            </table:table-row>
            <table:table-row>
              <table:table-cell office:value-type="string">
                <text:p>BellmanFord</text:p>
              </table:table-cell>
              <table:table-cell office:value-type="float" office:value="2.5052">
                <text:p>2.5052</text:p>
              </table:table-cell>
            </table:table-row>
            <table:table-row>
              <table:table-cell office:value-type="string">
                <text:p>BellmanFord</text:p>
              </table:table-cell>
              <table:table-cell office:value-type="float" office:value="3.491">
                <text:p>3.491</text:p>
              </table:table-cell>
            </table:table-row>
            <table:table-row>
              <table:table-cell office:value-type="string">
                <text:p>BellmanFord</text:p>
              </table:table-cell>
              <table:table-cell office:value-type="float" office:value="3.9202">
                <text:p>3.9202</text:p>
              </table:table-cell>
            </table:table-row>
            <table:table-row>
              <table:table-cell office:value-type="string">
                <text:p>BellmanFord</text:p>
              </table:table-cell>
              <table:table-cell office:value-type="float" office:value="2.6662">
                <text:p>2.6662</text:p>
              </table:table-cell>
            </table:table-row>
            <table:table-row>
              <table:table-cell office:value-type="string">
                <text:p>BellmanFord</text:p>
              </table:table-cell>
              <table:table-cell office:value-type="float" office:value="2.5094">
                <text:p>2.5094</text:p>
              </table:table-cell>
            </table:table-row>
            <table:table-row>
              <table:table-cell office:value-type="string">
                <text:p>BellmanFord</text:p>
              </table:table-cell>
              <table:table-cell office:value-type="float" office:value="2.7562">
                <text:p>2.7562</text:p>
              </table:table-cell>
            </table:table-row>
            <table:table-row>
              <table:table-cell office:value-type="string">
                <text:p>BellmanFord</text:p>
              </table:table-cell>
              <table:table-cell office:value-type="float" office:value="2.3772">
                <text:p>2.3772</text:p>
              </table:table-cell>
            </table:table-row>
            <table:table-row>
              <table:table-cell office:value-type="string">
                <text:p>BellmanFord</text:p>
              </table:table-cell>
              <table:table-cell office:value-type="float" office:value="2.4384">
                <text:p>2.4384</text:p>
              </table:table-cell>
            </table:table-row>
            <table:table-row>
              <table:table-cell office:value-type="string">
                <text:p>BellmanFord</text:p>
              </table:table-cell>
              <table:table-cell office:value-type="float" office:value="2.5042">
                <text:p>2.5042</text:p>
              </table:table-cell>
            </table:table-row>
            <table:table-row>
              <table:table-cell office:value-type="string">
                <text:p>BellmanFord</text:p>
              </table:table-cell>
              <table:table-cell office:value-type="float" office:value="2.3719">
                <text:p>2.3719</text:p>
              </table:table-cell>
            </table:table-row>
            <table:table-row>
              <table:table-cell office:value-type="string">
                <text:p>BellmanFord</text:p>
              </table:table-cell>
              <table:table-cell office:value-type="float" office:value="2.3771">
                <text:p>2.3771</text:p>
              </table:table-cell>
            </table:table-row>
            <table:table-row>
              <table:table-cell office:value-type="string">
                <text:p>BellmanFord</text:p>
              </table:table-cell>
              <table:table-cell office:value-type="float" office:value="2.3987">
                <text:p>2.3987</text:p>
              </table:table-cell>
            </table:table-row>
            <table:table-row>
              <table:table-cell office:value-type="string">
                <text:p>BellmanFord</text:p>
              </table:table-cell>
              <table:table-cell office:value-type="float" office:value="2.3382">
                <text:p>2.3382</text:p>
              </table:table-cell>
            </table:table-row>
            <table:table-row>
              <table:table-cell office:value-type="string">
                <text:p>BellmanFord</text:p>
              </table:table-cell>
              <table:table-cell office:value-type="float" office:value="2.648">
                <text:p>2.648</text:p>
              </table:table-cell>
            </table:table-row>
            <table:table-row>
              <table:table-cell office:value-type="string">
                <text:p>BellmanFord</text:p>
              </table:table-cell>
              <table:table-cell office:value-type="float" office:value="2.1506">
                <text:p>2.1506</text:p>
              </table:table-cell>
            </table:table-row>
            <table:table-row>
              <table:table-cell office:value-type="string">
                <text:p>BellmanFord</text:p>
              </table:table-cell>
              <table:table-cell office:value-type="float" office:value="2.5458">
                <text:p>2.5458</text:p>
              </table:table-cell>
            </table:table-row>
            <table:table-row>
              <table:table-cell office:value-type="string">
                <text:p>BellmanFord</text:p>
              </table:table-cell>
              <table:table-cell office:value-type="float" office:value="2.417">
                <text:p>2.417</text:p>
              </table:table-cell>
            </table:table-row>
            <table:table-row>
              <table:table-cell office:value-type="string">
                <text:p>BellmanFord</text:p>
              </table:table-cell>
              <table:table-cell office:value-type="float" office:value="2.3657">
                <text:p>2.3657</text:p>
              </table:table-cell>
            </table:table-row>
            <table:table-row>
              <table:table-cell office:value-type="string">
                <text:p>BellmanFord</text:p>
              </table:table-cell>
              <table:table-cell office:value-type="float" office:value="2.5715">
                <text:p>2.5715</text:p>
              </table:table-cell>
            </table:table-row>
            <table:table-row>
              <table:table-cell office:value-type="string">
                <text:p>BellmanFord</text:p>
              </table:table-cell>
              <table:table-cell office:value-type="float" office:value="2.786">
                <text:p>2.786</text:p>
              </table:table-cell>
            </table:table-row>
            <table:table-row>
              <table:table-cell office:value-type="string">
                <text:p>BellmanFord</text:p>
              </table:table-cell>
              <table:table-cell office:value-type="float" office:value="2.8534">
                <text:p>2.8534</text:p>
              </table:table-cell>
            </table:table-row>
            <table:table-row>
              <table:table-cell office:value-type="string">
                <text:p>BellmanFord</text:p>
              </table:table-cell>
              <table:table-cell office:value-type="float" office:value="2.359">
                <text:p>2.359</text:p>
              </table:table-cell>
            </table:table-row>
            <table:table-row>
              <table:table-cell office:value-type="string">
                <text:p>BellmanFord</text:p>
              </table:table-cell>
              <table:table-cell office:value-type="float" office:value="2.3316">
                <text:p>2.3316</text:p>
              </table:table-cell>
            </table:table-row>
            <table:table-row>
              <table:table-cell office:value-type="string">
                <text:p>BellmanFord</text:p>
              </table:table-cell>
              <table:table-cell office:value-type="float" office:value="2.3274">
                <text:p>2.3274</text:p>
              </table:table-cell>
            </table:table-row>
            <table:table-row>
              <table:table-cell office:value-type="string">
                <text:p>BellmanFord</text:p>
              </table:table-cell>
              <table:table-cell office:value-type="float" office:value="2.5492">
                <text:p>2.5492</text:p>
              </table:table-cell>
            </table:table-row>
            <table:table-row>
              <table:table-cell office:value-type="string">
                <text:p>BellmanFord</text:p>
              </table:table-cell>
              <table:table-cell office:value-type="float" office:value="2.1797">
                <text:p>2.1797</text:p>
              </table:table-cell>
            </table:table-row>
            <table:table-row>
              <table:table-cell office:value-type="string">
                <text:p>BellmanFord</text:p>
              </table:table-cell>
              <table:table-cell office:value-type="float" office:value="2.5609">
                <text:p>2.5609</text:p>
              </table:table-cell>
            </table:table-row>
            <table:table-row>
              <table:table-cell office:value-type="string">
                <text:p>BellmanFord</text:p>
              </table:table-cell>
              <table:table-cell office:value-type="float" office:value="2.1528">
                <text:p>2.1528</text:p>
              </table:table-cell>
            </table:table-row>
            <table:table-row>
              <table:table-cell office:value-type="string">
                <text:p>BellmanFord</text:p>
              </table:table-cell>
              <table:table-cell office:value-type="float" office:value="2.1049">
                <text:p>2.1049</text:p>
              </table:table-cell>
            </table:table-row>
            <table:table-row>
              <table:table-cell office:value-type="string">
                <text:p>BellmanFord</text:p>
              </table:table-cell>
              <table:table-cell office:value-type="float" office:value="2.1119">
                <text:p>2.1119</text:p>
              </table:table-cell>
            </table:table-row>
            <table:table-row>
              <table:table-cell office:value-type="string">
                <text:p>BellmanFord</text:p>
              </table:table-cell>
              <table:table-cell office:value-type="float" office:value="2.5847">
                <text:p>2.5847</text:p>
              </table:table-cell>
            </table:table-row>
            <table:table-row>
              <table:table-cell office:value-type="string">
                <text:p>BellmanFord</text:p>
              </table:table-cell>
              <table:table-cell office:value-type="float" office:value="2.0957">
                <text:p>2.0957</text:p>
              </table:table-cell>
            </table:table-row>
            <table:table-row>
              <table:table-cell office:value-type="string">
                <text:p>BellmanFord</text:p>
              </table:table-cell>
              <table:table-cell office:value-type="float" office:value="2.6349">
                <text:p>2.6349</text:p>
              </table:table-cell>
            </table:table-row>
            <table:table-row>
              <table:table-cell office:value-type="string">
                <text:p>BellmanFord</text:p>
              </table:table-cell>
              <table:table-cell office:value-type="float" office:value="2.5191">
                <text:p>2.5191</text:p>
              </table:table-cell>
            </table:table-row>
            <table:table-row>
              <table:table-cell office:value-type="string">
                <text:p>BellmanFord</text:p>
              </table:table-cell>
              <table:table-cell office:value-type="float" office:value="2.4352">
                <text:p>2.4352</text:p>
              </table:table-cell>
            </table:table-row>
            <table:table-row>
              <table:table-cell office:value-type="string">
                <text:p>BellmanFord</text:p>
              </table:table-cell>
              <table:table-cell office:value-type="float" office:value="2.5976">
                <text:p>2.5976</text:p>
              </table:table-cell>
            </table:table-row>
            <table:table-row>
              <table:table-cell office:value-type="string">
                <text:p>BellmanFord</text:p>
              </table:table-cell>
              <table:table-cell office:value-type="float" office:value="2.6454">
                <text:p>2.6454</text:p>
              </table:table-cell>
            </table:table-row>
            <table:table-row>
              <table:table-cell office:value-type="string">
                <text:p>BellmanFord</text:p>
              </table:table-cell>
              <table:table-cell office:value-type="float" office:value="2.9265">
                <text:p>2.9265</text:p>
              </table:table-cell>
            </table:table-row>
            <table:table-row>
              <table:table-cell office:value-type="string">
                <text:p>BellmanFord</text:p>
              </table:table-cell>
              <table:table-cell office:value-type="float" office:value="3.1756">
                <text:p>3.1756</text:p>
              </table:table-cell>
            </table:table-row>
            <table:table-row>
              <table:table-cell office:value-type="string">
                <text:p>BellmanFord</text:p>
              </table:table-cell>
              <table:table-cell office:value-type="float" office:value="2.4288">
                <text:p>2.4288</text:p>
              </table:table-cell>
            </table:table-row>
            <table:table-row>
              <table:table-cell office:value-type="string">
                <text:p>BellmanFord</text:p>
              </table:table-cell>
              <table:table-cell office:value-type="float" office:value="2.919">
                <text:p>2.919</text:p>
              </table:table-cell>
            </table:table-row>
            <table:table-row>
              <table:table-cell office:value-type="string">
                <text:p>BellmanFord</text:p>
              </table:table-cell>
              <table:table-cell office:value-type="float" office:value="2.6683">
                <text:p>2.6683</text:p>
              </table:table-cell>
            </table:table-row>
            <table:table-row>
              <table:table-cell office:value-type="string">
                <text:p>BellmanFord</text:p>
              </table:table-cell>
              <table:table-cell office:value-type="float" office:value="2.3862">
                <text:p>2.3862</text:p>
              </table:table-cell>
            </table:table-row>
            <table:table-row>
              <table:table-cell office:value-type="string">
                <text:p>BellmanFord</text:p>
              </table:table-cell>
              <table:table-cell office:value-type="float" office:value="3.0083">
                <text:p>3.0083</text:p>
              </table:table-cell>
            </table:table-row>
            <table:table-row>
              <table:table-cell office:value-type="string">
                <text:p>BellmanFord</text:p>
              </table:table-cell>
              <table:table-cell office:value-type="float" office:value="2.5455">
                <text:p>2.5455</text:p>
              </table:table-cell>
            </table:table-row>
            <table:table-row>
              <table:table-cell office:value-type="string">
                <text:p>BellmanFord</text:p>
              </table:table-cell>
              <table:table-cell office:value-type="float" office:value="2.3726">
                <text:p>2.3726</text:p>
              </table:table-cell>
            </table:table-row>
            <table:table-row>
              <table:table-cell office:value-type="string">
                <text:p>BellmanFord</text:p>
              </table:table-cell>
              <table:table-cell office:value-type="float" office:value="2.6986">
                <text:p>2.6986</text:p>
              </table:table-cell>
            </table:table-row>
            <table:table-row>
              <table:table-cell office:value-type="string">
                <text:p>BellmanFord</text:p>
              </table:table-cell>
              <table:table-cell office:value-type="float" office:value="2.7182">
                <text:p>2.7182</text:p>
              </table:table-cell>
            </table:table-row>
            <table:table-row>
              <table:table-cell office:value-type="string">
                <text:p>BellmanFord</text:p>
              </table:table-cell>
              <table:table-cell office:value-type="float" office:value="2.6272">
                <text:p>2.6272</text:p>
              </table:table-cell>
            </table:table-row>
            <table:table-row>
              <table:table-cell office:value-type="string">
                <text:p>BellmanFord</text:p>
              </table:table-cell>
              <table:table-cell office:value-type="float" office:value="1.9384">
                <text:p>1.9384</text:p>
              </table:table-cell>
            </table:table-row>
            <table:table-row>
              <table:table-cell office:value-type="string">
                <text:p>BellmanFord</text:p>
              </table:table-cell>
              <table:table-cell office:value-type="float" office:value="2.4952">
                <text:p>2.4952</text:p>
              </table:table-cell>
            </table:table-row>
            <table:table-row>
              <table:table-cell office:value-type="string">
                <text:p>BellmanFord</text:p>
              </table:table-cell>
              <table:table-cell office:value-type="float" office:value="2.1924">
                <text:p>2.1924</text:p>
              </table:table-cell>
            </table:table-row>
            <table:table-row>
              <table:table-cell office:value-type="string">
                <text:p>BellmanFord</text:p>
              </table:table-cell>
              <table:table-cell office:value-type="float" office:value="2.2107">
                <text:p>2.2107</text:p>
              </table:table-cell>
            </table:table-row>
            <table:table-row>
              <table:table-cell office:value-type="string">
                <text:p>BellmanFord</text:p>
              </table:table-cell>
              <table:table-cell office:value-type="float" office:value="2.1669">
                <text:p>2.1669</text:p>
              </table:table-cell>
            </table:table-row>
            <table:table-row>
              <table:table-cell office:value-type="string">
                <text:p>BellmanFord</text:p>
              </table:table-cell>
              <table:table-cell office:value-type="float" office:value="2.507">
                <text:p>2.507</text:p>
              </table:table-cell>
            </table:table-row>
            <table:table-row>
              <table:table-cell office:value-type="string">
                <text:p>BellmanFord</text:p>
              </table:table-cell>
              <table:table-cell office:value-type="float" office:value="2.3002">
                <text:p>2.3002</text:p>
              </table:table-cell>
            </table:table-row>
            <table:table-row>
              <table:table-cell office:value-type="string">
                <text:p>BellmanFord</text:p>
              </table:table-cell>
              <table:table-cell office:value-type="float" office:value="2.6676">
                <text:p>2.6676</text:p>
              </table:table-cell>
            </table:table-row>
            <table:table-row>
              <table:table-cell office:value-type="string">
                <text:p>BellmanFord</text:p>
              </table:table-cell>
              <table:table-cell office:value-type="float" office:value="2.4254">
                <text:p>2.4254</text:p>
              </table:table-cell>
            </table:table-row>
            <table:table-row>
              <table:table-cell office:value-type="string">
                <text:p>BellmanFord</text:p>
              </table:table-cell>
              <table:table-cell office:value-type="float" office:value="2.8223">
                <text:p>2.8223</text:p>
              </table:table-cell>
            </table:table-row>
            <table:table-row>
              <table:table-cell office:value-type="string">
                <text:p>BellmanFord</text:p>
              </table:table-cell>
              <table:table-cell office:value-type="float" office:value="2.5461">
                <text:p>2.5461</text:p>
              </table:table-cell>
            </table:table-row>
            <table:table-row>
              <table:table-cell office:value-type="string">
                <text:p>BellmanFord</text:p>
              </table:table-cell>
              <table:table-cell office:value-type="float" office:value="2.7348">
                <text:p>2.7348</text:p>
              </table:table-cell>
            </table:table-row>
            <table:table-row>
              <table:table-cell office:value-type="string">
                <text:p>BellmanFord</text:p>
              </table:table-cell>
              <table:table-cell office:value-type="float" office:value="2.4078">
                <text:p>2.4078</text:p>
              </table:table-cell>
            </table:table-row>
            <table:table-row>
              <table:table-cell office:value-type="string">
                <text:p>BellmanFord</text:p>
              </table:table-cell>
              <table:table-cell office:value-type="float" office:value="3.187">
                <text:p>3.187</text:p>
              </table:table-cell>
            </table:table-row>
            <table:table-row>
              <table:table-cell office:value-type="string">
                <text:p>BellmanFord</text:p>
              </table:table-cell>
              <table:table-cell office:value-type="float" office:value="2.8079">
                <text:p>2.8079</text:p>
              </table:table-cell>
            </table:table-row>
            <table:table-row>
              <table:table-cell office:value-type="string">
                <text:p>BellmanFord</text:p>
              </table:table-cell>
              <table:table-cell office:value-type="float" office:value="3.0268">
                <text:p>3.0268</text:p>
              </table:table-cell>
            </table:table-row>
            <table:table-row>
              <table:table-cell office:value-type="string">
                <text:p>BellmanFord</text:p>
              </table:table-cell>
              <table:table-cell office:value-type="float" office:value="3.1056">
                <text:p>3.1056</text:p>
              </table:table-cell>
            </table:table-row>
            <table:table-row>
              <table:table-cell office:value-type="string">
                <text:p>BellmanFord</text:p>
              </table:table-cell>
              <table:table-cell office:value-type="float" office:value="2.9102">
                <text:p>2.9102</text:p>
              </table:table-cell>
            </table:table-row>
            <table:table-row>
              <table:table-cell office:value-type="string">
                <text:p>BellmanFord</text:p>
              </table:table-cell>
              <table:table-cell office:value-type="float" office:value="2.1631">
                <text:p>2.1631</text:p>
              </table:table-cell>
            </table:table-row>
            <table:table-row>
              <table:table-cell office:value-type="string">
                <text:p>BellmanFord</text:p>
              </table:table-cell>
              <table:table-cell office:value-type="float" office:value="2.6721">
                <text:p>2.6721</text:p>
              </table:table-cell>
            </table:table-row>
            <table:table-row>
              <table:table-cell office:value-type="string">
                <text:p>BellmanFord</text:p>
              </table:table-cell>
              <table:table-cell office:value-type="float" office:value="3.0181">
                <text:p>3.0181</text:p>
              </table:table-cell>
            </table:table-row>
            <table:table-row>
              <table:table-cell office:value-type="string">
                <text:p>BellmanFord</text:p>
              </table:table-cell>
              <table:table-cell office:value-type="float" office:value="3.1706">
                <text:p>3.1706</text:p>
              </table:table-cell>
            </table:table-row>
            <table:table-row>
              <table:table-cell office:value-type="string">
                <text:p>BellmanFord</text:p>
              </table:table-cell>
              <table:table-cell office:value-type="float" office:value="2.6122">
                <text:p>2.6122</text:p>
              </table:table-cell>
            </table:table-row>
            <table:table-row>
              <table:table-cell office:value-type="string">
                <text:p>BellmanFord</text:p>
              </table:table-cell>
              <table:table-cell office:value-type="float" office:value="2.4851">
                <text:p>2.4851</text:p>
              </table:table-cell>
            </table:table-row>
            <table:table-row>
              <table:table-cell office:value-type="string">
                <text:p>BellmanFord</text:p>
              </table:table-cell>
              <table:table-cell office:value-type="float" office:value="2.2011">
                <text:p>2.2011</text:p>
              </table:table-cell>
            </table:table-row>
            <table:table-row>
              <table:table-cell office:value-type="string">
                <text:p>BellmanFord</text:p>
              </table:table-cell>
              <table:table-cell office:value-type="float" office:value="2.4966">
                <text:p>2.4966</text:p>
              </table:table-cell>
            </table:table-row>
            <table:table-row>
              <table:table-cell office:value-type="string">
                <text:p>BellmanFord</text:p>
              </table:table-cell>
              <table:table-cell office:value-type="float" office:value="3.005">
                <text:p>3.005</text:p>
              </table:table-cell>
            </table:table-row>
            <table:table-row>
              <table:table-cell office:value-type="string">
                <text:p>BellmanFord</text:p>
              </table:table-cell>
              <table:table-cell office:value-type="float" office:value="2.6413">
                <text:p>2.6413</text:p>
              </table:table-cell>
            </table:table-row>
            <table:table-row>
              <table:table-cell office:value-type="string">
                <text:p>BellmanFord</text:p>
              </table:table-cell>
              <table:table-cell office:value-type="float" office:value="2.5344">
                <text:p>2.5344</text:p>
              </table:table-cell>
            </table:table-row>
            <table:table-row>
              <table:table-cell office:value-type="string">
                <text:p>BellmanFord</text:p>
              </table:table-cell>
              <table:table-cell office:value-type="float" office:value="2.2738">
                <text:p>2.2738</text:p>
              </table:table-cell>
            </table:table-row>
            <table:table-row>
              <table:table-cell office:value-type="string">
                <text:p>BellmanFord</text:p>
              </table:table-cell>
              <table:table-cell office:value-type="float" office:value="2.3913">
                <text:p>2.3913</text:p>
              </table:table-cell>
            </table:table-row>
            <table:table-row>
              <table:table-cell office:value-type="string">
                <text:p>BellmanFord</text:p>
              </table:table-cell>
              <table:table-cell office:value-type="float" office:value="2.7246">
                <text:p>2.7246</text:p>
              </table:table-cell>
            </table:table-row>
            <table:table-row>
              <table:table-cell office:value-type="string">
                <text:p>BellmanFord</text:p>
              </table:table-cell>
              <table:table-cell office:value-type="float" office:value="2.8195">
                <text:p>2.8195</text:p>
              </table:table-cell>
            </table:table-row>
            <table:table-row>
              <table:table-cell office:value-type="string">
                <text:p>BellmanFord</text:p>
              </table:table-cell>
              <table:table-cell office:value-type="float" office:value="2.737">
                <text:p>2.737</text:p>
              </table:table-cell>
            </table:table-row>
            <table:table-row>
              <table:table-cell office:value-type="string">
                <text:p>BellmanFord</text:p>
              </table:table-cell>
              <table:table-cell office:value-type="float" office:value="2.6325">
                <text:p>2.6325</text:p>
              </table:table-cell>
            </table:table-row>
            <table:table-row>
              <table:table-cell office:value-type="string">
                <text:p>BellmanFord</text:p>
              </table:table-cell>
              <table:table-cell office:value-type="float" office:value="2.1881">
                <text:p>2.1881</text:p>
              </table:table-cell>
            </table:table-row>
            <table:table-row>
              <table:table-cell office:value-type="string">
                <text:p>BellmanFord</text:p>
              </table:table-cell>
              <table:table-cell office:value-type="float" office:value="2.3284">
                <text:p>2.3284</text:p>
              </table:table-cell>
            </table:table-row>
            <table:table-row>
              <table:table-cell office:value-type="string">
                <text:p>BellmanFord</text:p>
              </table:table-cell>
              <table:table-cell office:value-type="float" office:value="2.7832">
                <text:p>2.7832</text:p>
              </table:table-cell>
            </table:table-row>
            <table:table-row>
              <table:table-cell office:value-type="string">
                <text:p>BellmanFord</text:p>
              </table:table-cell>
              <table:table-cell office:value-type="float" office:value="2.7495">
                <text:p>2.7495</text:p>
              </table:table-cell>
            </table:table-row>
            <table:table-row>
              <table:table-cell office:value-type="string">
                <text:p>BellmanFord</text:p>
              </table:table-cell>
              <table:table-cell office:value-type="float" office:value="2.4869">
                <text:p>2.4869</text:p>
              </table:table-cell>
            </table:table-row>
            <table:table-row>
              <table:table-cell office:value-type="string">
                <text:p>BellmanFord</text:p>
              </table:table-cell>
              <table:table-cell office:value-type="float" office:value="2.8363">
                <text:p>2.8363</text:p>
              </table:table-cell>
            </table:table-row>
            <table:table-row>
              <table:table-cell office:value-type="string">
                <text:p>BellmanFord</text:p>
              </table:table-cell>
              <table:table-cell office:value-type="float" office:value="2.4364">
                <text:p>2.4364</text:p>
              </table:table-cell>
            </table:table-row>
            <table:table-row>
              <table:table-cell office:value-type="string">
                <text:p>BellmanFord</text:p>
              </table:table-cell>
              <table:table-cell office:value-type="float" office:value="2.5526">
                <text:p>2.5526</text:p>
              </table:table-cell>
            </table:table-row>
            <table:table-row>
              <table:table-cell office:value-type="string">
                <text:p>BellmanFord</text:p>
              </table:table-cell>
              <table:table-cell office:value-type="float" office:value="2.7266">
                <text:p>2.7266</text:p>
              </table:table-cell>
            </table:table-row>
            <table:table-row>
              <table:table-cell office:value-type="string">
                <text:p>BellmanFord</text:p>
              </table:table-cell>
              <table:table-cell office:value-type="float" office:value="1.9538">
                <text:p>1.9538</text:p>
              </table:table-cell>
            </table:table-row>
            <table:table-row>
              <table:table-cell office:value-type="string">
                <text:p>BellmanFord</text:p>
              </table:table-cell>
              <table:table-cell office:value-type="float" office:value="2.4507">
                <text:p>2.4507</text:p>
              </table:table-cell>
            </table:table-row>
            <table:table-row>
              <table:table-cell office:value-type="string">
                <text:p>BellmanFord</text:p>
              </table:table-cell>
              <table:table-cell office:value-type="float" office:value="3.1736">
                <text:p>3.1736</text:p>
              </table:table-cell>
            </table:table-row>
            <table:table-row>
              <table:table-cell office:value-type="string">
                <text:p>BellmanFord</text:p>
              </table:table-cell>
              <table:table-cell office:value-type="float" office:value="2.4442">
                <text:p>2.4442</text:p>
              </table:table-cell>
            </table:table-row>
            <table:table-row>
              <table:table-cell office:value-type="string">
                <text:p>BellmanFord</text:p>
              </table:table-cell>
              <table:table-cell office:value-type="float" office:value="2.4355">
                <text:p>2.4355</text:p>
              </table:table-cell>
            </table:table-row>
            <table:table-row>
              <table:table-cell office:value-type="string">
                <text:p>BellmanFord</text:p>
              </table:table-cell>
              <table:table-cell office:value-type="float" office:value="2.3835">
                <text:p>2.3835</text:p>
              </table:table-cell>
            </table:table-row>
            <table:table-row>
              <table:table-cell office:value-type="string">
                <text:p>BellmanFord</text:p>
              </table:table-cell>
              <table:table-cell office:value-type="float" office:value="2.4139">
                <text:p>2.4139</text:p>
              </table:table-cell>
            </table:table-row>
            <table:table-row>
              <table:table-cell office:value-type="string">
                <text:p>BellmanFord</text:p>
              </table:table-cell>
              <table:table-cell office:value-type="float" office:value="2.1693">
                <text:p>2.1693</text:p>
              </table:table-cell>
            </table:table-row>
            <table:table-row>
              <table:table-cell office:value-type="string">
                <text:p>BellmanFord</text:p>
              </table:table-cell>
              <table:table-cell office:value-type="float" office:value="2.408">
                <text:p>2.408</text:p>
              </table:table-cell>
            </table:table-row>
            <table:table-row>
              <table:table-cell office:value-type="string">
                <text:p>BellmanFord</text:p>
              </table:table-cell>
              <table:table-cell office:value-type="float" office:value="2.6176">
                <text:p>2.6176</text:p>
              </table:table-cell>
            </table:table-row>
            <table:table-row>
              <table:table-cell office:value-type="string">
                <text:p>BellmanFord</text:p>
              </table:table-cell>
              <table:table-cell office:value-type="float" office:value="2.0851">
                <text:p>2.0851</text:p>
              </table:table-cell>
            </table:table-row>
            <table:table-row>
              <table:table-cell office:value-type="string">
                <text:p>BellmanFord</text:p>
              </table:table-cell>
              <table:table-cell office:value-type="float" office:value="2.5624">
                <text:p>2.5624</text:p>
              </table:table-cell>
            </table:table-row>
            <table:table-row>
              <table:table-cell office:value-type="string">
                <text:p>BellmanFord</text:p>
              </table:table-cell>
              <table:table-cell office:value-type="float" office:value="2.8901">
                <text:p>2.8901</text:p>
              </table:table-cell>
            </table:table-row>
            <table:table-row>
              <table:table-cell office:value-type="string">
                <text:p>BellmanFord</text:p>
              </table:table-cell>
              <table:table-cell office:value-type="float" office:value="2.3594">
                <text:p>2.3594</text:p>
              </table:table-cell>
            </table:table-row>
            <table:table-row>
              <table:table-cell office:value-type="string">
                <text:p>BellmanFord</text:p>
              </table:table-cell>
              <table:table-cell office:value-type="float" office:value="2.4661">
                <text:p>2.4661</text:p>
              </table:table-cell>
            </table:table-row>
            <table:table-row>
              <table:table-cell office:value-type="string">
                <text:p>BellmanFord</text:p>
              </table:table-cell>
              <table:table-cell office:value-type="float" office:value="2.8996">
                <text:p>2.8996</text:p>
              </table:table-cell>
            </table:table-row>
            <table:table-row>
              <table:table-cell office:value-type="string">
                <text:p>BellmanFord</text:p>
              </table:table-cell>
              <table:table-cell office:value-type="float" office:value="3.1954">
                <text:p>3.1954</text:p>
              </table:table-cell>
            </table:table-row>
            <table:table-row>
              <table:table-cell office:value-type="string">
                <text:p>BellmanFord</text:p>
              </table:table-cell>
              <table:table-cell office:value-type="float" office:value="2.4871">
                <text:p>2.4871</text:p>
              </table:table-cell>
            </table:table-row>
            <table:table-row>
              <table:table-cell office:value-type="string">
                <text:p>BellmanFord</text:p>
              </table:table-cell>
              <table:table-cell office:value-type="float" office:value="2.1517">
                <text:p>2.1517</text:p>
              </table:table-cell>
            </table:table-row>
            <table:table-row>
              <table:table-cell office:value-type="string">
                <text:p>BellmanFord</text:p>
              </table:table-cell>
              <table:table-cell office:value-type="float" office:value="2.4832">
                <text:p>2.4832</text:p>
              </table:table-cell>
            </table:table-row>
            <table:table-row>
              <table:table-cell office:value-type="string">
                <text:p>BellmanFord</text:p>
              </table:table-cell>
              <table:table-cell office:value-type="float" office:value="2.4455">
                <text:p>2.4455</text:p>
              </table:table-cell>
            </table:table-row>
            <table:table-row>
              <table:table-cell office:value-type="string">
                <text:p>BellmanFord</text:p>
              </table:table-cell>
              <table:table-cell office:value-type="float" office:value="2.981">
                <text:p>2.981</text:p>
              </table:table-cell>
            </table:table-row>
            <table:table-row>
              <table:table-cell office:value-type="string">
                <text:p>BellmanFord</text:p>
              </table:table-cell>
              <table:table-cell office:value-type="float" office:value="2.4919">
                <text:p>2.4919</text:p>
              </table:table-cell>
            </table:table-row>
            <table:table-row>
              <table:table-cell office:value-type="string">
                <text:p>BellmanFord</text:p>
              </table:table-cell>
              <table:table-cell office:value-type="float" office:value="2.9963">
                <text:p>2.9963</text:p>
              </table:table-cell>
            </table:table-row>
            <table:table-row>
              <table:table-cell office:value-type="string">
                <text:p>BellmanFord</text:p>
              </table:table-cell>
              <table:table-cell office:value-type="float" office:value="2.4099">
                <text:p>2.4099</text:p>
              </table:table-cell>
            </table:table-row>
            <table:table-row>
              <table:table-cell office:value-type="string">
                <text:p>BellmanFord</text:p>
              </table:table-cell>
              <table:table-cell office:value-type="float" office:value="2.4087">
                <text:p>2.4087</text:p>
              </table:table-cell>
            </table:table-row>
            <table:table-row>
              <table:table-cell office:value-type="string">
                <text:p>BellmanFord</text:p>
              </table:table-cell>
              <table:table-cell office:value-type="float" office:value="2.6131">
                <text:p>2.6131</text:p>
              </table:table-cell>
            </table:table-row>
            <table:table-row>
              <table:table-cell office:value-type="string">
                <text:p>BellmanFord</text:p>
              </table:table-cell>
              <table:table-cell office:value-type="float" office:value="2.3635">
                <text:p>2.3635</text:p>
              </table:table-cell>
            </table:table-row>
            <table:table-row>
              <table:table-cell office:value-type="string">
                <text:p>BellmanFord</text:p>
              </table:table-cell>
              <table:table-cell office:value-type="float" office:value="2.6552">
                <text:p>2.6552</text:p>
              </table:table-cell>
            </table:table-row>
            <table:table-row>
              <table:table-cell office:value-type="string">
                <text:p>BellmanFord</text:p>
              </table:table-cell>
              <table:table-cell office:value-type="float" office:value="2.6227">
                <text:p>2.6227</text:p>
              </table:table-cell>
            </table:table-row>
            <table:table-row>
              <table:table-cell office:value-type="string">
                <text:p>BellmanFord</text:p>
              </table:table-cell>
              <table:table-cell office:value-type="float" office:value="2.8875">
                <text:p>2.8875</text:p>
              </table:table-cell>
            </table:table-row>
            <table:table-row>
              <table:table-cell office:value-type="string">
                <text:p>BellmanFord</text:p>
              </table:table-cell>
              <table:table-cell office:value-type="float" office:value="2.7437">
                <text:p>2.7437</text:p>
              </table:table-cell>
            </table:table-row>
            <table:table-row>
              <table:table-cell office:value-type="string">
                <text:p>BellmanFord</text:p>
              </table:table-cell>
              <table:table-cell office:value-type="float" office:value="2.4416">
                <text:p>2.4416</text:p>
              </table:table-cell>
            </table:table-row>
            <table:table-row>
              <table:table-cell office:value-type="string">
                <text:p>BellmanFord</text:p>
              </table:table-cell>
              <table:table-cell office:value-type="float" office:value="2.6505">
                <text:p>2.6505</text:p>
              </table:table-cell>
            </table:table-row>
            <table:table-row>
              <table:table-cell office:value-type="string">
                <text:p>BellmanFord</text:p>
              </table:table-cell>
              <table:table-cell office:value-type="float" office:value="2.3953">
                <text:p>2.3953</text:p>
              </table:table-cell>
            </table:table-row>
            <table:table-row>
              <table:table-cell office:value-type="string">
                <text:p>BellmanFord</text:p>
              </table:table-cell>
              <table:table-cell office:value-type="float" office:value="2.4457">
                <text:p>2.4457</text:p>
              </table:table-cell>
            </table:table-row>
            <table:table-row>
              <table:table-cell office:value-type="string">
                <text:p>BellmanFord</text:p>
              </table:table-cell>
              <table:table-cell office:value-type="float" office:value="2.4648">
                <text:p>2.4648</text:p>
              </table:table-cell>
            </table:table-row>
            <table:table-row>
              <table:table-cell office:value-type="string">
                <text:p>BellmanFord</text:p>
              </table:table-cell>
              <table:table-cell office:value-type="float" office:value="3.1786">
                <text:p>3.1786</text:p>
              </table:table-cell>
            </table:table-row>
            <table:table-row>
              <table:table-cell office:value-type="string">
                <text:p>BellmanFord</text:p>
              </table:table-cell>
              <table:table-cell office:value-type="float" office:value="2.5014">
                <text:p>2.5014</text:p>
              </table:table-cell>
            </table:table-row>
            <table:table-row>
              <table:table-cell office:value-type="string">
                <text:p>BellmanFord</text:p>
              </table:table-cell>
              <table:table-cell office:value-type="float" office:value="2.6614">
                <text:p>2.6614</text:p>
              </table:table-cell>
            </table:table-row>
            <table:table-row>
              <table:table-cell office:value-type="string">
                <text:p>BellmanFord</text:p>
              </table:table-cell>
              <table:table-cell office:value-type="float" office:value="2.4718">
                <text:p>2.4718</text:p>
              </table:table-cell>
            </table:table-row>
            <table:table-row>
              <table:table-cell office:value-type="string">
                <text:p>BellmanFord</text:p>
              </table:table-cell>
              <table:table-cell office:value-type="float" office:value="2.4318">
                <text:p>2.4318</text:p>
              </table:table-cell>
            </table:table-row>
            <table:table-row>
              <table:table-cell office:value-type="string">
                <text:p>BellmanFord</text:p>
              </table:table-cell>
              <table:table-cell office:value-type="float" office:value="2.8574">
                <text:p>2.8574</text:p>
              </table:table-cell>
            </table:table-row>
            <table:table-row>
              <table:table-cell office:value-type="string">
                <text:p>BellmanFord</text:p>
              </table:table-cell>
              <table:table-cell office:value-type="float" office:value="2.3835">
                <text:p>2.3835</text:p>
              </table:table-cell>
            </table:table-row>
            <table:table-row>
              <table:table-cell office:value-type="string">
                <text:p>BellmanFord</text:p>
              </table:table-cell>
              <table:table-cell office:value-type="float" office:value="2.4596">
                <text:p>2.4596</text:p>
              </table:table-cell>
            </table:table-row>
            <table:table-row>
              <table:table-cell office:value-type="string">
                <text:p>BellmanFord</text:p>
              </table:table-cell>
              <table:table-cell office:value-type="float" office:value="2.3964">
                <text:p>2.3964</text:p>
              </table:table-cell>
            </table:table-row>
            <table:table-row>
              <table:table-cell office:value-type="string">
                <text:p>BellmanFord</text:p>
              </table:table-cell>
              <table:table-cell office:value-type="float" office:value="2.6611">
                <text:p>2.6611</text:p>
              </table:table-cell>
            </table:table-row>
            <table:table-row>
              <table:table-cell office:value-type="string">
                <text:p>BellmanFord</text:p>
              </table:table-cell>
              <table:table-cell office:value-type="float" office:value="3.1899">
                <text:p>3.1899</text:p>
              </table:table-cell>
            </table:table-row>
            <table:table-row>
              <table:table-cell office:value-type="string">
                <text:p>BellmanFord</text:p>
              </table:table-cell>
              <table:table-cell office:value-type="float" office:value="2.387">
                <text:p>2.387</text:p>
              </table:table-cell>
            </table:table-row>
            <table:table-row>
              <table:table-cell office:value-type="string">
                <text:p>BellmanFord</text:p>
              </table:table-cell>
              <table:table-cell office:value-type="float" office:value="3.8112">
                <text:p>3.8112</text:p>
              </table:table-cell>
            </table:table-row>
            <table:table-row>
              <table:table-cell office:value-type="string">
                <text:p>BellmanFord</text:p>
              </table:table-cell>
              <table:table-cell office:value-type="float" office:value="2.2733">
                <text:p>2.2733</text:p>
              </table:table-cell>
            </table:table-row>
            <table:table-row>
              <table:table-cell office:value-type="string">
                <text:p>BellmanFord</text:p>
              </table:table-cell>
              <table:table-cell office:value-type="float" office:value="2.5585">
                <text:p>2.5585</text:p>
              </table:table-cell>
            </table:table-row>
            <table:table-row>
              <table:table-cell office:value-type="string">
                <text:p>BellmanFord</text:p>
              </table:table-cell>
              <table:table-cell office:value-type="float" office:value="2.4114">
                <text:p>2.4114</text:p>
              </table:table-cell>
            </table:table-row>
            <table:table-row>
              <table:table-cell office:value-type="string">
                <text:p>BellmanFord</text:p>
              </table:table-cell>
              <table:table-cell office:value-type="float" office:value="3.2073">
                <text:p>3.2073</text:p>
              </table:table-cell>
            </table:table-row>
            <table:table-row>
              <table:table-cell office:value-type="string">
                <text:p>BellmanFord</text:p>
              </table:table-cell>
              <table:table-cell office:value-type="float" office:value="2.9899">
                <text:p>2.9899</text:p>
              </table:table-cell>
            </table:table-row>
            <table:table-row>
              <table:table-cell office:value-type="string">
                <text:p>BellmanFord</text:p>
              </table:table-cell>
              <table:table-cell office:value-type="float" office:value="2.526">
                <text:p>2.526</text:p>
              </table:table-cell>
            </table:table-row>
            <table:table-row>
              <table:table-cell office:value-type="string">
                <text:p>BellmanFord</text:p>
              </table:table-cell>
              <table:table-cell office:value-type="float" office:value="2.6526">
                <text:p>2.6526</text:p>
              </table:table-cell>
            </table:table-row>
            <table:table-row>
              <table:table-cell office:value-type="string">
                <text:p>BellmanFord</text:p>
              </table:table-cell>
              <table:table-cell office:value-type="float" office:value="2.7104">
                <text:p>2.7104</text:p>
              </table:table-cell>
            </table:table-row>
            <table:table-row>
              <table:table-cell office:value-type="string">
                <text:p>BellmanFord</text:p>
              </table:table-cell>
              <table:table-cell office:value-type="float" office:value="2.422">
                <text:p>2.422</text:p>
              </table:table-cell>
            </table:table-row>
            <table:table-row>
              <table:table-cell office:value-type="string">
                <text:p>BellmanFord</text:p>
              </table:table-cell>
              <table:table-cell office:value-type="float" office:value="3.2957">
                <text:p>3.2957</text:p>
              </table:table-cell>
            </table:table-row>
            <table:table-row>
              <table:table-cell office:value-type="string">
                <text:p>BellmanFord</text:p>
              </table:table-cell>
              <table:table-cell office:value-type="float" office:value="3.3778">
                <text:p>3.3778</text:p>
              </table:table-cell>
            </table:table-row>
            <table:table-row>
              <table:table-cell office:value-type="string">
                <text:p>BellmanFord</text:p>
              </table:table-cell>
              <table:table-cell office:value-type="float" office:value="2.9347">
                <text:p>2.9347</text:p>
              </table:table-cell>
            </table:table-row>
            <table:table-row>
              <table:table-cell office:value-type="string">
                <text:p>BellmanFord</text:p>
              </table:table-cell>
              <table:table-cell office:value-type="float" office:value="2.5141">
                <text:p>2.5141</text:p>
              </table:table-cell>
            </table:table-row>
            <table:table-row>
              <table:table-cell office:value-type="string">
                <text:p>BellmanFord</text:p>
              </table:table-cell>
              <table:table-cell office:value-type="float" office:value="2.3819">
                <text:p>2.3819</text:p>
              </table:table-cell>
            </table:table-row>
            <table:table-row>
              <table:table-cell office:value-type="string">
                <text:p>BellmanFord</text:p>
              </table:table-cell>
              <table:table-cell office:value-type="float" office:value="2.4225">
                <text:p>2.4225</text:p>
              </table:table-cell>
            </table:table-row>
            <table:table-row>
              <table:table-cell office:value-type="string">
                <text:p>BellmanFord</text:p>
              </table:table-cell>
              <table:table-cell office:value-type="float" office:value="2.4913">
                <text:p>2.4913</text:p>
              </table:table-cell>
            </table:table-row>
            <table:table-row>
              <table:table-cell office:value-type="string">
                <text:p>BellmanFord</text:p>
              </table:table-cell>
              <table:table-cell office:value-type="float" office:value="2.526">
                <text:p>2.526</text:p>
              </table:table-cell>
            </table:table-row>
            <table:table-row>
              <table:table-cell office:value-type="string">
                <text:p>BellmanFord</text:p>
              </table:table-cell>
              <table:table-cell office:value-type="float" office:value="2.3797">
                <text:p>2.3797</text:p>
              </table:table-cell>
            </table:table-row>
            <table:table-row>
              <table:table-cell office:value-type="string">
                <text:p>BellmanFord</text:p>
              </table:table-cell>
              <table:table-cell office:value-type="float" office:value="2.2011">
                <text:p>2.2011</text:p>
              </table:table-cell>
            </table:table-row>
            <table:table-row>
              <table:table-cell office:value-type="string">
                <text:p>BellmanFord</text:p>
              </table:table-cell>
              <table:table-cell office:value-type="float" office:value="2.8642">
                <text:p>2.8642</text:p>
              </table:table-cell>
            </table:table-row>
            <table:table-row>
              <table:table-cell office:value-type="string">
                <text:p>BellmanFord</text:p>
              </table:table-cell>
              <table:table-cell office:value-type="float" office:value="2.8247">
                <text:p>2.8247</text:p>
              </table:table-cell>
            </table:table-row>
            <table:table-row>
              <table:table-cell office:value-type="string">
                <text:p>BellmanFord</text:p>
              </table:table-cell>
              <table:table-cell office:value-type="float" office:value="2.6071">
                <text:p>2.6071</text:p>
              </table:table-cell>
            </table:table-row>
            <table:table-row>
              <table:table-cell office:value-type="string">
                <text:p>BellmanFord</text:p>
              </table:table-cell>
              <table:table-cell office:value-type="float" office:value="2.4317">
                <text:p>2.4317</text:p>
              </table:table-cell>
            </table:table-row>
            <table:table-row>
              <table:table-cell office:value-type="string">
                <text:p>BellmanFord</text:p>
              </table:table-cell>
              <table:table-cell office:value-type="float" office:value="2.4257">
                <text:p>2.4257</text:p>
              </table:table-cell>
            </table:table-row>
            <table:table-row>
              <table:table-cell office:value-type="string">
                <text:p>BellmanFord</text:p>
              </table:table-cell>
              <table:table-cell office:value-type="float" office:value="2.1115">
                <text:p>2.1115</text:p>
              </table:table-cell>
            </table:table-row>
            <table:table-row>
              <table:table-cell office:value-type="string">
                <text:p>BellmanFord</text:p>
              </table:table-cell>
              <table:table-cell office:value-type="float" office:value="2.3576">
                <text:p>2.3576</text:p>
              </table:table-cell>
            </table:table-row>
            <table:table-row>
              <table:table-cell office:value-type="string">
                <text:p>BellmanFord</text:p>
              </table:table-cell>
              <table:table-cell office:value-type="float" office:value="2.7984">
                <text:p>2.7984</text:p>
              </table:table-cell>
            </table:table-row>
            <table:table-row>
              <table:table-cell office:value-type="string">
                <text:p>BellmanFord</text:p>
              </table:table-cell>
              <table:table-cell office:value-type="float" office:value="2.3569">
                <text:p>2.3569</text:p>
              </table:table-cell>
            </table:table-row>
            <table:table-row>
              <table:table-cell office:value-type="string">
                <text:p>BellmanFord</text:p>
              </table:table-cell>
              <table:table-cell office:value-type="float" office:value="2.3909">
                <text:p>2.3909</text:p>
              </table:table-cell>
            </table:table-row>
            <table:table-row>
              <table:table-cell office:value-type="string">
                <text:p>BellmanFord</text:p>
              </table:table-cell>
              <table:table-cell office:value-type="float" office:value="2.6508">
                <text:p>2.6508</text:p>
              </table:table-cell>
            </table:table-row>
            <table:table-row>
              <table:table-cell office:value-type="string">
                <text:p>BellmanFord</text:p>
              </table:table-cell>
              <table:table-cell office:value-type="float" office:value="2.5302">
                <text:p>2.5302</text:p>
              </table:table-cell>
            </table:table-row>
            <table:table-row>
              <table:table-cell office:value-type="string">
                <text:p>BellmanFord</text:p>
              </table:table-cell>
              <table:table-cell office:value-type="float" office:value="2.3476">
                <text:p>2.3476</text:p>
              </table:table-cell>
            </table:table-row>
            <table:table-row>
              <table:table-cell office:value-type="string">
                <text:p>BellmanFord</text:p>
              </table:table-cell>
              <table:table-cell office:value-type="float" office:value="2.5629">
                <text:p>2.5629</text:p>
              </table:table-cell>
            </table:table-row>
            <table:table-row>
              <table:table-cell office:value-type="string">
                <text:p>BellmanFord</text:p>
              </table:table-cell>
              <table:table-cell office:value-type="float" office:value="2.6466">
                <text:p>2.6466</text:p>
              </table:table-cell>
            </table:table-row>
            <table:table-row>
              <table:table-cell office:value-type="string">
                <text:p>BellmanFord</text:p>
              </table:table-cell>
              <table:table-cell office:value-type="float" office:value="2.616">
                <text:p>2.616</text:p>
              </table:table-cell>
            </table:table-row>
            <table:table-row>
              <table:table-cell office:value-type="string">
                <text:p>BellmanFord</text:p>
              </table:table-cell>
              <table:table-cell office:value-type="float" office:value="3.0673">
                <text:p>3.0673</text:p>
              </table:table-cell>
            </table:table-row>
            <table:table-row>
              <table:table-cell office:value-type="string">
                <text:p>BellmanFord</text:p>
              </table:table-cell>
              <table:table-cell office:value-type="float" office:value="2.1658">
                <text:p>2.1658</text:p>
              </table:table-cell>
            </table:table-row>
            <table:table-row>
              <table:table-cell office:value-type="string">
                <text:p>BellmanFord</text:p>
              </table:table-cell>
              <table:table-cell office:value-type="float" office:value="2.9592">
                <text:p>2.9592</text:p>
              </table:table-cell>
            </table:table-row>
            <table:table-row>
              <table:table-cell office:value-type="string">
                <text:p>BellmanFord</text:p>
              </table:table-cell>
              <table:table-cell office:value-type="float" office:value="2.6271">
                <text:p>2.6271</text:p>
              </table:table-cell>
            </table:table-row>
            <table:table-row>
              <table:table-cell office:value-type="string">
                <text:p>BellmanFord</text:p>
              </table:table-cell>
              <table:table-cell office:value-type="float" office:value="2.5462">
                <text:p>2.5462</text:p>
              </table:table-cell>
            </table:table-row>
            <table:table-row>
              <table:table-cell office:value-type="string">
                <text:p>BellmanFord</text:p>
              </table:table-cell>
              <table:table-cell office:value-type="float" office:value="2.289">
                <text:p>2.289</text:p>
              </table:table-cell>
            </table:table-row>
            <table:table-row>
              <table:table-cell office:value-type="string">
                <text:p>BellmanFord</text:p>
              </table:table-cell>
              <table:table-cell office:value-type="float" office:value="2.3918">
                <text:p>2.3918</text:p>
              </table:table-cell>
            </table:table-row>
            <table:table-row>
              <table:table-cell office:value-type="string">
                <text:p>BellmanFord</text:p>
              </table:table-cell>
              <table:table-cell office:value-type="float" office:value="2.3471">
                <text:p>2.3471</text:p>
              </table:table-cell>
            </table:table-row>
            <table:table-row>
              <table:table-cell office:value-type="string">
                <text:p>BellmanFord</text:p>
              </table:table-cell>
              <table:table-cell office:value-type="float" office:value="2.2856">
                <text:p>2.2856</text:p>
              </table:table-cell>
            </table:table-row>
            <table:table-row>
              <table:table-cell office:value-type="string">
                <text:p>BellmanFord</text:p>
              </table:table-cell>
              <table:table-cell office:value-type="float" office:value="1.8602">
                <text:p>1.8602</text:p>
              </table:table-cell>
            </table:table-row>
            <table:table-row>
              <table:table-cell office:value-type="string">
                <text:p>BellmanFord</text:p>
              </table:table-cell>
              <table:table-cell office:value-type="float" office:value="2.0865">
                <text:p>2.0865</text:p>
              </table:table-cell>
            </table:table-row>
            <table:table-row>
              <table:table-cell office:value-type="string">
                <text:p>BellmanFord</text:p>
              </table:table-cell>
              <table:table-cell office:value-type="float" office:value="2.3308">
                <text:p>2.3308</text:p>
              </table:table-cell>
            </table:table-row>
            <table:table-row>
              <table:table-cell office:value-type="string">
                <text:p>BellmanFord</text:p>
              </table:table-cell>
              <table:table-cell office:value-type="float" office:value="2.5482">
                <text:p>2.5482</text:p>
              </table:table-cell>
            </table:table-row>
            <table:table-row>
              <table:table-cell office:value-type="string">
                <text:p>BellmanFord</text:p>
              </table:table-cell>
              <table:table-cell office:value-type="float" office:value="2.4376">
                <text:p>2.4376</text:p>
              </table:table-cell>
            </table:table-row>
            <table:table-row>
              <table:table-cell office:value-type="string">
                <text:p>BellmanFord</text:p>
              </table:table-cell>
              <table:table-cell office:value-type="float" office:value="2.2808">
                <text:p>2.2808</text:p>
              </table:table-cell>
            </table:table-row>
            <table:table-row>
              <table:table-cell office:value-type="string">
                <text:p>BellmanFord</text:p>
              </table:table-cell>
              <table:table-cell office:value-type="float" office:value="2.3702">
                <text:p>2.3702</text:p>
              </table:table-cell>
            </table:table-row>
            <table:table-row>
              <table:table-cell office:value-type="string">
                <text:p>BellmanFord</text:p>
              </table:table-cell>
              <table:table-cell office:value-type="float" office:value="2.119">
                <text:p>2.119</text:p>
              </table:table-cell>
            </table:table-row>
            <table:table-row>
              <table:table-cell office:value-type="string">
                <text:p>BellmanFord</text:p>
              </table:table-cell>
              <table:table-cell office:value-type="float" office:value="2.7897">
                <text:p>2.7897</text:p>
              </table:table-cell>
            </table:table-row>
            <table:table-row>
              <table:table-cell office:value-type="string">
                <text:p>BellmanFord</text:p>
              </table:table-cell>
              <table:table-cell office:value-type="float" office:value="2.2807">
                <text:p>2.2807</text:p>
              </table:table-cell>
            </table:table-row>
            <table:table-row>
              <table:table-cell office:value-type="string">
                <text:p>BellmanFord</text:p>
              </table:table-cell>
              <table:table-cell office:value-type="float" office:value="2.8955">
                <text:p>2.8955</text:p>
              </table:table-cell>
            </table:table-row>
            <table:table-row>
              <table:table-cell office:value-type="string">
                <text:p>BellmanFord</text:p>
              </table:table-cell>
              <table:table-cell office:value-type="float" office:value="2.5765">
                <text:p>2.5765</text:p>
              </table:table-cell>
            </table:table-row>
            <table:table-row>
              <table:table-cell office:value-type="string">
                <text:p>BellmanFord</text:p>
              </table:table-cell>
              <table:table-cell office:value-type="float" office:value="2.0225">
                <text:p>2.0225</text:p>
              </table:table-cell>
            </table:table-row>
            <table:table-row>
              <table:table-cell office:value-type="string">
                <text:p>BellmanFord</text:p>
              </table:table-cell>
              <table:table-cell office:value-type="float" office:value="2.3553">
                <text:p>2.3553</text:p>
              </table:table-cell>
            </table:table-row>
            <table:table-row>
              <table:table-cell office:value-type="string">
                <text:p>BellmanFord</text:p>
              </table:table-cell>
              <table:table-cell office:value-type="float" office:value="2.9292">
                <text:p>2.9292</text:p>
              </table:table-cell>
            </table:table-row>
            <table:table-row>
              <table:table-cell office:value-type="string">
                <text:p>BellmanFord</text:p>
              </table:table-cell>
              <table:table-cell office:value-type="float" office:value="2.1455">
                <text:p>2.1455</text:p>
              </table:table-cell>
            </table:table-row>
            <table:table-row>
              <table:table-cell office:value-type="string">
                <text:p>BellmanFord</text:p>
              </table:table-cell>
              <table:table-cell office:value-type="float" office:value="2.9097">
                <text:p>2.9097</text:p>
              </table:table-cell>
            </table:table-row>
            <table:table-row>
              <table:table-cell office:value-type="string">
                <text:p>BellmanFord</text:p>
              </table:table-cell>
              <table:table-cell office:value-type="float" office:value="2.5115">
                <text:p>2.5115</text:p>
              </table:table-cell>
            </table:table-row>
            <table:table-row>
              <table:table-cell office:value-type="string">
                <text:p>BellmanFord</text:p>
              </table:table-cell>
              <table:table-cell office:value-type="float" office:value="4.1065">
                <text:p>4.1065</text:p>
              </table:table-cell>
            </table:table-row>
            <table:table-row>
              <table:table-cell office:value-type="string">
                <text:p>BellmanFord</text:p>
              </table:table-cell>
              <table:table-cell office:value-type="float" office:value="3.1591">
                <text:p>3.1591</text:p>
              </table:table-cell>
            </table:table-row>
            <table:table-row>
              <table:table-cell office:value-type="string">
                <text:p>BellmanFord</text:p>
              </table:table-cell>
              <table:table-cell office:value-type="float" office:value="2.3329">
                <text:p>2.3329</text:p>
              </table:table-cell>
            </table:table-row>
            <table:table-row>
              <table:table-cell office:value-type="string">
                <text:p>BellmanFord</text:p>
              </table:table-cell>
              <table:table-cell office:value-type="float" office:value="2.0766">
                <text:p>2.0766</text:p>
              </table:table-cell>
            </table:table-row>
            <table:table-row>
              <table:table-cell office:value-type="string">
                <text:p>BellmanFord</text:p>
              </table:table-cell>
              <table:table-cell office:value-type="float" office:value="2.668">
                <text:p>2.668</text:p>
              </table:table-cell>
            </table:table-row>
            <table:table-row>
              <table:table-cell office:value-type="string">
                <text:p>BellmanFord</text:p>
              </table:table-cell>
              <table:table-cell office:value-type="float" office:value="2.355">
                <text:p>2.355</text:p>
              </table:table-cell>
            </table:table-row>
            <table:table-row>
              <table:table-cell office:value-type="string">
                <text:p>BellmanFord</text:p>
              </table:table-cell>
              <table:table-cell office:value-type="float" office:value="2.3366">
                <text:p>2.3366</text:p>
              </table:table-cell>
            </table:table-row>
            <table:table-row>
              <table:table-cell office:value-type="string">
                <text:p>BellmanFord</text:p>
              </table:table-cell>
              <table:table-cell office:value-type="float" office:value="2.3664">
                <text:p>2.3664</text:p>
              </table:table-cell>
            </table:table-row>
            <table:table-row>
              <table:table-cell office:value-type="string">
                <text:p>BellmanFord</text:p>
              </table:table-cell>
              <table:table-cell office:value-type="float" office:value="2.4348">
                <text:p>2.4348</text:p>
              </table:table-cell>
            </table:table-row>
            <table:table-row>
              <table:table-cell office:value-type="string">
                <text:p>BellmanFord</text:p>
              </table:table-cell>
              <table:table-cell office:value-type="float" office:value="2.5679">
                <text:p>2.5679</text:p>
              </table:table-cell>
            </table:table-row>
            <table:table-row>
              <table:table-cell office:value-type="string">
                <text:p>BellmanFord</text:p>
              </table:table-cell>
              <table:table-cell office:value-type="float" office:value="3.0218">
                <text:p>3.0218</text:p>
              </table:table-cell>
            </table:table-row>
            <table:table-row>
              <table:table-cell office:value-type="string">
                <text:p>BellmanFord</text:p>
              </table:table-cell>
              <table:table-cell office:value-type="float" office:value="2.6774">
                <text:p>2.6774</text:p>
              </table:table-cell>
            </table:table-row>
            <table:table-row>
              <table:table-cell office:value-type="string">
                <text:p>BellmanFord</text:p>
              </table:table-cell>
              <table:table-cell office:value-type="float" office:value="2.7346">
                <text:p>2.7346</text:p>
              </table:table-cell>
            </table:table-row>
            <table:table-row>
              <table:table-cell office:value-type="string">
                <text:p>BellmanFord</text:p>
              </table:table-cell>
              <table:table-cell office:value-type="float" office:value="2.4141">
                <text:p>2.4141</text:p>
              </table:table-cell>
            </table:table-row>
            <table:table-row>
              <table:table-cell office:value-type="string">
                <text:p>BellmanFord</text:p>
              </table:table-cell>
              <table:table-cell office:value-type="float" office:value="2.5987">
                <text:p>2.5987</text:p>
              </table:table-cell>
            </table:table-row>
            <table:table-row>
              <table:table-cell office:value-type="string">
                <text:p>BellmanFord</text:p>
              </table:table-cell>
              <table:table-cell office:value-type="float" office:value="2.835">
                <text:p>2.835</text:p>
              </table:table-cell>
            </table:table-row>
            <table:table-row>
              <table:table-cell office:value-type="string">
                <text:p>BellmanFord</text:p>
              </table:table-cell>
              <table:table-cell office:value-type="float" office:value="2.6142">
                <text:p>2.6142</text:p>
              </table:table-cell>
            </table:table-row>
            <table:table-row>
              <table:table-cell office:value-type="string">
                <text:p>BellmanFord</text:p>
              </table:table-cell>
              <table:table-cell office:value-type="float" office:value="2.6586">
                <text:p>2.6586</text:p>
              </table:table-cell>
            </table:table-row>
            <table:table-row>
              <table:table-cell office:value-type="string">
                <text:p>BellmanFord</text:p>
              </table:table-cell>
              <table:table-cell office:value-type="float" office:value="2.4177">
                <text:p>2.4177</text:p>
              </table:table-cell>
            </table:table-row>
            <table:table-row>
              <table:table-cell office:value-type="string">
                <text:p>BellmanFord</text:p>
              </table:table-cell>
              <table:table-cell office:value-type="float" office:value="2.6067">
                <text:p>2.6067</text:p>
              </table:table-cell>
            </table:table-row>
            <table:table-row>
              <table:table-cell office:value-type="string">
                <text:p>BellmanFord</text:p>
              </table:table-cell>
              <table:table-cell office:value-type="float" office:value="2.3794">
                <text:p>2.3794</text:p>
              </table:table-cell>
            </table:table-row>
            <table:table-row>
              <table:table-cell office:value-type="string">
                <text:p>BellmanFord</text:p>
              </table:table-cell>
              <table:table-cell office:value-type="float" office:value="2.3076">
                <text:p>2.3076</text:p>
              </table:table-cell>
            </table:table-row>
            <table:table-row>
              <table:table-cell office:value-type="string">
                <text:p>BellmanFord</text:p>
              </table:table-cell>
              <table:table-cell office:value-type="float" office:value="3.0706">
                <text:p>3.0706</text:p>
              </table:table-cell>
            </table:table-row>
            <table:table-row>
              <table:table-cell office:value-type="string">
                <text:p>BellmanFord</text:p>
              </table:table-cell>
              <table:table-cell office:value-type="float" office:value="2.0215">
                <text:p>2.0215</text:p>
              </table:table-cell>
            </table:table-row>
            <table:table-row>
              <table:table-cell office:value-type="string">
                <text:p>BellmanFord</text:p>
              </table:table-cell>
              <table:table-cell office:value-type="float" office:value="3.1309">
                <text:p>3.1309</text:p>
              </table:table-cell>
            </table:table-row>
            <table:table-row>
              <table:table-cell office:value-type="string">
                <text:p>BellmanFord</text:p>
              </table:table-cell>
              <table:table-cell office:value-type="float" office:value="2.1955">
                <text:p>2.1955</text:p>
              </table:table-cell>
            </table:table-row>
            <table:table-row>
              <table:table-cell office:value-type="string">
                <text:p>BellmanFord</text:p>
              </table:table-cell>
              <table:table-cell office:value-type="float" office:value="2.365">
                <text:p>2.365</text:p>
              </table:table-cell>
            </table:table-row>
            <table:table-row>
              <table:table-cell office:value-type="string">
                <text:p>BellmanFord</text:p>
              </table:table-cell>
              <table:table-cell office:value-type="float" office:value="2.8599">
                <text:p>2.8599</text:p>
              </table:table-cell>
            </table:table-row>
            <table:table-row>
              <table:table-cell office:value-type="string">
                <text:p>BellmanFord</text:p>
              </table:table-cell>
              <table:table-cell office:value-type="float" office:value="2.4276">
                <text:p>2.4276</text:p>
              </table:table-cell>
            </table:table-row>
            <table:table-row>
              <table:table-cell office:value-type="string">
                <text:p>BellmanFord</text:p>
              </table:table-cell>
              <table:table-cell office:value-type="float" office:value="3.1948">
                <text:p>3.1948</text:p>
              </table:table-cell>
            </table:table-row>
            <table:table-row>
              <table:table-cell office:value-type="string">
                <text:p>BellmanFord</text:p>
              </table:table-cell>
              <table:table-cell office:value-type="float" office:value="2.6036">
                <text:p>2.6036</text:p>
              </table:table-cell>
            </table:table-row>
            <table:table-row>
              <table:table-cell office:value-type="string">
                <text:p>BellmanFord</text:p>
              </table:table-cell>
              <table:table-cell office:value-type="float" office:value="2.5452">
                <text:p>2.5452</text:p>
              </table:table-cell>
            </table:table-row>
            <table:table-row>
              <table:table-cell office:value-type="string">
                <text:p>BellmanFord</text:p>
              </table:table-cell>
              <table:table-cell office:value-type="float" office:value="2.379">
                <text:p>2.379</text:p>
              </table:table-cell>
            </table:table-row>
            <table:table-row>
              <table:table-cell office:value-type="string">
                <text:p>BellmanFord</text:p>
              </table:table-cell>
              <table:table-cell office:value-type="float" office:value="2.4914">
                <text:p>2.4914</text:p>
              </table:table-cell>
            </table:table-row>
            <table:table-row>
              <table:table-cell office:value-type="string">
                <text:p>BellmanFord</text:p>
              </table:table-cell>
              <table:table-cell office:value-type="float" office:value="2.1481">
                <text:p>2.1481</text:p>
              </table:table-cell>
            </table:table-row>
            <table:table-row>
              <table:table-cell office:value-type="string">
                <text:p>BellmanFord</text:p>
              </table:table-cell>
              <table:table-cell office:value-type="float" office:value="2.3186">
                <text:p>2.3186</text:p>
              </table:table-cell>
            </table:table-row>
            <table:table-row>
              <table:table-cell office:value-type="string">
                <text:p>BellmanFord</text:p>
              </table:table-cell>
              <table:table-cell office:value-type="float" office:value="2.0849">
                <text:p>2.0849</text:p>
              </table:table-cell>
            </table:table-row>
            <table:table-row>
              <table:table-cell office:value-type="string">
                <text:p>BellmanFord</text:p>
              </table:table-cell>
              <table:table-cell office:value-type="float" office:value="2.4496">
                <text:p>2.4496</text:p>
              </table:table-cell>
            </table:table-row>
            <table:table-row>
              <table:table-cell office:value-type="string">
                <text:p>BellmanFord</text:p>
              </table:table-cell>
              <table:table-cell office:value-type="float" office:value="2.5736">
                <text:p>2.5736</text:p>
              </table:table-cell>
            </table:table-row>
            <table:table-row>
              <table:table-cell office:value-type="string">
                <text:p>BellmanFord</text:p>
              </table:table-cell>
              <table:table-cell office:value-type="float" office:value="2.5428">
                <text:p>2.5428</text:p>
              </table:table-cell>
            </table:table-row>
            <table:table-row>
              <table:table-cell office:value-type="string">
                <text:p>BellmanFord</text:p>
              </table:table-cell>
              <table:table-cell office:value-type="float" office:value="2.7322">
                <text:p>2.7322</text:p>
              </table:table-cell>
            </table:table-row>
            <table:table-row>
              <table:table-cell office:value-type="string">
                <text:p>BellmanFord</text:p>
              </table:table-cell>
              <table:table-cell office:value-type="float" office:value="2.7692">
                <text:p>2.7692</text:p>
              </table:table-cell>
            </table:table-row>
            <table:table-row>
              <table:table-cell office:value-type="string">
                <text:p>BellmanFord</text:p>
              </table:table-cell>
              <table:table-cell office:value-type="float" office:value="2.9637">
                <text:p>2.9637</text:p>
              </table:table-cell>
            </table:table-row>
            <table:table-row>
              <table:table-cell office:value-type="string">
                <text:p>BellmanFord</text:p>
              </table:table-cell>
              <table:table-cell office:value-type="float" office:value="2.9635">
                <text:p>2.9635</text:p>
              </table:table-cell>
            </table:table-row>
            <table:table-row>
              <table:table-cell office:value-type="string">
                <text:p>BellmanFord</text:p>
              </table:table-cell>
              <table:table-cell office:value-type="float" office:value="3.3858">
                <text:p>3.3858</text:p>
              </table:table-cell>
            </table:table-row>
            <table:table-row>
              <table:table-cell office:value-type="string">
                <text:p>BellmanFord</text:p>
              </table:table-cell>
              <table:table-cell office:value-type="float" office:value="2.7528">
                <text:p>2.7528</text:p>
              </table:table-cell>
            </table:table-row>
            <table:table-row>
              <table:table-cell office:value-type="string">
                <text:p>BellmanFord</text:p>
              </table:table-cell>
              <table:table-cell office:value-type="float" office:value="2.8265">
                <text:p>2.8265</text:p>
              </table:table-cell>
            </table:table-row>
            <table:table-row>
              <table:table-cell office:value-type="string">
                <text:p>BellmanFord</text:p>
              </table:table-cell>
              <table:table-cell office:value-type="float" office:value="2.3887">
                <text:p>2.3887</text:p>
              </table:table-cell>
            </table:table-row>
            <table:table-row>
              <table:table-cell office:value-type="string">
                <text:p>BellmanFord</text:p>
              </table:table-cell>
              <table:table-cell office:value-type="float" office:value="2.0283">
                <text:p>2.0283</text:p>
              </table:table-cell>
            </table:table-row>
            <table:table-row>
              <table:table-cell office:value-type="string">
                <text:p>BellmanFord</text:p>
              </table:table-cell>
              <table:table-cell office:value-type="float" office:value="2.3667">
                <text:p>2.3667</text:p>
              </table:table-cell>
            </table:table-row>
            <table:table-row>
              <table:table-cell office:value-type="string">
                <text:p>BellmanFord</text:p>
              </table:table-cell>
              <table:table-cell office:value-type="float" office:value="2.3593">
                <text:p>2.3593</text:p>
              </table:table-cell>
            </table:table-row>
            <table:table-row>
              <table:table-cell office:value-type="string">
                <text:p>BellmanFord</text:p>
              </table:table-cell>
              <table:table-cell office:value-type="float" office:value="2.3638">
                <text:p>2.3638</text:p>
              </table:table-cell>
            </table:table-row>
            <table:table-row>
              <table:table-cell office:value-type="string">
                <text:p>BellmanFord</text:p>
              </table:table-cell>
              <table:table-cell office:value-type="float" office:value="2.5125">
                <text:p>2.5125</text:p>
              </table:table-cell>
            </table:table-row>
            <table:table-row>
              <table:table-cell office:value-type="string">
                <text:p>BellmanFord</text:p>
              </table:table-cell>
              <table:table-cell office:value-type="float" office:value="2.1223">
                <text:p>2.1223</text:p>
              </table:table-cell>
            </table:table-row>
            <table:table-row>
              <table:table-cell office:value-type="string">
                <text:p>BellmanFord</text:p>
              </table:table-cell>
              <table:table-cell office:value-type="float" office:value="2.6501">
                <text:p>2.6501</text:p>
              </table:table-cell>
            </table:table-row>
            <table:table-row>
              <table:table-cell office:value-type="string">
                <text:p>BellmanFord</text:p>
              </table:table-cell>
              <table:table-cell office:value-type="float" office:value="2.9222">
                <text:p>2.9222</text:p>
              </table:table-cell>
            </table:table-row>
            <table:table-row>
              <table:table-cell office:value-type="string">
                <text:p>BellmanFord</text:p>
              </table:table-cell>
              <table:table-cell office:value-type="float" office:value="2.549">
                <text:p>2.549</text:p>
              </table:table-cell>
            </table:table-row>
            <table:table-row>
              <table:table-cell office:value-type="string">
                <text:p>BellmanFord</text:p>
              </table:table-cell>
              <table:table-cell office:value-type="float" office:value="2.3622">
                <text:p>2.3622</text:p>
              </table:table-cell>
            </table:table-row>
            <table:table-row>
              <table:table-cell office:value-type="string">
                <text:p>BellmanFord</text:p>
              </table:table-cell>
              <table:table-cell office:value-type="float" office:value="2.8497">
                <text:p>2.8497</text:p>
              </table:table-cell>
            </table:table-row>
            <table:table-row>
              <table:table-cell office:value-type="string">
                <text:p>BellmanFord</text:p>
              </table:table-cell>
              <table:table-cell office:value-type="float" office:value="2.6653">
                <text:p>2.6653</text:p>
              </table:table-cell>
            </table:table-row>
            <table:table-row>
              <table:table-cell office:value-type="string">
                <text:p>BellmanFord</text:p>
              </table:table-cell>
              <table:table-cell office:value-type="float" office:value="2.5578">
                <text:p>2.5578</text:p>
              </table:table-cell>
            </table:table-row>
            <table:table-row>
              <table:table-cell office:value-type="string">
                <text:p>BellmanFord</text:p>
              </table:table-cell>
              <table:table-cell office:value-type="float" office:value="2.3623">
                <text:p>2.3623</text:p>
              </table:table-cell>
            </table:table-row>
            <table:table-row>
              <table:table-cell office:value-type="string">
                <text:p>BellmanFord</text:p>
              </table:table-cell>
              <table:table-cell office:value-type="float" office:value="2.4268">
                <text:p>2.4268</text:p>
              </table:table-cell>
            </table:table-row>
            <table:table-row>
              <table:table-cell office:value-type="string">
                <text:p>BellmanFord</text:p>
              </table:table-cell>
              <table:table-cell office:value-type="float" office:value="2.7653">
                <text:p>2.7653</text:p>
              </table:table-cell>
            </table:table-row>
            <table:table-row>
              <table:table-cell office:value-type="string">
                <text:p>BellmanFord</text:p>
              </table:table-cell>
              <table:table-cell office:value-type="float" office:value="2.3996">
                <text:p>2.3996</text:p>
              </table:table-cell>
            </table:table-row>
            <table:table-row>
              <table:table-cell office:value-type="string">
                <text:p>BellmanFord</text:p>
              </table:table-cell>
              <table:table-cell office:value-type="float" office:value="2.521">
                <text:p>2.521</text:p>
              </table:table-cell>
            </table:table-row>
            <table:table-row>
              <table:table-cell office:value-type="string">
                <text:p>BellmanFord</text:p>
              </table:table-cell>
              <table:table-cell office:value-type="float" office:value="2.4632">
                <text:p>2.4632</text:p>
              </table:table-cell>
            </table:table-row>
            <table:table-row>
              <table:table-cell office:value-type="string">
                <text:p>BellmanFord</text:p>
              </table:table-cell>
              <table:table-cell office:value-type="float" office:value="2.4146">
                <text:p>2.4146</text:p>
              </table:table-cell>
            </table:table-row>
            <table:table-row>
              <table:table-cell office:value-type="string">
                <text:p>BellmanFord</text:p>
              </table:table-cell>
              <table:table-cell office:value-type="float" office:value="2.3644">
                <text:p>2.3644</text:p>
              </table:table-cell>
            </table:table-row>
            <table:table-row>
              <table:table-cell office:value-type="string">
                <text:p>BellmanFord</text:p>
              </table:table-cell>
              <table:table-cell office:value-type="float" office:value="2.6535">
                <text:p>2.6535</text:p>
              </table:table-cell>
            </table:table-row>
            <table:table-row>
              <table:table-cell office:value-type="string">
                <text:p>BellmanFord</text:p>
              </table:table-cell>
              <table:table-cell office:value-type="float" office:value="2.578">
                <text:p>2.578</text:p>
              </table:table-cell>
            </table:table-row>
            <table:table-row>
              <table:table-cell office:value-type="string">
                <text:p>BellmanFord</text:p>
              </table:table-cell>
              <table:table-cell office:value-type="float" office:value="2.3422">
                <text:p>2.3422</text:p>
              </table:table-cell>
            </table:table-row>
            <table:table-row>
              <table:table-cell office:value-type="string">
                <text:p>BellmanFord</text:p>
              </table:table-cell>
              <table:table-cell office:value-type="float" office:value="2.8076">
                <text:p>2.8076</text:p>
              </table:table-cell>
            </table:table-row>
            <table:table-row>
              <table:table-cell office:value-type="string">
                <text:p>BellmanFord</text:p>
              </table:table-cell>
              <table:table-cell office:value-type="float" office:value="2.3332">
                <text:p>2.3332</text:p>
              </table:table-cell>
            </table:table-row>
            <table:table-row>
              <table:table-cell office:value-type="string">
                <text:p>BellmanFord</text:p>
              </table:table-cell>
              <table:table-cell office:value-type="float" office:value="2.3671">
                <text:p>2.3671</text:p>
              </table:table-cell>
            </table:table-row>
            <table:table-row>
              <table:table-cell office:value-type="string">
                <text:p>BellmanFord</text:p>
              </table:table-cell>
              <table:table-cell office:value-type="float" office:value="2.9167">
                <text:p>2.9167</text:p>
              </table:table-cell>
            </table:table-row>
            <table:table-row>
              <table:table-cell office:value-type="string">
                <text:p>BellmanFord</text:p>
              </table:table-cell>
              <table:table-cell office:value-type="float" office:value="2.545">
                <text:p>2.545</text:p>
              </table:table-cell>
            </table:table-row>
            <table:table-row>
              <table:table-cell office:value-type="string">
                <text:p>BellmanFord</text:p>
              </table:table-cell>
              <table:table-cell office:value-type="float" office:value="2.2147">
                <text:p>2.2147</text:p>
              </table:table-cell>
            </table:table-row>
            <table:table-row>
              <table:table-cell office:value-type="string">
                <text:p>BellmanFord</text:p>
              </table:table-cell>
              <table:table-cell office:value-type="float" office:value="2.7941">
                <text:p>2.7941</text:p>
              </table:table-cell>
            </table:table-row>
            <table:table-row>
              <table:table-cell office:value-type="string">
                <text:p>BellmanFord</text:p>
              </table:table-cell>
              <table:table-cell office:value-type="float" office:value="2.8604">
                <text:p>2.8604</text:p>
              </table:table-cell>
            </table:table-row>
            <table:table-row>
              <table:table-cell office:value-type="string">
                <text:p>BellmanFord</text:p>
              </table:table-cell>
              <table:table-cell office:value-type="float" office:value="2.7583">
                <text:p>2.7583</text:p>
              </table:table-cell>
            </table:table-row>
            <table:table-row>
              <table:table-cell office:value-type="string">
                <text:p>BellmanFord</text:p>
              </table:table-cell>
              <table:table-cell office:value-type="float" office:value="2.4084">
                <text:p>2.4084</text:p>
              </table:table-cell>
            </table:table-row>
            <table:table-row>
              <table:table-cell office:value-type="string">
                <text:p>BellmanFord</text:p>
              </table:table-cell>
              <table:table-cell office:value-type="float" office:value="2.4307">
                <text:p>2.4307</text:p>
              </table:table-cell>
            </table:table-row>
            <table:table-row>
              <table:table-cell office:value-type="string">
                <text:p>BellmanFord</text:p>
              </table:table-cell>
              <table:table-cell office:value-type="float" office:value="2.4808">
                <text:p>2.4808</text:p>
              </table:table-cell>
            </table:table-row>
            <table:table-row>
              <table:table-cell office:value-type="string">
                <text:p>BellmanFord</text:p>
              </table:table-cell>
              <table:table-cell office:value-type="float" office:value="2.9503">
                <text:p>2.9503</text:p>
              </table:table-cell>
            </table:table-row>
            <table:table-row>
              <table:table-cell office:value-type="string">
                <text:p>BellmanFord</text:p>
              </table:table-cell>
              <table:table-cell office:value-type="float" office:value="3.3224">
                <text:p>3.3224</text:p>
              </table:table-cell>
            </table:table-row>
            <table:table-row>
              <table:table-cell office:value-type="string">
                <text:p>BellmanFord</text:p>
              </table:table-cell>
              <table:table-cell office:value-type="float" office:value="2.8306">
                <text:p>2.8306</text:p>
              </table:table-cell>
            </table:table-row>
            <table:table-row>
              <table:table-cell office:value-type="string">
                <text:p>BellmanFord</text:p>
              </table:table-cell>
              <table:table-cell office:value-type="float" office:value="2.8449">
                <text:p>2.8449</text:p>
              </table:table-cell>
            </table:table-row>
            <table:table-row>
              <table:table-cell office:value-type="string">
                <text:p>BellmanFord</text:p>
              </table:table-cell>
              <table:table-cell office:value-type="float" office:value="2.7013">
                <text:p>2.7013</text:p>
              </table:table-cell>
            </table:table-row>
            <table:table-row>
              <table:table-cell office:value-type="string">
                <text:p>BellmanFord</text:p>
              </table:table-cell>
              <table:table-cell office:value-type="float" office:value="3.1112">
                <text:p>3.1112</text:p>
              </table:table-cell>
            </table:table-row>
            <table:table-row>
              <table:table-cell office:value-type="string">
                <text:p>BellmanFord</text:p>
              </table:table-cell>
              <table:table-cell office:value-type="float" office:value="2.2722">
                <text:p>2.2722</text:p>
              </table:table-cell>
            </table:table-row>
            <table:table-row>
              <table:table-cell office:value-type="string">
                <text:p>BellmanFord</text:p>
              </table:table-cell>
              <table:table-cell office:value-type="float" office:value="2.5238">
                <text:p>2.5238</text:p>
              </table:table-cell>
            </table:table-row>
            <table:table-row>
              <table:table-cell office:value-type="string">
                <text:p>BellmanFord</text:p>
              </table:table-cell>
              <table:table-cell office:value-type="float" office:value="3.1622">
                <text:p>3.1622</text:p>
              </table:table-cell>
            </table:table-row>
            <table:table-row>
              <table:table-cell office:value-type="string">
                <text:p>BellmanFord</text:p>
              </table:table-cell>
              <table:table-cell office:value-type="float" office:value="2.594">
                <text:p>2.594</text:p>
              </table:table-cell>
            </table:table-row>
            <table:table-row>
              <table:table-cell office:value-type="string">
                <text:p>BellmanFord</text:p>
              </table:table-cell>
              <table:table-cell office:value-type="float" office:value="2.3378">
                <text:p>2.3378</text:p>
              </table:table-cell>
            </table:table-row>
            <table:table-row>
              <table:table-cell office:value-type="string">
                <text:p>BellmanFord</text:p>
              </table:table-cell>
              <table:table-cell office:value-type="float" office:value="2.6426">
                <text:p>2.6426</text:p>
              </table:table-cell>
            </table:table-row>
            <table:table-row>
              <table:table-cell office:value-type="string">
                <text:p>BellmanFord</text:p>
              </table:table-cell>
              <table:table-cell office:value-type="float" office:value="2.7651">
                <text:p>2.7651</text:p>
              </table:table-cell>
            </table:table-row>
            <table:table-row>
              <table:table-cell office:value-type="string">
                <text:p>BellmanFord</text:p>
              </table:table-cell>
              <table:table-cell office:value-type="float" office:value="2.8254">
                <text:p>2.8254</text:p>
              </table:table-cell>
            </table:table-row>
            <table:table-row>
              <table:table-cell office:value-type="string">
                <text:p>BellmanFord</text:p>
              </table:table-cell>
              <table:table-cell office:value-type="float" office:value="2.4512">
                <text:p>2.4512</text:p>
              </table:table-cell>
            </table:table-row>
            <table:table-row>
              <table:table-cell office:value-type="string">
                <text:p>BellmanFord</text:p>
              </table:table-cell>
              <table:table-cell office:value-type="float" office:value="2.9434">
                <text:p>2.9434</text:p>
              </table:table-cell>
            </table:table-row>
            <table:table-row>
              <table:table-cell office:value-type="string">
                <text:p>BellmanFord</text:p>
              </table:table-cell>
              <table:table-cell office:value-type="float" office:value="2.7355">
                <text:p>2.7355</text:p>
              </table:table-cell>
            </table:table-row>
            <table:table-row>
              <table:table-cell office:value-type="string">
                <text:p>BellmanFord</text:p>
              </table:table-cell>
              <table:table-cell office:value-type="float" office:value="2.861">
                <text:p>2.861</text:p>
              </table:table-cell>
            </table:table-row>
            <table:table-row>
              <table:table-cell office:value-type="string">
                <text:p>BellmanFord</text:p>
              </table:table-cell>
              <table:table-cell office:value-type="float" office:value="3.046">
                <text:p>3.046</text:p>
              </table:table-cell>
            </table:table-row>
            <table:table-row>
              <table:table-cell office:value-type="string">
                <text:p>BellmanFord</text:p>
              </table:table-cell>
              <table:table-cell office:value-type="float" office:value="2.192">
                <text:p>2.192</text:p>
              </table:table-cell>
            </table:table-row>
            <table:table-row>
              <table:table-cell office:value-type="string">
                <text:p>BellmanFord</text:p>
              </table:table-cell>
              <table:table-cell office:value-type="float" office:value="2.5512">
                <text:p>2.5512</text:p>
              </table:table-cell>
            </table:table-row>
            <table:table-row>
              <table:table-cell office:value-type="string">
                <text:p>BellmanFord</text:p>
              </table:table-cell>
              <table:table-cell office:value-type="float" office:value="2.1905">
                <text:p>2.1905</text:p>
              </table:table-cell>
            </table:table-row>
            <table:table-row>
              <table:table-cell office:value-type="string">
                <text:p>BellmanFord</text:p>
              </table:table-cell>
              <table:table-cell office:value-type="float" office:value="2.4042">
                <text:p>2.4042</text:p>
              </table:table-cell>
            </table:table-row>
            <table:table-row>
              <table:table-cell office:value-type="string">
                <text:p>BellmanFord</text:p>
              </table:table-cell>
              <table:table-cell office:value-type="float" office:value="2.1121">
                <text:p>2.1121</text:p>
              </table:table-cell>
            </table:table-row>
            <table:table-row>
              <table:table-cell office:value-type="string">
                <text:p>BellmanFord</text:p>
              </table:table-cell>
              <table:table-cell office:value-type="float" office:value="2.8492">
                <text:p>2.8492</text:p>
              </table:table-cell>
            </table:table-row>
            <table:table-row>
              <table:table-cell office:value-type="string">
                <text:p>BellmanFord</text:p>
              </table:table-cell>
              <table:table-cell office:value-type="float" office:value="2.2988">
                <text:p>2.2988</text:p>
              </table:table-cell>
            </table:table-row>
            <table:table-row>
              <table:table-cell office:value-type="string">
                <text:p>BellmanFord</text:p>
              </table:table-cell>
              <table:table-cell office:value-type="float" office:value="2.3838">
                <text:p>2.3838</text:p>
              </table:table-cell>
            </table:table-row>
            <table:table-row>
              <table:table-cell office:value-type="string">
                <text:p>BellmanFord</text:p>
              </table:table-cell>
              <table:table-cell office:value-type="float" office:value="2.206">
                <text:p>2.206</text:p>
              </table:table-cell>
            </table:table-row>
            <table:table-row>
              <table:table-cell office:value-type="string">
                <text:p>BellmanFord</text:p>
              </table:table-cell>
              <table:table-cell office:value-type="float" office:value="2.5968">
                <text:p>2.5968</text:p>
              </table:table-cell>
            </table:table-row>
            <table:table-row>
              <table:table-cell office:value-type="string">
                <text:p>BellmanFord</text:p>
              </table:table-cell>
              <table:table-cell office:value-type="float" office:value="2.0717">
                <text:p>2.0717</text:p>
              </table:table-cell>
            </table:table-row>
            <table:table-row>
              <table:table-cell office:value-type="string">
                <text:p>BellmanFord</text:p>
              </table:table-cell>
              <table:table-cell office:value-type="float" office:value="2.3588">
                <text:p>2.3588</text:p>
              </table:table-cell>
            </table:table-row>
            <table:table-row>
              <table:table-cell office:value-type="string">
                <text:p>BellmanFord</text:p>
              </table:table-cell>
              <table:table-cell office:value-type="float" office:value="2.0495">
                <text:p>2.0495</text:p>
              </table:table-cell>
            </table:table-row>
            <table:table-row>
              <table:table-cell office:value-type="string">
                <text:p>BellmanFord</text:p>
              </table:table-cell>
              <table:table-cell office:value-type="float" office:value="2.3885">
                <text:p>2.3885</text:p>
              </table:table-cell>
            </table:table-row>
            <table:table-row>
              <table:table-cell office:value-type="string">
                <text:p>BellmanFord</text:p>
              </table:table-cell>
              <table:table-cell office:value-type="float" office:value="2.2456">
                <text:p>2.2456</text:p>
              </table:table-cell>
            </table:table-row>
            <table:table-row>
              <table:table-cell office:value-type="string">
                <text:p>BellmanFord</text:p>
              </table:table-cell>
              <table:table-cell office:value-type="float" office:value="2.1691">
                <text:p>2.1691</text:p>
              </table:table-cell>
            </table:table-row>
            <table:table-row>
              <table:table-cell office:value-type="string">
                <text:p>BellmanFord</text:p>
              </table:table-cell>
              <table:table-cell office:value-type="float" office:value="1.8985">
                <text:p>1.8985</text:p>
              </table:table-cell>
            </table:table-row>
            <table:table-row>
              <table:table-cell office:value-type="string">
                <text:p>BellmanFord</text:p>
              </table:table-cell>
              <table:table-cell office:value-type="float" office:value="2.8863">
                <text:p>2.8863</text:p>
              </table:table-cell>
            </table:table-row>
            <table:table-row>
              <table:table-cell office:value-type="string">
                <text:p>BellmanFord</text:p>
              </table:table-cell>
              <table:table-cell office:value-type="float" office:value="2.3711">
                <text:p>2.3711</text:p>
              </table:table-cell>
            </table:table-row>
            <table:table-row>
              <table:table-cell office:value-type="string">
                <text:p>BellmanFord</text:p>
              </table:table-cell>
              <table:table-cell office:value-type="float" office:value="2.3299">
                <text:p>2.3299</text:p>
              </table:table-cell>
            </table:table-row>
            <table:table-row>
              <table:table-cell office:value-type="string">
                <text:p>BellmanFord</text:p>
              </table:table-cell>
              <table:table-cell office:value-type="float" office:value="2.352">
                <text:p>2.352</text:p>
              </table:table-cell>
            </table:table-row>
            <table:table-row>
              <table:table-cell office:value-type="string">
                <text:p>BellmanFord</text:p>
              </table:table-cell>
              <table:table-cell office:value-type="float" office:value="2.411">
                <text:p>2.411</text:p>
              </table:table-cell>
            </table:table-row>
            <table:table-row>
              <table:table-cell office:value-type="string">
                <text:p>BellmanFord</text:p>
              </table:table-cell>
              <table:table-cell office:value-type="float" office:value="2.6084">
                <text:p>2.6084</text:p>
              </table:table-cell>
            </table:table-row>
            <table:table-row>
              <table:table-cell office:value-type="string">
                <text:p>BellmanFord</text:p>
              </table:table-cell>
              <table:table-cell office:value-type="float" office:value="2.5868">
                <text:p>2.5868</text:p>
              </table:table-cell>
            </table:table-row>
            <table:table-row>
              <table:table-cell office:value-type="string">
                <text:p>BellmanFord</text:p>
              </table:table-cell>
              <table:table-cell office:value-type="float" office:value="2.1333">
                <text:p>2.1333</text:p>
              </table:table-cell>
            </table:table-row>
            <table:table-row>
              <table:table-cell office:value-type="string">
                <text:p>BellmanFord</text:p>
              </table:table-cell>
              <table:table-cell office:value-type="float" office:value="2.3235">
                <text:p>2.3235</text:p>
              </table:table-cell>
            </table:table-row>
            <table:table-row>
              <table:table-cell office:value-type="string">
                <text:p>BellmanFord</text:p>
              </table:table-cell>
              <table:table-cell office:value-type="float" office:value="2.0696">
                <text:p>2.0696</text:p>
              </table:table-cell>
            </table:table-row>
            <table:table-row>
              <table:table-cell office:value-type="string">
                <text:p>BellmanFord</text:p>
              </table:table-cell>
              <table:table-cell office:value-type="float" office:value="2.1875">
                <text:p>2.1875</text:p>
              </table:table-cell>
            </table:table-row>
            <table:table-row>
              <table:table-cell office:value-type="string">
                <text:p>BellmanFord</text:p>
              </table:table-cell>
              <table:table-cell office:value-type="float" office:value="2.7482">
                <text:p>2.7482</text:p>
              </table:table-cell>
            </table:table-row>
            <table:table-row>
              <table:table-cell office:value-type="string">
                <text:p>BellmanFord</text:p>
              </table:table-cell>
              <table:table-cell office:value-type="float" office:value="2.5943">
                <text:p>2.5943</text:p>
              </table:table-cell>
            </table:table-row>
            <table:table-row>
              <table:table-cell office:value-type="string">
                <text:p>BellmanFord</text:p>
              </table:table-cell>
              <table:table-cell office:value-type="float" office:value="2.699">
                <text:p>2.699</text:p>
              </table:table-cell>
            </table:table-row>
            <table:table-row>
              <table:table-cell office:value-type="string">
                <text:p>BellmanFord</text:p>
              </table:table-cell>
              <table:table-cell office:value-type="float" office:value="2.6436">
                <text:p>2.6436</text:p>
              </table:table-cell>
            </table:table-row>
            <table:table-row>
              <table:table-cell office:value-type="string">
                <text:p>BellmanFord</text:p>
              </table:table-cell>
              <table:table-cell office:value-type="float" office:value="2.648">
                <text:p>2.648</text:p>
              </table:table-cell>
            </table:table-row>
            <table:table-row>
              <table:table-cell office:value-type="string">
                <text:p>BellmanFord</text:p>
              </table:table-cell>
              <table:table-cell office:value-type="float" office:value="2.6412">
                <text:p>2.6412</text:p>
              </table:table-cell>
            </table:table-row>
            <table:table-row>
              <table:table-cell office:value-type="string">
                <text:p>BellmanFord</text:p>
              </table:table-cell>
              <table:table-cell office:value-type="float" office:value="2.4677">
                <text:p>2.4677</text:p>
              </table:table-cell>
            </table:table-row>
            <table:table-row>
              <table:table-cell office:value-type="string">
                <text:p>BellmanFord</text:p>
              </table:table-cell>
              <table:table-cell office:value-type="float" office:value="2.393">
                <text:p>2.393</text:p>
              </table:table-cell>
            </table:table-row>
            <table:table-row>
              <table:table-cell office:value-type="string">
                <text:p>BellmanFord</text:p>
              </table:table-cell>
              <table:table-cell office:value-type="float" office:value="2.5444">
                <text:p>2.5444</text:p>
              </table:table-cell>
            </table:table-row>
            <table:table-row>
              <table:table-cell office:value-type="string">
                <text:p>BellmanFord</text:p>
              </table:table-cell>
              <table:table-cell office:value-type="float" office:value="2.4409">
                <text:p>2.4409</text:p>
              </table:table-cell>
            </table:table-row>
            <table:table-row>
              <table:table-cell office:value-type="string">
                <text:p>BellmanFord</text:p>
              </table:table-cell>
              <table:table-cell office:value-type="float" office:value="2.6689">
                <text:p>2.6689</text:p>
              </table:table-cell>
            </table:table-row>
            <table:table-row>
              <table:table-cell office:value-type="string">
                <text:p>BellmanFord</text:p>
              </table:table-cell>
              <table:table-cell office:value-type="float" office:value="2.3665">
                <text:p>2.3665</text:p>
              </table:table-cell>
            </table:table-row>
            <table:table-row>
              <table:table-cell office:value-type="string">
                <text:p>BellmanFord</text:p>
              </table:table-cell>
              <table:table-cell office:value-type="float" office:value="2.5592">
                <text:p>2.5592</text:p>
              </table:table-cell>
            </table:table-row>
            <table:table-row>
              <table:table-cell office:value-type="string">
                <text:p>BellmanFord</text:p>
              </table:table-cell>
              <table:table-cell office:value-type="float" office:value="2.786">
                <text:p>2.786</text:p>
              </table:table-cell>
            </table:table-row>
            <table:table-row>
              <table:table-cell office:value-type="string">
                <text:p>BellmanFord</text:p>
              </table:table-cell>
              <table:table-cell office:value-type="float" office:value="3.044">
                <text:p>3.044</text:p>
              </table:table-cell>
            </table:table-row>
            <table:table-row>
              <table:table-cell office:value-type="string">
                <text:p>BellmanFord</text:p>
              </table:table-cell>
              <table:table-cell office:value-type="float" office:value="4.7305">
                <text:p>4.7305</text:p>
              </table:table-cell>
            </table:table-row>
            <table:table-row>
              <table:table-cell office:value-type="string">
                <text:p>BellmanFord</text:p>
              </table:table-cell>
              <table:table-cell office:value-type="float" office:value="4.4858">
                <text:p>4.4858</text:p>
              </table:table-cell>
            </table:table-row>
            <table:table-row>
              <table:table-cell office:value-type="string">
                <text:p>BellmanFord</text:p>
              </table:table-cell>
              <table:table-cell office:value-type="float" office:value="3.0189">
                <text:p>3.0189</text:p>
              </table:table-cell>
            </table:table-row>
            <table:table-row>
              <table:table-cell office:value-type="string">
                <text:p>BellmanFord</text:p>
              </table:table-cell>
              <table:table-cell office:value-type="float" office:value="2.1668">
                <text:p>2.1668</text:p>
              </table:table-cell>
            </table:table-row>
            <table:table-row>
              <table:table-cell office:value-type="string">
                <text:p>BellmanFord</text:p>
              </table:table-cell>
              <table:table-cell office:value-type="float" office:value="2.909">
                <text:p>2.909</text:p>
              </table:table-cell>
            </table:table-row>
            <table:table-row>
              <table:table-cell office:value-type="string">
                <text:p>BellmanFord</text:p>
              </table:table-cell>
              <table:table-cell office:value-type="float" office:value="2.1239">
                <text:p>2.1239</text:p>
              </table:table-cell>
            </table:table-row>
            <table:table-row>
              <table:table-cell office:value-type="string">
                <text:p>BellmanFord</text:p>
              </table:table-cell>
              <table:table-cell office:value-type="float" office:value="2.3791">
                <text:p>2.3791</text:p>
              </table:table-cell>
            </table:table-row>
            <table:table-row>
              <table:table-cell office:value-type="string">
                <text:p>BellmanFord</text:p>
              </table:table-cell>
              <table:table-cell office:value-type="float" office:value="1.9926">
                <text:p>1.9926</text:p>
              </table:table-cell>
            </table:table-row>
            <table:table-row>
              <table:table-cell office:value-type="string">
                <text:p>BellmanFord</text:p>
              </table:table-cell>
              <table:table-cell office:value-type="float" office:value="2.7372">
                <text:p>2.7372</text:p>
              </table:table-cell>
            </table:table-row>
            <table:table-row>
              <table:table-cell office:value-type="string">
                <text:p>BellmanFord</text:p>
              </table:table-cell>
              <table:table-cell office:value-type="float" office:value="2.9092">
                <text:p>2.9092</text:p>
              </table:table-cell>
            </table:table-row>
            <table:table-row>
              <table:table-cell office:value-type="string">
                <text:p>BellmanFord</text:p>
              </table:table-cell>
              <table:table-cell office:value-type="float" office:value="2.8917">
                <text:p>2.8917</text:p>
              </table:table-cell>
            </table:table-row>
            <table:table-row>
              <table:table-cell office:value-type="string">
                <text:p>BellmanFord</text:p>
              </table:table-cell>
              <table:table-cell office:value-type="float" office:value="2.8857">
                <text:p>2.8857</text:p>
              </table:table-cell>
            </table:table-row>
            <table:table-row>
              <table:table-cell office:value-type="string">
                <text:p>BellmanFord</text:p>
              </table:table-cell>
              <table:table-cell office:value-type="float" office:value="2.6283">
                <text:p>2.6283</text:p>
              </table:table-cell>
            </table:table-row>
            <table:table-row>
              <table:table-cell office:value-type="string">
                <text:p>BellmanFord</text:p>
              </table:table-cell>
              <table:table-cell office:value-type="float" office:value="2.1193">
                <text:p>2.1193</text:p>
              </table:table-cell>
            </table:table-row>
            <table:table-row>
              <table:table-cell office:value-type="string">
                <text:p>BellmanFord</text:p>
              </table:table-cell>
              <table:table-cell office:value-type="float" office:value="2.4413">
                <text:p>2.4413</text:p>
              </table:table-cell>
            </table:table-row>
            <table:table-row>
              <table:table-cell office:value-type="string">
                <text:p>BellmanFord</text:p>
              </table:table-cell>
              <table:table-cell office:value-type="float" office:value="3.1719">
                <text:p>3.1719</text:p>
              </table:table-cell>
            </table:table-row>
            <table:table-row>
              <table:table-cell office:value-type="string">
                <text:p>BellmanFord</text:p>
              </table:table-cell>
              <table:table-cell office:value-type="float" office:value="2.8703">
                <text:p>2.8703</text:p>
              </table:table-cell>
            </table:table-row>
            <table:table-row>
              <table:table-cell office:value-type="string">
                <text:p>BellmanFord</text:p>
              </table:table-cell>
              <table:table-cell office:value-type="float" office:value="3.0423">
                <text:p>3.0423</text:p>
              </table:table-cell>
            </table:table-row>
            <table:table-row>
              <table:table-cell office:value-type="string">
                <text:p>BellmanFord</text:p>
              </table:table-cell>
              <table:table-cell office:value-type="float" office:value="3.1317">
                <text:p>3.1317</text:p>
              </table:table-cell>
            </table:table-row>
            <table:table-row>
              <table:table-cell office:value-type="string">
                <text:p>BellmanFord</text:p>
              </table:table-cell>
              <table:table-cell office:value-type="float" office:value="3.1295">
                <text:p>3.1295</text:p>
              </table:table-cell>
            </table:table-row>
            <table:table-row>
              <table:table-cell office:value-type="string">
                <text:p>BellmanFord</text:p>
              </table:table-cell>
              <table:table-cell office:value-type="float" office:value="2.693">
                <text:p>2.693</text:p>
              </table:table-cell>
            </table:table-row>
            <table:table-row>
              <table:table-cell office:value-type="string">
                <text:p>BellmanFord</text:p>
              </table:table-cell>
              <table:table-cell office:value-type="float" office:value="2.6887">
                <text:p>2.6887</text:p>
              </table:table-cell>
            </table:table-row>
            <table:table-row>
              <table:table-cell office:value-type="string">
                <text:p>BellmanFord</text:p>
              </table:table-cell>
              <table:table-cell office:value-type="float" office:value="2.6501">
                <text:p>2.6501</text:p>
              </table:table-cell>
            </table:table-row>
            <table:table-row>
              <table:table-cell office:value-type="string">
                <text:p>BellmanFord</text:p>
              </table:table-cell>
              <table:table-cell office:value-type="float" office:value="2.6194">
                <text:p>2.6194</text:p>
              </table:table-cell>
            </table:table-row>
            <table:table-row>
              <table:table-cell office:value-type="string">
                <text:p>BellmanFord</text:p>
              </table:table-cell>
              <table:table-cell office:value-type="float" office:value="3.1555">
                <text:p>3.1555</text:p>
              </table:table-cell>
            </table:table-row>
            <table:table-row>
              <table:table-cell office:value-type="string">
                <text:p>BellmanFord</text:p>
              </table:table-cell>
              <table:table-cell office:value-type="float" office:value="3.1782">
                <text:p>3.1782</text:p>
              </table:table-cell>
            </table:table-row>
            <table:table-row>
              <table:table-cell office:value-type="string">
                <text:p>BellmanFord</text:p>
              </table:table-cell>
              <table:table-cell office:value-type="float" office:value="2.9272">
                <text:p>2.9272</text:p>
              </table:table-cell>
            </table:table-row>
            <table:table-row>
              <table:table-cell office:value-type="string">
                <text:p>BellmanFord</text:p>
              </table:table-cell>
              <table:table-cell office:value-type="float" office:value="2.5133">
                <text:p>2.5133</text:p>
              </table:table-cell>
            </table:table-row>
            <table:table-row>
              <table:table-cell office:value-type="string">
                <text:p>BellmanFord</text:p>
              </table:table-cell>
              <table:table-cell office:value-type="float" office:value="2.294">
                <text:p>2.294</text:p>
              </table:table-cell>
            </table:table-row>
            <table:table-row>
              <table:table-cell office:value-type="string">
                <text:p>BellmanFord</text:p>
              </table:table-cell>
              <table:table-cell office:value-type="float" office:value="2.3663">
                <text:p>2.3663</text:p>
              </table:table-cell>
            </table:table-row>
            <table:table-row>
              <table:table-cell office:value-type="string">
                <text:p>BellmanFord</text:p>
              </table:table-cell>
              <table:table-cell office:value-type="float" office:value="2.7736">
                <text:p>2.7736</text:p>
              </table:table-cell>
            </table:table-row>
            <table:table-row>
              <table:table-cell office:value-type="string">
                <text:p>BellmanFord</text:p>
              </table:table-cell>
              <table:table-cell office:value-type="float" office:value="2.7684">
                <text:p>2.7684</text:p>
              </table:table-cell>
            </table:table-row>
            <table:table-row>
              <table:table-cell office:value-type="string">
                <text:p>BellmanFord</text:p>
              </table:table-cell>
              <table:table-cell office:value-type="float" office:value="2.4726">
                <text:p>2.4726</text:p>
              </table:table-cell>
            </table:table-row>
            <table:table-row>
              <table:table-cell office:value-type="string">
                <text:p>BellmanFord</text:p>
              </table:table-cell>
              <table:table-cell office:value-type="float" office:value="2.1617">
                <text:p>2.1617</text:p>
              </table:table-cell>
            </table:table-row>
            <table:table-row>
              <table:table-cell office:value-type="string">
                <text:p>BellmanFord</text:p>
              </table:table-cell>
              <table:table-cell office:value-type="float" office:value="2.8649">
                <text:p>2.8649</text:p>
              </table:table-cell>
            </table:table-row>
            <table:table-row>
              <table:table-cell office:value-type="string">
                <text:p>BellmanFord</text:p>
              </table:table-cell>
              <table:table-cell office:value-type="float" office:value="3.003">
                <text:p>3.003</text:p>
              </table:table-cell>
            </table:table-row>
            <table:table-row>
              <table:table-cell office:value-type="string">
                <text:p>BellmanFord</text:p>
              </table:table-cell>
              <table:table-cell office:value-type="float" office:value="2.0946">
                <text:p>2.0946</text:p>
              </table:table-cell>
            </table:table-row>
            <table:table-row>
              <table:table-cell office:value-type="string">
                <text:p>BellmanFord</text:p>
              </table:table-cell>
              <table:table-cell office:value-type="float" office:value="2.5004">
                <text:p>2.5004</text:p>
              </table:table-cell>
            </table:table-row>
            <table:table-row>
              <table:table-cell office:value-type="string">
                <text:p>BellmanFord</text:p>
              </table:table-cell>
              <table:table-cell office:value-type="float" office:value="2.5141">
                <text:p>2.5141</text:p>
              </table:table-cell>
            </table:table-row>
            <table:table-row>
              <table:table-cell office:value-type="string">
                <text:p>BellmanFord</text:p>
              </table:table-cell>
              <table:table-cell office:value-type="float" office:value="2.7523">
                <text:p>2.7523</text:p>
              </table:table-cell>
            </table:table-row>
            <table:table-row>
              <table:table-cell office:value-type="string">
                <text:p>BellmanFord</text:p>
              </table:table-cell>
              <table:table-cell office:value-type="float" office:value="2.8341">
                <text:p>2.8341</text:p>
              </table:table-cell>
            </table:table-row>
            <table:table-row>
              <table:table-cell office:value-type="string">
                <text:p>BellmanFord</text:p>
              </table:table-cell>
              <table:table-cell office:value-type="float" office:value="3.7777">
                <text:p>3.7777</text:p>
              </table:table-cell>
            </table:table-row>
            <table:table-row>
              <table:table-cell office:value-type="string">
                <text:p>BellmanFord</text:p>
              </table:table-cell>
              <table:table-cell office:value-type="float" office:value="3.1562">
                <text:p>3.1562</text:p>
              </table:table-cell>
            </table:table-row>
            <table:table-row>
              <table:table-cell office:value-type="string">
                <text:p>BellmanFord</text:p>
              </table:table-cell>
              <table:table-cell office:value-type="float" office:value="2.2411">
                <text:p>2.2411</text:p>
              </table:table-cell>
            </table:table-row>
            <table:table-row>
              <table:table-cell office:value-type="string">
                <text:p>BellmanFord</text:p>
              </table:table-cell>
              <table:table-cell office:value-type="float" office:value="3.0162">
                <text:p>3.0162</text:p>
              </table:table-cell>
            </table:table-row>
            <table:table-row>
              <table:table-cell office:value-type="string">
                <text:p>BellmanFord</text:p>
              </table:table-cell>
              <table:table-cell office:value-type="float" office:value="2.5825">
                <text:p>2.5825</text:p>
              </table:table-cell>
            </table:table-row>
            <table:table-row>
              <table:table-cell office:value-type="string">
                <text:p>BellmanFord</text:p>
              </table:table-cell>
              <table:table-cell office:value-type="float" office:value="3.1039">
                <text:p>3.1039</text:p>
              </table:table-cell>
            </table:table-row>
            <table:table-row>
              <table:table-cell office:value-type="string">
                <text:p>BellmanFord</text:p>
              </table:table-cell>
              <table:table-cell office:value-type="float" office:value="2.3763">
                <text:p>2.3763</text:p>
              </table:table-cell>
            </table:table-row>
            <table:table-row>
              <table:table-cell office:value-type="string">
                <text:p>BellmanFord</text:p>
              </table:table-cell>
              <table:table-cell office:value-type="float" office:value="2.9501">
                <text:p>2.9501</text:p>
              </table:table-cell>
            </table:table-row>
            <table:table-row>
              <table:table-cell office:value-type="string">
                <text:p>BellmanFord</text:p>
              </table:table-cell>
              <table:table-cell office:value-type="float" office:value="2.9373">
                <text:p>2.9373</text:p>
              </table:table-cell>
            </table:table-row>
            <table:table-row>
              <table:table-cell office:value-type="string">
                <text:p>BellmanFord</text:p>
              </table:table-cell>
              <table:table-cell office:value-type="float" office:value="2.4091">
                <text:p>2.4091</text:p>
              </table:table-cell>
            </table:table-row>
            <table:table-row>
              <table:table-cell office:value-type="string">
                <text:p>BellmanFord</text:p>
              </table:table-cell>
              <table:table-cell office:value-type="float" office:value="2.6874">
                <text:p>2.6874</text:p>
              </table:table-cell>
            </table:table-row>
            <table:table-row>
              <table:table-cell office:value-type="string">
                <text:p>BellmanFord</text:p>
              </table:table-cell>
              <table:table-cell office:value-type="float" office:value="2.6056">
                <text:p>2.6056</text:p>
              </table:table-cell>
            </table:table-row>
            <table:table-row>
              <table:table-cell office:value-type="string">
                <text:p>BellmanFord</text:p>
              </table:table-cell>
              <table:table-cell office:value-type="float" office:value="2.4739">
                <text:p>2.4739</text:p>
              </table:table-cell>
            </table:table-row>
            <table:table-row>
              <table:table-cell office:value-type="string">
                <text:p>BellmanFord</text:p>
              </table:table-cell>
              <table:table-cell office:value-type="float" office:value="3.2373">
                <text:p>3.2373</text:p>
              </table:table-cell>
            </table:table-row>
            <table:table-row>
              <table:table-cell office:value-type="string">
                <text:p>BellmanFord</text:p>
              </table:table-cell>
              <table:table-cell office:value-type="float" office:value="2.6245">
                <text:p>2.6245</text:p>
              </table:table-cell>
            </table:table-row>
            <table:table-row>
              <table:table-cell office:value-type="string">
                <text:p>BellmanFord</text:p>
              </table:table-cell>
              <table:table-cell office:value-type="float" office:value="2.9665">
                <text:p>2.9665</text:p>
              </table:table-cell>
            </table:table-row>
            <table:table-row>
              <table:table-cell office:value-type="string">
                <text:p>BellmanFord</text:p>
              </table:table-cell>
              <table:table-cell office:value-type="float" office:value="2.5501">
                <text:p>2.5501</text:p>
              </table:table-cell>
            </table:table-row>
            <table:table-row>
              <table:table-cell office:value-type="string">
                <text:p>BellmanFord</text:p>
              </table:table-cell>
              <table:table-cell office:value-type="float" office:value="2.5267">
                <text:p>2.5267</text:p>
              </table:table-cell>
            </table:table-row>
            <table:table-row>
              <table:table-cell office:value-type="string">
                <text:p>BellmanFord</text:p>
              </table:table-cell>
              <table:table-cell office:value-type="float" office:value="2.9612">
                <text:p>2.9612</text:p>
              </table:table-cell>
            </table:table-row>
            <table:table-row>
              <table:table-cell office:value-type="string">
                <text:p>BellmanFord</text:p>
              </table:table-cell>
              <table:table-cell office:value-type="float" office:value="2.7223">
                <text:p>2.7223</text:p>
              </table:table-cell>
            </table:table-row>
            <table:table-row>
              <table:table-cell office:value-type="string">
                <text:p>BellmanFord</text:p>
              </table:table-cell>
              <table:table-cell office:value-type="float" office:value="2.9944">
                <text:p>2.9944</text:p>
              </table:table-cell>
            </table:table-row>
            <table:table-row>
              <table:table-cell office:value-type="string">
                <text:p>BellmanFord</text:p>
              </table:table-cell>
              <table:table-cell office:value-type="float" office:value="2.5462">
                <text:p>2.5462</text:p>
              </table:table-cell>
            </table:table-row>
            <table:table-row>
              <table:table-cell office:value-type="string">
                <text:p>BellmanFord</text:p>
              </table:table-cell>
              <table:table-cell office:value-type="float" office:value="2.817">
                <text:p>2.817</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50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1"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ff40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461cm" svg:height="8.695cm" xlink:href="." xlink:type="simple" chart:class="chart:scatter" chart:style-name="ch1">
        <chart:title svg:x="5.911cm" svg:y="0.309cm" chart:style-name="ch2">
          <text:p>Algorytm Dijkstry</text:p>
        </chart:title>
        <chart:plot-area chart:style-name="ch3" chart:data-source-has-labels="both" svg:x="1.31cm" svg:y="1.287cm" svg:width="13.842cm" svg:height="6.264cm">
          <chart:coordinate-region svg:x="2.048cm" svg:y="1.49cm" svg:width="12.816cm" svg:height="5.408cm"/>
          <chart:axis chart:dimension="x" chart:name="primary-x" chart:style-name="ch4" chartooo:axis-type="auto">
            <chart:title svg:x="7.496cm" svg:y="7.724cm" chart:style-name="ch5">
              <text:p>Zapytanie</text:p>
            </chart:title>
            <chart:categories table:cell-range-address="local-table.$A$2:.$A$500"/>
          </chart:axis>
          <chart:axis chart:dimension="y" chart:name="primary-y" chart:style-name="ch6">
            <chart:title svg:x="0.451cm" svg:y="5.185cm" chart:style-name="ch7">
              <text:p>Czas [ms]</text:p>
            </chart:title>
            <chart:grid chart:style-name="ch8" chart:class="major"/>
          </chart:axis>
          <chart:series chart:style-name="ch9" chart:values-cell-range-address="local-table.$B$2:.$B$500" chart:label-cell-address="local-table.$B$1" chart:class="chart:scatter">
            <chart:regression-curve chart:style-name="ch10"/>
            <chart:regression-curve chart:style-name="ch11"/>
            <chart:data-point chart:repeated="499"/>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4,1987</text:p>
              </table:table-cell>
            </table:table-row>
          </table:table-header-rows>
          <table:table-rows>
            <table:table-row>
              <table:table-cell office:value-type="string">
                <text:p>Dijkstra</text:p>
              </table:table-cell>
              <table:table-cell office:value-type="float" office:value="4.3">
                <text:p>4.3</text:p>
              </table:table-cell>
            </table:table-row>
            <table:table-row>
              <table:table-cell office:value-type="string">
                <text:p>Dijkstra</text:p>
              </table:table-cell>
              <table:table-cell office:value-type="float" office:value="4.2814">
                <text:p>4.2814</text:p>
              </table:table-cell>
            </table:table-row>
            <table:table-row>
              <table:table-cell office:value-type="string">
                <text:p>Dijkstra</text:p>
              </table:table-cell>
              <table:table-cell office:value-type="float" office:value="3.7268">
                <text:p>3.7268</text:p>
              </table:table-cell>
            </table:table-row>
            <table:table-row>
              <table:table-cell office:value-type="string">
                <text:p>Dijkstra</text:p>
              </table:table-cell>
              <table:table-cell office:value-type="float" office:value="3.5203">
                <text:p>3.5203</text:p>
              </table:table-cell>
            </table:table-row>
            <table:table-row>
              <table:table-cell office:value-type="string">
                <text:p>Dijkstra</text:p>
              </table:table-cell>
              <table:table-cell office:value-type="float" office:value="4.462">
                <text:p>4.462</text:p>
              </table:table-cell>
            </table:table-row>
            <table:table-row>
              <table:table-cell office:value-type="string">
                <text:p>Dijkstra</text:p>
              </table:table-cell>
              <table:table-cell office:value-type="float" office:value="3.9398">
                <text:p>3.9398</text:p>
              </table:table-cell>
            </table:table-row>
            <table:table-row>
              <table:table-cell office:value-type="string">
                <text:p>Dijkstra</text:p>
              </table:table-cell>
              <table:table-cell office:value-type="float" office:value="4.395">
                <text:p>4.395</text:p>
              </table:table-cell>
            </table:table-row>
            <table:table-row>
              <table:table-cell office:value-type="string">
                <text:p>Dijkstra</text:p>
              </table:table-cell>
              <table:table-cell office:value-type="float" office:value="3.2845">
                <text:p>3.2845</text:p>
              </table:table-cell>
            </table:table-row>
            <table:table-row>
              <table:table-cell office:value-type="string">
                <text:p>Dijkstra</text:p>
              </table:table-cell>
              <table:table-cell office:value-type="float" office:value="3.3622">
                <text:p>3.3622</text:p>
              </table:table-cell>
            </table:table-row>
            <table:table-row>
              <table:table-cell office:value-type="string">
                <text:p>Dijkstra</text:p>
              </table:table-cell>
              <table:table-cell office:value-type="float" office:value="3.5203">
                <text:p>3.5203</text:p>
              </table:table-cell>
            </table:table-row>
            <table:table-row>
              <table:table-cell office:value-type="string">
                <text:p>Dijkstra</text:p>
              </table:table-cell>
              <table:table-cell office:value-type="float" office:value="3.528">
                <text:p>3.528</text:p>
              </table:table-cell>
            </table:table-row>
            <table:table-row>
              <table:table-cell office:value-type="string">
                <text:p>Dijkstra</text:p>
              </table:table-cell>
              <table:table-cell office:value-type="float" office:value="3.501">
                <text:p>3.501</text:p>
              </table:table-cell>
            </table:table-row>
            <table:table-row>
              <table:table-cell office:value-type="string">
                <text:p>Dijkstra</text:p>
              </table:table-cell>
              <table:table-cell office:value-type="float" office:value="2.6236">
                <text:p>2.6236</text:p>
              </table:table-cell>
            </table:table-row>
            <table:table-row>
              <table:table-cell office:value-type="string">
                <text:p>Dijkstra</text:p>
              </table:table-cell>
              <table:table-cell office:value-type="float" office:value="2.3808">
                <text:p>2.3808</text:p>
              </table:table-cell>
            </table:table-row>
            <table:table-row>
              <table:table-cell office:value-type="string">
                <text:p>Dijkstra</text:p>
              </table:table-cell>
              <table:table-cell office:value-type="float" office:value="2.6502">
                <text:p>2.6502</text:p>
              </table:table-cell>
            </table:table-row>
            <table:table-row>
              <table:table-cell office:value-type="string">
                <text:p>Dijkstra</text:p>
              </table:table-cell>
              <table:table-cell office:value-type="float" office:value="2.4503">
                <text:p>2.4503</text:p>
              </table:table-cell>
            </table:table-row>
            <table:table-row>
              <table:table-cell office:value-type="string">
                <text:p>Dijkstra</text:p>
              </table:table-cell>
              <table:table-cell office:value-type="float" office:value="2.1646">
                <text:p>2.1646</text:p>
              </table:table-cell>
            </table:table-row>
            <table:table-row>
              <table:table-cell office:value-type="string">
                <text:p>Dijkstra</text:p>
              </table:table-cell>
              <table:table-cell office:value-type="float" office:value="2.5155">
                <text:p>2.5155</text:p>
              </table:table-cell>
            </table:table-row>
            <table:table-row>
              <table:table-cell office:value-type="string">
                <text:p>Dijkstra</text:p>
              </table:table-cell>
              <table:table-cell office:value-type="float" office:value="2.1962">
                <text:p>2.1962</text:p>
              </table:table-cell>
            </table:table-row>
            <table:table-row>
              <table:table-cell office:value-type="string">
                <text:p>Dijkstra</text:p>
              </table:table-cell>
              <table:table-cell office:value-type="float" office:value="2.1858">
                <text:p>2.1858</text:p>
              </table:table-cell>
            </table:table-row>
            <table:table-row>
              <table:table-cell office:value-type="string">
                <text:p>Dijkstra</text:p>
              </table:table-cell>
              <table:table-cell office:value-type="float" office:value="2.2932">
                <text:p>2.2932</text:p>
              </table:table-cell>
            </table:table-row>
            <table:table-row>
              <table:table-cell office:value-type="string">
                <text:p>Dijkstra</text:p>
              </table:table-cell>
              <table:table-cell office:value-type="float" office:value="2.3607">
                <text:p>2.3607</text:p>
              </table:table-cell>
            </table:table-row>
            <table:table-row>
              <table:table-cell office:value-type="string">
                <text:p>Dijkstra</text:p>
              </table:table-cell>
              <table:table-cell office:value-type="float" office:value="2.1863">
                <text:p>2.1863</text:p>
              </table:table-cell>
            </table:table-row>
            <table:table-row>
              <table:table-cell office:value-type="string">
                <text:p>Dijkstra</text:p>
              </table:table-cell>
              <table:table-cell office:value-type="float" office:value="2.0852">
                <text:p>2.0852</text:p>
              </table:table-cell>
            </table:table-row>
            <table:table-row>
              <table:table-cell office:value-type="string">
                <text:p>Dijkstra</text:p>
              </table:table-cell>
              <table:table-cell office:value-type="float" office:value="2.084">
                <text:p>2.084</text:p>
              </table:table-cell>
            </table:table-row>
            <table:table-row>
              <table:table-cell office:value-type="string">
                <text:p>Dijkstra</text:p>
              </table:table-cell>
              <table:table-cell office:value-type="float" office:value="2.2716">
                <text:p>2.2716</text:p>
              </table:table-cell>
            </table:table-row>
            <table:table-row>
              <table:table-cell office:value-type="string">
                <text:p>Dijkstra</text:p>
              </table:table-cell>
              <table:table-cell office:value-type="float" office:value="2.0861">
                <text:p>2.0861</text:p>
              </table:table-cell>
            </table:table-row>
            <table:table-row>
              <table:table-cell office:value-type="string">
                <text:p>Dijkstra</text:p>
              </table:table-cell>
              <table:table-cell office:value-type="float" office:value="2.0594">
                <text:p>2.0594</text:p>
              </table:table-cell>
            </table:table-row>
            <table:table-row>
              <table:table-cell office:value-type="string">
                <text:p>Dijkstra</text:p>
              </table:table-cell>
              <table:table-cell office:value-type="float" office:value="3.5897">
                <text:p>3.5897</text:p>
              </table:table-cell>
            </table:table-row>
            <table:table-row>
              <table:table-cell office:value-type="string">
                <text:p>Dijkstra</text:p>
              </table:table-cell>
              <table:table-cell office:value-type="float" office:value="2.4839">
                <text:p>2.4839</text:p>
              </table:table-cell>
            </table:table-row>
            <table:table-row>
              <table:table-cell office:value-type="string">
                <text:p>Dijkstra</text:p>
              </table:table-cell>
              <table:table-cell office:value-type="float" office:value="2.0768">
                <text:p>2.0768</text:p>
              </table:table-cell>
            </table:table-row>
            <table:table-row>
              <table:table-cell office:value-type="string">
                <text:p>Dijkstra</text:p>
              </table:table-cell>
              <table:table-cell office:value-type="float" office:value="2.1361">
                <text:p>2.1361</text:p>
              </table:table-cell>
            </table:table-row>
            <table:table-row>
              <table:table-cell office:value-type="string">
                <text:p>Dijkstra</text:p>
              </table:table-cell>
              <table:table-cell office:value-type="float" office:value="2.9096">
                <text:p>2.9096</text:p>
              </table:table-cell>
            </table:table-row>
            <table:table-row>
              <table:table-cell office:value-type="string">
                <text:p>Dijkstra</text:p>
              </table:table-cell>
              <table:table-cell office:value-type="float" office:value="1.7741">
                <text:p>1.7741</text:p>
              </table:table-cell>
            </table:table-row>
            <table:table-row>
              <table:table-cell office:value-type="string">
                <text:p>Dijkstra</text:p>
              </table:table-cell>
              <table:table-cell office:value-type="float" office:value="1.8298">
                <text:p>1.8298</text:p>
              </table:table-cell>
            </table:table-row>
            <table:table-row>
              <table:table-cell office:value-type="string">
                <text:p>Dijkstra</text:p>
              </table:table-cell>
              <table:table-cell office:value-type="float" office:value="1.8079">
                <text:p>1.8079</text:p>
              </table:table-cell>
            </table:table-row>
            <table:table-row>
              <table:table-cell office:value-type="string">
                <text:p>Dijkstra</text:p>
              </table:table-cell>
              <table:table-cell office:value-type="float" office:value="2.1728">
                <text:p>2.1728</text:p>
              </table:table-cell>
            </table:table-row>
            <table:table-row>
              <table:table-cell office:value-type="string">
                <text:p>Dijkstra</text:p>
              </table:table-cell>
              <table:table-cell office:value-type="float" office:value="1.8377">
                <text:p>1.8377</text:p>
              </table:table-cell>
            </table:table-row>
            <table:table-row>
              <table:table-cell office:value-type="string">
                <text:p>Dijkstra</text:p>
              </table:table-cell>
              <table:table-cell office:value-type="float" office:value="1.8946">
                <text:p>1.8946</text:p>
              </table:table-cell>
            </table:table-row>
            <table:table-row>
              <table:table-cell office:value-type="string">
                <text:p>Dijkstra</text:p>
              </table:table-cell>
              <table:table-cell office:value-type="float" office:value="1.8151">
                <text:p>1.8151</text:p>
              </table:table-cell>
            </table:table-row>
            <table:table-row>
              <table:table-cell office:value-type="string">
                <text:p>Dijkstra</text:p>
              </table:table-cell>
              <table:table-cell office:value-type="float" office:value="1.7746">
                <text:p>1.7746</text:p>
              </table:table-cell>
            </table:table-row>
            <table:table-row>
              <table:table-cell office:value-type="string">
                <text:p>Dijkstra</text:p>
              </table:table-cell>
              <table:table-cell office:value-type="float" office:value="1.7311">
                <text:p>1.7311</text:p>
              </table:table-cell>
            </table:table-row>
            <table:table-row>
              <table:table-cell office:value-type="string">
                <text:p>Dijkstra</text:p>
              </table:table-cell>
              <table:table-cell office:value-type="float" office:value="1.8917">
                <text:p>1.8917</text:p>
              </table:table-cell>
            </table:table-row>
            <table:table-row>
              <table:table-cell office:value-type="string">
                <text:p>Dijkstra</text:p>
              </table:table-cell>
              <table:table-cell office:value-type="float" office:value="1.8302">
                <text:p>1.8302</text:p>
              </table:table-cell>
            </table:table-row>
            <table:table-row>
              <table:table-cell office:value-type="string">
                <text:p>Dijkstra</text:p>
              </table:table-cell>
              <table:table-cell office:value-type="float" office:value="1.5191">
                <text:p>1.5191</text:p>
              </table:table-cell>
            </table:table-row>
            <table:table-row>
              <table:table-cell office:value-type="string">
                <text:p>Dijkstra</text:p>
              </table:table-cell>
              <table:table-cell office:value-type="float" office:value="1.545">
                <text:p>1.545</text:p>
              </table:table-cell>
            </table:table-row>
            <table:table-row>
              <table:table-cell office:value-type="string">
                <text:p>Dijkstra</text:p>
              </table:table-cell>
              <table:table-cell office:value-type="float" office:value="1.5614">
                <text:p>1.5614</text:p>
              </table:table-cell>
            </table:table-row>
            <table:table-row>
              <table:table-cell office:value-type="string">
                <text:p>Dijkstra</text:p>
              </table:table-cell>
              <table:table-cell office:value-type="float" office:value="1.5814">
                <text:p>1.5814</text:p>
              </table:table-cell>
            </table:table-row>
            <table:table-row>
              <table:table-cell office:value-type="string">
                <text:p>Dijkstra</text:p>
              </table:table-cell>
              <table:table-cell office:value-type="float" office:value="1.6891">
                <text:p>1.6891</text:p>
              </table:table-cell>
            </table:table-row>
            <table:table-row>
              <table:table-cell office:value-type="string">
                <text:p>Dijkstra</text:p>
              </table:table-cell>
              <table:table-cell office:value-type="float" office:value="1.5427">
                <text:p>1.5427</text:p>
              </table:table-cell>
            </table:table-row>
            <table:table-row>
              <table:table-cell office:value-type="string">
                <text:p>Dijkstra</text:p>
              </table:table-cell>
              <table:table-cell office:value-type="float" office:value="1.5476">
                <text:p>1.5476</text:p>
              </table:table-cell>
            </table:table-row>
            <table:table-row>
              <table:table-cell office:value-type="string">
                <text:p>Dijkstra</text:p>
              </table:table-cell>
              <table:table-cell office:value-type="float" office:value="1.6064">
                <text:p>1.6064</text:p>
              </table:table-cell>
            </table:table-row>
            <table:table-row>
              <table:table-cell office:value-type="string">
                <text:p>Dijkstra</text:p>
              </table:table-cell>
              <table:table-cell office:value-type="float" office:value="1.5871">
                <text:p>1.5871</text:p>
              </table:table-cell>
            </table:table-row>
            <table:table-row>
              <table:table-cell office:value-type="string">
                <text:p>Dijkstra</text:p>
              </table:table-cell>
              <table:table-cell office:value-type="float" office:value="1.5611">
                <text:p>1.5611</text:p>
              </table:table-cell>
            </table:table-row>
            <table:table-row>
              <table:table-cell office:value-type="string">
                <text:p>Dijkstra</text:p>
              </table:table-cell>
              <table:table-cell office:value-type="float" office:value="1.6299">
                <text:p>1.6299</text:p>
              </table:table-cell>
            </table:table-row>
            <table:table-row>
              <table:table-cell office:value-type="string">
                <text:p>Dijkstra</text:p>
              </table:table-cell>
              <table:table-cell office:value-type="float" office:value="1.5345">
                <text:p>1.5345</text:p>
              </table:table-cell>
            </table:table-row>
            <table:table-row>
              <table:table-cell office:value-type="string">
                <text:p>Dijkstra</text:p>
              </table:table-cell>
              <table:table-cell office:value-type="float" office:value="1.4988">
                <text:p>1.4988</text:p>
              </table:table-cell>
            </table:table-row>
            <table:table-row>
              <table:table-cell office:value-type="string">
                <text:p>Dijkstra</text:p>
              </table:table-cell>
              <table:table-cell office:value-type="float" office:value="1.5136">
                <text:p>1.5136</text:p>
              </table:table-cell>
            </table:table-row>
            <table:table-row>
              <table:table-cell office:value-type="string">
                <text:p>Dijkstra</text:p>
              </table:table-cell>
              <table:table-cell office:value-type="float" office:value="1.5549">
                <text:p>1.5549</text:p>
              </table:table-cell>
            </table:table-row>
            <table:table-row>
              <table:table-cell office:value-type="string">
                <text:p>Dijkstra</text:p>
              </table:table-cell>
              <table:table-cell office:value-type="float" office:value="1.5287">
                <text:p>1.5287</text:p>
              </table:table-cell>
            </table:table-row>
            <table:table-row>
              <table:table-cell office:value-type="string">
                <text:p>Dijkstra</text:p>
              </table:table-cell>
              <table:table-cell office:value-type="float" office:value="1.5143">
                <text:p>1.5143</text:p>
              </table:table-cell>
            </table:table-row>
            <table:table-row>
              <table:table-cell office:value-type="string">
                <text:p>Dijkstra</text:p>
              </table:table-cell>
              <table:table-cell office:value-type="float" office:value="1.5284">
                <text:p>1.5284</text:p>
              </table:table-cell>
            </table:table-row>
            <table:table-row>
              <table:table-cell office:value-type="string">
                <text:p>Dijkstra</text:p>
              </table:table-cell>
              <table:table-cell office:value-type="float" office:value="1.6203">
                <text:p>1.6203</text:p>
              </table:table-cell>
            </table:table-row>
            <table:table-row>
              <table:table-cell office:value-type="string">
                <text:p>Dijkstra</text:p>
              </table:table-cell>
              <table:table-cell office:value-type="float" office:value="1.6152">
                <text:p>1.6152</text:p>
              </table:table-cell>
            </table:table-row>
            <table:table-row>
              <table:table-cell office:value-type="string">
                <text:p>Dijkstra</text:p>
              </table:table-cell>
              <table:table-cell office:value-type="float" office:value="1.5391">
                <text:p>1.5391</text:p>
              </table:table-cell>
            </table:table-row>
            <table:table-row>
              <table:table-cell office:value-type="string">
                <text:p>Dijkstra</text:p>
              </table:table-cell>
              <table:table-cell office:value-type="float" office:value="1.5468">
                <text:p>1.5468</text:p>
              </table:table-cell>
            </table:table-row>
            <table:table-row>
              <table:table-cell office:value-type="string">
                <text:p>Dijkstra</text:p>
              </table:table-cell>
              <table:table-cell office:value-type="float" office:value="1.4882">
                <text:p>1.4882</text:p>
              </table:table-cell>
            </table:table-row>
            <table:table-row>
              <table:table-cell office:value-type="string">
                <text:p>Dijkstra</text:p>
              </table:table-cell>
              <table:table-cell office:value-type="float" office:value="1.5582">
                <text:p>1.5582</text:p>
              </table:table-cell>
            </table:table-row>
            <table:table-row>
              <table:table-cell office:value-type="string">
                <text:p>Dijkstra</text:p>
              </table:table-cell>
              <table:table-cell office:value-type="float" office:value="1.5334">
                <text:p>1.5334</text:p>
              </table:table-cell>
            </table:table-row>
            <table:table-row>
              <table:table-cell office:value-type="string">
                <text:p>Dijkstra</text:p>
              </table:table-cell>
              <table:table-cell office:value-type="float" office:value="1.501">
                <text:p>1.501</text:p>
              </table:table-cell>
            </table:table-row>
            <table:table-row>
              <table:table-cell office:value-type="string">
                <text:p>Dijkstra</text:p>
              </table:table-cell>
              <table:table-cell office:value-type="float" office:value="1.4987">
                <text:p>1.4987</text:p>
              </table:table-cell>
            </table:table-row>
            <table:table-row>
              <table:table-cell office:value-type="string">
                <text:p>Dijkstra</text:p>
              </table:table-cell>
              <table:table-cell office:value-type="float" office:value="1.5252">
                <text:p>1.5252</text:p>
              </table:table-cell>
            </table:table-row>
            <table:table-row>
              <table:table-cell office:value-type="string">
                <text:p>Dijkstra</text:p>
              </table:table-cell>
              <table:table-cell office:value-type="float" office:value="1.5135">
                <text:p>1.5135</text:p>
              </table:table-cell>
            </table:table-row>
            <table:table-row>
              <table:table-cell office:value-type="string">
                <text:p>Dijkstra</text:p>
              </table:table-cell>
              <table:table-cell office:value-type="float" office:value="1.574">
                <text:p>1.574</text:p>
              </table:table-cell>
            </table:table-row>
            <table:table-row>
              <table:table-cell office:value-type="string">
                <text:p>Dijkstra</text:p>
              </table:table-cell>
              <table:table-cell office:value-type="float" office:value="1.5584">
                <text:p>1.5584</text:p>
              </table:table-cell>
            </table:table-row>
            <table:table-row>
              <table:table-cell office:value-type="string">
                <text:p>Dijkstra</text:p>
              </table:table-cell>
              <table:table-cell office:value-type="float" office:value="1.5157">
                <text:p>1.5157</text:p>
              </table:table-cell>
            </table:table-row>
            <table:table-row>
              <table:table-cell office:value-type="string">
                <text:p>Dijkstra</text:p>
              </table:table-cell>
              <table:table-cell office:value-type="float" office:value="1.5492">
                <text:p>1.5492</text:p>
              </table:table-cell>
            </table:table-row>
            <table:table-row>
              <table:table-cell office:value-type="string">
                <text:p>Dijkstra</text:p>
              </table:table-cell>
              <table:table-cell office:value-type="float" office:value="1.5661">
                <text:p>1.5661</text:p>
              </table:table-cell>
            </table:table-row>
            <table:table-row>
              <table:table-cell office:value-type="string">
                <text:p>Dijkstra</text:p>
              </table:table-cell>
              <table:table-cell office:value-type="float" office:value="1.5435">
                <text:p>1.5435</text:p>
              </table:table-cell>
            </table:table-row>
            <table:table-row>
              <table:table-cell office:value-type="string">
                <text:p>Dijkstra</text:p>
              </table:table-cell>
              <table:table-cell office:value-type="float" office:value="1.4905">
                <text:p>1.4905</text:p>
              </table:table-cell>
            </table:table-row>
            <table:table-row>
              <table:table-cell office:value-type="string">
                <text:p>Dijkstra</text:p>
              </table:table-cell>
              <table:table-cell office:value-type="float" office:value="1.5314">
                <text:p>1.5314</text:p>
              </table:table-cell>
            </table:table-row>
            <table:table-row>
              <table:table-cell office:value-type="string">
                <text:p>Dijkstra</text:p>
              </table:table-cell>
              <table:table-cell office:value-type="float" office:value="1.5681">
                <text:p>1.5681</text:p>
              </table:table-cell>
            </table:table-row>
            <table:table-row>
              <table:table-cell office:value-type="string">
                <text:p>Dijkstra</text:p>
              </table:table-cell>
              <table:table-cell office:value-type="float" office:value="1.5484">
                <text:p>1.5484</text:p>
              </table:table-cell>
            </table:table-row>
            <table:table-row>
              <table:table-cell office:value-type="string">
                <text:p>Dijkstra</text:p>
              </table:table-cell>
              <table:table-cell office:value-type="float" office:value="1.6976">
                <text:p>1.6976</text:p>
              </table:table-cell>
            </table:table-row>
            <table:table-row>
              <table:table-cell office:value-type="string">
                <text:p>Dijkstra</text:p>
              </table:table-cell>
              <table:table-cell office:value-type="float" office:value="1.582">
                <text:p>1.582</text:p>
              </table:table-cell>
            </table:table-row>
            <table:table-row>
              <table:table-cell office:value-type="string">
                <text:p>Dijkstra</text:p>
              </table:table-cell>
              <table:table-cell office:value-type="float" office:value="1.5527">
                <text:p>1.5527</text:p>
              </table:table-cell>
            </table:table-row>
            <table:table-row>
              <table:table-cell office:value-type="string">
                <text:p>Dijkstra</text:p>
              </table:table-cell>
              <table:table-cell office:value-type="float" office:value="1.5394">
                <text:p>1.5394</text:p>
              </table:table-cell>
            </table:table-row>
            <table:table-row>
              <table:table-cell office:value-type="string">
                <text:p>Dijkstra</text:p>
              </table:table-cell>
              <table:table-cell office:value-type="float" office:value="1.6411">
                <text:p>1.6411</text:p>
              </table:table-cell>
            </table:table-row>
            <table:table-row>
              <table:table-cell office:value-type="string">
                <text:p>Dijkstra</text:p>
              </table:table-cell>
              <table:table-cell office:value-type="float" office:value="1.5452">
                <text:p>1.5452</text:p>
              </table:table-cell>
            </table:table-row>
            <table:table-row>
              <table:table-cell office:value-type="string">
                <text:p>Dijkstra</text:p>
              </table:table-cell>
              <table:table-cell office:value-type="float" office:value="1.5634">
                <text:p>1.5634</text:p>
              </table:table-cell>
            </table:table-row>
            <table:table-row>
              <table:table-cell office:value-type="string">
                <text:p>Dijkstra</text:p>
              </table:table-cell>
              <table:table-cell office:value-type="float" office:value="1.5662">
                <text:p>1.5662</text:p>
              </table:table-cell>
            </table:table-row>
            <table:table-row>
              <table:table-cell office:value-type="string">
                <text:p>Dijkstra</text:p>
              </table:table-cell>
              <table:table-cell office:value-type="float" office:value="1.5666">
                <text:p>1.5666</text:p>
              </table:table-cell>
            </table:table-row>
            <table:table-row>
              <table:table-cell office:value-type="string">
                <text:p>Dijkstra</text:p>
              </table:table-cell>
              <table:table-cell office:value-type="float" office:value="1.6462">
                <text:p>1.6462</text:p>
              </table:table-cell>
            </table:table-row>
            <table:table-row>
              <table:table-cell office:value-type="string">
                <text:p>Dijkstra</text:p>
              </table:table-cell>
              <table:table-cell office:value-type="float" office:value="1.5993">
                <text:p>1.5993</text:p>
              </table:table-cell>
            </table:table-row>
            <table:table-row>
              <table:table-cell office:value-type="string">
                <text:p>Dijkstra</text:p>
              </table:table-cell>
              <table:table-cell office:value-type="float" office:value="1.8573">
                <text:p>1.8573</text:p>
              </table:table-cell>
            </table:table-row>
            <table:table-row>
              <table:table-cell office:value-type="string">
                <text:p>Dijkstra</text:p>
              </table:table-cell>
              <table:table-cell office:value-type="float" office:value="1.5293">
                <text:p>1.5293</text:p>
              </table:table-cell>
            </table:table-row>
            <table:table-row>
              <table:table-cell office:value-type="string">
                <text:p>Dijkstra</text:p>
              </table:table-cell>
              <table:table-cell office:value-type="float" office:value="1.5514">
                <text:p>1.5514</text:p>
              </table:table-cell>
            </table:table-row>
            <table:table-row>
              <table:table-cell office:value-type="string">
                <text:p>Dijkstra</text:p>
              </table:table-cell>
              <table:table-cell office:value-type="float" office:value="1.6402">
                <text:p>1.6402</text:p>
              </table:table-cell>
            </table:table-row>
            <table:table-row>
              <table:table-cell office:value-type="string">
                <text:p>Dijkstra</text:p>
              </table:table-cell>
              <table:table-cell office:value-type="float" office:value="1.5128">
                <text:p>1.5128</text:p>
              </table:table-cell>
            </table:table-row>
            <table:table-row>
              <table:table-cell office:value-type="string">
                <text:p>Dijkstra</text:p>
              </table:table-cell>
              <table:table-cell office:value-type="float" office:value="1.4999">
                <text:p>1.4999</text:p>
              </table:table-cell>
            </table:table-row>
            <table:table-row>
              <table:table-cell office:value-type="string">
                <text:p>Dijkstra</text:p>
              </table:table-cell>
              <table:table-cell office:value-type="float" office:value="1.5313">
                <text:p>1.5313</text:p>
              </table:table-cell>
            </table:table-row>
            <table:table-row>
              <table:table-cell office:value-type="string">
                <text:p>Dijkstra</text:p>
              </table:table-cell>
              <table:table-cell office:value-type="float" office:value="1.5368">
                <text:p>1.5368</text:p>
              </table:table-cell>
            </table:table-row>
            <table:table-row>
              <table:table-cell office:value-type="string">
                <text:p>Dijkstra</text:p>
              </table:table-cell>
              <table:table-cell office:value-type="float" office:value="1.5012">
                <text:p>1.5012</text:p>
              </table:table-cell>
            </table:table-row>
            <table:table-row>
              <table:table-cell office:value-type="string">
                <text:p>Dijkstra</text:p>
              </table:table-cell>
              <table:table-cell office:value-type="float" office:value="1.5415">
                <text:p>1.5415</text:p>
              </table:table-cell>
            </table:table-row>
            <table:table-row>
              <table:table-cell office:value-type="string">
                <text:p>Dijkstra</text:p>
              </table:table-cell>
              <table:table-cell office:value-type="float" office:value="1.5274">
                <text:p>1.5274</text:p>
              </table:table-cell>
            </table:table-row>
            <table:table-row>
              <table:table-cell office:value-type="string">
                <text:p>Dijkstra</text:p>
              </table:table-cell>
              <table:table-cell office:value-type="float" office:value="1.5635">
                <text:p>1.5635</text:p>
              </table:table-cell>
            </table:table-row>
            <table:table-row>
              <table:table-cell office:value-type="string">
                <text:p>Dijkstra</text:p>
              </table:table-cell>
              <table:table-cell office:value-type="float" office:value="1.4971">
                <text:p>1.4971</text:p>
              </table:table-cell>
            </table:table-row>
            <table:table-row>
              <table:table-cell office:value-type="string">
                <text:p>Dijkstra</text:p>
              </table:table-cell>
              <table:table-cell office:value-type="float" office:value="1.5615">
                <text:p>1.5615</text:p>
              </table:table-cell>
            </table:table-row>
            <table:table-row>
              <table:table-cell office:value-type="string">
                <text:p>Dijkstra</text:p>
              </table:table-cell>
              <table:table-cell office:value-type="float" office:value="1.5395">
                <text:p>1.5395</text:p>
              </table:table-cell>
            </table:table-row>
            <table:table-row>
              <table:table-cell office:value-type="string">
                <text:p>Dijkstra</text:p>
              </table:table-cell>
              <table:table-cell office:value-type="float" office:value="1.5099">
                <text:p>1.5099</text:p>
              </table:table-cell>
            </table:table-row>
            <table:table-row>
              <table:table-cell office:value-type="string">
                <text:p>Dijkstra</text:p>
              </table:table-cell>
              <table:table-cell office:value-type="float" office:value="1.5251">
                <text:p>1.5251</text:p>
              </table:table-cell>
            </table:table-row>
            <table:table-row>
              <table:table-cell office:value-type="string">
                <text:p>Dijkstra</text:p>
              </table:table-cell>
              <table:table-cell office:value-type="float" office:value="1.5677">
                <text:p>1.5677</text:p>
              </table:table-cell>
            </table:table-row>
            <table:table-row>
              <table:table-cell office:value-type="string">
                <text:p>Dijkstra</text:p>
              </table:table-cell>
              <table:table-cell office:value-type="float" office:value="1.4928">
                <text:p>1.4928</text:p>
              </table:table-cell>
            </table:table-row>
            <table:table-row>
              <table:table-cell office:value-type="string">
                <text:p>Dijkstra</text:p>
              </table:table-cell>
              <table:table-cell office:value-type="float" office:value="1.6147">
                <text:p>1.6147</text:p>
              </table:table-cell>
            </table:table-row>
            <table:table-row>
              <table:table-cell office:value-type="string">
                <text:p>Dijkstra</text:p>
              </table:table-cell>
              <table:table-cell office:value-type="float" office:value="1.5898">
                <text:p>1.5898</text:p>
              </table:table-cell>
            </table:table-row>
            <table:table-row>
              <table:table-cell office:value-type="string">
                <text:p>Dijkstra</text:p>
              </table:table-cell>
              <table:table-cell office:value-type="float" office:value="1.6852">
                <text:p>1.6852</text:p>
              </table:table-cell>
            </table:table-row>
            <table:table-row>
              <table:table-cell office:value-type="string">
                <text:p>Dijkstra</text:p>
              </table:table-cell>
              <table:table-cell office:value-type="float" office:value="1.6128">
                <text:p>1.6128</text:p>
              </table:table-cell>
            </table:table-row>
            <table:table-row>
              <table:table-cell office:value-type="string">
                <text:p>Dijkstra</text:p>
              </table:table-cell>
              <table:table-cell office:value-type="float" office:value="1.5415">
                <text:p>1.5415</text:p>
              </table:table-cell>
            </table:table-row>
            <table:table-row>
              <table:table-cell office:value-type="string">
                <text:p>Dijkstra</text:p>
              </table:table-cell>
              <table:table-cell office:value-type="float" office:value="1.685">
                <text:p>1.685</text:p>
              </table:table-cell>
            </table:table-row>
            <table:table-row>
              <table:table-cell office:value-type="string">
                <text:p>Dijkstra</text:p>
              </table:table-cell>
              <table:table-cell office:value-type="float" office:value="1.6225">
                <text:p>1.6225</text:p>
              </table:table-cell>
            </table:table-row>
            <table:table-row>
              <table:table-cell office:value-type="string">
                <text:p>Dijkstra</text:p>
              </table:table-cell>
              <table:table-cell office:value-type="float" office:value="1.7304">
                <text:p>1.7304</text:p>
              </table:table-cell>
            </table:table-row>
            <table:table-row>
              <table:table-cell office:value-type="string">
                <text:p>Dijkstra</text:p>
              </table:table-cell>
              <table:table-cell office:value-type="float" office:value="1.5548">
                <text:p>1.5548</text:p>
              </table:table-cell>
            </table:table-row>
            <table:table-row>
              <table:table-cell office:value-type="string">
                <text:p>Dijkstra</text:p>
              </table:table-cell>
              <table:table-cell office:value-type="float" office:value="1.6844">
                <text:p>1.6844</text:p>
              </table:table-cell>
            </table:table-row>
            <table:table-row>
              <table:table-cell office:value-type="string">
                <text:p>Dijkstra</text:p>
              </table:table-cell>
              <table:table-cell office:value-type="float" office:value="1.7414">
                <text:p>1.7414</text:p>
              </table:table-cell>
            </table:table-row>
            <table:table-row>
              <table:table-cell office:value-type="string">
                <text:p>Dijkstra</text:p>
              </table:table-cell>
              <table:table-cell office:value-type="float" office:value="1.5633">
                <text:p>1.5633</text:p>
              </table:table-cell>
            </table:table-row>
            <table:table-row>
              <table:table-cell office:value-type="string">
                <text:p>Dijkstra</text:p>
              </table:table-cell>
              <table:table-cell office:value-type="float" office:value="1.6246">
                <text:p>1.6246</text:p>
              </table:table-cell>
            </table:table-row>
            <table:table-row>
              <table:table-cell office:value-type="string">
                <text:p>Dijkstra</text:p>
              </table:table-cell>
              <table:table-cell office:value-type="float" office:value="1.6762">
                <text:p>1.6762</text:p>
              </table:table-cell>
            </table:table-row>
            <table:table-row>
              <table:table-cell office:value-type="string">
                <text:p>Dijkstra</text:p>
              </table:table-cell>
              <table:table-cell office:value-type="float" office:value="1.6439">
                <text:p>1.6439</text:p>
              </table:table-cell>
            </table:table-row>
            <table:table-row>
              <table:table-cell office:value-type="string">
                <text:p>Dijkstra</text:p>
              </table:table-cell>
              <table:table-cell office:value-type="float" office:value="1.6144">
                <text:p>1.6144</text:p>
              </table:table-cell>
            </table:table-row>
            <table:table-row>
              <table:table-cell office:value-type="string">
                <text:p>Dijkstra</text:p>
              </table:table-cell>
              <table:table-cell office:value-type="float" office:value="1.5751">
                <text:p>1.5751</text:p>
              </table:table-cell>
            </table:table-row>
            <table:table-row>
              <table:table-cell office:value-type="string">
                <text:p>Dijkstra</text:p>
              </table:table-cell>
              <table:table-cell office:value-type="float" office:value="1.6269">
                <text:p>1.6269</text:p>
              </table:table-cell>
            </table:table-row>
            <table:table-row>
              <table:table-cell office:value-type="string">
                <text:p>Dijkstra</text:p>
              </table:table-cell>
              <table:table-cell office:value-type="float" office:value="1.6332">
                <text:p>1.6332</text:p>
              </table:table-cell>
            </table:table-row>
            <table:table-row>
              <table:table-cell office:value-type="string">
                <text:p>Dijkstra</text:p>
              </table:table-cell>
              <table:table-cell office:value-type="float" office:value="1.5221">
                <text:p>1.5221</text:p>
              </table:table-cell>
            </table:table-row>
            <table:table-row>
              <table:table-cell office:value-type="string">
                <text:p>Dijkstra</text:p>
              </table:table-cell>
              <table:table-cell office:value-type="float" office:value="1.546">
                <text:p>1.546</text:p>
              </table:table-cell>
            </table:table-row>
            <table:table-row>
              <table:table-cell office:value-type="string">
                <text:p>Dijkstra</text:p>
              </table:table-cell>
              <table:table-cell office:value-type="float" office:value="1.5679">
                <text:p>1.5679</text:p>
              </table:table-cell>
            </table:table-row>
            <table:table-row>
              <table:table-cell office:value-type="string">
                <text:p>Dijkstra</text:p>
              </table:table-cell>
              <table:table-cell office:value-type="float" office:value="1.5323">
                <text:p>1.5323</text:p>
              </table:table-cell>
            </table:table-row>
            <table:table-row>
              <table:table-cell office:value-type="string">
                <text:p>Dijkstra</text:p>
              </table:table-cell>
              <table:table-cell office:value-type="float" office:value="1.5368">
                <text:p>1.5368</text:p>
              </table:table-cell>
            </table:table-row>
            <table:table-row>
              <table:table-cell office:value-type="string">
                <text:p>Dijkstra</text:p>
              </table:table-cell>
              <table:table-cell office:value-type="float" office:value="1.5437">
                <text:p>1.5437</text:p>
              </table:table-cell>
            </table:table-row>
            <table:table-row>
              <table:table-cell office:value-type="string">
                <text:p>Dijkstra</text:p>
              </table:table-cell>
              <table:table-cell office:value-type="float" office:value="1.5188">
                <text:p>1.5188</text:p>
              </table:table-cell>
            </table:table-row>
            <table:table-row>
              <table:table-cell office:value-type="string">
                <text:p>Dijkstra</text:p>
              </table:table-cell>
              <table:table-cell office:value-type="float" office:value="1.5608">
                <text:p>1.5608</text:p>
              </table:table-cell>
            </table:table-row>
            <table:table-row>
              <table:table-cell office:value-type="string">
                <text:p>Dijkstra</text:p>
              </table:table-cell>
              <table:table-cell office:value-type="float" office:value="1.5224">
                <text:p>1.5224</text:p>
              </table:table-cell>
            </table:table-row>
            <table:table-row>
              <table:table-cell office:value-type="string">
                <text:p>Dijkstra</text:p>
              </table:table-cell>
              <table:table-cell office:value-type="float" office:value="1.7329">
                <text:p>1.7329</text:p>
              </table:table-cell>
            </table:table-row>
            <table:table-row>
              <table:table-cell office:value-type="string">
                <text:p>Dijkstra</text:p>
              </table:table-cell>
              <table:table-cell office:value-type="float" office:value="1.5441">
                <text:p>1.5441</text:p>
              </table:table-cell>
            </table:table-row>
            <table:table-row>
              <table:table-cell office:value-type="string">
                <text:p>Dijkstra</text:p>
              </table:table-cell>
              <table:table-cell office:value-type="float" office:value="1.4969">
                <text:p>1.4969</text:p>
              </table:table-cell>
            </table:table-row>
            <table:table-row>
              <table:table-cell office:value-type="string">
                <text:p>Dijkstra</text:p>
              </table:table-cell>
              <table:table-cell office:value-type="float" office:value="1.5913">
                <text:p>1.5913</text:p>
              </table:table-cell>
            </table:table-row>
            <table:table-row>
              <table:table-cell office:value-type="string">
                <text:p>Dijkstra</text:p>
              </table:table-cell>
              <table:table-cell office:value-type="float" office:value="1.5555">
                <text:p>1.5555</text:p>
              </table:table-cell>
            </table:table-row>
            <table:table-row>
              <table:table-cell office:value-type="string">
                <text:p>Dijkstra</text:p>
              </table:table-cell>
              <table:table-cell office:value-type="float" office:value="1.6045">
                <text:p>1.6045</text:p>
              </table:table-cell>
            </table:table-row>
            <table:table-row>
              <table:table-cell office:value-type="string">
                <text:p>Dijkstra</text:p>
              </table:table-cell>
              <table:table-cell office:value-type="float" office:value="1.5706">
                <text:p>1.5706</text:p>
              </table:table-cell>
            </table:table-row>
            <table:table-row>
              <table:table-cell office:value-type="string">
                <text:p>Dijkstra</text:p>
              </table:table-cell>
              <table:table-cell office:value-type="float" office:value="1.5533">
                <text:p>1.5533</text:p>
              </table:table-cell>
            </table:table-row>
            <table:table-row>
              <table:table-cell office:value-type="string">
                <text:p>Dijkstra</text:p>
              </table:table-cell>
              <table:table-cell office:value-type="float" office:value="1.5285">
                <text:p>1.5285</text:p>
              </table:table-cell>
            </table:table-row>
            <table:table-row>
              <table:table-cell office:value-type="string">
                <text:p>Dijkstra</text:p>
              </table:table-cell>
              <table:table-cell office:value-type="float" office:value="1.5936">
                <text:p>1.5936</text:p>
              </table:table-cell>
            </table:table-row>
            <table:table-row>
              <table:table-cell office:value-type="string">
                <text:p>Dijkstra</text:p>
              </table:table-cell>
              <table:table-cell office:value-type="float" office:value="1.5692">
                <text:p>1.5692</text:p>
              </table:table-cell>
            </table:table-row>
            <table:table-row>
              <table:table-cell office:value-type="string">
                <text:p>Dijkstra</text:p>
              </table:table-cell>
              <table:table-cell office:value-type="float" office:value="1.6024">
                <text:p>1.6024</text:p>
              </table:table-cell>
            </table:table-row>
            <table:table-row>
              <table:table-cell office:value-type="string">
                <text:p>Dijkstra</text:p>
              </table:table-cell>
              <table:table-cell office:value-type="float" office:value="1.5188">
                <text:p>1.5188</text:p>
              </table:table-cell>
            </table:table-row>
            <table:table-row>
              <table:table-cell office:value-type="string">
                <text:p>Dijkstra</text:p>
              </table:table-cell>
              <table:table-cell office:value-type="float" office:value="1.5008">
                <text:p>1.5008</text:p>
              </table:table-cell>
            </table:table-row>
            <table:table-row>
              <table:table-cell office:value-type="string">
                <text:p>Dijkstra</text:p>
              </table:table-cell>
              <table:table-cell office:value-type="float" office:value="1.5151">
                <text:p>1.5151</text:p>
              </table:table-cell>
            </table:table-row>
            <table:table-row>
              <table:table-cell office:value-type="string">
                <text:p>Dijkstra</text:p>
              </table:table-cell>
              <table:table-cell office:value-type="float" office:value="1.5795">
                <text:p>1.5795</text:p>
              </table:table-cell>
            </table:table-row>
            <table:table-row>
              <table:table-cell office:value-type="string">
                <text:p>Dijkstra</text:p>
              </table:table-cell>
              <table:table-cell office:value-type="float" office:value="1.5625">
                <text:p>1.5625</text:p>
              </table:table-cell>
            </table:table-row>
            <table:table-row>
              <table:table-cell office:value-type="string">
                <text:p>Dijkstra</text:p>
              </table:table-cell>
              <table:table-cell office:value-type="float" office:value="1.5381">
                <text:p>1.5381</text:p>
              </table:table-cell>
            </table:table-row>
            <table:table-row>
              <table:table-cell office:value-type="string">
                <text:p>Dijkstra</text:p>
              </table:table-cell>
              <table:table-cell office:value-type="float" office:value="1.5205">
                <text:p>1.5205</text:p>
              </table:table-cell>
            </table:table-row>
            <table:table-row>
              <table:table-cell office:value-type="string">
                <text:p>Dijkstra</text:p>
              </table:table-cell>
              <table:table-cell office:value-type="float" office:value="1.503">
                <text:p>1.503</text:p>
              </table:table-cell>
            </table:table-row>
            <table:table-row>
              <table:table-cell office:value-type="string">
                <text:p>Dijkstra</text:p>
              </table:table-cell>
              <table:table-cell office:value-type="float" office:value="1.6018">
                <text:p>1.6018</text:p>
              </table:table-cell>
            </table:table-row>
            <table:table-row>
              <table:table-cell office:value-type="string">
                <text:p>Dijkstra</text:p>
              </table:table-cell>
              <table:table-cell office:value-type="float" office:value="1.5711">
                <text:p>1.5711</text:p>
              </table:table-cell>
            </table:table-row>
            <table:table-row>
              <table:table-cell office:value-type="string">
                <text:p>Dijkstra</text:p>
              </table:table-cell>
              <table:table-cell office:value-type="float" office:value="1.4732">
                <text:p>1.4732</text:p>
              </table:table-cell>
            </table:table-row>
            <table:table-row>
              <table:table-cell office:value-type="string">
                <text:p>Dijkstra</text:p>
              </table:table-cell>
              <table:table-cell office:value-type="float" office:value="1.5171">
                <text:p>1.5171</text:p>
              </table:table-cell>
            </table:table-row>
            <table:table-row>
              <table:table-cell office:value-type="string">
                <text:p>Dijkstra</text:p>
              </table:table-cell>
              <table:table-cell office:value-type="float" office:value="1.4629">
                <text:p>1.4629</text:p>
              </table:table-cell>
            </table:table-row>
            <table:table-row>
              <table:table-cell office:value-type="string">
                <text:p>Dijkstra</text:p>
              </table:table-cell>
              <table:table-cell office:value-type="float" office:value="1.4915">
                <text:p>1.4915</text:p>
              </table:table-cell>
            </table:table-row>
            <table:table-row>
              <table:table-cell office:value-type="string">
                <text:p>Dijkstra</text:p>
              </table:table-cell>
              <table:table-cell office:value-type="float" office:value="1.572">
                <text:p>1.572</text:p>
              </table:table-cell>
            </table:table-row>
            <table:table-row>
              <table:table-cell office:value-type="string">
                <text:p>Dijkstra</text:p>
              </table:table-cell>
              <table:table-cell office:value-type="float" office:value="1.5737">
                <text:p>1.5737</text:p>
              </table:table-cell>
            </table:table-row>
            <table:table-row>
              <table:table-cell office:value-type="string">
                <text:p>Dijkstra</text:p>
              </table:table-cell>
              <table:table-cell office:value-type="float" office:value="1.5529">
                <text:p>1.5529</text:p>
              </table:table-cell>
            </table:table-row>
            <table:table-row>
              <table:table-cell office:value-type="string">
                <text:p>Dijkstra</text:p>
              </table:table-cell>
              <table:table-cell office:value-type="float" office:value="1.6333">
                <text:p>1.6333</text:p>
              </table:table-cell>
            </table:table-row>
            <table:table-row>
              <table:table-cell office:value-type="string">
                <text:p>Dijkstra</text:p>
              </table:table-cell>
              <table:table-cell office:value-type="float" office:value="1.5797">
                <text:p>1.5797</text:p>
              </table:table-cell>
            </table:table-row>
            <table:table-row>
              <table:table-cell office:value-type="string">
                <text:p>Dijkstra</text:p>
              </table:table-cell>
              <table:table-cell office:value-type="float" office:value="1.6735">
                <text:p>1.6735</text:p>
              </table:table-cell>
            </table:table-row>
            <table:table-row>
              <table:table-cell office:value-type="string">
                <text:p>Dijkstra</text:p>
              </table:table-cell>
              <table:table-cell office:value-type="float" office:value="1.5564">
                <text:p>1.5564</text:p>
              </table:table-cell>
            </table:table-row>
            <table:table-row>
              <table:table-cell office:value-type="string">
                <text:p>Dijkstra</text:p>
              </table:table-cell>
              <table:table-cell office:value-type="float" office:value="1.5271">
                <text:p>1.5271</text:p>
              </table:table-cell>
            </table:table-row>
            <table:table-row>
              <table:table-cell office:value-type="string">
                <text:p>Dijkstra</text:p>
              </table:table-cell>
              <table:table-cell office:value-type="float" office:value="1.5226">
                <text:p>1.5226</text:p>
              </table:table-cell>
            </table:table-row>
            <table:table-row>
              <table:table-cell office:value-type="string">
                <text:p>Dijkstra</text:p>
              </table:table-cell>
              <table:table-cell office:value-type="float" office:value="1.5206">
                <text:p>1.5206</text:p>
              </table:table-cell>
            </table:table-row>
            <table:table-row>
              <table:table-cell office:value-type="string">
                <text:p>Dijkstra</text:p>
              </table:table-cell>
              <table:table-cell office:value-type="float" office:value="1.5055">
                <text:p>1.5055</text:p>
              </table:table-cell>
            </table:table-row>
            <table:table-row>
              <table:table-cell office:value-type="string">
                <text:p>Dijkstra</text:p>
              </table:table-cell>
              <table:table-cell office:value-type="float" office:value="1.5125">
                <text:p>1.5125</text:p>
              </table:table-cell>
            </table:table-row>
            <table:table-row>
              <table:table-cell office:value-type="string">
                <text:p>Dijkstra</text:p>
              </table:table-cell>
              <table:table-cell office:value-type="float" office:value="1.5231">
                <text:p>1.5231</text:p>
              </table:table-cell>
            </table:table-row>
            <table:table-row>
              <table:table-cell office:value-type="string">
                <text:p>Dijkstra</text:p>
              </table:table-cell>
              <table:table-cell office:value-type="float" office:value="1.607">
                <text:p>1.607</text:p>
              </table:table-cell>
            </table:table-row>
            <table:table-row>
              <table:table-cell office:value-type="string">
                <text:p>Dijkstra</text:p>
              </table:table-cell>
              <table:table-cell office:value-type="float" office:value="1.6631">
                <text:p>1.6631</text:p>
              </table:table-cell>
            </table:table-row>
            <table:table-row>
              <table:table-cell office:value-type="string">
                <text:p>Dijkstra</text:p>
              </table:table-cell>
              <table:table-cell office:value-type="float" office:value="1.6982">
                <text:p>1.6982</text:p>
              </table:table-cell>
            </table:table-row>
            <table:table-row>
              <table:table-cell office:value-type="string">
                <text:p>Dijkstra</text:p>
              </table:table-cell>
              <table:table-cell office:value-type="float" office:value="1.5851">
                <text:p>1.5851</text:p>
              </table:table-cell>
            </table:table-row>
            <table:table-row>
              <table:table-cell office:value-type="string">
                <text:p>Dijkstra</text:p>
              </table:table-cell>
              <table:table-cell office:value-type="float" office:value="1.613">
                <text:p>1.613</text:p>
              </table:table-cell>
            </table:table-row>
            <table:table-row>
              <table:table-cell office:value-type="string">
                <text:p>Dijkstra</text:p>
              </table:table-cell>
              <table:table-cell office:value-type="float" office:value="1.6">
                <text:p>1.6</text:p>
              </table:table-cell>
            </table:table-row>
            <table:table-row>
              <table:table-cell office:value-type="string">
                <text:p>Dijkstra</text:p>
              </table:table-cell>
              <table:table-cell office:value-type="float" office:value="1.6309">
                <text:p>1.6309</text:p>
              </table:table-cell>
            </table:table-row>
            <table:table-row>
              <table:table-cell office:value-type="string">
                <text:p>Dijkstra</text:p>
              </table:table-cell>
              <table:table-cell office:value-type="float" office:value="1.5993">
                <text:p>1.5993</text:p>
              </table:table-cell>
            </table:table-row>
            <table:table-row>
              <table:table-cell office:value-type="string">
                <text:p>Dijkstra</text:p>
              </table:table-cell>
              <table:table-cell office:value-type="float" office:value="1.6427">
                <text:p>1.6427</text:p>
              </table:table-cell>
            </table:table-row>
            <table:table-row>
              <table:table-cell office:value-type="string">
                <text:p>Dijkstra</text:p>
              </table:table-cell>
              <table:table-cell office:value-type="float" office:value="1.5716">
                <text:p>1.5716</text:p>
              </table:table-cell>
            </table:table-row>
            <table:table-row>
              <table:table-cell office:value-type="string">
                <text:p>Dijkstra</text:p>
              </table:table-cell>
              <table:table-cell office:value-type="float" office:value="1.6133">
                <text:p>1.6133</text:p>
              </table:table-cell>
            </table:table-row>
            <table:table-row>
              <table:table-cell office:value-type="string">
                <text:p>Dijkstra</text:p>
              </table:table-cell>
              <table:table-cell office:value-type="float" office:value="1.7225">
                <text:p>1.7225</text:p>
              </table:table-cell>
            </table:table-row>
            <table:table-row>
              <table:table-cell office:value-type="string">
                <text:p>Dijkstra</text:p>
              </table:table-cell>
              <table:table-cell office:value-type="float" office:value="1.5555">
                <text:p>1.5555</text:p>
              </table:table-cell>
            </table:table-row>
            <table:table-row>
              <table:table-cell office:value-type="string">
                <text:p>Dijkstra</text:p>
              </table:table-cell>
              <table:table-cell office:value-type="float" office:value="1.494">
                <text:p>1.494</text:p>
              </table:table-cell>
            </table:table-row>
            <table:table-row>
              <table:table-cell office:value-type="string">
                <text:p>Dijkstra</text:p>
              </table:table-cell>
              <table:table-cell office:value-type="float" office:value="1.571">
                <text:p>1.571</text:p>
              </table:table-cell>
            </table:table-row>
            <table:table-row>
              <table:table-cell office:value-type="string">
                <text:p>Dijkstra</text:p>
              </table:table-cell>
              <table:table-cell office:value-type="float" office:value="1.6437">
                <text:p>1.6437</text:p>
              </table:table-cell>
            </table:table-row>
            <table:table-row>
              <table:table-cell office:value-type="string">
                <text:p>Dijkstra</text:p>
              </table:table-cell>
              <table:table-cell office:value-type="float" office:value="1.519">
                <text:p>1.519</text:p>
              </table:table-cell>
            </table:table-row>
            <table:table-row>
              <table:table-cell office:value-type="string">
                <text:p>Dijkstra</text:p>
              </table:table-cell>
              <table:table-cell office:value-type="float" office:value="1.599">
                <text:p>1.599</text:p>
              </table:table-cell>
            </table:table-row>
            <table:table-row>
              <table:table-cell office:value-type="string">
                <text:p>Dijkstra</text:p>
              </table:table-cell>
              <table:table-cell office:value-type="float" office:value="1.6521">
                <text:p>1.6521</text:p>
              </table:table-cell>
            </table:table-row>
            <table:table-row>
              <table:table-cell office:value-type="string">
                <text:p>Dijkstra</text:p>
              </table:table-cell>
              <table:table-cell office:value-type="float" office:value="1.6022">
                <text:p>1.6022</text:p>
              </table:table-cell>
            </table:table-row>
            <table:table-row>
              <table:table-cell office:value-type="string">
                <text:p>Dijkstra</text:p>
              </table:table-cell>
              <table:table-cell office:value-type="float" office:value="1.6299">
                <text:p>1.6299</text:p>
              </table:table-cell>
            </table:table-row>
            <table:table-row>
              <table:table-cell office:value-type="string">
                <text:p>Dijkstra</text:p>
              </table:table-cell>
              <table:table-cell office:value-type="float" office:value="1.6281">
                <text:p>1.6281</text:p>
              </table:table-cell>
            </table:table-row>
            <table:table-row>
              <table:table-cell office:value-type="string">
                <text:p>Dijkstra</text:p>
              </table:table-cell>
              <table:table-cell office:value-type="float" office:value="1.5727">
                <text:p>1.5727</text:p>
              </table:table-cell>
            </table:table-row>
            <table:table-row>
              <table:table-cell office:value-type="string">
                <text:p>Dijkstra</text:p>
              </table:table-cell>
              <table:table-cell office:value-type="float" office:value="1.5525">
                <text:p>1.5525</text:p>
              </table:table-cell>
            </table:table-row>
            <table:table-row>
              <table:table-cell office:value-type="string">
                <text:p>Dijkstra</text:p>
              </table:table-cell>
              <table:table-cell office:value-type="float" office:value="1.5596">
                <text:p>1.5596</text:p>
              </table:table-cell>
            </table:table-row>
            <table:table-row>
              <table:table-cell office:value-type="string">
                <text:p>Dijkstra</text:p>
              </table:table-cell>
              <table:table-cell office:value-type="float" office:value="1.6378">
                <text:p>1.6378</text:p>
              </table:table-cell>
            </table:table-row>
            <table:table-row>
              <table:table-cell office:value-type="string">
                <text:p>Dijkstra</text:p>
              </table:table-cell>
              <table:table-cell office:value-type="float" office:value="1.6884">
                <text:p>1.6884</text:p>
              </table:table-cell>
            </table:table-row>
            <table:table-row>
              <table:table-cell office:value-type="string">
                <text:p>Dijkstra</text:p>
              </table:table-cell>
              <table:table-cell office:value-type="float" office:value="1.5087">
                <text:p>1.5087</text:p>
              </table:table-cell>
            </table:table-row>
            <table:table-row>
              <table:table-cell office:value-type="string">
                <text:p>Dijkstra</text:p>
              </table:table-cell>
              <table:table-cell office:value-type="float" office:value="1.5104">
                <text:p>1.5104</text:p>
              </table:table-cell>
            </table:table-row>
            <table:table-row>
              <table:table-cell office:value-type="string">
                <text:p>Dijkstra</text:p>
              </table:table-cell>
              <table:table-cell office:value-type="float" office:value="1.6183">
                <text:p>1.6183</text:p>
              </table:table-cell>
            </table:table-row>
            <table:table-row>
              <table:table-cell office:value-type="string">
                <text:p>Dijkstra</text:p>
              </table:table-cell>
              <table:table-cell office:value-type="float" office:value="1.4949">
                <text:p>1.4949</text:p>
              </table:table-cell>
            </table:table-row>
            <table:table-row>
              <table:table-cell office:value-type="string">
                <text:p>Dijkstra</text:p>
              </table:table-cell>
              <table:table-cell office:value-type="float" office:value="1.5689">
                <text:p>1.5689</text:p>
              </table:table-cell>
            </table:table-row>
            <table:table-row>
              <table:table-cell office:value-type="string">
                <text:p>Dijkstra</text:p>
              </table:table-cell>
              <table:table-cell office:value-type="float" office:value="1.5538">
                <text:p>1.5538</text:p>
              </table:table-cell>
            </table:table-row>
            <table:table-row>
              <table:table-cell office:value-type="string">
                <text:p>Dijkstra</text:p>
              </table:table-cell>
              <table:table-cell office:value-type="float" office:value="1.578">
                <text:p>1.578</text:p>
              </table:table-cell>
            </table:table-row>
            <table:table-row>
              <table:table-cell office:value-type="string">
                <text:p>Dijkstra</text:p>
              </table:table-cell>
              <table:table-cell office:value-type="float" office:value="1.6334">
                <text:p>1.6334</text:p>
              </table:table-cell>
            </table:table-row>
            <table:table-row>
              <table:table-cell office:value-type="string">
                <text:p>Dijkstra</text:p>
              </table:table-cell>
              <table:table-cell office:value-type="float" office:value="1.5269">
                <text:p>1.5269</text:p>
              </table:table-cell>
            </table:table-row>
            <table:table-row>
              <table:table-cell office:value-type="string">
                <text:p>Dijkstra</text:p>
              </table:table-cell>
              <table:table-cell office:value-type="float" office:value="1.5115">
                <text:p>1.5115</text:p>
              </table:table-cell>
            </table:table-row>
            <table:table-row>
              <table:table-cell office:value-type="string">
                <text:p>Dijkstra</text:p>
              </table:table-cell>
              <table:table-cell office:value-type="float" office:value="1.5713">
                <text:p>1.5713</text:p>
              </table:table-cell>
            </table:table-row>
            <table:table-row>
              <table:table-cell office:value-type="string">
                <text:p>Dijkstra</text:p>
              </table:table-cell>
              <table:table-cell office:value-type="float" office:value="1.6135">
                <text:p>1.6135</text:p>
              </table:table-cell>
            </table:table-row>
            <table:table-row>
              <table:table-cell office:value-type="string">
                <text:p>Dijkstra</text:p>
              </table:table-cell>
              <table:table-cell office:value-type="float" office:value="1.5244">
                <text:p>1.5244</text:p>
              </table:table-cell>
            </table:table-row>
            <table:table-row>
              <table:table-cell office:value-type="string">
                <text:p>Dijkstra</text:p>
              </table:table-cell>
              <table:table-cell office:value-type="float" office:value="1.6193">
                <text:p>1.6193</text:p>
              </table:table-cell>
            </table:table-row>
            <table:table-row>
              <table:table-cell office:value-type="string">
                <text:p>Dijkstra</text:p>
              </table:table-cell>
              <table:table-cell office:value-type="float" office:value="1.6759">
                <text:p>1.6759</text:p>
              </table:table-cell>
            </table:table-row>
            <table:table-row>
              <table:table-cell office:value-type="string">
                <text:p>Dijkstra</text:p>
              </table:table-cell>
              <table:table-cell office:value-type="float" office:value="1.5552">
                <text:p>1.5552</text:p>
              </table:table-cell>
            </table:table-row>
            <table:table-row>
              <table:table-cell office:value-type="string">
                <text:p>Dijkstra</text:p>
              </table:table-cell>
              <table:table-cell office:value-type="float" office:value="1.5086">
                <text:p>1.5086</text:p>
              </table:table-cell>
            </table:table-row>
            <table:table-row>
              <table:table-cell office:value-type="string">
                <text:p>Dijkstra</text:p>
              </table:table-cell>
              <table:table-cell office:value-type="float" office:value="1.5166">
                <text:p>1.5166</text:p>
              </table:table-cell>
            </table:table-row>
            <table:table-row>
              <table:table-cell office:value-type="string">
                <text:p>Dijkstra</text:p>
              </table:table-cell>
              <table:table-cell office:value-type="float" office:value="1.5139">
                <text:p>1.5139</text:p>
              </table:table-cell>
            </table:table-row>
            <table:table-row>
              <table:table-cell office:value-type="string">
                <text:p>Dijkstra</text:p>
              </table:table-cell>
              <table:table-cell office:value-type="float" office:value="1.581">
                <text:p>1.581</text:p>
              </table:table-cell>
            </table:table-row>
            <table:table-row>
              <table:table-cell office:value-type="string">
                <text:p>Dijkstra</text:p>
              </table:table-cell>
              <table:table-cell office:value-type="float" office:value="1.5298">
                <text:p>1.5298</text:p>
              </table:table-cell>
            </table:table-row>
            <table:table-row>
              <table:table-cell office:value-type="string">
                <text:p>Dijkstra</text:p>
              </table:table-cell>
              <table:table-cell office:value-type="float" office:value="1.5231">
                <text:p>1.5231</text:p>
              </table:table-cell>
            </table:table-row>
            <table:table-row>
              <table:table-cell office:value-type="string">
                <text:p>Dijkstra</text:p>
              </table:table-cell>
              <table:table-cell office:value-type="float" office:value="1.5208">
                <text:p>1.5208</text:p>
              </table:table-cell>
            </table:table-row>
            <table:table-row>
              <table:table-cell office:value-type="string">
                <text:p>Dijkstra</text:p>
              </table:table-cell>
              <table:table-cell office:value-type="float" office:value="1.5735">
                <text:p>1.5735</text:p>
              </table:table-cell>
            </table:table-row>
            <table:table-row>
              <table:table-cell office:value-type="string">
                <text:p>Dijkstra</text:p>
              </table:table-cell>
              <table:table-cell office:value-type="float" office:value="1.5151">
                <text:p>1.5151</text:p>
              </table:table-cell>
            </table:table-row>
            <table:table-row>
              <table:table-cell office:value-type="string">
                <text:p>Dijkstra</text:p>
              </table:table-cell>
              <table:table-cell office:value-type="float" office:value="1.4994">
                <text:p>1.4994</text:p>
              </table:table-cell>
            </table:table-row>
            <table:table-row>
              <table:table-cell office:value-type="string">
                <text:p>Dijkstra</text:p>
              </table:table-cell>
              <table:table-cell office:value-type="float" office:value="1.5074">
                <text:p>1.5074</text:p>
              </table:table-cell>
            </table:table-row>
            <table:table-row>
              <table:table-cell office:value-type="string">
                <text:p>Dijkstra</text:p>
              </table:table-cell>
              <table:table-cell office:value-type="float" office:value="1.6296">
                <text:p>1.6296</text:p>
              </table:table-cell>
            </table:table-row>
            <table:table-row>
              <table:table-cell office:value-type="string">
                <text:p>Dijkstra</text:p>
              </table:table-cell>
              <table:table-cell office:value-type="float" office:value="1.6054">
                <text:p>1.6054</text:p>
              </table:table-cell>
            </table:table-row>
            <table:table-row>
              <table:table-cell office:value-type="string">
                <text:p>Dijkstra</text:p>
              </table:table-cell>
              <table:table-cell office:value-type="float" office:value="1.5524">
                <text:p>1.5524</text:p>
              </table:table-cell>
            </table:table-row>
            <table:table-row>
              <table:table-cell office:value-type="string">
                <text:p>Dijkstra</text:p>
              </table:table-cell>
              <table:table-cell office:value-type="float" office:value="1.6586">
                <text:p>1.6586</text:p>
              </table:table-cell>
            </table:table-row>
            <table:table-row>
              <table:table-cell office:value-type="string">
                <text:p>Dijkstra</text:p>
              </table:table-cell>
              <table:table-cell office:value-type="float" office:value="1.5537">
                <text:p>1.5537</text:p>
              </table:table-cell>
            </table:table-row>
            <table:table-row>
              <table:table-cell office:value-type="string">
                <text:p>Dijkstra</text:p>
              </table:table-cell>
              <table:table-cell office:value-type="float" office:value="1.5359">
                <text:p>1.5359</text:p>
              </table:table-cell>
            </table:table-row>
            <table:table-row>
              <table:table-cell office:value-type="string">
                <text:p>Dijkstra</text:p>
              </table:table-cell>
              <table:table-cell office:value-type="float" office:value="1.5626">
                <text:p>1.5626</text:p>
              </table:table-cell>
            </table:table-row>
            <table:table-row>
              <table:table-cell office:value-type="string">
                <text:p>Dijkstra</text:p>
              </table:table-cell>
              <table:table-cell office:value-type="float" office:value="1.6124">
                <text:p>1.6124</text:p>
              </table:table-cell>
            </table:table-row>
            <table:table-row>
              <table:table-cell office:value-type="string">
                <text:p>Dijkstra</text:p>
              </table:table-cell>
              <table:table-cell office:value-type="float" office:value="1.5423">
                <text:p>1.5423</text:p>
              </table:table-cell>
            </table:table-row>
            <table:table-row>
              <table:table-cell office:value-type="string">
                <text:p>Dijkstra</text:p>
              </table:table-cell>
              <table:table-cell office:value-type="float" office:value="1.4731">
                <text:p>1.4731</text:p>
              </table:table-cell>
            </table:table-row>
            <table:table-row>
              <table:table-cell office:value-type="string">
                <text:p>Dijkstra</text:p>
              </table:table-cell>
              <table:table-cell office:value-type="float" office:value="1.4965">
                <text:p>1.4965</text:p>
              </table:table-cell>
            </table:table-row>
            <table:table-row>
              <table:table-cell office:value-type="string">
                <text:p>Dijkstra</text:p>
              </table:table-cell>
              <table:table-cell office:value-type="float" office:value="1.5249">
                <text:p>1.5249</text:p>
              </table:table-cell>
            </table:table-row>
            <table:table-row>
              <table:table-cell office:value-type="string">
                <text:p>Dijkstra</text:p>
              </table:table-cell>
              <table:table-cell office:value-type="float" office:value="1.5049">
                <text:p>1.5049</text:p>
              </table:table-cell>
            </table:table-row>
            <table:table-row>
              <table:table-cell office:value-type="string">
                <text:p>Dijkstra</text:p>
              </table:table-cell>
              <table:table-cell office:value-type="float" office:value="1.5543">
                <text:p>1.5543</text:p>
              </table:table-cell>
            </table:table-row>
            <table:table-row>
              <table:table-cell office:value-type="string">
                <text:p>Dijkstra</text:p>
              </table:table-cell>
              <table:table-cell office:value-type="float" office:value="1.5844">
                <text:p>1.5844</text:p>
              </table:table-cell>
            </table:table-row>
            <table:table-row>
              <table:table-cell office:value-type="string">
                <text:p>Dijkstra</text:p>
              </table:table-cell>
              <table:table-cell office:value-type="float" office:value="1.5042">
                <text:p>1.5042</text:p>
              </table:table-cell>
            </table:table-row>
            <table:table-row>
              <table:table-cell office:value-type="string">
                <text:p>Dijkstra</text:p>
              </table:table-cell>
              <table:table-cell office:value-type="float" office:value="1.5996">
                <text:p>1.5996</text:p>
              </table:table-cell>
            </table:table-row>
            <table:table-row>
              <table:table-cell office:value-type="string">
                <text:p>Dijkstra</text:p>
              </table:table-cell>
              <table:table-cell office:value-type="float" office:value="1.7115">
                <text:p>1.7115</text:p>
              </table:table-cell>
            </table:table-row>
            <table:table-row>
              <table:table-cell office:value-type="string">
                <text:p>Dijkstra</text:p>
              </table:table-cell>
              <table:table-cell office:value-type="float" office:value="1.5384">
                <text:p>1.5384</text:p>
              </table:table-cell>
            </table:table-row>
            <table:table-row>
              <table:table-cell office:value-type="string">
                <text:p>Dijkstra</text:p>
              </table:table-cell>
              <table:table-cell office:value-type="float" office:value="1.7176">
                <text:p>1.7176</text:p>
              </table:table-cell>
            </table:table-row>
            <table:table-row>
              <table:table-cell office:value-type="string">
                <text:p>Dijkstra</text:p>
              </table:table-cell>
              <table:table-cell office:value-type="float" office:value="1.5726">
                <text:p>1.5726</text:p>
              </table:table-cell>
            </table:table-row>
            <table:table-row>
              <table:table-cell office:value-type="string">
                <text:p>Dijkstra</text:p>
              </table:table-cell>
              <table:table-cell office:value-type="float" office:value="1.5881">
                <text:p>1.5881</text:p>
              </table:table-cell>
            </table:table-row>
            <table:table-row>
              <table:table-cell office:value-type="string">
                <text:p>Dijkstra</text:p>
              </table:table-cell>
              <table:table-cell office:value-type="float" office:value="1.6133">
                <text:p>1.6133</text:p>
              </table:table-cell>
            </table:table-row>
            <table:table-row>
              <table:table-cell office:value-type="string">
                <text:p>Dijkstra</text:p>
              </table:table-cell>
              <table:table-cell office:value-type="float" office:value="1.5314">
                <text:p>1.5314</text:p>
              </table:table-cell>
            </table:table-row>
            <table:table-row>
              <table:table-cell office:value-type="string">
                <text:p>Dijkstra</text:p>
              </table:table-cell>
              <table:table-cell office:value-type="float" office:value="1.4942">
                <text:p>1.4942</text:p>
              </table:table-cell>
            </table:table-row>
            <table:table-row>
              <table:table-cell office:value-type="string">
                <text:p>Dijkstra</text:p>
              </table:table-cell>
              <table:table-cell office:value-type="float" office:value="1.4724">
                <text:p>1.4724</text:p>
              </table:table-cell>
            </table:table-row>
            <table:table-row>
              <table:table-cell office:value-type="string">
                <text:p>Dijkstra</text:p>
              </table:table-cell>
              <table:table-cell office:value-type="float" office:value="1.7001">
                <text:p>1.7001</text:p>
              </table:table-cell>
            </table:table-row>
            <table:table-row>
              <table:table-cell office:value-type="string">
                <text:p>Dijkstra</text:p>
              </table:table-cell>
              <table:table-cell office:value-type="float" office:value="1.566">
                <text:p>1.566</text:p>
              </table:table-cell>
            </table:table-row>
            <table:table-row>
              <table:table-cell office:value-type="string">
                <text:p>Dijkstra</text:p>
              </table:table-cell>
              <table:table-cell office:value-type="float" office:value="1.5709">
                <text:p>1.5709</text:p>
              </table:table-cell>
            </table:table-row>
            <table:table-row>
              <table:table-cell office:value-type="string">
                <text:p>Dijkstra</text:p>
              </table:table-cell>
              <table:table-cell office:value-type="float" office:value="1.5524">
                <text:p>1.5524</text:p>
              </table:table-cell>
            </table:table-row>
            <table:table-row>
              <table:table-cell office:value-type="string">
                <text:p>Dijkstra</text:p>
              </table:table-cell>
              <table:table-cell office:value-type="float" office:value="1.5081">
                <text:p>1.5081</text:p>
              </table:table-cell>
            </table:table-row>
            <table:table-row>
              <table:table-cell office:value-type="string">
                <text:p>Dijkstra</text:p>
              </table:table-cell>
              <table:table-cell office:value-type="float" office:value="1.5288">
                <text:p>1.5288</text:p>
              </table:table-cell>
            </table:table-row>
            <table:table-row>
              <table:table-cell office:value-type="string">
                <text:p>Dijkstra</text:p>
              </table:table-cell>
              <table:table-cell office:value-type="float" office:value="1.5989">
                <text:p>1.5989</text:p>
              </table:table-cell>
            </table:table-row>
            <table:table-row>
              <table:table-cell office:value-type="string">
                <text:p>Dijkstra</text:p>
              </table:table-cell>
              <table:table-cell office:value-type="float" office:value="1.537">
                <text:p>1.537</text:p>
              </table:table-cell>
            </table:table-row>
            <table:table-row>
              <table:table-cell office:value-type="string">
                <text:p>Dijkstra</text:p>
              </table:table-cell>
              <table:table-cell office:value-type="float" office:value="1.6263">
                <text:p>1.6263</text:p>
              </table:table-cell>
            </table:table-row>
            <table:table-row>
              <table:table-cell office:value-type="string">
                <text:p>Dijkstra</text:p>
              </table:table-cell>
              <table:table-cell office:value-type="float" office:value="1.6049">
                <text:p>1.6049</text:p>
              </table:table-cell>
            </table:table-row>
            <table:table-row>
              <table:table-cell office:value-type="string">
                <text:p>Dijkstra</text:p>
              </table:table-cell>
              <table:table-cell office:value-type="float" office:value="2.1704">
                <text:p>2.1704</text:p>
              </table:table-cell>
            </table:table-row>
            <table:table-row>
              <table:table-cell office:value-type="string">
                <text:p>Dijkstra</text:p>
              </table:table-cell>
              <table:table-cell office:value-type="float" office:value="1.9865">
                <text:p>1.9865</text:p>
              </table:table-cell>
            </table:table-row>
            <table:table-row>
              <table:table-cell office:value-type="string">
                <text:p>Dijkstra</text:p>
              </table:table-cell>
              <table:table-cell office:value-type="float" office:value="1.5405">
                <text:p>1.5405</text:p>
              </table:table-cell>
            </table:table-row>
            <table:table-row>
              <table:table-cell office:value-type="string">
                <text:p>Dijkstra</text:p>
              </table:table-cell>
              <table:table-cell office:value-type="float" office:value="1.6054">
                <text:p>1.6054</text:p>
              </table:table-cell>
            </table:table-row>
            <table:table-row>
              <table:table-cell office:value-type="string">
                <text:p>Dijkstra</text:p>
              </table:table-cell>
              <table:table-cell office:value-type="float" office:value="1.5992">
                <text:p>1.5992</text:p>
              </table:table-cell>
            </table:table-row>
            <table:table-row>
              <table:table-cell office:value-type="string">
                <text:p>Dijkstra</text:p>
              </table:table-cell>
              <table:table-cell office:value-type="float" office:value="1.5407">
                <text:p>1.5407</text:p>
              </table:table-cell>
            </table:table-row>
            <table:table-row>
              <table:table-cell office:value-type="string">
                <text:p>Dijkstra</text:p>
              </table:table-cell>
              <table:table-cell office:value-type="float" office:value="1.53">
                <text:p>1.53</text:p>
              </table:table-cell>
            </table:table-row>
            <table:table-row>
              <table:table-cell office:value-type="string">
                <text:p>Dijkstra</text:p>
              </table:table-cell>
              <table:table-cell office:value-type="float" office:value="1.5306">
                <text:p>1.5306</text:p>
              </table:table-cell>
            </table:table-row>
            <table:table-row>
              <table:table-cell office:value-type="string">
                <text:p>Dijkstra</text:p>
              </table:table-cell>
              <table:table-cell office:value-type="float" office:value="1.559">
                <text:p>1.559</text:p>
              </table:table-cell>
            </table:table-row>
            <table:table-row>
              <table:table-cell office:value-type="string">
                <text:p>Dijkstra</text:p>
              </table:table-cell>
              <table:table-cell office:value-type="float" office:value="1.6142">
                <text:p>1.6142</text:p>
              </table:table-cell>
            </table:table-row>
            <table:table-row>
              <table:table-cell office:value-type="string">
                <text:p>Dijkstra</text:p>
              </table:table-cell>
              <table:table-cell office:value-type="float" office:value="1.5036">
                <text:p>1.5036</text:p>
              </table:table-cell>
            </table:table-row>
            <table:table-row>
              <table:table-cell office:value-type="string">
                <text:p>Dijkstra</text:p>
              </table:table-cell>
              <table:table-cell office:value-type="float" office:value="1.6102">
                <text:p>1.6102</text:p>
              </table:table-cell>
            </table:table-row>
            <table:table-row>
              <table:table-cell office:value-type="string">
                <text:p>Dijkstra</text:p>
              </table:table-cell>
              <table:table-cell office:value-type="float" office:value="1.517">
                <text:p>1.517</text:p>
              </table:table-cell>
            </table:table-row>
            <table:table-row>
              <table:table-cell office:value-type="string">
                <text:p>Dijkstra</text:p>
              </table:table-cell>
              <table:table-cell office:value-type="float" office:value="1.5582">
                <text:p>1.5582</text:p>
              </table:table-cell>
            </table:table-row>
            <table:table-row>
              <table:table-cell office:value-type="string">
                <text:p>Dijkstra</text:p>
              </table:table-cell>
              <table:table-cell office:value-type="float" office:value="1.5271">
                <text:p>1.5271</text:p>
              </table:table-cell>
            </table:table-row>
            <table:table-row>
              <table:table-cell office:value-type="string">
                <text:p>Dijkstra</text:p>
              </table:table-cell>
              <table:table-cell office:value-type="float" office:value="1.5457">
                <text:p>1.5457</text:p>
              </table:table-cell>
            </table:table-row>
            <table:table-row>
              <table:table-cell office:value-type="string">
                <text:p>Dijkstra</text:p>
              </table:table-cell>
              <table:table-cell office:value-type="float" office:value="1.5097">
                <text:p>1.5097</text:p>
              </table:table-cell>
            </table:table-row>
            <table:table-row>
              <table:table-cell office:value-type="string">
                <text:p>Dijkstra</text:p>
              </table:table-cell>
              <table:table-cell office:value-type="float" office:value="1.5372">
                <text:p>1.5372</text:p>
              </table:table-cell>
            </table:table-row>
            <table:table-row>
              <table:table-cell office:value-type="string">
                <text:p>Dijkstra</text:p>
              </table:table-cell>
              <table:table-cell office:value-type="float" office:value="1.5125">
                <text:p>1.5125</text:p>
              </table:table-cell>
            </table:table-row>
            <table:table-row>
              <table:table-cell office:value-type="string">
                <text:p>Dijkstra</text:p>
              </table:table-cell>
              <table:table-cell office:value-type="float" office:value="1.5313">
                <text:p>1.5313</text:p>
              </table:table-cell>
            </table:table-row>
            <table:table-row>
              <table:table-cell office:value-type="string">
                <text:p>Dijkstra</text:p>
              </table:table-cell>
              <table:table-cell office:value-type="float" office:value="2.6883">
                <text:p>2.6883</text:p>
              </table:table-cell>
            </table:table-row>
            <table:table-row>
              <table:table-cell office:value-type="string">
                <text:p>Dijkstra</text:p>
              </table:table-cell>
              <table:table-cell office:value-type="float" office:value="3.0474">
                <text:p>3.0474</text:p>
              </table:table-cell>
            </table:table-row>
            <table:table-row>
              <table:table-cell office:value-type="string">
                <text:p>Dijkstra</text:p>
              </table:table-cell>
              <table:table-cell office:value-type="float" office:value="2.2407">
                <text:p>2.2407</text:p>
              </table:table-cell>
            </table:table-row>
            <table:table-row>
              <table:table-cell office:value-type="string">
                <text:p>Dijkstra</text:p>
              </table:table-cell>
              <table:table-cell office:value-type="float" office:value="1.5923">
                <text:p>1.5923</text:p>
              </table:table-cell>
            </table:table-row>
            <table:table-row>
              <table:table-cell office:value-type="string">
                <text:p>Dijkstra</text:p>
              </table:table-cell>
              <table:table-cell office:value-type="float" office:value="1.7636">
                <text:p>1.7636</text:p>
              </table:table-cell>
            </table:table-row>
            <table:table-row>
              <table:table-cell office:value-type="string">
                <text:p>Dijkstra</text:p>
              </table:table-cell>
              <table:table-cell office:value-type="float" office:value="1.735">
                <text:p>1.735</text:p>
              </table:table-cell>
            </table:table-row>
            <table:table-row>
              <table:table-cell office:value-type="string">
                <text:p>Dijkstra</text:p>
              </table:table-cell>
              <table:table-cell office:value-type="float" office:value="1.5499">
                <text:p>1.5499</text:p>
              </table:table-cell>
            </table:table-row>
            <table:table-row>
              <table:table-cell office:value-type="string">
                <text:p>Dijkstra</text:p>
              </table:table-cell>
              <table:table-cell office:value-type="float" office:value="1.6547">
                <text:p>1.6547</text:p>
              </table:table-cell>
            </table:table-row>
            <table:table-row>
              <table:table-cell office:value-type="string">
                <text:p>Dijkstra</text:p>
              </table:table-cell>
              <table:table-cell office:value-type="float" office:value="1.6012">
                <text:p>1.6012</text:p>
              </table:table-cell>
            </table:table-row>
            <table:table-row>
              <table:table-cell office:value-type="string">
                <text:p>Dijkstra</text:p>
              </table:table-cell>
              <table:table-cell office:value-type="float" office:value="1.513">
                <text:p>1.513</text:p>
              </table:table-cell>
            </table:table-row>
            <table:table-row>
              <table:table-cell office:value-type="string">
                <text:p>Dijkstra</text:p>
              </table:table-cell>
              <table:table-cell office:value-type="float" office:value="1.5616">
                <text:p>1.5616</text:p>
              </table:table-cell>
            </table:table-row>
            <table:table-row>
              <table:table-cell office:value-type="string">
                <text:p>Dijkstra</text:p>
              </table:table-cell>
              <table:table-cell office:value-type="float" office:value="1.4904">
                <text:p>1.4904</text:p>
              </table:table-cell>
            </table:table-row>
            <table:table-row>
              <table:table-cell office:value-type="string">
                <text:p>Dijkstra</text:p>
              </table:table-cell>
              <table:table-cell office:value-type="float" office:value="1.5525">
                <text:p>1.5525</text:p>
              </table:table-cell>
            </table:table-row>
            <table:table-row>
              <table:table-cell office:value-type="string">
                <text:p>Dijkstra</text:p>
              </table:table-cell>
              <table:table-cell office:value-type="float" office:value="1.5264">
                <text:p>1.5264</text:p>
              </table:table-cell>
            </table:table-row>
            <table:table-row>
              <table:table-cell office:value-type="string">
                <text:p>Dijkstra</text:p>
              </table:table-cell>
              <table:table-cell office:value-type="float" office:value="1.5585">
                <text:p>1.5585</text:p>
              </table:table-cell>
            </table:table-row>
            <table:table-row>
              <table:table-cell office:value-type="string">
                <text:p>Dijkstra</text:p>
              </table:table-cell>
              <table:table-cell office:value-type="float" office:value="1.495">
                <text:p>1.495</text:p>
              </table:table-cell>
            </table:table-row>
            <table:table-row>
              <table:table-cell office:value-type="string">
                <text:p>Dijkstra</text:p>
              </table:table-cell>
              <table:table-cell office:value-type="float" office:value="1.5247">
                <text:p>1.5247</text:p>
              </table:table-cell>
            </table:table-row>
            <table:table-row>
              <table:table-cell office:value-type="string">
                <text:p>Dijkstra</text:p>
              </table:table-cell>
              <table:table-cell office:value-type="float" office:value="1.5591">
                <text:p>1.5591</text:p>
              </table:table-cell>
            </table:table-row>
            <table:table-row>
              <table:table-cell office:value-type="string">
                <text:p>Dijkstra</text:p>
              </table:table-cell>
              <table:table-cell office:value-type="float" office:value="1.5237">
                <text:p>1.5237</text:p>
              </table:table-cell>
            </table:table-row>
            <table:table-row>
              <table:table-cell office:value-type="string">
                <text:p>Dijkstra</text:p>
              </table:table-cell>
              <table:table-cell office:value-type="float" office:value="1.5023">
                <text:p>1.5023</text:p>
              </table:table-cell>
            </table:table-row>
            <table:table-row>
              <table:table-cell office:value-type="string">
                <text:p>Dijkstra</text:p>
              </table:table-cell>
              <table:table-cell office:value-type="float" office:value="1.5149">
                <text:p>1.5149</text:p>
              </table:table-cell>
            </table:table-row>
            <table:table-row>
              <table:table-cell office:value-type="string">
                <text:p>Dijkstra</text:p>
              </table:table-cell>
              <table:table-cell office:value-type="float" office:value="1.6906">
                <text:p>1.6906</text:p>
              </table:table-cell>
            </table:table-row>
            <table:table-row>
              <table:table-cell office:value-type="string">
                <text:p>Dijkstra</text:p>
              </table:table-cell>
              <table:table-cell office:value-type="float" office:value="1.6235">
                <text:p>1.6235</text:p>
              </table:table-cell>
            </table:table-row>
            <table:table-row>
              <table:table-cell office:value-type="string">
                <text:p>Dijkstra</text:p>
              </table:table-cell>
              <table:table-cell office:value-type="float" office:value="1.5701">
                <text:p>1.5701</text:p>
              </table:table-cell>
            </table:table-row>
            <table:table-row>
              <table:table-cell office:value-type="string">
                <text:p>Dijkstra</text:p>
              </table:table-cell>
              <table:table-cell office:value-type="float" office:value="1.5474">
                <text:p>1.5474</text:p>
              </table:table-cell>
            </table:table-row>
            <table:table-row>
              <table:table-cell office:value-type="string">
                <text:p>Dijkstra</text:p>
              </table:table-cell>
              <table:table-cell office:value-type="float" office:value="1.5576">
                <text:p>1.5576</text:p>
              </table:table-cell>
            </table:table-row>
            <table:table-row>
              <table:table-cell office:value-type="string">
                <text:p>Dijkstra</text:p>
              </table:table-cell>
              <table:table-cell office:value-type="float" office:value="1.5371">
                <text:p>1.5371</text:p>
              </table:table-cell>
            </table:table-row>
            <table:table-row>
              <table:table-cell office:value-type="string">
                <text:p>Dijkstra</text:p>
              </table:table-cell>
              <table:table-cell office:value-type="float" office:value="1.661">
                <text:p>1.661</text:p>
              </table:table-cell>
            </table:table-row>
            <table:table-row>
              <table:table-cell office:value-type="string">
                <text:p>Dijkstra</text:p>
              </table:table-cell>
              <table:table-cell office:value-type="float" office:value="1.5636">
                <text:p>1.5636</text:p>
              </table:table-cell>
            </table:table-row>
            <table:table-row>
              <table:table-cell office:value-type="string">
                <text:p>Dijkstra</text:p>
              </table:table-cell>
              <table:table-cell office:value-type="float" office:value="1.5235">
                <text:p>1.5235</text:p>
              </table:table-cell>
            </table:table-row>
            <table:table-row>
              <table:table-cell office:value-type="string">
                <text:p>Dijkstra</text:p>
              </table:table-cell>
              <table:table-cell office:value-type="float" office:value="1.5188">
                <text:p>1.5188</text:p>
              </table:table-cell>
            </table:table-row>
            <table:table-row>
              <table:table-cell office:value-type="string">
                <text:p>Dijkstra</text:p>
              </table:table-cell>
              <table:table-cell office:value-type="float" office:value="1.5518">
                <text:p>1.5518</text:p>
              </table:table-cell>
            </table:table-row>
            <table:table-row>
              <table:table-cell office:value-type="string">
                <text:p>Dijkstra</text:p>
              </table:table-cell>
              <table:table-cell office:value-type="float" office:value="1.5542">
                <text:p>1.5542</text:p>
              </table:table-cell>
            </table:table-row>
            <table:table-row>
              <table:table-cell office:value-type="string">
                <text:p>Dijkstra</text:p>
              </table:table-cell>
              <table:table-cell office:value-type="float" office:value="1.4953">
                <text:p>1.4953</text:p>
              </table:table-cell>
            </table:table-row>
            <table:table-row>
              <table:table-cell office:value-type="string">
                <text:p>Dijkstra</text:p>
              </table:table-cell>
              <table:table-cell office:value-type="float" office:value="1.524">
                <text:p>1.524</text:p>
              </table:table-cell>
            </table:table-row>
            <table:table-row>
              <table:table-cell office:value-type="string">
                <text:p>Dijkstra</text:p>
              </table:table-cell>
              <table:table-cell office:value-type="float" office:value="1.608">
                <text:p>1.608</text:p>
              </table:table-cell>
            </table:table-row>
            <table:table-row>
              <table:table-cell office:value-type="string">
                <text:p>Dijkstra</text:p>
              </table:table-cell>
              <table:table-cell office:value-type="float" office:value="1.5617">
                <text:p>1.5617</text:p>
              </table:table-cell>
            </table:table-row>
            <table:table-row>
              <table:table-cell office:value-type="string">
                <text:p>Dijkstra</text:p>
              </table:table-cell>
              <table:table-cell office:value-type="float" office:value="2.5076">
                <text:p>2.5076</text:p>
              </table:table-cell>
            </table:table-row>
            <table:table-row>
              <table:table-cell office:value-type="string">
                <text:p>Dijkstra</text:p>
              </table:table-cell>
              <table:table-cell office:value-type="float" office:value="1.8138">
                <text:p>1.8138</text:p>
              </table:table-cell>
            </table:table-row>
            <table:table-row>
              <table:table-cell office:value-type="string">
                <text:p>Dijkstra</text:p>
              </table:table-cell>
              <table:table-cell office:value-type="float" office:value="1.4777">
                <text:p>1.4777</text:p>
              </table:table-cell>
            </table:table-row>
            <table:table-row>
              <table:table-cell office:value-type="string">
                <text:p>Dijkstra</text:p>
              </table:table-cell>
              <table:table-cell office:value-type="float" office:value="1.5595">
                <text:p>1.5595</text:p>
              </table:table-cell>
            </table:table-row>
            <table:table-row>
              <table:table-cell office:value-type="string">
                <text:p>Dijkstra</text:p>
              </table:table-cell>
              <table:table-cell office:value-type="float" office:value="1.4888">
                <text:p>1.4888</text:p>
              </table:table-cell>
            </table:table-row>
            <table:table-row>
              <table:table-cell office:value-type="string">
                <text:p>Dijkstra</text:p>
              </table:table-cell>
              <table:table-cell office:value-type="float" office:value="1.5747">
                <text:p>1.5747</text:p>
              </table:table-cell>
            </table:table-row>
            <table:table-row>
              <table:table-cell office:value-type="string">
                <text:p>Dijkstra</text:p>
              </table:table-cell>
              <table:table-cell office:value-type="float" office:value="1.5512">
                <text:p>1.5512</text:p>
              </table:table-cell>
            </table:table-row>
            <table:table-row>
              <table:table-cell office:value-type="string">
                <text:p>Dijkstra</text:p>
              </table:table-cell>
              <table:table-cell office:value-type="float" office:value="1.5888">
                <text:p>1.5888</text:p>
              </table:table-cell>
            </table:table-row>
            <table:table-row>
              <table:table-cell office:value-type="string">
                <text:p>Dijkstra</text:p>
              </table:table-cell>
              <table:table-cell office:value-type="float" office:value="1.4846">
                <text:p>1.4846</text:p>
              </table:table-cell>
            </table:table-row>
            <table:table-row>
              <table:table-cell office:value-type="string">
                <text:p>Dijkstra</text:p>
              </table:table-cell>
              <table:table-cell office:value-type="float" office:value="1.6975">
                <text:p>1.6975</text:p>
              </table:table-cell>
            </table:table-row>
            <table:table-row>
              <table:table-cell office:value-type="string">
                <text:p>Dijkstra</text:p>
              </table:table-cell>
              <table:table-cell office:value-type="float" office:value="1.6028">
                <text:p>1.6028</text:p>
              </table:table-cell>
            </table:table-row>
            <table:table-row>
              <table:table-cell office:value-type="string">
                <text:p>Dijkstra</text:p>
              </table:table-cell>
              <table:table-cell office:value-type="float" office:value="1.6189">
                <text:p>1.6189</text:p>
              </table:table-cell>
            </table:table-row>
            <table:table-row>
              <table:table-cell office:value-type="string">
                <text:p>Dijkstra</text:p>
              </table:table-cell>
              <table:table-cell office:value-type="float" office:value="1.56">
                <text:p>1.56</text:p>
              </table:table-cell>
            </table:table-row>
            <table:table-row>
              <table:table-cell office:value-type="string">
                <text:p>Dijkstra</text:p>
              </table:table-cell>
              <table:table-cell office:value-type="float" office:value="1.5237">
                <text:p>1.5237</text:p>
              </table:table-cell>
            </table:table-row>
            <table:table-row>
              <table:table-cell office:value-type="string">
                <text:p>Dijkstra</text:p>
              </table:table-cell>
              <table:table-cell office:value-type="float" office:value="1.5508">
                <text:p>1.5508</text:p>
              </table:table-cell>
            </table:table-row>
            <table:table-row>
              <table:table-cell office:value-type="string">
                <text:p>Dijkstra</text:p>
              </table:table-cell>
              <table:table-cell office:value-type="float" office:value="1.5153">
                <text:p>1.5153</text:p>
              </table:table-cell>
            </table:table-row>
            <table:table-row>
              <table:table-cell office:value-type="string">
                <text:p>Dijkstra</text:p>
              </table:table-cell>
              <table:table-cell office:value-type="float" office:value="1.4788">
                <text:p>1.4788</text:p>
              </table:table-cell>
            </table:table-row>
            <table:table-row>
              <table:table-cell office:value-type="string">
                <text:p>Dijkstra</text:p>
              </table:table-cell>
              <table:table-cell office:value-type="float" office:value="1.4835">
                <text:p>1.4835</text:p>
              </table:table-cell>
            </table:table-row>
            <table:table-row>
              <table:table-cell office:value-type="string">
                <text:p>Dijkstra</text:p>
              </table:table-cell>
              <table:table-cell office:value-type="float" office:value="1.5241">
                <text:p>1.5241</text:p>
              </table:table-cell>
            </table:table-row>
            <table:table-row>
              <table:table-cell office:value-type="string">
                <text:p>Dijkstra</text:p>
              </table:table-cell>
              <table:table-cell office:value-type="float" office:value="1.6152">
                <text:p>1.6152</text:p>
              </table:table-cell>
            </table:table-row>
            <table:table-row>
              <table:table-cell office:value-type="string">
                <text:p>Dijkstra</text:p>
              </table:table-cell>
              <table:table-cell office:value-type="float" office:value="1.4981">
                <text:p>1.4981</text:p>
              </table:table-cell>
            </table:table-row>
            <table:table-row>
              <table:table-cell office:value-type="string">
                <text:p>Dijkstra</text:p>
              </table:table-cell>
              <table:table-cell office:value-type="float" office:value="1.525">
                <text:p>1.525</text:p>
              </table:table-cell>
            </table:table-row>
            <table:table-row>
              <table:table-cell office:value-type="string">
                <text:p>Dijkstra</text:p>
              </table:table-cell>
              <table:table-cell office:value-type="float" office:value="1.4827">
                <text:p>1.4827</text:p>
              </table:table-cell>
            </table:table-row>
            <table:table-row>
              <table:table-cell office:value-type="string">
                <text:p>Dijkstra</text:p>
              </table:table-cell>
              <table:table-cell office:value-type="float" office:value="1.506">
                <text:p>1.506</text:p>
              </table:table-cell>
            </table:table-row>
            <table:table-row>
              <table:table-cell office:value-type="string">
                <text:p>Dijkstra</text:p>
              </table:table-cell>
              <table:table-cell office:value-type="float" office:value="1.4792">
                <text:p>1.4792</text:p>
              </table:table-cell>
            </table:table-row>
            <table:table-row>
              <table:table-cell office:value-type="string">
                <text:p>Dijkstra</text:p>
              </table:table-cell>
              <table:table-cell office:value-type="float" office:value="1.4617">
                <text:p>1.4617</text:p>
              </table:table-cell>
            </table:table-row>
            <table:table-row>
              <table:table-cell office:value-type="string">
                <text:p>Dijkstra</text:p>
              </table:table-cell>
              <table:table-cell office:value-type="float" office:value="1.4871">
                <text:p>1.4871</text:p>
              </table:table-cell>
            </table:table-row>
            <table:table-row>
              <table:table-cell office:value-type="string">
                <text:p>Dijkstra</text:p>
              </table:table-cell>
              <table:table-cell office:value-type="float" office:value="1.5531">
                <text:p>1.5531</text:p>
              </table:table-cell>
            </table:table-row>
            <table:table-row>
              <table:table-cell office:value-type="string">
                <text:p>Dijkstra</text:p>
              </table:table-cell>
              <table:table-cell office:value-type="float" office:value="1.5565">
                <text:p>1.5565</text:p>
              </table:table-cell>
            </table:table-row>
            <table:table-row>
              <table:table-cell office:value-type="string">
                <text:p>Dijkstra</text:p>
              </table:table-cell>
              <table:table-cell office:value-type="float" office:value="1.7223">
                <text:p>1.7223</text:p>
              </table:table-cell>
            </table:table-row>
            <table:table-row>
              <table:table-cell office:value-type="string">
                <text:p>Dijkstra</text:p>
              </table:table-cell>
              <table:table-cell office:value-type="float" office:value="1.5147">
                <text:p>1.5147</text:p>
              </table:table-cell>
            </table:table-row>
            <table:table-row>
              <table:table-cell office:value-type="string">
                <text:p>Dijkstra</text:p>
              </table:table-cell>
              <table:table-cell office:value-type="float" office:value="1.4864">
                <text:p>1.4864</text:p>
              </table:table-cell>
            </table:table-row>
            <table:table-row>
              <table:table-cell office:value-type="string">
                <text:p>Dijkstra</text:p>
              </table:table-cell>
              <table:table-cell office:value-type="float" office:value="1.5021">
                <text:p>1.5021</text:p>
              </table:table-cell>
            </table:table-row>
            <table:table-row>
              <table:table-cell office:value-type="string">
                <text:p>Dijkstra</text:p>
              </table:table-cell>
              <table:table-cell office:value-type="float" office:value="1.5656">
                <text:p>1.5656</text:p>
              </table:table-cell>
            </table:table-row>
            <table:table-row>
              <table:table-cell office:value-type="string">
                <text:p>Dijkstra</text:p>
              </table:table-cell>
              <table:table-cell office:value-type="float" office:value="1.5238">
                <text:p>1.5238</text:p>
              </table:table-cell>
            </table:table-row>
            <table:table-row>
              <table:table-cell office:value-type="string">
                <text:p>Dijkstra</text:p>
              </table:table-cell>
              <table:table-cell office:value-type="float" office:value="1.5001">
                <text:p>1.5001</text:p>
              </table:table-cell>
            </table:table-row>
            <table:table-row>
              <table:table-cell office:value-type="string">
                <text:p>Dijkstra</text:p>
              </table:table-cell>
              <table:table-cell office:value-type="float" office:value="1.5381">
                <text:p>1.5381</text:p>
              </table:table-cell>
            </table:table-row>
            <table:table-row>
              <table:table-cell office:value-type="string">
                <text:p>Dijkstra</text:p>
              </table:table-cell>
              <table:table-cell office:value-type="float" office:value="1.4949">
                <text:p>1.4949</text:p>
              </table:table-cell>
            </table:table-row>
            <table:table-row>
              <table:table-cell office:value-type="string">
                <text:p>Dijkstra</text:p>
              </table:table-cell>
              <table:table-cell office:value-type="float" office:value="1.4983">
                <text:p>1.4983</text:p>
              </table:table-cell>
            </table:table-row>
            <table:table-row>
              <table:table-cell office:value-type="string">
                <text:p>Dijkstra</text:p>
              </table:table-cell>
              <table:table-cell office:value-type="float" office:value="1.5879">
                <text:p>1.5879</text:p>
              </table:table-cell>
            </table:table-row>
            <table:table-row>
              <table:table-cell office:value-type="string">
                <text:p>Dijkstra</text:p>
              </table:table-cell>
              <table:table-cell office:value-type="float" office:value="1.5267">
                <text:p>1.5267</text:p>
              </table:table-cell>
            </table:table-row>
            <table:table-row>
              <table:table-cell office:value-type="string">
                <text:p>Dijkstra</text:p>
              </table:table-cell>
              <table:table-cell office:value-type="float" office:value="1.5747">
                <text:p>1.5747</text:p>
              </table:table-cell>
            </table:table-row>
            <table:table-row>
              <table:table-cell office:value-type="string">
                <text:p>Dijkstra</text:p>
              </table:table-cell>
              <table:table-cell office:value-type="float" office:value="1.5326">
                <text:p>1.5326</text:p>
              </table:table-cell>
            </table:table-row>
            <table:table-row>
              <table:table-cell office:value-type="string">
                <text:p>Dijkstra</text:p>
              </table:table-cell>
              <table:table-cell office:value-type="float" office:value="1.513">
                <text:p>1.513</text:p>
              </table:table-cell>
            </table:table-row>
            <table:table-row>
              <table:table-cell office:value-type="string">
                <text:p>Dijkstra</text:p>
              </table:table-cell>
              <table:table-cell office:value-type="float" office:value="1.4833">
                <text:p>1.4833</text:p>
              </table:table-cell>
            </table:table-row>
            <table:table-row>
              <table:table-cell office:value-type="string">
                <text:p>Dijkstra</text:p>
              </table:table-cell>
              <table:table-cell office:value-type="float" office:value="1.623">
                <text:p>1.623</text:p>
              </table:table-cell>
            </table:table-row>
            <table:table-row>
              <table:table-cell office:value-type="string">
                <text:p>Dijkstra</text:p>
              </table:table-cell>
              <table:table-cell office:value-type="float" office:value="1.638">
                <text:p>1.638</text:p>
              </table:table-cell>
            </table:table-row>
            <table:table-row>
              <table:table-cell office:value-type="string">
                <text:p>Dijkstra</text:p>
              </table:table-cell>
              <table:table-cell office:value-type="float" office:value="1.6639">
                <text:p>1.6639</text:p>
              </table:table-cell>
            </table:table-row>
            <table:table-row>
              <table:table-cell office:value-type="string">
                <text:p>Dijkstra</text:p>
              </table:table-cell>
              <table:table-cell office:value-type="float" office:value="1.5466">
                <text:p>1.5466</text:p>
              </table:table-cell>
            </table:table-row>
            <table:table-row>
              <table:table-cell office:value-type="string">
                <text:p>Dijkstra</text:p>
              </table:table-cell>
              <table:table-cell office:value-type="float" office:value="1.7734">
                <text:p>1.7734</text:p>
              </table:table-cell>
            </table:table-row>
            <table:table-row>
              <table:table-cell office:value-type="string">
                <text:p>Dijkstra</text:p>
              </table:table-cell>
              <table:table-cell office:value-type="float" office:value="1.5317">
                <text:p>1.5317</text:p>
              </table:table-cell>
            </table:table-row>
            <table:table-row>
              <table:table-cell office:value-type="string">
                <text:p>Dijkstra</text:p>
              </table:table-cell>
              <table:table-cell office:value-type="float" office:value="1.4682">
                <text:p>1.4682</text:p>
              </table:table-cell>
            </table:table-row>
            <table:table-row>
              <table:table-cell office:value-type="string">
                <text:p>Dijkstra</text:p>
              </table:table-cell>
              <table:table-cell office:value-type="float" office:value="1.5679">
                <text:p>1.5679</text:p>
              </table:table-cell>
            </table:table-row>
            <table:table-row>
              <table:table-cell office:value-type="string">
                <text:p>Dijkstra</text:p>
              </table:table-cell>
              <table:table-cell office:value-type="float" office:value="1.6201">
                <text:p>1.6201</text:p>
              </table:table-cell>
            </table:table-row>
            <table:table-row>
              <table:table-cell office:value-type="string">
                <text:p>Dijkstra</text:p>
              </table:table-cell>
              <table:table-cell office:value-type="float" office:value="1.5058">
                <text:p>1.5058</text:p>
              </table:table-cell>
            </table:table-row>
            <table:table-row>
              <table:table-cell office:value-type="string">
                <text:p>Dijkstra</text:p>
              </table:table-cell>
              <table:table-cell office:value-type="float" office:value="1.5488">
                <text:p>1.5488</text:p>
              </table:table-cell>
            </table:table-row>
            <table:table-row>
              <table:table-cell office:value-type="string">
                <text:p>Dijkstra</text:p>
              </table:table-cell>
              <table:table-cell office:value-type="float" office:value="1.5628">
                <text:p>1.5628</text:p>
              </table:table-cell>
            </table:table-row>
            <table:table-row>
              <table:table-cell office:value-type="string">
                <text:p>Dijkstra</text:p>
              </table:table-cell>
              <table:table-cell office:value-type="float" office:value="1.5286">
                <text:p>1.5286</text:p>
              </table:table-cell>
            </table:table-row>
            <table:table-row>
              <table:table-cell office:value-type="string">
                <text:p>Dijkstra</text:p>
              </table:table-cell>
              <table:table-cell office:value-type="float" office:value="1.4811">
                <text:p>1.4811</text:p>
              </table:table-cell>
            </table:table-row>
            <table:table-row>
              <table:table-cell office:value-type="string">
                <text:p>Dijkstra</text:p>
              </table:table-cell>
              <table:table-cell office:value-type="float" office:value="1.6312">
                <text:p>1.6312</text:p>
              </table:table-cell>
            </table:table-row>
            <table:table-row>
              <table:table-cell office:value-type="string">
                <text:p>Dijkstra</text:p>
              </table:table-cell>
              <table:table-cell office:value-type="float" office:value="1.5183">
                <text:p>1.5183</text:p>
              </table:table-cell>
            </table:table-row>
            <table:table-row>
              <table:table-cell office:value-type="string">
                <text:p>Dijkstra</text:p>
              </table:table-cell>
              <table:table-cell office:value-type="float" office:value="1.4639">
                <text:p>1.4639</text:p>
              </table:table-cell>
            </table:table-row>
            <table:table-row>
              <table:table-cell office:value-type="string">
                <text:p>Dijkstra</text:p>
              </table:table-cell>
              <table:table-cell office:value-type="float" office:value="1.4543">
                <text:p>1.4543</text:p>
              </table:table-cell>
            </table:table-row>
            <table:table-row>
              <table:table-cell office:value-type="string">
                <text:p>Dijkstra</text:p>
              </table:table-cell>
              <table:table-cell office:value-type="float" office:value="1.4998">
                <text:p>1.4998</text:p>
              </table:table-cell>
            </table:table-row>
            <table:table-row>
              <table:table-cell office:value-type="string">
                <text:p>Dijkstra</text:p>
              </table:table-cell>
              <table:table-cell office:value-type="float" office:value="1.5541">
                <text:p>1.5541</text:p>
              </table:table-cell>
            </table:table-row>
            <table:table-row>
              <table:table-cell office:value-type="string">
                <text:p>Dijkstra</text:p>
              </table:table-cell>
              <table:table-cell office:value-type="float" office:value="1.5454">
                <text:p>1.5454</text:p>
              </table:table-cell>
            </table:table-row>
            <table:table-row>
              <table:table-cell office:value-type="string">
                <text:p>Dijkstra</text:p>
              </table:table-cell>
              <table:table-cell office:value-type="float" office:value="1.4555">
                <text:p>1.4555</text:p>
              </table:table-cell>
            </table:table-row>
            <table:table-row>
              <table:table-cell office:value-type="string">
                <text:p>Dijkstra</text:p>
              </table:table-cell>
              <table:table-cell office:value-type="float" office:value="1.4717">
                <text:p>1.4717</text:p>
              </table:table-cell>
            </table:table-row>
            <table:table-row>
              <table:table-cell office:value-type="string">
                <text:p>Dijkstra</text:p>
              </table:table-cell>
              <table:table-cell office:value-type="float" office:value="1.6195">
                <text:p>1.6195</text:p>
              </table:table-cell>
            </table:table-row>
            <table:table-row>
              <table:table-cell office:value-type="string">
                <text:p>Dijkstra</text:p>
              </table:table-cell>
              <table:table-cell office:value-type="float" office:value="1.5478">
                <text:p>1.5478</text:p>
              </table:table-cell>
            </table:table-row>
            <table:table-row>
              <table:table-cell office:value-type="string">
                <text:p>Dijkstra</text:p>
              </table:table-cell>
              <table:table-cell office:value-type="float" office:value="1.5346">
                <text:p>1.5346</text:p>
              </table:table-cell>
            </table:table-row>
            <table:table-row>
              <table:table-cell office:value-type="string">
                <text:p>Dijkstra</text:p>
              </table:table-cell>
              <table:table-cell office:value-type="float" office:value="1.4829">
                <text:p>1.4829</text:p>
              </table:table-cell>
            </table:table-row>
            <table:table-row>
              <table:table-cell office:value-type="string">
                <text:p>Dijkstra</text:p>
              </table:table-cell>
              <table:table-cell office:value-type="float" office:value="1.4793">
                <text:p>1.4793</text:p>
              </table:table-cell>
            </table:table-row>
            <table:table-row>
              <table:table-cell office:value-type="string">
                <text:p>Dijkstra</text:p>
              </table:table-cell>
              <table:table-cell office:value-type="float" office:value="1.4824">
                <text:p>1.4824</text:p>
              </table:table-cell>
            </table:table-row>
            <table:table-row>
              <table:table-cell office:value-type="string">
                <text:p>Dijkstra</text:p>
              </table:table-cell>
              <table:table-cell office:value-type="float" office:value="1.5751">
                <text:p>1.5751</text:p>
              </table:table-cell>
            </table:table-row>
            <table:table-row>
              <table:table-cell office:value-type="string">
                <text:p>Dijkstra</text:p>
              </table:table-cell>
              <table:table-cell office:value-type="float" office:value="1.5003">
                <text:p>1.5003</text:p>
              </table:table-cell>
            </table:table-row>
            <table:table-row>
              <table:table-cell office:value-type="string">
                <text:p>Dijkstra</text:p>
              </table:table-cell>
              <table:table-cell office:value-type="float" office:value="1.4618">
                <text:p>1.4618</text:p>
              </table:table-cell>
            </table:table-row>
            <table:table-row>
              <table:table-cell office:value-type="string">
                <text:p>Dijkstra</text:p>
              </table:table-cell>
              <table:table-cell office:value-type="float" office:value="1.4825">
                <text:p>1.4825</text:p>
              </table:table-cell>
            </table:table-row>
            <table:table-row>
              <table:table-cell office:value-type="string">
                <text:p>Dijkstra</text:p>
              </table:table-cell>
              <table:table-cell office:value-type="float" office:value="1.5334">
                <text:p>1.5334</text:p>
              </table:table-cell>
            </table:table-row>
            <table:table-row>
              <table:table-cell office:value-type="string">
                <text:p>Dijkstra</text:p>
              </table:table-cell>
              <table:table-cell office:value-type="float" office:value="1.7316">
                <text:p>1.7316</text:p>
              </table:table-cell>
            </table:table-row>
            <table:table-row>
              <table:table-cell office:value-type="string">
                <text:p>Dijkstra</text:p>
              </table:table-cell>
              <table:table-cell office:value-type="float" office:value="1.6239">
                <text:p>1.6239</text:p>
              </table:table-cell>
            </table:table-row>
            <table:table-row>
              <table:table-cell office:value-type="string">
                <text:p>Dijkstra</text:p>
              </table:table-cell>
              <table:table-cell office:value-type="float" office:value="1.6136">
                <text:p>1.6136</text:p>
              </table:table-cell>
            </table:table-row>
            <table:table-row>
              <table:table-cell office:value-type="string">
                <text:p>Dijkstra</text:p>
              </table:table-cell>
              <table:table-cell office:value-type="float" office:value="1.6056">
                <text:p>1.6056</text:p>
              </table:table-cell>
            </table:table-row>
            <table:table-row>
              <table:table-cell office:value-type="string">
                <text:p>Dijkstra</text:p>
              </table:table-cell>
              <table:table-cell office:value-type="float" office:value="1.5408">
                <text:p>1.5408</text:p>
              </table:table-cell>
            </table:table-row>
            <table:table-row>
              <table:table-cell office:value-type="string">
                <text:p>Dijkstra</text:p>
              </table:table-cell>
              <table:table-cell office:value-type="float" office:value="1.6231">
                <text:p>1.6231</text:p>
              </table:table-cell>
            </table:table-row>
            <table:table-row>
              <table:table-cell office:value-type="string">
                <text:p>Dijkstra</text:p>
              </table:table-cell>
              <table:table-cell office:value-type="float" office:value="1.5526">
                <text:p>1.5526</text:p>
              </table:table-cell>
            </table:table-row>
            <table:table-row>
              <table:table-cell office:value-type="string">
                <text:p>Dijkstra</text:p>
              </table:table-cell>
              <table:table-cell office:value-type="float" office:value="1.6249">
                <text:p>1.6249</text:p>
              </table:table-cell>
            </table:table-row>
            <table:table-row>
              <table:table-cell office:value-type="string">
                <text:p>Dijkstra</text:p>
              </table:table-cell>
              <table:table-cell office:value-type="float" office:value="1.6157">
                <text:p>1.6157</text:p>
              </table:table-cell>
            </table:table-row>
            <table:table-row>
              <table:table-cell office:value-type="string">
                <text:p>Dijkstra</text:p>
              </table:table-cell>
              <table:table-cell office:value-type="float" office:value="1.5543">
                <text:p>1.5543</text:p>
              </table:table-cell>
            </table:table-row>
            <table:table-row>
              <table:table-cell office:value-type="string">
                <text:p>Dijkstra</text:p>
              </table:table-cell>
              <table:table-cell office:value-type="float" office:value="1.668">
                <text:p>1.668</text:p>
              </table:table-cell>
            </table:table-row>
            <table:table-row>
              <table:table-cell office:value-type="string">
                <text:p>Dijkstra</text:p>
              </table:table-cell>
              <table:table-cell office:value-type="float" office:value="1.5545">
                <text:p>1.5545</text:p>
              </table:table-cell>
            </table:table-row>
            <table:table-row>
              <table:table-cell office:value-type="string">
                <text:p>Dijkstra</text:p>
              </table:table-cell>
              <table:table-cell office:value-type="float" office:value="1.5935">
                <text:p>1.5935</text:p>
              </table:table-cell>
            </table:table-row>
            <table:table-row>
              <table:table-cell office:value-type="string">
                <text:p>Dijkstra</text:p>
              </table:table-cell>
              <table:table-cell office:value-type="float" office:value="1.5071">
                <text:p>1.5071</text:p>
              </table:table-cell>
            </table:table-row>
            <table:table-row>
              <table:table-cell office:value-type="string">
                <text:p>Dijkstra</text:p>
              </table:table-cell>
              <table:table-cell office:value-type="float" office:value="1.6017">
                <text:p>1.6017</text:p>
              </table:table-cell>
            </table:table-row>
            <table:table-row>
              <table:table-cell office:value-type="string">
                <text:p>Dijkstra</text:p>
              </table:table-cell>
              <table:table-cell office:value-type="float" office:value="1.5388">
                <text:p>1.5388</text:p>
              </table:table-cell>
            </table:table-row>
            <table:table-row>
              <table:table-cell office:value-type="string">
                <text:p>Dijkstra</text:p>
              </table:table-cell>
              <table:table-cell office:value-type="float" office:value="1.5886">
                <text:p>1.5886</text:p>
              </table:table-cell>
            </table:table-row>
            <table:table-row>
              <table:table-cell office:value-type="string">
                <text:p>Dijkstra</text:p>
              </table:table-cell>
              <table:table-cell office:value-type="float" office:value="1.5405">
                <text:p>1.5405</text:p>
              </table:table-cell>
            </table:table-row>
            <table:table-row>
              <table:table-cell office:value-type="string">
                <text:p>Dijkstra</text:p>
              </table:table-cell>
              <table:table-cell office:value-type="float" office:value="1.539">
                <text:p>1.539</text:p>
              </table:table-cell>
            </table:table-row>
            <table:table-row>
              <table:table-cell office:value-type="string">
                <text:p>Dijkstra</text:p>
              </table:table-cell>
              <table:table-cell office:value-type="float" office:value="1.5524">
                <text:p>1.5524</text:p>
              </table:table-cell>
            </table:table-row>
            <table:table-row>
              <table:table-cell office:value-type="string">
                <text:p>Dijkstra</text:p>
              </table:table-cell>
              <table:table-cell office:value-type="float" office:value="1.5782">
                <text:p>1.5782</text:p>
              </table:table-cell>
            </table:table-row>
            <table:table-row>
              <table:table-cell office:value-type="string">
                <text:p>Dijkstra</text:p>
              </table:table-cell>
              <table:table-cell office:value-type="float" office:value="1.5308">
                <text:p>1.5308</text:p>
              </table:table-cell>
            </table:table-row>
            <table:table-row>
              <table:table-cell office:value-type="string">
                <text:p>Dijkstra</text:p>
              </table:table-cell>
              <table:table-cell office:value-type="float" office:value="1.5126">
                <text:p>1.5126</text:p>
              </table:table-cell>
            </table:table-row>
            <table:table-row>
              <table:table-cell office:value-type="string">
                <text:p>Dijkstra</text:p>
              </table:table-cell>
              <table:table-cell office:value-type="float" office:value="1.5098">
                <text:p>1.5098</text:p>
              </table:table-cell>
            </table:table-row>
            <table:table-row>
              <table:table-cell office:value-type="string">
                <text:p>Dijkstra</text:p>
              </table:table-cell>
              <table:table-cell office:value-type="float" office:value="1.5283">
                <text:p>1.5283</text:p>
              </table:table-cell>
            </table:table-row>
            <table:table-row>
              <table:table-cell office:value-type="string">
                <text:p>Dijkstra</text:p>
              </table:table-cell>
              <table:table-cell office:value-type="float" office:value="1.485">
                <text:p>1.485</text:p>
              </table:table-cell>
            </table:table-row>
            <table:table-row>
              <table:table-cell office:value-type="string">
                <text:p>Dijkstra</text:p>
              </table:table-cell>
              <table:table-cell office:value-type="float" office:value="1.494">
                <text:p>1.494</text:p>
              </table:table-cell>
            </table:table-row>
            <table:table-row>
              <table:table-cell office:value-type="string">
                <text:p>Dijkstra</text:p>
              </table:table-cell>
              <table:table-cell office:value-type="float" office:value="1.5206">
                <text:p>1.5206</text:p>
              </table:table-cell>
            </table:table-row>
            <table:table-row>
              <table:table-cell office:value-type="string">
                <text:p>Dijkstra</text:p>
              </table:table-cell>
              <table:table-cell office:value-type="float" office:value="1.5033">
                <text:p>1.5033</text:p>
              </table:table-cell>
            </table:table-row>
            <table:table-row>
              <table:table-cell office:value-type="string">
                <text:p>Dijkstra</text:p>
              </table:table-cell>
              <table:table-cell office:value-type="float" office:value="1.4923">
                <text:p>1.4923</text:p>
              </table:table-cell>
            </table:table-row>
            <table:table-row>
              <table:table-cell office:value-type="string">
                <text:p>Dijkstra</text:p>
              </table:table-cell>
              <table:table-cell office:value-type="float" office:value="1.5724">
                <text:p>1.5724</text:p>
              </table:table-cell>
            </table:table-row>
            <table:table-row>
              <table:table-cell office:value-type="string">
                <text:p>Dijkstra</text:p>
              </table:table-cell>
              <table:table-cell office:value-type="float" office:value="1.5865">
                <text:p>1.5865</text:p>
              </table:table-cell>
            </table:table-row>
            <table:table-row>
              <table:table-cell office:value-type="string">
                <text:p>Dijkstra</text:p>
              </table:table-cell>
              <table:table-cell office:value-type="float" office:value="1.5495">
                <text:p>1.5495</text:p>
              </table:table-cell>
            </table:table-row>
            <table:table-row>
              <table:table-cell office:value-type="string">
                <text:p>Dijkstra</text:p>
              </table:table-cell>
              <table:table-cell office:value-type="float" office:value="1.5994">
                <text:p>1.5994</text:p>
              </table:table-cell>
            </table:table-row>
            <table:table-row>
              <table:table-cell office:value-type="string">
                <text:p>Dijkstra</text:p>
              </table:table-cell>
              <table:table-cell office:value-type="float" office:value="1.4836">
                <text:p>1.4836</text:p>
              </table:table-cell>
            </table:table-row>
            <table:table-row>
              <table:table-cell office:value-type="string">
                <text:p>Dijkstra</text:p>
              </table:table-cell>
              <table:table-cell office:value-type="float" office:value="1.5193">
                <text:p>1.5193</text:p>
              </table:table-cell>
            </table:table-row>
            <table:table-row>
              <table:table-cell office:value-type="string">
                <text:p>Dijkstra</text:p>
              </table:table-cell>
              <table:table-cell office:value-type="float" office:value="1.515">
                <text:p>1.515</text:p>
              </table:table-cell>
            </table:table-row>
            <table:table-row>
              <table:table-cell office:value-type="string">
                <text:p>Dijkstra</text:p>
              </table:table-cell>
              <table:table-cell office:value-type="float" office:value="1.5003">
                <text:p>1.5003</text:p>
              </table:table-cell>
            </table:table-row>
            <table:table-row>
              <table:table-cell office:value-type="string">
                <text:p>Dijkstra</text:p>
              </table:table-cell>
              <table:table-cell office:value-type="float" office:value="1.5128">
                <text:p>1.5128</text:p>
              </table:table-cell>
            </table:table-row>
            <table:table-row>
              <table:table-cell office:value-type="string">
                <text:p>Dijkstra</text:p>
              </table:table-cell>
              <table:table-cell office:value-type="float" office:value="1.505">
                <text:p>1.505</text:p>
              </table:table-cell>
            </table:table-row>
            <table:table-row>
              <table:table-cell office:value-type="string">
                <text:p>Dijkstra</text:p>
              </table:table-cell>
              <table:table-cell office:value-type="float" office:value="1.8012">
                <text:p>1.8012</text:p>
              </table:table-cell>
            </table:table-row>
            <table:table-row>
              <table:table-cell office:value-type="string">
                <text:p>Dijkstra</text:p>
              </table:table-cell>
              <table:table-cell office:value-type="float" office:value="1.5437">
                <text:p>1.5437</text:p>
              </table:table-cell>
            </table:table-row>
            <table:table-row>
              <table:table-cell office:value-type="string">
                <text:p>Dijkstra</text:p>
              </table:table-cell>
              <table:table-cell office:value-type="float" office:value="1.4515">
                <text:p>1.4515</text:p>
              </table:table-cell>
            </table:table-row>
            <table:table-row>
              <table:table-cell office:value-type="string">
                <text:p>Dijkstra</text:p>
              </table:table-cell>
              <table:table-cell office:value-type="float" office:value="1.4573">
                <text:p>1.4573</text:p>
              </table:table-cell>
            </table:table-row>
            <table:table-row>
              <table:table-cell office:value-type="string">
                <text:p>Dijkstra</text:p>
              </table:table-cell>
              <table:table-cell office:value-type="float" office:value="1.457">
                <text:p>1.457</text:p>
              </table:table-cell>
            </table:table-row>
            <table:table-row>
              <table:table-cell office:value-type="string">
                <text:p>Dijkstra</text:p>
              </table:table-cell>
              <table:table-cell office:value-type="float" office:value="1.4684">
                <text:p>1.4684</text:p>
              </table:table-cell>
            </table:table-row>
            <table:table-row>
              <table:table-cell office:value-type="string">
                <text:p>Dijkstra</text:p>
              </table:table-cell>
              <table:table-cell office:value-type="float" office:value="1.5274">
                <text:p>1.5274</text:p>
              </table:table-cell>
            </table:table-row>
            <table:table-row>
              <table:table-cell office:value-type="string">
                <text:p>Dijkstra</text:p>
              </table:table-cell>
              <table:table-cell office:value-type="float" office:value="1.4773">
                <text:p>1.4773</text:p>
              </table:table-cell>
            </table:table-row>
            <table:table-row>
              <table:table-cell office:value-type="string">
                <text:p>Dijkstra</text:p>
              </table:table-cell>
              <table:table-cell office:value-type="float" office:value="1.5147">
                <text:p>1.5147</text:p>
              </table:table-cell>
            </table:table-row>
            <table:table-row>
              <table:table-cell office:value-type="string">
                <text:p>Dijkstra</text:p>
              </table:table-cell>
              <table:table-cell office:value-type="float" office:value="1.4864">
                <text:p>1.4864</text:p>
              </table:table-cell>
            </table:table-row>
            <table:table-row>
              <table:table-cell office:value-type="string">
                <text:p>Dijkstra</text:p>
              </table:table-cell>
              <table:table-cell office:value-type="float" office:value="1.6283">
                <text:p>1.6283</text:p>
              </table:table-cell>
            </table:table-row>
            <table:table-row>
              <table:table-cell office:value-type="string">
                <text:p>Dijkstra</text:p>
              </table:table-cell>
              <table:table-cell office:value-type="float" office:value="1.5299">
                <text:p>1.5299</text:p>
              </table:table-cell>
            </table:table-row>
            <table:table-row>
              <table:table-cell office:value-type="string">
                <text:p>Dijkstra</text:p>
              </table:table-cell>
              <table:table-cell office:value-type="float" office:value="1.493">
                <text:p>1.493</text:p>
              </table:table-cell>
            </table:table-row>
            <table:table-row>
              <table:table-cell office:value-type="string">
                <text:p>Dijkstra</text:p>
              </table:table-cell>
              <table:table-cell office:value-type="float" office:value="1.5373">
                <text:p>1.5373</text:p>
              </table:table-cell>
            </table:table-row>
            <table:table-row>
              <table:table-cell office:value-type="string">
                <text:p>Dijkstra</text:p>
              </table:table-cell>
              <table:table-cell office:value-type="float" office:value="1.4984">
                <text:p>1.4984</text:p>
              </table:table-cell>
            </table:table-row>
            <table:table-row>
              <table:table-cell office:value-type="string">
                <text:p>Dijkstra</text:p>
              </table:table-cell>
              <table:table-cell office:value-type="float" office:value="1.5014">
                <text:p>1.5014</text:p>
              </table:table-cell>
            </table:table-row>
            <table:table-row>
              <table:table-cell office:value-type="string">
                <text:p>Dijkstra</text:p>
              </table:table-cell>
              <table:table-cell office:value-type="float" office:value="1.5006">
                <text:p>1.5006</text:p>
              </table:table-cell>
            </table:table-row>
            <table:table-row>
              <table:table-cell office:value-type="string">
                <text:p>Dijkstra</text:p>
              </table:table-cell>
              <table:table-cell office:value-type="float" office:value="1.5312">
                <text:p>1.5312</text:p>
              </table:table-cell>
            </table:table-row>
            <table:table-row>
              <table:table-cell office:value-type="string">
                <text:p>Dijkstra</text:p>
              </table:table-cell>
              <table:table-cell office:value-type="float" office:value="1.479">
                <text:p>1.479</text:p>
              </table:table-cell>
            </table:table-row>
            <table:table-row>
              <table:table-cell office:value-type="string">
                <text:p>Dijkstra</text:p>
              </table:table-cell>
              <table:table-cell office:value-type="float" office:value="1.4972">
                <text:p>1.4972</text:p>
              </table:table-cell>
            </table:table-row>
            <table:table-row>
              <table:table-cell office:value-type="string">
                <text:p>Dijkstra</text:p>
              </table:table-cell>
              <table:table-cell office:value-type="float" office:value="1.7806">
                <text:p>1.7806</text:p>
              </table:table-cell>
            </table:table-row>
            <table:table-row>
              <table:table-cell office:value-type="string">
                <text:p>Dijkstra</text:p>
              </table:table-cell>
              <table:table-cell office:value-type="float" office:value="1.6538">
                <text:p>1.6538</text:p>
              </table:table-cell>
            </table:table-row>
            <table:table-row>
              <table:table-cell office:value-type="string">
                <text:p>Dijkstra</text:p>
              </table:table-cell>
              <table:table-cell office:value-type="float" office:value="1.5322">
                <text:p>1.5322</text:p>
              </table:table-cell>
            </table:table-row>
            <table:table-row>
              <table:table-cell office:value-type="string">
                <text:p>Dijkstra</text:p>
              </table:table-cell>
              <table:table-cell office:value-type="float" office:value="1.4988">
                <text:p>1.4988</text:p>
              </table:table-cell>
            </table:table-row>
            <table:table-row>
              <table:table-cell office:value-type="string">
                <text:p>Dijkstra</text:p>
              </table:table-cell>
              <table:table-cell office:value-type="float" office:value="1.4898">
                <text:p>1.4898</text:p>
              </table:table-cell>
            </table:table-row>
            <table:table-row>
              <table:table-cell office:value-type="string">
                <text:p>Dijkstra</text:p>
              </table:table-cell>
              <table:table-cell office:value-type="float" office:value="1.5316">
                <text:p>1.5316</text:p>
              </table:table-cell>
            </table:table-row>
            <table:table-row>
              <table:table-cell office:value-type="string">
                <text:p>Dijkstra</text:p>
              </table:table-cell>
              <table:table-cell office:value-type="float" office:value="1.4662">
                <text:p>1.4662</text:p>
              </table:table-cell>
            </table:table-row>
            <table:table-row>
              <table:table-cell office:value-type="string">
                <text:p>Dijkstra</text:p>
              </table:table-cell>
              <table:table-cell office:value-type="float" office:value="1.5012">
                <text:p>1.5012</text:p>
              </table:table-cell>
            </table:table-row>
            <table:table-row>
              <table:table-cell office:value-type="string">
                <text:p>Dijkstra</text:p>
              </table:table-cell>
              <table:table-cell office:value-type="float" office:value="1.5305">
                <text:p>1.5305</text:p>
              </table:table-cell>
            </table:table-row>
            <table:table-row>
              <table:table-cell office:value-type="string">
                <text:p>Dijkstra</text:p>
              </table:table-cell>
              <table:table-cell office:value-type="float" office:value="1.6195">
                <text:p>1.6195</text:p>
              </table:table-cell>
            </table:table-row>
            <table:table-row>
              <table:table-cell office:value-type="string">
                <text:p>Dijkstra</text:p>
              </table:table-cell>
              <table:table-cell office:value-type="float" office:value="1.5185">
                <text:p>1.5185</text:p>
              </table:table-cell>
            </table:table-row>
            <table:table-row>
              <table:table-cell office:value-type="string">
                <text:p>Dijkstra</text:p>
              </table:table-cell>
              <table:table-cell office:value-type="float" office:value="1.5557">
                <text:p>1.5557</text:p>
              </table:table-cell>
            </table:table-row>
            <table:table-row>
              <table:table-cell office:value-type="string">
                <text:p>Dijkstra</text:p>
              </table:table-cell>
              <table:table-cell office:value-type="float" office:value="1.5013">
                <text:p>1.5013</text:p>
              </table:table-cell>
            </table:table-row>
            <table:table-row>
              <table:table-cell office:value-type="string">
                <text:p>Dijkstra</text:p>
              </table:table-cell>
              <table:table-cell office:value-type="float" office:value="1.5675">
                <text:p>1.5675</text:p>
              </table:table-cell>
            </table:table-row>
            <table:table-row>
              <table:table-cell office:value-type="string">
                <text:p>Dijkstra</text:p>
              </table:table-cell>
              <table:table-cell office:value-type="float" office:value="1.5017">
                <text:p>1.5017</text:p>
              </table:table-cell>
            </table:table-row>
            <table:table-row>
              <table:table-cell office:value-type="string">
                <text:p>Dijkstra</text:p>
              </table:table-cell>
              <table:table-cell office:value-type="float" office:value="1.5594">
                <text:p>1.5594</text:p>
              </table:table-cell>
            </table:table-row>
            <table:table-row>
              <table:table-cell office:value-type="string">
                <text:p>Dijkstra</text:p>
              </table:table-cell>
              <table:table-cell office:value-type="float" office:value="1.5692">
                <text:p>1.5692</text:p>
              </table:table-cell>
            </table:table-row>
            <table:table-row>
              <table:table-cell office:value-type="string">
                <text:p>Dijkstra</text:p>
              </table:table-cell>
              <table:table-cell office:value-type="float" office:value="1.5702">
                <text:p>1.5702</text:p>
              </table:table-cell>
            </table:table-row>
            <table:table-row>
              <table:table-cell office:value-type="string">
                <text:p>Dijkstra</text:p>
              </table:table-cell>
              <table:table-cell office:value-type="float" office:value="1.4781">
                <text:p>1.4781</text:p>
              </table:table-cell>
            </table:table-row>
            <table:table-row>
              <table:table-cell office:value-type="string">
                <text:p>Dijkstra</text:p>
              </table:table-cell>
              <table:table-cell office:value-type="float" office:value="1.4827">
                <text:p>1.4827</text:p>
              </table:table-cell>
            </table:table-row>
            <table:table-row>
              <table:table-cell office:value-type="string">
                <text:p>Dijkstra</text:p>
              </table:table-cell>
              <table:table-cell office:value-type="float" office:value="1.5445">
                <text:p>1.5445</text:p>
              </table:table-cell>
            </table:table-row>
            <table:table-row>
              <table:table-cell office:value-type="string">
                <text:p>Dijkstra</text:p>
              </table:table-cell>
              <table:table-cell office:value-type="float" office:value="1.6355">
                <text:p>1.6355</text:p>
              </table:table-cell>
            </table:table-row>
            <table:table-row>
              <table:table-cell office:value-type="string">
                <text:p>Dijkstra</text:p>
              </table:table-cell>
              <table:table-cell office:value-type="float" office:value="1.5281">
                <text:p>1.5281</text:p>
              </table:table-cell>
            </table:table-row>
            <table:table-row>
              <table:table-cell office:value-type="string">
                <text:p>Dijkstra</text:p>
              </table:table-cell>
              <table:table-cell office:value-type="float" office:value="1.5126">
                <text:p>1.5126</text:p>
              </table:table-cell>
            </table:table-row>
            <table:table-row>
              <table:table-cell office:value-type="string">
                <text:p>Dijkstra</text:p>
              </table:table-cell>
              <table:table-cell office:value-type="float" office:value="1.5851">
                <text:p>1.5851</text:p>
              </table:table-cell>
            </table:table-row>
            <table:table-row>
              <table:table-cell office:value-type="string">
                <text:p>Dijkstra</text:p>
              </table:table-cell>
              <table:table-cell office:value-type="float" office:value="1.5589">
                <text:p>1.5589</text:p>
              </table:table-cell>
            </table:table-row>
            <table:table-row>
              <table:table-cell office:value-type="string">
                <text:p>Dijkstra</text:p>
              </table:table-cell>
              <table:table-cell office:value-type="float" office:value="1.6088">
                <text:p>1.6088</text:p>
              </table:table-cell>
            </table:table-row>
            <table:table-row>
              <table:table-cell office:value-type="string">
                <text:p>Dijkstra</text:p>
              </table:table-cell>
              <table:table-cell office:value-type="float" office:value="1.5556">
                <text:p>1.5556</text:p>
              </table:table-cell>
            </table:table-row>
            <table:table-row>
              <table:table-cell office:value-type="string">
                <text:p>Dijkstra</text:p>
              </table:table-cell>
              <table:table-cell office:value-type="float" office:value="1.5855">
                <text:p>1.5855</text:p>
              </table:table-cell>
            </table:table-row>
            <table:table-row>
              <table:table-cell office:value-type="string">
                <text:p>Dijkstra</text:p>
              </table:table-cell>
              <table:table-cell office:value-type="float" office:value="1.6314">
                <text:p>1.6314</text:p>
              </table:table-cell>
            </table:table-row>
            <table:table-row>
              <table:table-cell office:value-type="string">
                <text:p>Dijkstra</text:p>
              </table:table-cell>
              <table:table-cell office:value-type="float" office:value="1.7405">
                <text:p>1.7405</text:p>
              </table:table-cell>
            </table:table-row>
            <table:table-row>
              <table:table-cell office:value-type="string">
                <text:p>Dijkstra</text:p>
              </table:table-cell>
              <table:table-cell office:value-type="float" office:value="1.4791">
                <text:p>1.4791</text:p>
              </table:table-cell>
            </table:table-row>
            <table:table-row>
              <table:table-cell office:value-type="string">
                <text:p>Dijkstra</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draw:fill="none" draw:fill-color="#d9d9d9"/>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aximum="50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width="0.05cm" svg:stroke-color="#50938a"/>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4"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width="0.05cm" svg:stroke-color="#780373"/>
    </style:style>
    <style:style style:name="ch15" style:family="chart">
      <style:chart-properties chart:solid-type="cuboid" chart:symbol-type="named-symbol" chart:symbol-name="diamond" chart:symbol-width="0.25cm" chart:symbol-height="0.25cm"/>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0.238cm" svg:height="9.011cm" xlink:href="." xlink:type="simple" chart:class="chart:scatter" chart:style-name="ch1">
        <chart:title svg:x="7.549cm" svg:y="0.316cm" chart:style-name="ch2">
          <text:p>Porównanie Algorytmów</text:p>
        </chart:title>
        <chart:legend chart:legend-position="end" svg:x="15.567cm" svg:y="2.187cm" style:legend-expansion="custom" svg:width="4.669cm" svg:height="4.636cm" style:legend-expansion-aspect-ratio="1.00711820534944" chart:style-name="ch3"/>
        <chart:plot-area chart:style-name="ch4" chart:data-source-has-labels="both" svg:x="1.404cm" svg:y="1.298cm" svg:width="14.241cm" svg:height="6.559cm">
          <chart:coordinate-region svg:x="2.142cm" svg:y="1.501cm" svg:width="13.215cm" svg:height="5.703cm"/>
          <chart:axis chart:dimension="x" chart:name="primary-x" chart:style-name="ch5" chartooo:axis-type="auto">
            <chart:title svg:x="7.789cm" svg:y="8.037cm" chart:style-name="ch6">
              <text:p>Zapytanie</text:p>
            </chart:title>
            <chart:categories table:cell-range-address="local-table.$A$2:.$A$501"/>
          </chart:axis>
          <chart:axis chart:dimension="y" chart:name="primary-y" chart:style-name="ch7">
            <chart:title svg:x="0.45cm" svg:y="5.343cm" chart:style-name="ch8">
              <text:p>Czas [ms]</text:p>
            </chart:title>
            <chart:grid chart:style-name="ch9" chart:class="major"/>
          </chart:axis>
          <chart:series chart:style-name="ch10" chart:values-cell-range-address="local-table.$B$2:.$B$501" chart:label-cell-address="local-table.$B$1" chart:class="chart:scatter">
            <chart:regression-curve chart:style-name="ch11"/>
            <chart:data-point chart:repeated="138"/>
            <chart:data-point chart:style-name="ch12"/>
            <chart:data-point/>
            <chart:data-point chart:style-name="ch12" chart:repeated="2"/>
            <chart:data-point chart:repeated="39"/>
            <chart:data-point chart:style-name="ch12"/>
            <chart:data-point chart:repeated="25"/>
            <chart:data-point chart:style-name="ch12" chart:repeated="2"/>
            <chart:data-point/>
            <chart:data-point chart:style-name="ch12"/>
            <chart:data-point chart:repeated="289"/>
          </chart:series>
          <chart:series chart:style-name="ch13" chart:values-cell-range-address="local-table.$C$2:.$C$501" chart:label-cell-address="local-table.$C$1" chart:class="chart:scatter">
            <chart:regression-curve chart:style-name="ch14"/>
            <chart:data-point chart:repeated="158"/>
            <chart:data-point chart:style-name="ch15"/>
            <chart:data-point chart:repeated="13"/>
            <chart:data-point chart:style-name="ch15"/>
            <chart:data-point chart:repeated="2"/>
            <chart:data-point chart:style-name="ch15"/>
            <chart:data-point chart:repeated="28"/>
            <chart:data-point chart:style-name="ch15"/>
            <chart:data-point chart:repeated="17"/>
            <chart:data-point chart:style-name="ch15"/>
            <chart:data-point chart:repeated="277"/>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jkstra</text:p>
              </table:table-cell>
              <table:table-cell office:value-type="string">
                <text:p>BellmanFord</text:p>
              </table:table-cell>
            </table:table-row>
          </table:table-header-rows>
          <table:table-rows>
            <table:table-row>
              <table:table-cell office:value-type="string">
                <text:p>Dijkstra</text:p>
              </table:table-cell>
              <table:table-cell office:value-type="float" office:value="4.1987">
                <text:p>4.1987</text:p>
              </table:table-cell>
              <table:table-cell office:value-type="float" office:value="4.0497">
                <text:p>4.0497</text:p>
              </table:table-cell>
            </table:table-row>
            <table:table-row>
              <table:table-cell office:value-type="string">
                <text:p>Dijkstra</text:p>
              </table:table-cell>
              <table:table-cell office:value-type="float" office:value="4.3">
                <text:p>4.3</text:p>
              </table:table-cell>
              <table:table-cell office:value-type="float" office:value="3.6089">
                <text:p>3.6089</text:p>
              </table:table-cell>
            </table:table-row>
            <table:table-row>
              <table:table-cell office:value-type="string">
                <text:p>Dijkstra</text:p>
              </table:table-cell>
              <table:table-cell office:value-type="float" office:value="4.2814">
                <text:p>4.2814</text:p>
              </table:table-cell>
              <table:table-cell office:value-type="float" office:value="4.3963">
                <text:p>4.3963</text:p>
              </table:table-cell>
            </table:table-row>
            <table:table-row>
              <table:table-cell office:value-type="string">
                <text:p>Dijkstra</text:p>
              </table:table-cell>
              <table:table-cell office:value-type="float" office:value="3.7268">
                <text:p>3.7268</text:p>
              </table:table-cell>
              <table:table-cell office:value-type="float" office:value="3.8608">
                <text:p>3.8608</text:p>
              </table:table-cell>
            </table:table-row>
            <table:table-row>
              <table:table-cell office:value-type="string">
                <text:p>Dijkstra</text:p>
              </table:table-cell>
              <table:table-cell office:value-type="float" office:value="3.5203">
                <text:p>3.5203</text:p>
              </table:table-cell>
              <table:table-cell office:value-type="float" office:value="2.5291">
                <text:p>2.5291</text:p>
              </table:table-cell>
            </table:table-row>
            <table:table-row>
              <table:table-cell office:value-type="string">
                <text:p>Dijkstra</text:p>
              </table:table-cell>
              <table:table-cell office:value-type="float" office:value="4.462">
                <text:p>4.462</text:p>
              </table:table-cell>
              <table:table-cell office:value-type="float" office:value="2.8709">
                <text:p>2.8709</text:p>
              </table:table-cell>
            </table:table-row>
            <table:table-row>
              <table:table-cell office:value-type="string">
                <text:p>Dijkstra</text:p>
              </table:table-cell>
              <table:table-cell office:value-type="float" office:value="3.9398">
                <text:p>3.9398</text:p>
              </table:table-cell>
              <table:table-cell office:value-type="float" office:value="2.4942">
                <text:p>2.4942</text:p>
              </table:table-cell>
            </table:table-row>
            <table:table-row>
              <table:table-cell office:value-type="string">
                <text:p>Dijkstra</text:p>
              </table:table-cell>
              <table:table-cell office:value-type="float" office:value="4.395">
                <text:p>4.395</text:p>
              </table:table-cell>
              <table:table-cell office:value-type="float" office:value="3.1277">
                <text:p>3.1277</text:p>
              </table:table-cell>
            </table:table-row>
            <table:table-row>
              <table:table-cell office:value-type="string">
                <text:p>Dijkstra</text:p>
              </table:table-cell>
              <table:table-cell office:value-type="float" office:value="3.2845">
                <text:p>3.2845</text:p>
              </table:table-cell>
              <table:table-cell office:value-type="float" office:value="4.1971">
                <text:p>4.1971</text:p>
              </table:table-cell>
            </table:table-row>
            <table:table-row>
              <table:table-cell office:value-type="string">
                <text:p>Dijkstra</text:p>
              </table:table-cell>
              <table:table-cell office:value-type="float" office:value="3.3622">
                <text:p>3.3622</text:p>
              </table:table-cell>
              <table:table-cell office:value-type="float" office:value="2.4137">
                <text:p>2.4137</text:p>
              </table:table-cell>
            </table:table-row>
            <table:table-row>
              <table:table-cell office:value-type="string">
                <text:p>Dijkstra</text:p>
              </table:table-cell>
              <table:table-cell office:value-type="float" office:value="3.5203">
                <text:p>3.5203</text:p>
              </table:table-cell>
              <table:table-cell office:value-type="float" office:value="2.3469">
                <text:p>2.3469</text:p>
              </table:table-cell>
            </table:table-row>
            <table:table-row>
              <table:table-cell office:value-type="string">
                <text:p>Dijkstra</text:p>
              </table:table-cell>
              <table:table-cell office:value-type="float" office:value="3.528">
                <text:p>3.528</text:p>
              </table:table-cell>
              <table:table-cell office:value-type="float" office:value="2.5699">
                <text:p>2.5699</text:p>
              </table:table-cell>
            </table:table-row>
            <table:table-row>
              <table:table-cell office:value-type="string">
                <text:p>Dijkstra</text:p>
              </table:table-cell>
              <table:table-cell office:value-type="float" office:value="3.501">
                <text:p>3.501</text:p>
              </table:table-cell>
              <table:table-cell office:value-type="float" office:value="2.8724">
                <text:p>2.8724</text:p>
              </table:table-cell>
            </table:table-row>
            <table:table-row>
              <table:table-cell office:value-type="string">
                <text:p>Dijkstra</text:p>
              </table:table-cell>
              <table:table-cell office:value-type="float" office:value="2.6236">
                <text:p>2.6236</text:p>
              </table:table-cell>
              <table:table-cell office:value-type="float" office:value="2.8591">
                <text:p>2.8591</text:p>
              </table:table-cell>
            </table:table-row>
            <table:table-row>
              <table:table-cell office:value-type="string">
                <text:p>Dijkstra</text:p>
              </table:table-cell>
              <table:table-cell office:value-type="float" office:value="2.3808">
                <text:p>2.3808</text:p>
              </table:table-cell>
              <table:table-cell office:value-type="float" office:value="2.7782">
                <text:p>2.7782</text:p>
              </table:table-cell>
            </table:table-row>
            <table:table-row>
              <table:table-cell office:value-type="string">
                <text:p>Dijkstra</text:p>
              </table:table-cell>
              <table:table-cell office:value-type="float" office:value="2.6502">
                <text:p>2.6502</text:p>
              </table:table-cell>
              <table:table-cell office:value-type="float" office:value="1.9742">
                <text:p>1.9742</text:p>
              </table:table-cell>
            </table:table-row>
            <table:table-row>
              <table:table-cell office:value-type="string">
                <text:p>Dijkstra</text:p>
              </table:table-cell>
              <table:table-cell office:value-type="float" office:value="2.4503">
                <text:p>2.4503</text:p>
              </table:table-cell>
              <table:table-cell office:value-type="float" office:value="2.7722">
                <text:p>2.7722</text:p>
              </table:table-cell>
            </table:table-row>
            <table:table-row>
              <table:table-cell office:value-type="string">
                <text:p>Dijkstra</text:p>
              </table:table-cell>
              <table:table-cell office:value-type="float" office:value="2.1646">
                <text:p>2.1646</text:p>
              </table:table-cell>
              <table:table-cell office:value-type="float" office:value="2.5913">
                <text:p>2.5913</text:p>
              </table:table-cell>
            </table:table-row>
            <table:table-row>
              <table:table-cell office:value-type="string">
                <text:p>Dijkstra</text:p>
              </table:table-cell>
              <table:table-cell office:value-type="float" office:value="2.5155">
                <text:p>2.5155</text:p>
              </table:table-cell>
              <table:table-cell office:value-type="float" office:value="2.0557">
                <text:p>2.0557</text:p>
              </table:table-cell>
            </table:table-row>
            <table:table-row>
              <table:table-cell office:value-type="string">
                <text:p>Dijkstra</text:p>
              </table:table-cell>
              <table:table-cell office:value-type="float" office:value="2.1962">
                <text:p>2.1962</text:p>
              </table:table-cell>
              <table:table-cell office:value-type="float" office:value="2.863">
                <text:p>2.863</text:p>
              </table:table-cell>
            </table:table-row>
            <table:table-row>
              <table:table-cell office:value-type="string">
                <text:p>Dijkstra</text:p>
              </table:table-cell>
              <table:table-cell office:value-type="float" office:value="2.1858">
                <text:p>2.1858</text:p>
              </table:table-cell>
              <table:table-cell office:value-type="float" office:value="2.7092">
                <text:p>2.7092</text:p>
              </table:table-cell>
            </table:table-row>
            <table:table-row>
              <table:table-cell office:value-type="string">
                <text:p>Dijkstra</text:p>
              </table:table-cell>
              <table:table-cell office:value-type="float" office:value="2.2932">
                <text:p>2.2932</text:p>
              </table:table-cell>
              <table:table-cell office:value-type="float" office:value="2.684">
                <text:p>2.684</text:p>
              </table:table-cell>
            </table:table-row>
            <table:table-row>
              <table:table-cell office:value-type="string">
                <text:p>Dijkstra</text:p>
              </table:table-cell>
              <table:table-cell office:value-type="float" office:value="2.3607">
                <text:p>2.3607</text:p>
              </table:table-cell>
              <table:table-cell office:value-type="float" office:value="2.4356">
                <text:p>2.4356</text:p>
              </table:table-cell>
            </table:table-row>
            <table:table-row>
              <table:table-cell office:value-type="string">
                <text:p>Dijkstra</text:p>
              </table:table-cell>
              <table:table-cell office:value-type="float" office:value="2.1863">
                <text:p>2.1863</text:p>
              </table:table-cell>
              <table:table-cell office:value-type="float" office:value="2.4091">
                <text:p>2.4091</text:p>
              </table:table-cell>
            </table:table-row>
            <table:table-row>
              <table:table-cell office:value-type="string">
                <text:p>Dijkstra</text:p>
              </table:table-cell>
              <table:table-cell office:value-type="float" office:value="2.0852">
                <text:p>2.0852</text:p>
              </table:table-cell>
              <table:table-cell office:value-type="float" office:value="2.6964">
                <text:p>2.6964</text:p>
              </table:table-cell>
            </table:table-row>
            <table:table-row>
              <table:table-cell office:value-type="string">
                <text:p>Dijkstra</text:p>
              </table:table-cell>
              <table:table-cell office:value-type="float" office:value="2.084">
                <text:p>2.084</text:p>
              </table:table-cell>
              <table:table-cell office:value-type="float" office:value="2.7402">
                <text:p>2.7402</text:p>
              </table:table-cell>
            </table:table-row>
            <table:table-row>
              <table:table-cell office:value-type="string">
                <text:p>Dijkstra</text:p>
              </table:table-cell>
              <table:table-cell office:value-type="float" office:value="2.2716">
                <text:p>2.2716</text:p>
              </table:table-cell>
              <table:table-cell office:value-type="float" office:value="2.6744">
                <text:p>2.6744</text:p>
              </table:table-cell>
            </table:table-row>
            <table:table-row>
              <table:table-cell office:value-type="string">
                <text:p>Dijkstra</text:p>
              </table:table-cell>
              <table:table-cell office:value-type="float" office:value="2.0861">
                <text:p>2.0861</text:p>
              </table:table-cell>
              <table:table-cell office:value-type="float" office:value="2.6947">
                <text:p>2.6947</text:p>
              </table:table-cell>
            </table:table-row>
            <table:table-row>
              <table:table-cell office:value-type="string">
                <text:p>Dijkstra</text:p>
              </table:table-cell>
              <table:table-cell office:value-type="float" office:value="2.0594">
                <text:p>2.0594</text:p>
              </table:table-cell>
              <table:table-cell office:value-type="float" office:value="2.1836">
                <text:p>2.1836</text:p>
              </table:table-cell>
            </table:table-row>
            <table:table-row>
              <table:table-cell office:value-type="string">
                <text:p>Dijkstra</text:p>
              </table:table-cell>
              <table:table-cell office:value-type="float" office:value="3.5897">
                <text:p>3.5897</text:p>
              </table:table-cell>
              <table:table-cell office:value-type="float" office:value="2.366">
                <text:p>2.366</text:p>
              </table:table-cell>
            </table:table-row>
            <table:table-row>
              <table:table-cell office:value-type="string">
                <text:p>Dijkstra</text:p>
              </table:table-cell>
              <table:table-cell office:value-type="float" office:value="2.4839">
                <text:p>2.4839</text:p>
              </table:table-cell>
              <table:table-cell office:value-type="float" office:value="2.3105">
                <text:p>2.3105</text:p>
              </table:table-cell>
            </table:table-row>
            <table:table-row>
              <table:table-cell office:value-type="string">
                <text:p>Dijkstra</text:p>
              </table:table-cell>
              <table:table-cell office:value-type="float" office:value="2.0768">
                <text:p>2.0768</text:p>
              </table:table-cell>
              <table:table-cell office:value-type="float" office:value="2.9114">
                <text:p>2.9114</text:p>
              </table:table-cell>
            </table:table-row>
            <table:table-row>
              <table:table-cell office:value-type="string">
                <text:p>Dijkstra</text:p>
              </table:table-cell>
              <table:table-cell office:value-type="float" office:value="2.1361">
                <text:p>2.1361</text:p>
              </table:table-cell>
              <table:table-cell office:value-type="float" office:value="2.3807">
                <text:p>2.3807</text:p>
              </table:table-cell>
            </table:table-row>
            <table:table-row>
              <table:table-cell office:value-type="string">
                <text:p>Dijkstra</text:p>
              </table:table-cell>
              <table:table-cell office:value-type="float" office:value="2.9096">
                <text:p>2.9096</text:p>
              </table:table-cell>
              <table:table-cell office:value-type="float" office:value="2.6787">
                <text:p>2.6787</text:p>
              </table:table-cell>
            </table:table-row>
            <table:table-row>
              <table:table-cell office:value-type="string">
                <text:p>Dijkstra</text:p>
              </table:table-cell>
              <table:table-cell office:value-type="float" office:value="1.7741">
                <text:p>1.7741</text:p>
              </table:table-cell>
              <table:table-cell office:value-type="float" office:value="2.4529">
                <text:p>2.4529</text:p>
              </table:table-cell>
            </table:table-row>
            <table:table-row>
              <table:table-cell office:value-type="string">
                <text:p>Dijkstra</text:p>
              </table:table-cell>
              <table:table-cell office:value-type="float" office:value="1.8298">
                <text:p>1.8298</text:p>
              </table:table-cell>
              <table:table-cell office:value-type="float" office:value="2.14">
                <text:p>2.14</text:p>
              </table:table-cell>
            </table:table-row>
            <table:table-row>
              <table:table-cell office:value-type="string">
                <text:p>Dijkstra</text:p>
              </table:table-cell>
              <table:table-cell office:value-type="float" office:value="1.8079">
                <text:p>1.8079</text:p>
              </table:table-cell>
              <table:table-cell office:value-type="float" office:value="2.8055">
                <text:p>2.8055</text:p>
              </table:table-cell>
            </table:table-row>
            <table:table-row>
              <table:table-cell office:value-type="string">
                <text:p>Dijkstra</text:p>
              </table:table-cell>
              <table:table-cell office:value-type="float" office:value="2.1728">
                <text:p>2.1728</text:p>
              </table:table-cell>
              <table:table-cell office:value-type="float" office:value="2.4387">
                <text:p>2.4387</text:p>
              </table:table-cell>
            </table:table-row>
            <table:table-row>
              <table:table-cell office:value-type="string">
                <text:p>Dijkstra</text:p>
              </table:table-cell>
              <table:table-cell office:value-type="float" office:value="1.8377">
                <text:p>1.8377</text:p>
              </table:table-cell>
              <table:table-cell office:value-type="float" office:value="3.0357">
                <text:p>3.0357</text:p>
              </table:table-cell>
            </table:table-row>
            <table:table-row>
              <table:table-cell office:value-type="string">
                <text:p>Dijkstra</text:p>
              </table:table-cell>
              <table:table-cell office:value-type="float" office:value="1.8946">
                <text:p>1.8946</text:p>
              </table:table-cell>
              <table:table-cell office:value-type="float" office:value="2.6259">
                <text:p>2.6259</text:p>
              </table:table-cell>
            </table:table-row>
            <table:table-row>
              <table:table-cell office:value-type="string">
                <text:p>Dijkstra</text:p>
              </table:table-cell>
              <table:table-cell office:value-type="float" office:value="1.8151">
                <text:p>1.8151</text:p>
              </table:table-cell>
              <table:table-cell office:value-type="float" office:value="2.4583">
                <text:p>2.4583</text:p>
              </table:table-cell>
            </table:table-row>
            <table:table-row>
              <table:table-cell office:value-type="string">
                <text:p>Dijkstra</text:p>
              </table:table-cell>
              <table:table-cell office:value-type="float" office:value="1.7746">
                <text:p>1.7746</text:p>
              </table:table-cell>
              <table:table-cell office:value-type="float" office:value="1.8557">
                <text:p>1.8557</text:p>
              </table:table-cell>
            </table:table-row>
            <table:table-row>
              <table:table-cell office:value-type="string">
                <text:p>Dijkstra</text:p>
              </table:table-cell>
              <table:table-cell office:value-type="float" office:value="1.7311">
                <text:p>1.7311</text:p>
              </table:table-cell>
              <table:table-cell office:value-type="float" office:value="2.1174">
                <text:p>2.1174</text:p>
              </table:table-cell>
            </table:table-row>
            <table:table-row>
              <table:table-cell office:value-type="string">
                <text:p>Dijkstra</text:p>
              </table:table-cell>
              <table:table-cell office:value-type="float" office:value="1.8917">
                <text:p>1.8917</text:p>
              </table:table-cell>
              <table:table-cell office:value-type="float" office:value="2.9854">
                <text:p>2.9854</text:p>
              </table:table-cell>
            </table:table-row>
            <table:table-row>
              <table:table-cell office:value-type="string">
                <text:p>Dijkstra</text:p>
              </table:table-cell>
              <table:table-cell office:value-type="float" office:value="1.8302">
                <text:p>1.8302</text:p>
              </table:table-cell>
              <table:table-cell office:value-type="float" office:value="2.2235">
                <text:p>2.2235</text:p>
              </table:table-cell>
            </table:table-row>
            <table:table-row>
              <table:table-cell office:value-type="string">
                <text:p>Dijkstra</text:p>
              </table:table-cell>
              <table:table-cell office:value-type="float" office:value="1.5191">
                <text:p>1.5191</text:p>
              </table:table-cell>
              <table:table-cell office:value-type="float" office:value="2.635">
                <text:p>2.635</text:p>
              </table:table-cell>
            </table:table-row>
            <table:table-row>
              <table:table-cell office:value-type="string">
                <text:p>Dijkstra</text:p>
              </table:table-cell>
              <table:table-cell office:value-type="float" office:value="1.545">
                <text:p>1.545</text:p>
              </table:table-cell>
              <table:table-cell office:value-type="float" office:value="2.3031">
                <text:p>2.3031</text:p>
              </table:table-cell>
            </table:table-row>
            <table:table-row>
              <table:table-cell office:value-type="string">
                <text:p>Dijkstra</text:p>
              </table:table-cell>
              <table:table-cell office:value-type="float" office:value="1.5614">
                <text:p>1.5614</text:p>
              </table:table-cell>
              <table:table-cell office:value-type="float" office:value="2.1515">
                <text:p>2.1515</text:p>
              </table:table-cell>
            </table:table-row>
            <table:table-row>
              <table:table-cell office:value-type="string">
                <text:p>Dijkstra</text:p>
              </table:table-cell>
              <table:table-cell office:value-type="float" office:value="1.5814">
                <text:p>1.5814</text:p>
              </table:table-cell>
              <table:table-cell office:value-type="float" office:value="2.6808">
                <text:p>2.6808</text:p>
              </table:table-cell>
            </table:table-row>
            <table:table-row>
              <table:table-cell office:value-type="string">
                <text:p>Dijkstra</text:p>
              </table:table-cell>
              <table:table-cell office:value-type="float" office:value="1.6891">
                <text:p>1.6891</text:p>
              </table:table-cell>
              <table:table-cell office:value-type="float" office:value="2.6225">
                <text:p>2.6225</text:p>
              </table:table-cell>
            </table:table-row>
            <table:table-row>
              <table:table-cell office:value-type="string">
                <text:p>Dijkstra</text:p>
              </table:table-cell>
              <table:table-cell office:value-type="float" office:value="1.5427">
                <text:p>1.5427</text:p>
              </table:table-cell>
              <table:table-cell office:value-type="float" office:value="2.6561">
                <text:p>2.6561</text:p>
              </table:table-cell>
            </table:table-row>
            <table:table-row>
              <table:table-cell office:value-type="string">
                <text:p>Dijkstra</text:p>
              </table:table-cell>
              <table:table-cell office:value-type="float" office:value="1.5476">
                <text:p>1.5476</text:p>
              </table:table-cell>
              <table:table-cell office:value-type="float" office:value="2.3725">
                <text:p>2.3725</text:p>
              </table:table-cell>
            </table:table-row>
            <table:table-row>
              <table:table-cell office:value-type="string">
                <text:p>Dijkstra</text:p>
              </table:table-cell>
              <table:table-cell office:value-type="float" office:value="1.6064">
                <text:p>1.6064</text:p>
              </table:table-cell>
              <table:table-cell office:value-type="float" office:value="2.3737">
                <text:p>2.3737</text:p>
              </table:table-cell>
            </table:table-row>
            <table:table-row>
              <table:table-cell office:value-type="string">
                <text:p>Dijkstra</text:p>
              </table:table-cell>
              <table:table-cell office:value-type="float" office:value="1.5871">
                <text:p>1.5871</text:p>
              </table:table-cell>
              <table:table-cell office:value-type="float" office:value="2.7205">
                <text:p>2.7205</text:p>
              </table:table-cell>
            </table:table-row>
            <table:table-row>
              <table:table-cell office:value-type="string">
                <text:p>Dijkstra</text:p>
              </table:table-cell>
              <table:table-cell office:value-type="float" office:value="1.5611">
                <text:p>1.5611</text:p>
              </table:table-cell>
              <table:table-cell office:value-type="float" office:value="2.1432">
                <text:p>2.1432</text:p>
              </table:table-cell>
            </table:table-row>
            <table:table-row>
              <table:table-cell office:value-type="string">
                <text:p>Dijkstra</text:p>
              </table:table-cell>
              <table:table-cell office:value-type="float" office:value="1.6299">
                <text:p>1.6299</text:p>
              </table:table-cell>
              <table:table-cell office:value-type="float" office:value="2.1393">
                <text:p>2.1393</text:p>
              </table:table-cell>
            </table:table-row>
            <table:table-row>
              <table:table-cell office:value-type="string">
                <text:p>Dijkstra</text:p>
              </table:table-cell>
              <table:table-cell office:value-type="float" office:value="1.5345">
                <text:p>1.5345</text:p>
              </table:table-cell>
              <table:table-cell office:value-type="float" office:value="2.9664">
                <text:p>2.9664</text:p>
              </table:table-cell>
            </table:table-row>
            <table:table-row>
              <table:table-cell office:value-type="string">
                <text:p>Dijkstra</text:p>
              </table:table-cell>
              <table:table-cell office:value-type="float" office:value="1.4988">
                <text:p>1.4988</text:p>
              </table:table-cell>
              <table:table-cell office:value-type="float" office:value="2.0679">
                <text:p>2.0679</text:p>
              </table:table-cell>
            </table:table-row>
            <table:table-row>
              <table:table-cell office:value-type="string">
                <text:p>Dijkstra</text:p>
              </table:table-cell>
              <table:table-cell office:value-type="float" office:value="1.5136">
                <text:p>1.5136</text:p>
              </table:table-cell>
              <table:table-cell office:value-type="float" office:value="2.3689">
                <text:p>2.3689</text:p>
              </table:table-cell>
            </table:table-row>
            <table:table-row>
              <table:table-cell office:value-type="string">
                <text:p>Dijkstra</text:p>
              </table:table-cell>
              <table:table-cell office:value-type="float" office:value="1.5549">
                <text:p>1.5549</text:p>
              </table:table-cell>
              <table:table-cell office:value-type="float" office:value="2.3824">
                <text:p>2.3824</text:p>
              </table:table-cell>
            </table:table-row>
            <table:table-row>
              <table:table-cell office:value-type="string">
                <text:p>Dijkstra</text:p>
              </table:table-cell>
              <table:table-cell office:value-type="float" office:value="1.5287">
                <text:p>1.5287</text:p>
              </table:table-cell>
              <table:table-cell office:value-type="float" office:value="2.2865">
                <text:p>2.2865</text:p>
              </table:table-cell>
            </table:table-row>
            <table:table-row>
              <table:table-cell office:value-type="string">
                <text:p>Dijkstra</text:p>
              </table:table-cell>
              <table:table-cell office:value-type="float" office:value="1.5143">
                <text:p>1.5143</text:p>
              </table:table-cell>
              <table:table-cell office:value-type="float" office:value="2.7144">
                <text:p>2.7144</text:p>
              </table:table-cell>
            </table:table-row>
            <table:table-row>
              <table:table-cell office:value-type="string">
                <text:p>Dijkstra</text:p>
              </table:table-cell>
              <table:table-cell office:value-type="float" office:value="1.5284">
                <text:p>1.5284</text:p>
              </table:table-cell>
              <table:table-cell office:value-type="float" office:value="2.4707">
                <text:p>2.4707</text:p>
              </table:table-cell>
            </table:table-row>
            <table:table-row>
              <table:table-cell office:value-type="string">
                <text:p>Dijkstra</text:p>
              </table:table-cell>
              <table:table-cell office:value-type="float" office:value="1.6203">
                <text:p>1.6203</text:p>
              </table:table-cell>
              <table:table-cell office:value-type="float" office:value="2.4531">
                <text:p>2.4531</text:p>
              </table:table-cell>
            </table:table-row>
            <table:table-row>
              <table:table-cell office:value-type="string">
                <text:p>Dijkstra</text:p>
              </table:table-cell>
              <table:table-cell office:value-type="float" office:value="1.6152">
                <text:p>1.6152</text:p>
              </table:table-cell>
              <table:table-cell office:value-type="float" office:value="2.5709">
                <text:p>2.5709</text:p>
              </table:table-cell>
            </table:table-row>
            <table:table-row>
              <table:table-cell office:value-type="string">
                <text:p>Dijkstra</text:p>
              </table:table-cell>
              <table:table-cell office:value-type="float" office:value="1.5391">
                <text:p>1.5391</text:p>
              </table:table-cell>
              <table:table-cell office:value-type="float" office:value="2.717">
                <text:p>2.717</text:p>
              </table:table-cell>
            </table:table-row>
            <table:table-row>
              <table:table-cell office:value-type="string">
                <text:p>Dijkstra</text:p>
              </table:table-cell>
              <table:table-cell office:value-type="float" office:value="1.5468">
                <text:p>1.5468</text:p>
              </table:table-cell>
              <table:table-cell office:value-type="float" office:value="2.9102">
                <text:p>2.9102</text:p>
              </table:table-cell>
            </table:table-row>
            <table:table-row>
              <table:table-cell office:value-type="string">
                <text:p>Dijkstra</text:p>
              </table:table-cell>
              <table:table-cell office:value-type="float" office:value="1.4882">
                <text:p>1.4882</text:p>
              </table:table-cell>
              <table:table-cell office:value-type="float" office:value="2.3658">
                <text:p>2.3658</text:p>
              </table:table-cell>
            </table:table-row>
            <table:table-row>
              <table:table-cell office:value-type="string">
                <text:p>Dijkstra</text:p>
              </table:table-cell>
              <table:table-cell office:value-type="float" office:value="1.5582">
                <text:p>1.5582</text:p>
              </table:table-cell>
              <table:table-cell office:value-type="float" office:value="2.6052">
                <text:p>2.6052</text:p>
              </table:table-cell>
            </table:table-row>
            <table:table-row>
              <table:table-cell office:value-type="string">
                <text:p>Dijkstra</text:p>
              </table:table-cell>
              <table:table-cell office:value-type="float" office:value="1.5334">
                <text:p>1.5334</text:p>
              </table:table-cell>
              <table:table-cell office:value-type="float" office:value="2.4321">
                <text:p>2.4321</text:p>
              </table:table-cell>
            </table:table-row>
            <table:table-row>
              <table:table-cell office:value-type="string">
                <text:p>Dijkstra</text:p>
              </table:table-cell>
              <table:table-cell office:value-type="float" office:value="1.501">
                <text:p>1.501</text:p>
              </table:table-cell>
              <table:table-cell office:value-type="float" office:value="2.6177">
                <text:p>2.6177</text:p>
              </table:table-cell>
            </table:table-row>
            <table:table-row>
              <table:table-cell office:value-type="string">
                <text:p>Dijkstra</text:p>
              </table:table-cell>
              <table:table-cell office:value-type="float" office:value="1.4987">
                <text:p>1.4987</text:p>
              </table:table-cell>
              <table:table-cell office:value-type="float" office:value="2.5787">
                <text:p>2.5787</text:p>
              </table:table-cell>
            </table:table-row>
            <table:table-row>
              <table:table-cell office:value-type="string">
                <text:p>Dijkstra</text:p>
              </table:table-cell>
              <table:table-cell office:value-type="float" office:value="1.5252">
                <text:p>1.5252</text:p>
              </table:table-cell>
              <table:table-cell office:value-type="float" office:value="3.2139">
                <text:p>3.2139</text:p>
              </table:table-cell>
            </table:table-row>
            <table:table-row>
              <table:table-cell office:value-type="string">
                <text:p>Dijkstra</text:p>
              </table:table-cell>
              <table:table-cell office:value-type="float" office:value="1.5135">
                <text:p>1.5135</text:p>
              </table:table-cell>
              <table:table-cell office:value-type="float" office:value="3.4324">
                <text:p>3.4324</text:p>
              </table:table-cell>
            </table:table-row>
            <table:table-row>
              <table:table-cell office:value-type="string">
                <text:p>Dijkstra</text:p>
              </table:table-cell>
              <table:table-cell office:value-type="float" office:value="1.574">
                <text:p>1.574</text:p>
              </table:table-cell>
              <table:table-cell office:value-type="float" office:value="1.9052">
                <text:p>1.9052</text:p>
              </table:table-cell>
            </table:table-row>
            <table:table-row>
              <table:table-cell office:value-type="string">
                <text:p>Dijkstra</text:p>
              </table:table-cell>
              <table:table-cell office:value-type="float" office:value="1.5584">
                <text:p>1.5584</text:p>
              </table:table-cell>
              <table:table-cell office:value-type="float" office:value="2.0197">
                <text:p>2.0197</text:p>
              </table:table-cell>
            </table:table-row>
            <table:table-row>
              <table:table-cell office:value-type="string">
                <text:p>Dijkstra</text:p>
              </table:table-cell>
              <table:table-cell office:value-type="float" office:value="1.5157">
                <text:p>1.5157</text:p>
              </table:table-cell>
              <table:table-cell office:value-type="float" office:value="2.1174">
                <text:p>2.1174</text:p>
              </table:table-cell>
            </table:table-row>
            <table:table-row>
              <table:table-cell office:value-type="string">
                <text:p>Dijkstra</text:p>
              </table:table-cell>
              <table:table-cell office:value-type="float" office:value="1.5492">
                <text:p>1.5492</text:p>
              </table:table-cell>
              <table:table-cell office:value-type="float" office:value="2.4084">
                <text:p>2.4084</text:p>
              </table:table-cell>
            </table:table-row>
            <table:table-row>
              <table:table-cell office:value-type="string">
                <text:p>Dijkstra</text:p>
              </table:table-cell>
              <table:table-cell office:value-type="float" office:value="1.5661">
                <text:p>1.5661</text:p>
              </table:table-cell>
              <table:table-cell office:value-type="float" office:value="2.1466">
                <text:p>2.1466</text:p>
              </table:table-cell>
            </table:table-row>
            <table:table-row>
              <table:table-cell office:value-type="string">
                <text:p>Dijkstra</text:p>
              </table:table-cell>
              <table:table-cell office:value-type="float" office:value="1.5435">
                <text:p>1.5435</text:p>
              </table:table-cell>
              <table:table-cell office:value-type="float" office:value="2.4318">
                <text:p>2.4318</text:p>
              </table:table-cell>
            </table:table-row>
            <table:table-row>
              <table:table-cell office:value-type="string">
                <text:p>Dijkstra</text:p>
              </table:table-cell>
              <table:table-cell office:value-type="float" office:value="1.4905">
                <text:p>1.4905</text:p>
              </table:table-cell>
              <table:table-cell office:value-type="float" office:value="2.492">
                <text:p>2.492</text:p>
              </table:table-cell>
            </table:table-row>
            <table:table-row>
              <table:table-cell office:value-type="string">
                <text:p>Dijkstra</text:p>
              </table:table-cell>
              <table:table-cell office:value-type="float" office:value="1.5314">
                <text:p>1.5314</text:p>
              </table:table-cell>
              <table:table-cell office:value-type="float" office:value="2.6212">
                <text:p>2.6212</text:p>
              </table:table-cell>
            </table:table-row>
            <table:table-row>
              <table:table-cell office:value-type="string">
                <text:p>Dijkstra</text:p>
              </table:table-cell>
              <table:table-cell office:value-type="float" office:value="1.5681">
                <text:p>1.5681</text:p>
              </table:table-cell>
              <table:table-cell office:value-type="float" office:value="2.4012">
                <text:p>2.4012</text:p>
              </table:table-cell>
            </table:table-row>
            <table:table-row>
              <table:table-cell office:value-type="string">
                <text:p>Dijkstra</text:p>
              </table:table-cell>
              <table:table-cell office:value-type="float" office:value="1.5484">
                <text:p>1.5484</text:p>
              </table:table-cell>
              <table:table-cell office:value-type="float" office:value="2.8276">
                <text:p>2.8276</text:p>
              </table:table-cell>
            </table:table-row>
            <table:table-row>
              <table:table-cell office:value-type="string">
                <text:p>Dijkstra</text:p>
              </table:table-cell>
              <table:table-cell office:value-type="float" office:value="1.6976">
                <text:p>1.6976</text:p>
              </table:table-cell>
              <table:table-cell office:value-type="float" office:value="2.5052">
                <text:p>2.5052</text:p>
              </table:table-cell>
            </table:table-row>
            <table:table-row>
              <table:table-cell office:value-type="string">
                <text:p>Dijkstra</text:p>
              </table:table-cell>
              <table:table-cell office:value-type="float" office:value="1.582">
                <text:p>1.582</text:p>
              </table:table-cell>
              <table:table-cell office:value-type="float" office:value="3.491">
                <text:p>3.491</text:p>
              </table:table-cell>
            </table:table-row>
            <table:table-row>
              <table:table-cell office:value-type="string">
                <text:p>Dijkstra</text:p>
              </table:table-cell>
              <table:table-cell office:value-type="float" office:value="1.5527">
                <text:p>1.5527</text:p>
              </table:table-cell>
              <table:table-cell office:value-type="float" office:value="3.9202">
                <text:p>3.9202</text:p>
              </table:table-cell>
            </table:table-row>
            <table:table-row>
              <table:table-cell office:value-type="string">
                <text:p>Dijkstra</text:p>
              </table:table-cell>
              <table:table-cell office:value-type="float" office:value="1.5394">
                <text:p>1.5394</text:p>
              </table:table-cell>
              <table:table-cell office:value-type="float" office:value="2.6662">
                <text:p>2.6662</text:p>
              </table:table-cell>
            </table:table-row>
            <table:table-row>
              <table:table-cell office:value-type="string">
                <text:p>Dijkstra</text:p>
              </table:table-cell>
              <table:table-cell office:value-type="float" office:value="1.6411">
                <text:p>1.6411</text:p>
              </table:table-cell>
              <table:table-cell office:value-type="float" office:value="2.5094">
                <text:p>2.5094</text:p>
              </table:table-cell>
            </table:table-row>
            <table:table-row>
              <table:table-cell office:value-type="string">
                <text:p>Dijkstra</text:p>
              </table:table-cell>
              <table:table-cell office:value-type="float" office:value="1.5452">
                <text:p>1.5452</text:p>
              </table:table-cell>
              <table:table-cell office:value-type="float" office:value="2.7562">
                <text:p>2.7562</text:p>
              </table:table-cell>
            </table:table-row>
            <table:table-row>
              <table:table-cell office:value-type="string">
                <text:p>Dijkstra</text:p>
              </table:table-cell>
              <table:table-cell office:value-type="float" office:value="1.5634">
                <text:p>1.5634</text:p>
              </table:table-cell>
              <table:table-cell office:value-type="float" office:value="2.3772">
                <text:p>2.3772</text:p>
              </table:table-cell>
            </table:table-row>
            <table:table-row>
              <table:table-cell office:value-type="string">
                <text:p>Dijkstra</text:p>
              </table:table-cell>
              <table:table-cell office:value-type="float" office:value="1.5662">
                <text:p>1.5662</text:p>
              </table:table-cell>
              <table:table-cell office:value-type="float" office:value="2.4384">
                <text:p>2.4384</text:p>
              </table:table-cell>
            </table:table-row>
            <table:table-row>
              <table:table-cell office:value-type="string">
                <text:p>Dijkstra</text:p>
              </table:table-cell>
              <table:table-cell office:value-type="float" office:value="1.5666">
                <text:p>1.5666</text:p>
              </table:table-cell>
              <table:table-cell office:value-type="float" office:value="2.5042">
                <text:p>2.5042</text:p>
              </table:table-cell>
            </table:table-row>
            <table:table-row>
              <table:table-cell office:value-type="string">
                <text:p>Dijkstra</text:p>
              </table:table-cell>
              <table:table-cell office:value-type="float" office:value="1.6462">
                <text:p>1.6462</text:p>
              </table:table-cell>
              <table:table-cell office:value-type="float" office:value="2.3719">
                <text:p>2.3719</text:p>
              </table:table-cell>
            </table:table-row>
            <table:table-row>
              <table:table-cell office:value-type="string">
                <text:p>Dijkstra</text:p>
              </table:table-cell>
              <table:table-cell office:value-type="float" office:value="1.5993">
                <text:p>1.5993</text:p>
              </table:table-cell>
              <table:table-cell office:value-type="float" office:value="2.3771">
                <text:p>2.3771</text:p>
              </table:table-cell>
            </table:table-row>
            <table:table-row>
              <table:table-cell office:value-type="string">
                <text:p>Dijkstra</text:p>
              </table:table-cell>
              <table:table-cell office:value-type="float" office:value="1.8573">
                <text:p>1.8573</text:p>
              </table:table-cell>
              <table:table-cell office:value-type="float" office:value="2.3987">
                <text:p>2.3987</text:p>
              </table:table-cell>
            </table:table-row>
            <table:table-row>
              <table:table-cell office:value-type="string">
                <text:p>Dijkstra</text:p>
              </table:table-cell>
              <table:table-cell office:value-type="float" office:value="1.5293">
                <text:p>1.5293</text:p>
              </table:table-cell>
              <table:table-cell office:value-type="float" office:value="2.3382">
                <text:p>2.3382</text:p>
              </table:table-cell>
            </table:table-row>
            <table:table-row>
              <table:table-cell office:value-type="string">
                <text:p>Dijkstra</text:p>
              </table:table-cell>
              <table:table-cell office:value-type="float" office:value="1.5514">
                <text:p>1.5514</text:p>
              </table:table-cell>
              <table:table-cell office:value-type="float" office:value="2.648">
                <text:p>2.648</text:p>
              </table:table-cell>
            </table:table-row>
            <table:table-row>
              <table:table-cell office:value-type="string">
                <text:p>Dijkstra</text:p>
              </table:table-cell>
              <table:table-cell office:value-type="float" office:value="1.6402">
                <text:p>1.6402</text:p>
              </table:table-cell>
              <table:table-cell office:value-type="float" office:value="2.1506">
                <text:p>2.1506</text:p>
              </table:table-cell>
            </table:table-row>
            <table:table-row>
              <table:table-cell office:value-type="string">
                <text:p>Dijkstra</text:p>
              </table:table-cell>
              <table:table-cell office:value-type="float" office:value="1.5128">
                <text:p>1.5128</text:p>
              </table:table-cell>
              <table:table-cell office:value-type="float" office:value="2.5458">
                <text:p>2.5458</text:p>
              </table:table-cell>
            </table:table-row>
            <table:table-row>
              <table:table-cell office:value-type="string">
                <text:p>Dijkstra</text:p>
              </table:table-cell>
              <table:table-cell office:value-type="float" office:value="1.4999">
                <text:p>1.4999</text:p>
              </table:table-cell>
              <table:table-cell office:value-type="float" office:value="2.417">
                <text:p>2.417</text:p>
              </table:table-cell>
            </table:table-row>
            <table:table-row>
              <table:table-cell office:value-type="string">
                <text:p>Dijkstra</text:p>
              </table:table-cell>
              <table:table-cell office:value-type="float" office:value="1.5313">
                <text:p>1.5313</text:p>
              </table:table-cell>
              <table:table-cell office:value-type="float" office:value="2.3657">
                <text:p>2.3657</text:p>
              </table:table-cell>
            </table:table-row>
            <table:table-row>
              <table:table-cell office:value-type="string">
                <text:p>Dijkstra</text:p>
              </table:table-cell>
              <table:table-cell office:value-type="float" office:value="1.5368">
                <text:p>1.5368</text:p>
              </table:table-cell>
              <table:table-cell office:value-type="float" office:value="2.5715">
                <text:p>2.5715</text:p>
              </table:table-cell>
            </table:table-row>
            <table:table-row>
              <table:table-cell office:value-type="string">
                <text:p>Dijkstra</text:p>
              </table:table-cell>
              <table:table-cell office:value-type="float" office:value="1.5012">
                <text:p>1.5012</text:p>
              </table:table-cell>
              <table:table-cell office:value-type="float" office:value="2.786">
                <text:p>2.786</text:p>
              </table:table-cell>
            </table:table-row>
            <table:table-row>
              <table:table-cell office:value-type="string">
                <text:p>Dijkstra</text:p>
              </table:table-cell>
              <table:table-cell office:value-type="float" office:value="1.5415">
                <text:p>1.5415</text:p>
              </table:table-cell>
              <table:table-cell office:value-type="float" office:value="2.8534">
                <text:p>2.8534</text:p>
              </table:table-cell>
            </table:table-row>
            <table:table-row>
              <table:table-cell office:value-type="string">
                <text:p>Dijkstra</text:p>
              </table:table-cell>
              <table:table-cell office:value-type="float" office:value="1.5274">
                <text:p>1.5274</text:p>
              </table:table-cell>
              <table:table-cell office:value-type="float" office:value="2.359">
                <text:p>2.359</text:p>
              </table:table-cell>
            </table:table-row>
            <table:table-row>
              <table:table-cell office:value-type="string">
                <text:p>Dijkstra</text:p>
              </table:table-cell>
              <table:table-cell office:value-type="float" office:value="1.5635">
                <text:p>1.5635</text:p>
              </table:table-cell>
              <table:table-cell office:value-type="float" office:value="2.3316">
                <text:p>2.3316</text:p>
              </table:table-cell>
            </table:table-row>
            <table:table-row>
              <table:table-cell office:value-type="string">
                <text:p>Dijkstra</text:p>
              </table:table-cell>
              <table:table-cell office:value-type="float" office:value="1.4971">
                <text:p>1.4971</text:p>
              </table:table-cell>
              <table:table-cell office:value-type="float" office:value="2.3274">
                <text:p>2.3274</text:p>
              </table:table-cell>
            </table:table-row>
            <table:table-row>
              <table:table-cell office:value-type="string">
                <text:p>Dijkstra</text:p>
              </table:table-cell>
              <table:table-cell office:value-type="float" office:value="1.5615">
                <text:p>1.5615</text:p>
              </table:table-cell>
              <table:table-cell office:value-type="float" office:value="2.5492">
                <text:p>2.5492</text:p>
              </table:table-cell>
            </table:table-row>
            <table:table-row>
              <table:table-cell office:value-type="string">
                <text:p>Dijkstra</text:p>
              </table:table-cell>
              <table:table-cell office:value-type="float" office:value="1.5395">
                <text:p>1.5395</text:p>
              </table:table-cell>
              <table:table-cell office:value-type="float" office:value="2.1797">
                <text:p>2.1797</text:p>
              </table:table-cell>
            </table:table-row>
            <table:table-row>
              <table:table-cell office:value-type="string">
                <text:p>Dijkstra</text:p>
              </table:table-cell>
              <table:table-cell office:value-type="float" office:value="1.5099">
                <text:p>1.5099</text:p>
              </table:table-cell>
              <table:table-cell office:value-type="float" office:value="2.5609">
                <text:p>2.5609</text:p>
              </table:table-cell>
            </table:table-row>
            <table:table-row>
              <table:table-cell office:value-type="string">
                <text:p>Dijkstra</text:p>
              </table:table-cell>
              <table:table-cell office:value-type="float" office:value="1.5251">
                <text:p>1.5251</text:p>
              </table:table-cell>
              <table:table-cell office:value-type="float" office:value="2.1528">
                <text:p>2.1528</text:p>
              </table:table-cell>
            </table:table-row>
            <table:table-row>
              <table:table-cell office:value-type="string">
                <text:p>Dijkstra</text:p>
              </table:table-cell>
              <table:table-cell office:value-type="float" office:value="1.5677">
                <text:p>1.5677</text:p>
              </table:table-cell>
              <table:table-cell office:value-type="float" office:value="2.1049">
                <text:p>2.1049</text:p>
              </table:table-cell>
            </table:table-row>
            <table:table-row>
              <table:table-cell office:value-type="string">
                <text:p>Dijkstra</text:p>
              </table:table-cell>
              <table:table-cell office:value-type="float" office:value="1.4928">
                <text:p>1.4928</text:p>
              </table:table-cell>
              <table:table-cell office:value-type="float" office:value="2.1119">
                <text:p>2.1119</text:p>
              </table:table-cell>
            </table:table-row>
            <table:table-row>
              <table:table-cell office:value-type="string">
                <text:p>Dijkstra</text:p>
              </table:table-cell>
              <table:table-cell office:value-type="float" office:value="1.6147">
                <text:p>1.6147</text:p>
              </table:table-cell>
              <table:table-cell office:value-type="float" office:value="2.5847">
                <text:p>2.5847</text:p>
              </table:table-cell>
            </table:table-row>
            <table:table-row>
              <table:table-cell office:value-type="string">
                <text:p>Dijkstra</text:p>
              </table:table-cell>
              <table:table-cell office:value-type="float" office:value="1.5898">
                <text:p>1.5898</text:p>
              </table:table-cell>
              <table:table-cell office:value-type="float" office:value="2.0957">
                <text:p>2.0957</text:p>
              </table:table-cell>
            </table:table-row>
            <table:table-row>
              <table:table-cell office:value-type="string">
                <text:p>Dijkstra</text:p>
              </table:table-cell>
              <table:table-cell office:value-type="float" office:value="1.6852">
                <text:p>1.6852</text:p>
              </table:table-cell>
              <table:table-cell office:value-type="float" office:value="2.6349">
                <text:p>2.6349</text:p>
              </table:table-cell>
            </table:table-row>
            <table:table-row>
              <table:table-cell office:value-type="string">
                <text:p>Dijkstra</text:p>
              </table:table-cell>
              <table:table-cell office:value-type="float" office:value="1.6128">
                <text:p>1.6128</text:p>
              </table:table-cell>
              <table:table-cell office:value-type="float" office:value="2.5191">
                <text:p>2.5191</text:p>
              </table:table-cell>
            </table:table-row>
            <table:table-row>
              <table:table-cell office:value-type="string">
                <text:p>Dijkstra</text:p>
              </table:table-cell>
              <table:table-cell office:value-type="float" office:value="1.5415">
                <text:p>1.5415</text:p>
              </table:table-cell>
              <table:table-cell office:value-type="float" office:value="2.4352">
                <text:p>2.4352</text:p>
              </table:table-cell>
            </table:table-row>
            <table:table-row>
              <table:table-cell office:value-type="string">
                <text:p>Dijkstra</text:p>
              </table:table-cell>
              <table:table-cell office:value-type="float" office:value="1.685">
                <text:p>1.685</text:p>
              </table:table-cell>
              <table:table-cell office:value-type="float" office:value="2.5976">
                <text:p>2.5976</text:p>
              </table:table-cell>
            </table:table-row>
            <table:table-row>
              <table:table-cell office:value-type="string">
                <text:p>Dijkstra</text:p>
              </table:table-cell>
              <table:table-cell office:value-type="float" office:value="1.6225">
                <text:p>1.6225</text:p>
              </table:table-cell>
              <table:table-cell office:value-type="float" office:value="2.6454">
                <text:p>2.6454</text:p>
              </table:table-cell>
            </table:table-row>
            <table:table-row>
              <table:table-cell office:value-type="string">
                <text:p>Dijkstra</text:p>
              </table:table-cell>
              <table:table-cell office:value-type="float" office:value="1.7304">
                <text:p>1.7304</text:p>
              </table:table-cell>
              <table:table-cell office:value-type="float" office:value="2.9265">
                <text:p>2.9265</text:p>
              </table:table-cell>
            </table:table-row>
            <table:table-row>
              <table:table-cell office:value-type="string">
                <text:p>Dijkstra</text:p>
              </table:table-cell>
              <table:table-cell office:value-type="float" office:value="1.5548">
                <text:p>1.5548</text:p>
              </table:table-cell>
              <table:table-cell office:value-type="float" office:value="3.1756">
                <text:p>3.1756</text:p>
              </table:table-cell>
            </table:table-row>
            <table:table-row>
              <table:table-cell office:value-type="string">
                <text:p>Dijkstra</text:p>
              </table:table-cell>
              <table:table-cell office:value-type="float" office:value="1.6844">
                <text:p>1.6844</text:p>
              </table:table-cell>
              <table:table-cell office:value-type="float" office:value="2.4288">
                <text:p>2.4288</text:p>
              </table:table-cell>
            </table:table-row>
            <table:table-row>
              <table:table-cell office:value-type="string">
                <text:p>Dijkstra</text:p>
              </table:table-cell>
              <table:table-cell office:value-type="float" office:value="1.7414">
                <text:p>1.7414</text:p>
              </table:table-cell>
              <table:table-cell office:value-type="float" office:value="2.919">
                <text:p>2.919</text:p>
              </table:table-cell>
            </table:table-row>
            <table:table-row>
              <table:table-cell office:value-type="string">
                <text:p>Dijkstra</text:p>
              </table:table-cell>
              <table:table-cell office:value-type="float" office:value="1.5633">
                <text:p>1.5633</text:p>
              </table:table-cell>
              <table:table-cell office:value-type="float" office:value="2.6683">
                <text:p>2.6683</text:p>
              </table:table-cell>
            </table:table-row>
            <table:table-row>
              <table:table-cell office:value-type="string">
                <text:p>Dijkstra</text:p>
              </table:table-cell>
              <table:table-cell office:value-type="float" office:value="1.6246">
                <text:p>1.6246</text:p>
              </table:table-cell>
              <table:table-cell office:value-type="float" office:value="2.3862">
                <text:p>2.3862</text:p>
              </table:table-cell>
            </table:table-row>
            <table:table-row>
              <table:table-cell office:value-type="string">
                <text:p>Dijkstra</text:p>
              </table:table-cell>
              <table:table-cell office:value-type="float" office:value="1.6762">
                <text:p>1.6762</text:p>
              </table:table-cell>
              <table:table-cell office:value-type="float" office:value="3.0083">
                <text:p>3.0083</text:p>
              </table:table-cell>
            </table:table-row>
            <table:table-row>
              <table:table-cell office:value-type="string">
                <text:p>Dijkstra</text:p>
              </table:table-cell>
              <table:table-cell office:value-type="float" office:value="1.6439">
                <text:p>1.6439</text:p>
              </table:table-cell>
              <table:table-cell office:value-type="float" office:value="2.5455">
                <text:p>2.5455</text:p>
              </table:table-cell>
            </table:table-row>
            <table:table-row>
              <table:table-cell office:value-type="string">
                <text:p>Dijkstra</text:p>
              </table:table-cell>
              <table:table-cell office:value-type="float" office:value="1.6144">
                <text:p>1.6144</text:p>
              </table:table-cell>
              <table:table-cell office:value-type="float" office:value="2.3726">
                <text:p>2.3726</text:p>
              </table:table-cell>
            </table:table-row>
            <table:table-row>
              <table:table-cell office:value-type="string">
                <text:p>Dijkstra</text:p>
              </table:table-cell>
              <table:table-cell office:value-type="float" office:value="1.5751">
                <text:p>1.5751</text:p>
              </table:table-cell>
              <table:table-cell office:value-type="float" office:value="2.6986">
                <text:p>2.6986</text:p>
              </table:table-cell>
            </table:table-row>
            <table:table-row>
              <table:table-cell office:value-type="string">
                <text:p>Dijkstra</text:p>
              </table:table-cell>
              <table:table-cell office:value-type="float" office:value="1.6269">
                <text:p>1.6269</text:p>
              </table:table-cell>
              <table:table-cell office:value-type="float" office:value="2.7182">
                <text:p>2.7182</text:p>
              </table:table-cell>
            </table:table-row>
            <table:table-row>
              <table:table-cell office:value-type="string">
                <text:p>Dijkstra</text:p>
              </table:table-cell>
              <table:table-cell office:value-type="float" office:value="1.6332">
                <text:p>1.6332</text:p>
              </table:table-cell>
              <table:table-cell office:value-type="float" office:value="2.6272">
                <text:p>2.6272</text:p>
              </table:table-cell>
            </table:table-row>
            <table:table-row>
              <table:table-cell office:value-type="string">
                <text:p>Dijkstra</text:p>
              </table:table-cell>
              <table:table-cell office:value-type="float" office:value="1.5221">
                <text:p>1.5221</text:p>
              </table:table-cell>
              <table:table-cell office:value-type="float" office:value="1.9384">
                <text:p>1.9384</text:p>
              </table:table-cell>
            </table:table-row>
            <table:table-row>
              <table:table-cell office:value-type="string">
                <text:p>Dijkstra</text:p>
              </table:table-cell>
              <table:table-cell office:value-type="float" office:value="1.546">
                <text:p>1.546</text:p>
              </table:table-cell>
              <table:table-cell office:value-type="float" office:value="2.4952">
                <text:p>2.4952</text:p>
              </table:table-cell>
            </table:table-row>
            <table:table-row>
              <table:table-cell office:value-type="string">
                <text:p>Dijkstra</text:p>
              </table:table-cell>
              <table:table-cell office:value-type="float" office:value="1.5679">
                <text:p>1.5679</text:p>
              </table:table-cell>
              <table:table-cell office:value-type="float" office:value="2.1924">
                <text:p>2.1924</text:p>
              </table:table-cell>
            </table:table-row>
            <table:table-row>
              <table:table-cell office:value-type="string">
                <text:p>Dijkstra</text:p>
              </table:table-cell>
              <table:table-cell office:value-type="float" office:value="1.5323">
                <text:p>1.5323</text:p>
              </table:table-cell>
              <table:table-cell office:value-type="float" office:value="2.2107">
                <text:p>2.2107</text:p>
              </table:table-cell>
            </table:table-row>
            <table:table-row>
              <table:table-cell office:value-type="string">
                <text:p>Dijkstra</text:p>
              </table:table-cell>
              <table:table-cell office:value-type="float" office:value="1.5368">
                <text:p>1.5368</text:p>
              </table:table-cell>
              <table:table-cell office:value-type="float" office:value="2.1669">
                <text:p>2.1669</text:p>
              </table:table-cell>
            </table:table-row>
            <table:table-row>
              <table:table-cell office:value-type="string">
                <text:p>Dijkstra</text:p>
              </table:table-cell>
              <table:table-cell office:value-type="float" office:value="1.5437">
                <text:p>1.5437</text:p>
              </table:table-cell>
              <table:table-cell office:value-type="float" office:value="2.507">
                <text:p>2.507</text:p>
              </table:table-cell>
            </table:table-row>
            <table:table-row>
              <table:table-cell office:value-type="string">
                <text:p>Dijkstra</text:p>
              </table:table-cell>
              <table:table-cell office:value-type="float" office:value="1.5188">
                <text:p>1.5188</text:p>
              </table:table-cell>
              <table:table-cell office:value-type="float" office:value="2.3002">
                <text:p>2.3002</text:p>
              </table:table-cell>
            </table:table-row>
            <table:table-row>
              <table:table-cell office:value-type="string">
                <text:p>Dijkstra</text:p>
              </table:table-cell>
              <table:table-cell office:value-type="float" office:value="1.5608">
                <text:p>1.5608</text:p>
              </table:table-cell>
              <table:table-cell office:value-type="float" office:value="2.6676">
                <text:p>2.6676</text:p>
              </table:table-cell>
            </table:table-row>
            <table:table-row>
              <table:table-cell office:value-type="string">
                <text:p>Dijkstra</text:p>
              </table:table-cell>
              <table:table-cell office:value-type="float" office:value="1.5224">
                <text:p>1.5224</text:p>
              </table:table-cell>
              <table:table-cell office:value-type="float" office:value="2.4254">
                <text:p>2.4254</text:p>
              </table:table-cell>
            </table:table-row>
            <table:table-row>
              <table:table-cell office:value-type="string">
                <text:p>Dijkstra</text:p>
              </table:table-cell>
              <table:table-cell office:value-type="float" office:value="1.7329">
                <text:p>1.7329</text:p>
              </table:table-cell>
              <table:table-cell office:value-type="float" office:value="2.8223">
                <text:p>2.8223</text:p>
              </table:table-cell>
            </table:table-row>
            <table:table-row>
              <table:table-cell office:value-type="string">
                <text:p>Dijkstra</text:p>
              </table:table-cell>
              <table:table-cell office:value-type="float" office:value="1.5441">
                <text:p>1.5441</text:p>
              </table:table-cell>
              <table:table-cell office:value-type="float" office:value="2.5461">
                <text:p>2.5461</text:p>
              </table:table-cell>
            </table:table-row>
            <table:table-row>
              <table:table-cell office:value-type="string">
                <text:p>Dijkstra</text:p>
              </table:table-cell>
              <table:table-cell office:value-type="float" office:value="1.4969">
                <text:p>1.4969</text:p>
              </table:table-cell>
              <table:table-cell office:value-type="float" office:value="2.7348">
                <text:p>2.7348</text:p>
              </table:table-cell>
            </table:table-row>
            <table:table-row>
              <table:table-cell office:value-type="string">
                <text:p>Dijkstra</text:p>
              </table:table-cell>
              <table:table-cell office:value-type="float" office:value="1.5913">
                <text:p>1.5913</text:p>
              </table:table-cell>
              <table:table-cell office:value-type="float" office:value="2.4078">
                <text:p>2.4078</text:p>
              </table:table-cell>
            </table:table-row>
            <table:table-row>
              <table:table-cell office:value-type="string">
                <text:p>Dijkstra</text:p>
              </table:table-cell>
              <table:table-cell office:value-type="float" office:value="1.5555">
                <text:p>1.5555</text:p>
              </table:table-cell>
              <table:table-cell office:value-type="float" office:value="3.187">
                <text:p>3.187</text:p>
              </table:table-cell>
            </table:table-row>
            <table:table-row>
              <table:table-cell office:value-type="string">
                <text:p>Dijkstra</text:p>
              </table:table-cell>
              <table:table-cell office:value-type="float" office:value="1.6045">
                <text:p>1.6045</text:p>
              </table:table-cell>
              <table:table-cell office:value-type="float" office:value="2.8079">
                <text:p>2.8079</text:p>
              </table:table-cell>
            </table:table-row>
            <table:table-row>
              <table:table-cell office:value-type="string">
                <text:p>Dijkstra</text:p>
              </table:table-cell>
              <table:table-cell office:value-type="float" office:value="1.5706">
                <text:p>1.5706</text:p>
              </table:table-cell>
              <table:table-cell office:value-type="float" office:value="3.0268">
                <text:p>3.0268</text:p>
              </table:table-cell>
            </table:table-row>
            <table:table-row>
              <table:table-cell office:value-type="string">
                <text:p>Dijkstra</text:p>
              </table:table-cell>
              <table:table-cell office:value-type="float" office:value="1.5533">
                <text:p>1.5533</text:p>
              </table:table-cell>
              <table:table-cell office:value-type="float" office:value="3.1056">
                <text:p>3.1056</text:p>
              </table:table-cell>
            </table:table-row>
            <table:table-row>
              <table:table-cell office:value-type="string">
                <text:p>Dijkstra</text:p>
              </table:table-cell>
              <table:table-cell office:value-type="float" office:value="1.5285">
                <text:p>1.5285</text:p>
              </table:table-cell>
              <table:table-cell office:value-type="float" office:value="2.9102">
                <text:p>2.9102</text:p>
              </table:table-cell>
            </table:table-row>
            <table:table-row>
              <table:table-cell office:value-type="string">
                <text:p>Dijkstra</text:p>
              </table:table-cell>
              <table:table-cell office:value-type="float" office:value="1.5936">
                <text:p>1.5936</text:p>
              </table:table-cell>
              <table:table-cell office:value-type="float" office:value="2.1631">
                <text:p>2.1631</text:p>
              </table:table-cell>
            </table:table-row>
            <table:table-row>
              <table:table-cell office:value-type="string">
                <text:p>Dijkstra</text:p>
              </table:table-cell>
              <table:table-cell office:value-type="float" office:value="1.5692">
                <text:p>1.5692</text:p>
              </table:table-cell>
              <table:table-cell office:value-type="float" office:value="2.6721">
                <text:p>2.6721</text:p>
              </table:table-cell>
            </table:table-row>
            <table:table-row>
              <table:table-cell office:value-type="string">
                <text:p>Dijkstra</text:p>
              </table:table-cell>
              <table:table-cell office:value-type="float" office:value="1.6024">
                <text:p>1.6024</text:p>
              </table:table-cell>
              <table:table-cell office:value-type="float" office:value="3.0181">
                <text:p>3.0181</text:p>
              </table:table-cell>
            </table:table-row>
            <table:table-row>
              <table:table-cell office:value-type="string">
                <text:p>Dijkstra</text:p>
              </table:table-cell>
              <table:table-cell office:value-type="float" office:value="1.5188">
                <text:p>1.5188</text:p>
              </table:table-cell>
              <table:table-cell office:value-type="float" office:value="3.1706">
                <text:p>3.1706</text:p>
              </table:table-cell>
            </table:table-row>
            <table:table-row>
              <table:table-cell office:value-type="string">
                <text:p>Dijkstra</text:p>
              </table:table-cell>
              <table:table-cell office:value-type="float" office:value="1.5008">
                <text:p>1.5008</text:p>
              </table:table-cell>
              <table:table-cell office:value-type="float" office:value="2.6122">
                <text:p>2.6122</text:p>
              </table:table-cell>
            </table:table-row>
            <table:table-row>
              <table:table-cell office:value-type="string">
                <text:p>Dijkstra</text:p>
              </table:table-cell>
              <table:table-cell office:value-type="float" office:value="1.5151">
                <text:p>1.5151</text:p>
              </table:table-cell>
              <table:table-cell office:value-type="float" office:value="2.4851">
                <text:p>2.4851</text:p>
              </table:table-cell>
            </table:table-row>
            <table:table-row>
              <table:table-cell office:value-type="string">
                <text:p>Dijkstra</text:p>
              </table:table-cell>
              <table:table-cell office:value-type="float" office:value="1.5795">
                <text:p>1.5795</text:p>
              </table:table-cell>
              <table:table-cell office:value-type="float" office:value="2.2011">
                <text:p>2.2011</text:p>
              </table:table-cell>
            </table:table-row>
            <table:table-row>
              <table:table-cell office:value-type="string">
                <text:p>Dijkstra</text:p>
              </table:table-cell>
              <table:table-cell office:value-type="float" office:value="1.5625">
                <text:p>1.5625</text:p>
              </table:table-cell>
              <table:table-cell office:value-type="float" office:value="2.4966">
                <text:p>2.4966</text:p>
              </table:table-cell>
            </table:table-row>
            <table:table-row>
              <table:table-cell office:value-type="string">
                <text:p>Dijkstra</text:p>
              </table:table-cell>
              <table:table-cell office:value-type="float" office:value="1.5381">
                <text:p>1.5381</text:p>
              </table:table-cell>
              <table:table-cell office:value-type="float" office:value="3.005">
                <text:p>3.005</text:p>
              </table:table-cell>
            </table:table-row>
            <table:table-row>
              <table:table-cell office:value-type="string">
                <text:p>Dijkstra</text:p>
              </table:table-cell>
              <table:table-cell office:value-type="float" office:value="1.5205">
                <text:p>1.5205</text:p>
              </table:table-cell>
              <table:table-cell office:value-type="float" office:value="2.6413">
                <text:p>2.6413</text:p>
              </table:table-cell>
            </table:table-row>
            <table:table-row>
              <table:table-cell office:value-type="string">
                <text:p>Dijkstra</text:p>
              </table:table-cell>
              <table:table-cell office:value-type="float" office:value="1.503">
                <text:p>1.503</text:p>
              </table:table-cell>
              <table:table-cell office:value-type="float" office:value="2.5344">
                <text:p>2.5344</text:p>
              </table:table-cell>
            </table:table-row>
            <table:table-row>
              <table:table-cell office:value-type="string">
                <text:p>Dijkstra</text:p>
              </table:table-cell>
              <table:table-cell office:value-type="float" office:value="1.6018">
                <text:p>1.6018</text:p>
              </table:table-cell>
              <table:table-cell office:value-type="float" office:value="2.2738">
                <text:p>2.2738</text:p>
              </table:table-cell>
            </table:table-row>
            <table:table-row>
              <table:table-cell office:value-type="string">
                <text:p>Dijkstra</text:p>
              </table:table-cell>
              <table:table-cell office:value-type="float" office:value="1.5711">
                <text:p>1.5711</text:p>
              </table:table-cell>
              <table:table-cell office:value-type="float" office:value="2.3913">
                <text:p>2.3913</text:p>
              </table:table-cell>
            </table:table-row>
            <table:table-row>
              <table:table-cell office:value-type="string">
                <text:p>Dijkstra</text:p>
              </table:table-cell>
              <table:table-cell office:value-type="float" office:value="1.4732">
                <text:p>1.4732</text:p>
              </table:table-cell>
              <table:table-cell office:value-type="float" office:value="2.7246">
                <text:p>2.7246</text:p>
              </table:table-cell>
            </table:table-row>
            <table:table-row>
              <table:table-cell office:value-type="string">
                <text:p>Dijkstra</text:p>
              </table:table-cell>
              <table:table-cell office:value-type="float" office:value="1.5171">
                <text:p>1.5171</text:p>
              </table:table-cell>
              <table:table-cell office:value-type="float" office:value="2.8195">
                <text:p>2.8195</text:p>
              </table:table-cell>
            </table:table-row>
            <table:table-row>
              <table:table-cell office:value-type="string">
                <text:p>Dijkstra</text:p>
              </table:table-cell>
              <table:table-cell office:value-type="float" office:value="1.4629">
                <text:p>1.4629</text:p>
              </table:table-cell>
              <table:table-cell office:value-type="float" office:value="2.737">
                <text:p>2.737</text:p>
              </table:table-cell>
            </table:table-row>
            <table:table-row>
              <table:table-cell office:value-type="string">
                <text:p>Dijkstra</text:p>
              </table:table-cell>
              <table:table-cell office:value-type="float" office:value="1.4915">
                <text:p>1.4915</text:p>
              </table:table-cell>
              <table:table-cell office:value-type="float" office:value="2.6325">
                <text:p>2.6325</text:p>
              </table:table-cell>
            </table:table-row>
            <table:table-row>
              <table:table-cell office:value-type="string">
                <text:p>Dijkstra</text:p>
              </table:table-cell>
              <table:table-cell office:value-type="float" office:value="1.572">
                <text:p>1.572</text:p>
              </table:table-cell>
              <table:table-cell office:value-type="float" office:value="2.1881">
                <text:p>2.1881</text:p>
              </table:table-cell>
            </table:table-row>
            <table:table-row>
              <table:table-cell office:value-type="string">
                <text:p>Dijkstra</text:p>
              </table:table-cell>
              <table:table-cell office:value-type="float" office:value="1.5737">
                <text:p>1.5737</text:p>
              </table:table-cell>
              <table:table-cell office:value-type="float" office:value="2.3284">
                <text:p>2.3284</text:p>
              </table:table-cell>
            </table:table-row>
            <table:table-row>
              <table:table-cell office:value-type="string">
                <text:p>Dijkstra</text:p>
              </table:table-cell>
              <table:table-cell office:value-type="float" office:value="1.5529">
                <text:p>1.5529</text:p>
              </table:table-cell>
              <table:table-cell office:value-type="float" office:value="2.7832">
                <text:p>2.7832</text:p>
              </table:table-cell>
            </table:table-row>
            <table:table-row>
              <table:table-cell office:value-type="string">
                <text:p>Dijkstra</text:p>
              </table:table-cell>
              <table:table-cell office:value-type="float" office:value="1.6333">
                <text:p>1.6333</text:p>
              </table:table-cell>
              <table:table-cell office:value-type="float" office:value="2.7495">
                <text:p>2.7495</text:p>
              </table:table-cell>
            </table:table-row>
            <table:table-row>
              <table:table-cell office:value-type="string">
                <text:p>Dijkstra</text:p>
              </table:table-cell>
              <table:table-cell office:value-type="float" office:value="1.5797">
                <text:p>1.5797</text:p>
              </table:table-cell>
              <table:table-cell office:value-type="float" office:value="2.4869">
                <text:p>2.4869</text:p>
              </table:table-cell>
            </table:table-row>
            <table:table-row>
              <table:table-cell office:value-type="string">
                <text:p>Dijkstra</text:p>
              </table:table-cell>
              <table:table-cell office:value-type="float" office:value="1.6735">
                <text:p>1.6735</text:p>
              </table:table-cell>
              <table:table-cell office:value-type="float" office:value="2.8363">
                <text:p>2.8363</text:p>
              </table:table-cell>
            </table:table-row>
            <table:table-row>
              <table:table-cell office:value-type="string">
                <text:p>Dijkstra</text:p>
              </table:table-cell>
              <table:table-cell office:value-type="float" office:value="1.5564">
                <text:p>1.5564</text:p>
              </table:table-cell>
              <table:table-cell office:value-type="float" office:value="2.4364">
                <text:p>2.4364</text:p>
              </table:table-cell>
            </table:table-row>
            <table:table-row>
              <table:table-cell office:value-type="string">
                <text:p>Dijkstra</text:p>
              </table:table-cell>
              <table:table-cell office:value-type="float" office:value="1.5271">
                <text:p>1.5271</text:p>
              </table:table-cell>
              <table:table-cell office:value-type="float" office:value="2.5526">
                <text:p>2.5526</text:p>
              </table:table-cell>
            </table:table-row>
            <table:table-row>
              <table:table-cell office:value-type="string">
                <text:p>Dijkstra</text:p>
              </table:table-cell>
              <table:table-cell office:value-type="float" office:value="1.5226">
                <text:p>1.5226</text:p>
              </table:table-cell>
              <table:table-cell office:value-type="float" office:value="2.7266">
                <text:p>2.7266</text:p>
              </table:table-cell>
            </table:table-row>
            <table:table-row>
              <table:table-cell office:value-type="string">
                <text:p>Dijkstra</text:p>
              </table:table-cell>
              <table:table-cell office:value-type="float" office:value="1.5206">
                <text:p>1.5206</text:p>
              </table:table-cell>
              <table:table-cell office:value-type="float" office:value="1.9538">
                <text:p>1.9538</text:p>
              </table:table-cell>
            </table:table-row>
            <table:table-row>
              <table:table-cell office:value-type="string">
                <text:p>Dijkstra</text:p>
              </table:table-cell>
              <table:table-cell office:value-type="float" office:value="1.5055">
                <text:p>1.5055</text:p>
              </table:table-cell>
              <table:table-cell office:value-type="float" office:value="2.4507">
                <text:p>2.4507</text:p>
              </table:table-cell>
            </table:table-row>
            <table:table-row>
              <table:table-cell office:value-type="string">
                <text:p>Dijkstra</text:p>
              </table:table-cell>
              <table:table-cell office:value-type="float" office:value="1.5125">
                <text:p>1.5125</text:p>
              </table:table-cell>
              <table:table-cell office:value-type="float" office:value="3.1736">
                <text:p>3.1736</text:p>
              </table:table-cell>
            </table:table-row>
            <table:table-row>
              <table:table-cell office:value-type="string">
                <text:p>Dijkstra</text:p>
              </table:table-cell>
              <table:table-cell office:value-type="float" office:value="1.5231">
                <text:p>1.5231</text:p>
              </table:table-cell>
              <table:table-cell office:value-type="float" office:value="2.4442">
                <text:p>2.4442</text:p>
              </table:table-cell>
            </table:table-row>
            <table:table-row>
              <table:table-cell office:value-type="string">
                <text:p>Dijkstra</text:p>
              </table:table-cell>
              <table:table-cell office:value-type="float" office:value="1.607">
                <text:p>1.607</text:p>
              </table:table-cell>
              <table:table-cell office:value-type="float" office:value="2.4355">
                <text:p>2.4355</text:p>
              </table:table-cell>
            </table:table-row>
            <table:table-row>
              <table:table-cell office:value-type="string">
                <text:p>Dijkstra</text:p>
              </table:table-cell>
              <table:table-cell office:value-type="float" office:value="1.6631">
                <text:p>1.6631</text:p>
              </table:table-cell>
              <table:table-cell office:value-type="float" office:value="2.3835">
                <text:p>2.3835</text:p>
              </table:table-cell>
            </table:table-row>
            <table:table-row>
              <table:table-cell office:value-type="string">
                <text:p>Dijkstra</text:p>
              </table:table-cell>
              <table:table-cell office:value-type="float" office:value="1.6982">
                <text:p>1.6982</text:p>
              </table:table-cell>
              <table:table-cell office:value-type="float" office:value="2.4139">
                <text:p>2.4139</text:p>
              </table:table-cell>
            </table:table-row>
            <table:table-row>
              <table:table-cell office:value-type="string">
                <text:p>Dijkstra</text:p>
              </table:table-cell>
              <table:table-cell office:value-type="float" office:value="1.5851">
                <text:p>1.5851</text:p>
              </table:table-cell>
              <table:table-cell office:value-type="float" office:value="2.1693">
                <text:p>2.1693</text:p>
              </table:table-cell>
            </table:table-row>
            <table:table-row>
              <table:table-cell office:value-type="string">
                <text:p>Dijkstra</text:p>
              </table:table-cell>
              <table:table-cell office:value-type="float" office:value="1.613">
                <text:p>1.613</text:p>
              </table:table-cell>
              <table:table-cell office:value-type="float" office:value="2.408">
                <text:p>2.408</text:p>
              </table:table-cell>
            </table:table-row>
            <table:table-row>
              <table:table-cell office:value-type="string">
                <text:p>Dijkstra</text:p>
              </table:table-cell>
              <table:table-cell office:value-type="float" office:value="1.6">
                <text:p>1.6</text:p>
              </table:table-cell>
              <table:table-cell office:value-type="float" office:value="2.6176">
                <text:p>2.6176</text:p>
              </table:table-cell>
            </table:table-row>
            <table:table-row>
              <table:table-cell office:value-type="string">
                <text:p>Dijkstra</text:p>
              </table:table-cell>
              <table:table-cell office:value-type="float" office:value="1.6309">
                <text:p>1.6309</text:p>
              </table:table-cell>
              <table:table-cell office:value-type="float" office:value="2.0851">
                <text:p>2.0851</text:p>
              </table:table-cell>
            </table:table-row>
            <table:table-row>
              <table:table-cell office:value-type="string">
                <text:p>Dijkstra</text:p>
              </table:table-cell>
              <table:table-cell office:value-type="float" office:value="1.5993">
                <text:p>1.5993</text:p>
              </table:table-cell>
              <table:table-cell office:value-type="float" office:value="2.5624">
                <text:p>2.5624</text:p>
              </table:table-cell>
            </table:table-row>
            <table:table-row>
              <table:table-cell office:value-type="string">
                <text:p>Dijkstra</text:p>
              </table:table-cell>
              <table:table-cell office:value-type="float" office:value="1.6427">
                <text:p>1.6427</text:p>
              </table:table-cell>
              <table:table-cell office:value-type="float" office:value="2.8901">
                <text:p>2.8901</text:p>
              </table:table-cell>
            </table:table-row>
            <table:table-row>
              <table:table-cell office:value-type="string">
                <text:p>Dijkstra</text:p>
              </table:table-cell>
              <table:table-cell office:value-type="float" office:value="1.5716">
                <text:p>1.5716</text:p>
              </table:table-cell>
              <table:table-cell office:value-type="float" office:value="2.3594">
                <text:p>2.3594</text:p>
              </table:table-cell>
            </table:table-row>
            <table:table-row>
              <table:table-cell office:value-type="string">
                <text:p>Dijkstra</text:p>
              </table:table-cell>
              <table:table-cell office:value-type="float" office:value="1.6133">
                <text:p>1.6133</text:p>
              </table:table-cell>
              <table:table-cell office:value-type="float" office:value="2.4661">
                <text:p>2.4661</text:p>
              </table:table-cell>
            </table:table-row>
            <table:table-row>
              <table:table-cell office:value-type="string">
                <text:p>Dijkstra</text:p>
              </table:table-cell>
              <table:table-cell office:value-type="float" office:value="1.7225">
                <text:p>1.7225</text:p>
              </table:table-cell>
              <table:table-cell office:value-type="float" office:value="2.8996">
                <text:p>2.8996</text:p>
              </table:table-cell>
            </table:table-row>
            <table:table-row>
              <table:table-cell office:value-type="string">
                <text:p>Dijkstra</text:p>
              </table:table-cell>
              <table:table-cell office:value-type="float" office:value="1.5555">
                <text:p>1.5555</text:p>
              </table:table-cell>
              <table:table-cell office:value-type="float" office:value="3.1954">
                <text:p>3.1954</text:p>
              </table:table-cell>
            </table:table-row>
            <table:table-row>
              <table:table-cell office:value-type="string">
                <text:p>Dijkstra</text:p>
              </table:table-cell>
              <table:table-cell office:value-type="float" office:value="1.494">
                <text:p>1.494</text:p>
              </table:table-cell>
              <table:table-cell office:value-type="float" office:value="2.4871">
                <text:p>2.4871</text:p>
              </table:table-cell>
            </table:table-row>
            <table:table-row>
              <table:table-cell office:value-type="string">
                <text:p>Dijkstra</text:p>
              </table:table-cell>
              <table:table-cell office:value-type="float" office:value="1.571">
                <text:p>1.571</text:p>
              </table:table-cell>
              <table:table-cell office:value-type="float" office:value="2.1517">
                <text:p>2.1517</text:p>
              </table:table-cell>
            </table:table-row>
            <table:table-row>
              <table:table-cell office:value-type="string">
                <text:p>Dijkstra</text:p>
              </table:table-cell>
              <table:table-cell office:value-type="float" office:value="1.6437">
                <text:p>1.6437</text:p>
              </table:table-cell>
              <table:table-cell office:value-type="float" office:value="2.4832">
                <text:p>2.4832</text:p>
              </table:table-cell>
            </table:table-row>
            <table:table-row>
              <table:table-cell office:value-type="string">
                <text:p>Dijkstra</text:p>
              </table:table-cell>
              <table:table-cell office:value-type="float" office:value="1.519">
                <text:p>1.519</text:p>
              </table:table-cell>
              <table:table-cell office:value-type="float" office:value="2.4455">
                <text:p>2.4455</text:p>
              </table:table-cell>
            </table:table-row>
            <table:table-row>
              <table:table-cell office:value-type="string">
                <text:p>Dijkstra</text:p>
              </table:table-cell>
              <table:table-cell office:value-type="float" office:value="1.599">
                <text:p>1.599</text:p>
              </table:table-cell>
              <table:table-cell office:value-type="float" office:value="2.981">
                <text:p>2.981</text:p>
              </table:table-cell>
            </table:table-row>
            <table:table-row>
              <table:table-cell office:value-type="string">
                <text:p>Dijkstra</text:p>
              </table:table-cell>
              <table:table-cell office:value-type="float" office:value="1.6521">
                <text:p>1.6521</text:p>
              </table:table-cell>
              <table:table-cell office:value-type="float" office:value="2.4919">
                <text:p>2.4919</text:p>
              </table:table-cell>
            </table:table-row>
            <table:table-row>
              <table:table-cell office:value-type="string">
                <text:p>Dijkstra</text:p>
              </table:table-cell>
              <table:table-cell office:value-type="float" office:value="1.6022">
                <text:p>1.6022</text:p>
              </table:table-cell>
              <table:table-cell office:value-type="float" office:value="2.9963">
                <text:p>2.9963</text:p>
              </table:table-cell>
            </table:table-row>
            <table:table-row>
              <table:table-cell office:value-type="string">
                <text:p>Dijkstra</text:p>
              </table:table-cell>
              <table:table-cell office:value-type="float" office:value="1.6299">
                <text:p>1.6299</text:p>
              </table:table-cell>
              <table:table-cell office:value-type="float" office:value="2.4099">
                <text:p>2.4099</text:p>
              </table:table-cell>
            </table:table-row>
            <table:table-row>
              <table:table-cell office:value-type="string">
                <text:p>Dijkstra</text:p>
              </table:table-cell>
              <table:table-cell office:value-type="float" office:value="1.6281">
                <text:p>1.6281</text:p>
              </table:table-cell>
              <table:table-cell office:value-type="float" office:value="2.4087">
                <text:p>2.4087</text:p>
              </table:table-cell>
            </table:table-row>
            <table:table-row>
              <table:table-cell office:value-type="string">
                <text:p>Dijkstra</text:p>
              </table:table-cell>
              <table:table-cell office:value-type="float" office:value="1.5727">
                <text:p>1.5727</text:p>
              </table:table-cell>
              <table:table-cell office:value-type="float" office:value="2.6131">
                <text:p>2.6131</text:p>
              </table:table-cell>
            </table:table-row>
            <table:table-row>
              <table:table-cell office:value-type="string">
                <text:p>Dijkstra</text:p>
              </table:table-cell>
              <table:table-cell office:value-type="float" office:value="1.5525">
                <text:p>1.5525</text:p>
              </table:table-cell>
              <table:table-cell office:value-type="float" office:value="2.3635">
                <text:p>2.3635</text:p>
              </table:table-cell>
            </table:table-row>
            <table:table-row>
              <table:table-cell office:value-type="string">
                <text:p>Dijkstra</text:p>
              </table:table-cell>
              <table:table-cell office:value-type="float" office:value="1.5596">
                <text:p>1.5596</text:p>
              </table:table-cell>
              <table:table-cell office:value-type="float" office:value="2.6552">
                <text:p>2.6552</text:p>
              </table:table-cell>
            </table:table-row>
            <table:table-row>
              <table:table-cell office:value-type="string">
                <text:p>Dijkstra</text:p>
              </table:table-cell>
              <table:table-cell office:value-type="float" office:value="1.6378">
                <text:p>1.6378</text:p>
              </table:table-cell>
              <table:table-cell office:value-type="float" office:value="2.6227">
                <text:p>2.6227</text:p>
              </table:table-cell>
            </table:table-row>
            <table:table-row>
              <table:table-cell office:value-type="string">
                <text:p>Dijkstra</text:p>
              </table:table-cell>
              <table:table-cell office:value-type="float" office:value="1.6884">
                <text:p>1.6884</text:p>
              </table:table-cell>
              <table:table-cell office:value-type="float" office:value="2.8875">
                <text:p>2.8875</text:p>
              </table:table-cell>
            </table:table-row>
            <table:table-row>
              <table:table-cell office:value-type="string">
                <text:p>Dijkstra</text:p>
              </table:table-cell>
              <table:table-cell office:value-type="float" office:value="1.5087">
                <text:p>1.5087</text:p>
              </table:table-cell>
              <table:table-cell office:value-type="float" office:value="2.7437">
                <text:p>2.7437</text:p>
              </table:table-cell>
            </table:table-row>
            <table:table-row>
              <table:table-cell office:value-type="string">
                <text:p>Dijkstra</text:p>
              </table:table-cell>
              <table:table-cell office:value-type="float" office:value="1.5104">
                <text:p>1.5104</text:p>
              </table:table-cell>
              <table:table-cell office:value-type="float" office:value="2.4416">
                <text:p>2.4416</text:p>
              </table:table-cell>
            </table:table-row>
            <table:table-row>
              <table:table-cell office:value-type="string">
                <text:p>Dijkstra</text:p>
              </table:table-cell>
              <table:table-cell office:value-type="float" office:value="1.6183">
                <text:p>1.6183</text:p>
              </table:table-cell>
              <table:table-cell office:value-type="float" office:value="2.6505">
                <text:p>2.6505</text:p>
              </table:table-cell>
            </table:table-row>
            <table:table-row>
              <table:table-cell office:value-type="string">
                <text:p>Dijkstra</text:p>
              </table:table-cell>
              <table:table-cell office:value-type="float" office:value="1.4949">
                <text:p>1.4949</text:p>
              </table:table-cell>
              <table:table-cell office:value-type="float" office:value="2.3953">
                <text:p>2.3953</text:p>
              </table:table-cell>
            </table:table-row>
            <table:table-row>
              <table:table-cell office:value-type="string">
                <text:p>Dijkstra</text:p>
              </table:table-cell>
              <table:table-cell office:value-type="float" office:value="1.5689">
                <text:p>1.5689</text:p>
              </table:table-cell>
              <table:table-cell office:value-type="float" office:value="2.4457">
                <text:p>2.4457</text:p>
              </table:table-cell>
            </table:table-row>
            <table:table-row>
              <table:table-cell office:value-type="string">
                <text:p>Dijkstra</text:p>
              </table:table-cell>
              <table:table-cell office:value-type="float" office:value="1.5538">
                <text:p>1.5538</text:p>
              </table:table-cell>
              <table:table-cell office:value-type="float" office:value="2.4648">
                <text:p>2.4648</text:p>
              </table:table-cell>
            </table:table-row>
            <table:table-row>
              <table:table-cell office:value-type="string">
                <text:p>Dijkstra</text:p>
              </table:table-cell>
              <table:table-cell office:value-type="float" office:value="1.578">
                <text:p>1.578</text:p>
              </table:table-cell>
              <table:table-cell office:value-type="float" office:value="3.1786">
                <text:p>3.1786</text:p>
              </table:table-cell>
            </table:table-row>
            <table:table-row>
              <table:table-cell office:value-type="string">
                <text:p>Dijkstra</text:p>
              </table:table-cell>
              <table:table-cell office:value-type="float" office:value="1.6334">
                <text:p>1.6334</text:p>
              </table:table-cell>
              <table:table-cell office:value-type="float" office:value="2.5014">
                <text:p>2.5014</text:p>
              </table:table-cell>
            </table:table-row>
            <table:table-row>
              <table:table-cell office:value-type="string">
                <text:p>Dijkstra</text:p>
              </table:table-cell>
              <table:table-cell office:value-type="float" office:value="1.5269">
                <text:p>1.5269</text:p>
              </table:table-cell>
              <table:table-cell office:value-type="float" office:value="2.6614">
                <text:p>2.6614</text:p>
              </table:table-cell>
            </table:table-row>
            <table:table-row>
              <table:table-cell office:value-type="string">
                <text:p>Dijkstra</text:p>
              </table:table-cell>
              <table:table-cell office:value-type="float" office:value="1.5115">
                <text:p>1.5115</text:p>
              </table:table-cell>
              <table:table-cell office:value-type="float" office:value="2.4718">
                <text:p>2.4718</text:p>
              </table:table-cell>
            </table:table-row>
            <table:table-row>
              <table:table-cell office:value-type="string">
                <text:p>Dijkstra</text:p>
              </table:table-cell>
              <table:table-cell office:value-type="float" office:value="1.5713">
                <text:p>1.5713</text:p>
              </table:table-cell>
              <table:table-cell office:value-type="float" office:value="2.4318">
                <text:p>2.4318</text:p>
              </table:table-cell>
            </table:table-row>
            <table:table-row>
              <table:table-cell office:value-type="string">
                <text:p>Dijkstra</text:p>
              </table:table-cell>
              <table:table-cell office:value-type="float" office:value="1.6135">
                <text:p>1.6135</text:p>
              </table:table-cell>
              <table:table-cell office:value-type="float" office:value="2.8574">
                <text:p>2.8574</text:p>
              </table:table-cell>
            </table:table-row>
            <table:table-row>
              <table:table-cell office:value-type="string">
                <text:p>Dijkstra</text:p>
              </table:table-cell>
              <table:table-cell office:value-type="float" office:value="1.5244">
                <text:p>1.5244</text:p>
              </table:table-cell>
              <table:table-cell office:value-type="float" office:value="2.3835">
                <text:p>2.3835</text:p>
              </table:table-cell>
            </table:table-row>
            <table:table-row>
              <table:table-cell office:value-type="string">
                <text:p>Dijkstra</text:p>
              </table:table-cell>
              <table:table-cell office:value-type="float" office:value="1.6193">
                <text:p>1.6193</text:p>
              </table:table-cell>
              <table:table-cell office:value-type="float" office:value="2.4596">
                <text:p>2.4596</text:p>
              </table:table-cell>
            </table:table-row>
            <table:table-row>
              <table:table-cell office:value-type="string">
                <text:p>Dijkstra</text:p>
              </table:table-cell>
              <table:table-cell office:value-type="float" office:value="1.6759">
                <text:p>1.6759</text:p>
              </table:table-cell>
              <table:table-cell office:value-type="float" office:value="2.3964">
                <text:p>2.3964</text:p>
              </table:table-cell>
            </table:table-row>
            <table:table-row>
              <table:table-cell office:value-type="string">
                <text:p>Dijkstra</text:p>
              </table:table-cell>
              <table:table-cell office:value-type="float" office:value="1.5552">
                <text:p>1.5552</text:p>
              </table:table-cell>
              <table:table-cell office:value-type="float" office:value="2.6611">
                <text:p>2.6611</text:p>
              </table:table-cell>
            </table:table-row>
            <table:table-row>
              <table:table-cell office:value-type="string">
                <text:p>Dijkstra</text:p>
              </table:table-cell>
              <table:table-cell office:value-type="float" office:value="1.5086">
                <text:p>1.5086</text:p>
              </table:table-cell>
              <table:table-cell office:value-type="float" office:value="3.1899">
                <text:p>3.1899</text:p>
              </table:table-cell>
            </table:table-row>
            <table:table-row>
              <table:table-cell office:value-type="string">
                <text:p>Dijkstra</text:p>
              </table:table-cell>
              <table:table-cell office:value-type="float" office:value="1.5166">
                <text:p>1.5166</text:p>
              </table:table-cell>
              <table:table-cell office:value-type="float" office:value="2.387">
                <text:p>2.387</text:p>
              </table:table-cell>
            </table:table-row>
            <table:table-row>
              <table:table-cell office:value-type="string">
                <text:p>Dijkstra</text:p>
              </table:table-cell>
              <table:table-cell office:value-type="float" office:value="1.5139">
                <text:p>1.5139</text:p>
              </table:table-cell>
              <table:table-cell office:value-type="float" office:value="3.8112">
                <text:p>3.8112</text:p>
              </table:table-cell>
            </table:table-row>
            <table:table-row>
              <table:table-cell office:value-type="string">
                <text:p>Dijkstra</text:p>
              </table:table-cell>
              <table:table-cell office:value-type="float" office:value="1.581">
                <text:p>1.581</text:p>
              </table:table-cell>
              <table:table-cell office:value-type="float" office:value="2.2733">
                <text:p>2.2733</text:p>
              </table:table-cell>
            </table:table-row>
            <table:table-row>
              <table:table-cell office:value-type="string">
                <text:p>Dijkstra</text:p>
              </table:table-cell>
              <table:table-cell office:value-type="float" office:value="1.5298">
                <text:p>1.5298</text:p>
              </table:table-cell>
              <table:table-cell office:value-type="float" office:value="2.5585">
                <text:p>2.5585</text:p>
              </table:table-cell>
            </table:table-row>
            <table:table-row>
              <table:table-cell office:value-type="string">
                <text:p>Dijkstra</text:p>
              </table:table-cell>
              <table:table-cell office:value-type="float" office:value="1.5231">
                <text:p>1.5231</text:p>
              </table:table-cell>
              <table:table-cell office:value-type="float" office:value="2.4114">
                <text:p>2.4114</text:p>
              </table:table-cell>
            </table:table-row>
            <table:table-row>
              <table:table-cell office:value-type="string">
                <text:p>Dijkstra</text:p>
              </table:table-cell>
              <table:table-cell office:value-type="float" office:value="1.5208">
                <text:p>1.5208</text:p>
              </table:table-cell>
              <table:table-cell office:value-type="float" office:value="3.2073">
                <text:p>3.2073</text:p>
              </table:table-cell>
            </table:table-row>
            <table:table-row>
              <table:table-cell office:value-type="string">
                <text:p>Dijkstra</text:p>
              </table:table-cell>
              <table:table-cell office:value-type="float" office:value="1.5735">
                <text:p>1.5735</text:p>
              </table:table-cell>
              <table:table-cell office:value-type="float" office:value="2.9899">
                <text:p>2.9899</text:p>
              </table:table-cell>
            </table:table-row>
            <table:table-row>
              <table:table-cell office:value-type="string">
                <text:p>Dijkstra</text:p>
              </table:table-cell>
              <table:table-cell office:value-type="float" office:value="1.5151">
                <text:p>1.5151</text:p>
              </table:table-cell>
              <table:table-cell office:value-type="float" office:value="2.526">
                <text:p>2.526</text:p>
              </table:table-cell>
            </table:table-row>
            <table:table-row>
              <table:table-cell office:value-type="string">
                <text:p>Dijkstra</text:p>
              </table:table-cell>
              <table:table-cell office:value-type="float" office:value="1.4994">
                <text:p>1.4994</text:p>
              </table:table-cell>
              <table:table-cell office:value-type="float" office:value="2.6526">
                <text:p>2.6526</text:p>
              </table:table-cell>
            </table:table-row>
            <table:table-row>
              <table:table-cell office:value-type="string">
                <text:p>Dijkstra</text:p>
              </table:table-cell>
              <table:table-cell office:value-type="float" office:value="1.5074">
                <text:p>1.5074</text:p>
              </table:table-cell>
              <table:table-cell office:value-type="float" office:value="2.7104">
                <text:p>2.7104</text:p>
              </table:table-cell>
            </table:table-row>
            <table:table-row>
              <table:table-cell office:value-type="string">
                <text:p>Dijkstra</text:p>
              </table:table-cell>
              <table:table-cell office:value-type="float" office:value="1.6296">
                <text:p>1.6296</text:p>
              </table:table-cell>
              <table:table-cell office:value-type="float" office:value="2.422">
                <text:p>2.422</text:p>
              </table:table-cell>
            </table:table-row>
            <table:table-row>
              <table:table-cell office:value-type="string">
                <text:p>Dijkstra</text:p>
              </table:table-cell>
              <table:table-cell office:value-type="float" office:value="1.6054">
                <text:p>1.6054</text:p>
              </table:table-cell>
              <table:table-cell office:value-type="float" office:value="3.2957">
                <text:p>3.2957</text:p>
              </table:table-cell>
            </table:table-row>
            <table:table-row>
              <table:table-cell office:value-type="string">
                <text:p>Dijkstra</text:p>
              </table:table-cell>
              <table:table-cell office:value-type="float" office:value="1.5524">
                <text:p>1.5524</text:p>
              </table:table-cell>
              <table:table-cell office:value-type="float" office:value="3.3778">
                <text:p>3.3778</text:p>
              </table:table-cell>
            </table:table-row>
            <table:table-row>
              <table:table-cell office:value-type="string">
                <text:p>Dijkstra</text:p>
              </table:table-cell>
              <table:table-cell office:value-type="float" office:value="1.6586">
                <text:p>1.6586</text:p>
              </table:table-cell>
              <table:table-cell office:value-type="float" office:value="2.9347">
                <text:p>2.9347</text:p>
              </table:table-cell>
            </table:table-row>
            <table:table-row>
              <table:table-cell office:value-type="string">
                <text:p>Dijkstra</text:p>
              </table:table-cell>
              <table:table-cell office:value-type="float" office:value="1.5537">
                <text:p>1.5537</text:p>
              </table:table-cell>
              <table:table-cell office:value-type="float" office:value="2.5141">
                <text:p>2.5141</text:p>
              </table:table-cell>
            </table:table-row>
            <table:table-row>
              <table:table-cell office:value-type="string">
                <text:p>Dijkstra</text:p>
              </table:table-cell>
              <table:table-cell office:value-type="float" office:value="1.5359">
                <text:p>1.5359</text:p>
              </table:table-cell>
              <table:table-cell office:value-type="float" office:value="2.3819">
                <text:p>2.3819</text:p>
              </table:table-cell>
            </table:table-row>
            <table:table-row>
              <table:table-cell office:value-type="string">
                <text:p>Dijkstra</text:p>
              </table:table-cell>
              <table:table-cell office:value-type="float" office:value="1.5626">
                <text:p>1.5626</text:p>
              </table:table-cell>
              <table:table-cell office:value-type="float" office:value="2.4225">
                <text:p>2.4225</text:p>
              </table:table-cell>
            </table:table-row>
            <table:table-row>
              <table:table-cell office:value-type="string">
                <text:p>Dijkstra</text:p>
              </table:table-cell>
              <table:table-cell office:value-type="float" office:value="1.6124">
                <text:p>1.6124</text:p>
              </table:table-cell>
              <table:table-cell office:value-type="float" office:value="2.4913">
                <text:p>2.4913</text:p>
              </table:table-cell>
            </table:table-row>
            <table:table-row>
              <table:table-cell office:value-type="string">
                <text:p>Dijkstra</text:p>
              </table:table-cell>
              <table:table-cell office:value-type="float" office:value="1.5423">
                <text:p>1.5423</text:p>
              </table:table-cell>
              <table:table-cell office:value-type="float" office:value="2.526">
                <text:p>2.526</text:p>
              </table:table-cell>
            </table:table-row>
            <table:table-row>
              <table:table-cell office:value-type="string">
                <text:p>Dijkstra</text:p>
              </table:table-cell>
              <table:table-cell office:value-type="float" office:value="1.4731">
                <text:p>1.4731</text:p>
              </table:table-cell>
              <table:table-cell office:value-type="float" office:value="2.3797">
                <text:p>2.3797</text:p>
              </table:table-cell>
            </table:table-row>
            <table:table-row>
              <table:table-cell office:value-type="string">
                <text:p>Dijkstra</text:p>
              </table:table-cell>
              <table:table-cell office:value-type="float" office:value="1.4965">
                <text:p>1.4965</text:p>
              </table:table-cell>
              <table:table-cell office:value-type="float" office:value="2.2011">
                <text:p>2.2011</text:p>
              </table:table-cell>
            </table:table-row>
            <table:table-row>
              <table:table-cell office:value-type="string">
                <text:p>Dijkstra</text:p>
              </table:table-cell>
              <table:table-cell office:value-type="float" office:value="1.5249">
                <text:p>1.5249</text:p>
              </table:table-cell>
              <table:table-cell office:value-type="float" office:value="2.8642">
                <text:p>2.8642</text:p>
              </table:table-cell>
            </table:table-row>
            <table:table-row>
              <table:table-cell office:value-type="string">
                <text:p>Dijkstra</text:p>
              </table:table-cell>
              <table:table-cell office:value-type="float" office:value="1.5049">
                <text:p>1.5049</text:p>
              </table:table-cell>
              <table:table-cell office:value-type="float" office:value="2.8247">
                <text:p>2.8247</text:p>
              </table:table-cell>
            </table:table-row>
            <table:table-row>
              <table:table-cell office:value-type="string">
                <text:p>Dijkstra</text:p>
              </table:table-cell>
              <table:table-cell office:value-type="float" office:value="1.5543">
                <text:p>1.5543</text:p>
              </table:table-cell>
              <table:table-cell office:value-type="float" office:value="2.6071">
                <text:p>2.6071</text:p>
              </table:table-cell>
            </table:table-row>
            <table:table-row>
              <table:table-cell office:value-type="string">
                <text:p>Dijkstra</text:p>
              </table:table-cell>
              <table:table-cell office:value-type="float" office:value="1.5844">
                <text:p>1.5844</text:p>
              </table:table-cell>
              <table:table-cell office:value-type="float" office:value="2.4317">
                <text:p>2.4317</text:p>
              </table:table-cell>
            </table:table-row>
            <table:table-row>
              <table:table-cell office:value-type="string">
                <text:p>Dijkstra</text:p>
              </table:table-cell>
              <table:table-cell office:value-type="float" office:value="1.5042">
                <text:p>1.5042</text:p>
              </table:table-cell>
              <table:table-cell office:value-type="float" office:value="2.4257">
                <text:p>2.4257</text:p>
              </table:table-cell>
            </table:table-row>
            <table:table-row>
              <table:table-cell office:value-type="string">
                <text:p>Dijkstra</text:p>
              </table:table-cell>
              <table:table-cell office:value-type="float" office:value="1.5996">
                <text:p>1.5996</text:p>
              </table:table-cell>
              <table:table-cell office:value-type="float" office:value="2.1115">
                <text:p>2.1115</text:p>
              </table:table-cell>
            </table:table-row>
            <table:table-row>
              <table:table-cell office:value-type="string">
                <text:p>Dijkstra</text:p>
              </table:table-cell>
              <table:table-cell office:value-type="float" office:value="1.7115">
                <text:p>1.7115</text:p>
              </table:table-cell>
              <table:table-cell office:value-type="float" office:value="2.3576">
                <text:p>2.3576</text:p>
              </table:table-cell>
            </table:table-row>
            <table:table-row>
              <table:table-cell office:value-type="string">
                <text:p>Dijkstra</text:p>
              </table:table-cell>
              <table:table-cell office:value-type="float" office:value="1.5384">
                <text:p>1.5384</text:p>
              </table:table-cell>
              <table:table-cell office:value-type="float" office:value="2.7984">
                <text:p>2.7984</text:p>
              </table:table-cell>
            </table:table-row>
            <table:table-row>
              <table:table-cell office:value-type="string">
                <text:p>Dijkstra</text:p>
              </table:table-cell>
              <table:table-cell office:value-type="float" office:value="1.7176">
                <text:p>1.7176</text:p>
              </table:table-cell>
              <table:table-cell office:value-type="float" office:value="2.3569">
                <text:p>2.3569</text:p>
              </table:table-cell>
            </table:table-row>
            <table:table-row>
              <table:table-cell office:value-type="string">
                <text:p>Dijkstra</text:p>
              </table:table-cell>
              <table:table-cell office:value-type="float" office:value="1.5726">
                <text:p>1.5726</text:p>
              </table:table-cell>
              <table:table-cell office:value-type="float" office:value="2.3909">
                <text:p>2.3909</text:p>
              </table:table-cell>
            </table:table-row>
            <table:table-row>
              <table:table-cell office:value-type="string">
                <text:p>Dijkstra</text:p>
              </table:table-cell>
              <table:table-cell office:value-type="float" office:value="1.5881">
                <text:p>1.5881</text:p>
              </table:table-cell>
              <table:table-cell office:value-type="float" office:value="2.6508">
                <text:p>2.6508</text:p>
              </table:table-cell>
            </table:table-row>
            <table:table-row>
              <table:table-cell office:value-type="string">
                <text:p>Dijkstra</text:p>
              </table:table-cell>
              <table:table-cell office:value-type="float" office:value="1.6133">
                <text:p>1.6133</text:p>
              </table:table-cell>
              <table:table-cell office:value-type="float" office:value="2.5302">
                <text:p>2.5302</text:p>
              </table:table-cell>
            </table:table-row>
            <table:table-row>
              <table:table-cell office:value-type="string">
                <text:p>Dijkstra</text:p>
              </table:table-cell>
              <table:table-cell office:value-type="float" office:value="1.5314">
                <text:p>1.5314</text:p>
              </table:table-cell>
              <table:table-cell office:value-type="float" office:value="2.3476">
                <text:p>2.3476</text:p>
              </table:table-cell>
            </table:table-row>
            <table:table-row>
              <table:table-cell office:value-type="string">
                <text:p>Dijkstra</text:p>
              </table:table-cell>
              <table:table-cell office:value-type="float" office:value="1.4942">
                <text:p>1.4942</text:p>
              </table:table-cell>
              <table:table-cell office:value-type="float" office:value="2.5629">
                <text:p>2.5629</text:p>
              </table:table-cell>
            </table:table-row>
            <table:table-row>
              <table:table-cell office:value-type="string">
                <text:p>Dijkstra</text:p>
              </table:table-cell>
              <table:table-cell office:value-type="float" office:value="1.4724">
                <text:p>1.4724</text:p>
              </table:table-cell>
              <table:table-cell office:value-type="float" office:value="2.6466">
                <text:p>2.6466</text:p>
              </table:table-cell>
            </table:table-row>
            <table:table-row>
              <table:table-cell office:value-type="string">
                <text:p>Dijkstra</text:p>
              </table:table-cell>
              <table:table-cell office:value-type="float" office:value="1.7001">
                <text:p>1.7001</text:p>
              </table:table-cell>
              <table:table-cell office:value-type="float" office:value="2.616">
                <text:p>2.616</text:p>
              </table:table-cell>
            </table:table-row>
            <table:table-row>
              <table:table-cell office:value-type="string">
                <text:p>Dijkstra</text:p>
              </table:table-cell>
              <table:table-cell office:value-type="float" office:value="1.566">
                <text:p>1.566</text:p>
              </table:table-cell>
              <table:table-cell office:value-type="float" office:value="3.0673">
                <text:p>3.0673</text:p>
              </table:table-cell>
            </table:table-row>
            <table:table-row>
              <table:table-cell office:value-type="string">
                <text:p>Dijkstra</text:p>
              </table:table-cell>
              <table:table-cell office:value-type="float" office:value="1.5709">
                <text:p>1.5709</text:p>
              </table:table-cell>
              <table:table-cell office:value-type="float" office:value="2.1658">
                <text:p>2.1658</text:p>
              </table:table-cell>
            </table:table-row>
            <table:table-row>
              <table:table-cell office:value-type="string">
                <text:p>Dijkstra</text:p>
              </table:table-cell>
              <table:table-cell office:value-type="float" office:value="1.5524">
                <text:p>1.5524</text:p>
              </table:table-cell>
              <table:table-cell office:value-type="float" office:value="2.9592">
                <text:p>2.9592</text:p>
              </table:table-cell>
            </table:table-row>
            <table:table-row>
              <table:table-cell office:value-type="string">
                <text:p>Dijkstra</text:p>
              </table:table-cell>
              <table:table-cell office:value-type="float" office:value="1.5081">
                <text:p>1.5081</text:p>
              </table:table-cell>
              <table:table-cell office:value-type="float" office:value="2.6271">
                <text:p>2.6271</text:p>
              </table:table-cell>
            </table:table-row>
            <table:table-row>
              <table:table-cell office:value-type="string">
                <text:p>Dijkstra</text:p>
              </table:table-cell>
              <table:table-cell office:value-type="float" office:value="1.5288">
                <text:p>1.5288</text:p>
              </table:table-cell>
              <table:table-cell office:value-type="float" office:value="2.5462">
                <text:p>2.5462</text:p>
              </table:table-cell>
            </table:table-row>
            <table:table-row>
              <table:table-cell office:value-type="string">
                <text:p>Dijkstra</text:p>
              </table:table-cell>
              <table:table-cell office:value-type="float" office:value="1.5989">
                <text:p>1.5989</text:p>
              </table:table-cell>
              <table:table-cell office:value-type="float" office:value="2.289">
                <text:p>2.289</text:p>
              </table:table-cell>
            </table:table-row>
            <table:table-row>
              <table:table-cell office:value-type="string">
                <text:p>Dijkstra</text:p>
              </table:table-cell>
              <table:table-cell office:value-type="float" office:value="1.537">
                <text:p>1.537</text:p>
              </table:table-cell>
              <table:table-cell office:value-type="float" office:value="2.3918">
                <text:p>2.3918</text:p>
              </table:table-cell>
            </table:table-row>
            <table:table-row>
              <table:table-cell office:value-type="string">
                <text:p>Dijkstra</text:p>
              </table:table-cell>
              <table:table-cell office:value-type="float" office:value="1.6263">
                <text:p>1.6263</text:p>
              </table:table-cell>
              <table:table-cell office:value-type="float" office:value="2.3471">
                <text:p>2.3471</text:p>
              </table:table-cell>
            </table:table-row>
            <table:table-row>
              <table:table-cell office:value-type="string">
                <text:p>Dijkstra</text:p>
              </table:table-cell>
              <table:table-cell office:value-type="float" office:value="1.6049">
                <text:p>1.6049</text:p>
              </table:table-cell>
              <table:table-cell office:value-type="float" office:value="2.2856">
                <text:p>2.2856</text:p>
              </table:table-cell>
            </table:table-row>
            <table:table-row>
              <table:table-cell office:value-type="string">
                <text:p>Dijkstra</text:p>
              </table:table-cell>
              <table:table-cell office:value-type="float" office:value="2.1704">
                <text:p>2.1704</text:p>
              </table:table-cell>
              <table:table-cell office:value-type="float" office:value="1.8602">
                <text:p>1.8602</text:p>
              </table:table-cell>
            </table:table-row>
            <table:table-row>
              <table:table-cell office:value-type="string">
                <text:p>Dijkstra</text:p>
              </table:table-cell>
              <table:table-cell office:value-type="float" office:value="1.9865">
                <text:p>1.9865</text:p>
              </table:table-cell>
              <table:table-cell office:value-type="float" office:value="2.0865">
                <text:p>2.0865</text:p>
              </table:table-cell>
            </table:table-row>
            <table:table-row>
              <table:table-cell office:value-type="string">
                <text:p>Dijkstra</text:p>
              </table:table-cell>
              <table:table-cell office:value-type="float" office:value="1.5405">
                <text:p>1.5405</text:p>
              </table:table-cell>
              <table:table-cell office:value-type="float" office:value="2.3308">
                <text:p>2.3308</text:p>
              </table:table-cell>
            </table:table-row>
            <table:table-row>
              <table:table-cell office:value-type="string">
                <text:p>Dijkstra</text:p>
              </table:table-cell>
              <table:table-cell office:value-type="float" office:value="1.6054">
                <text:p>1.6054</text:p>
              </table:table-cell>
              <table:table-cell office:value-type="float" office:value="2.5482">
                <text:p>2.5482</text:p>
              </table:table-cell>
            </table:table-row>
            <table:table-row>
              <table:table-cell office:value-type="string">
                <text:p>Dijkstra</text:p>
              </table:table-cell>
              <table:table-cell office:value-type="float" office:value="1.5992">
                <text:p>1.5992</text:p>
              </table:table-cell>
              <table:table-cell office:value-type="float" office:value="2.4376">
                <text:p>2.4376</text:p>
              </table:table-cell>
            </table:table-row>
            <table:table-row>
              <table:table-cell office:value-type="string">
                <text:p>Dijkstra</text:p>
              </table:table-cell>
              <table:table-cell office:value-type="float" office:value="1.5407">
                <text:p>1.5407</text:p>
              </table:table-cell>
              <table:table-cell office:value-type="float" office:value="2.2808">
                <text:p>2.2808</text:p>
              </table:table-cell>
            </table:table-row>
            <table:table-row>
              <table:table-cell office:value-type="string">
                <text:p>Dijkstra</text:p>
              </table:table-cell>
              <table:table-cell office:value-type="float" office:value="1.53">
                <text:p>1.53</text:p>
              </table:table-cell>
              <table:table-cell office:value-type="float" office:value="2.3702">
                <text:p>2.3702</text:p>
              </table:table-cell>
            </table:table-row>
            <table:table-row>
              <table:table-cell office:value-type="string">
                <text:p>Dijkstra</text:p>
              </table:table-cell>
              <table:table-cell office:value-type="float" office:value="1.5306">
                <text:p>1.5306</text:p>
              </table:table-cell>
              <table:table-cell office:value-type="float" office:value="2.119">
                <text:p>2.119</text:p>
              </table:table-cell>
            </table:table-row>
            <table:table-row>
              <table:table-cell office:value-type="string">
                <text:p>Dijkstra</text:p>
              </table:table-cell>
              <table:table-cell office:value-type="float" office:value="1.559">
                <text:p>1.559</text:p>
              </table:table-cell>
              <table:table-cell office:value-type="float" office:value="2.7897">
                <text:p>2.7897</text:p>
              </table:table-cell>
            </table:table-row>
            <table:table-row>
              <table:table-cell office:value-type="string">
                <text:p>Dijkstra</text:p>
              </table:table-cell>
              <table:table-cell office:value-type="float" office:value="1.6142">
                <text:p>1.6142</text:p>
              </table:table-cell>
              <table:table-cell office:value-type="float" office:value="2.2807">
                <text:p>2.2807</text:p>
              </table:table-cell>
            </table:table-row>
            <table:table-row>
              <table:table-cell office:value-type="string">
                <text:p>Dijkstra</text:p>
              </table:table-cell>
              <table:table-cell office:value-type="float" office:value="1.5036">
                <text:p>1.5036</text:p>
              </table:table-cell>
              <table:table-cell office:value-type="float" office:value="2.8955">
                <text:p>2.8955</text:p>
              </table:table-cell>
            </table:table-row>
            <table:table-row>
              <table:table-cell office:value-type="string">
                <text:p>Dijkstra</text:p>
              </table:table-cell>
              <table:table-cell office:value-type="float" office:value="1.6102">
                <text:p>1.6102</text:p>
              </table:table-cell>
              <table:table-cell office:value-type="float" office:value="2.5765">
                <text:p>2.5765</text:p>
              </table:table-cell>
            </table:table-row>
            <table:table-row>
              <table:table-cell office:value-type="string">
                <text:p>Dijkstra</text:p>
              </table:table-cell>
              <table:table-cell office:value-type="float" office:value="1.517">
                <text:p>1.517</text:p>
              </table:table-cell>
              <table:table-cell office:value-type="float" office:value="2.0225">
                <text:p>2.0225</text:p>
              </table:table-cell>
            </table:table-row>
            <table:table-row>
              <table:table-cell office:value-type="string">
                <text:p>Dijkstra</text:p>
              </table:table-cell>
              <table:table-cell office:value-type="float" office:value="1.5582">
                <text:p>1.5582</text:p>
              </table:table-cell>
              <table:table-cell office:value-type="float" office:value="2.3553">
                <text:p>2.3553</text:p>
              </table:table-cell>
            </table:table-row>
            <table:table-row>
              <table:table-cell office:value-type="string">
                <text:p>Dijkstra</text:p>
              </table:table-cell>
              <table:table-cell office:value-type="float" office:value="1.5271">
                <text:p>1.5271</text:p>
              </table:table-cell>
              <table:table-cell office:value-type="float" office:value="2.9292">
                <text:p>2.9292</text:p>
              </table:table-cell>
            </table:table-row>
            <table:table-row>
              <table:table-cell office:value-type="string">
                <text:p>Dijkstra</text:p>
              </table:table-cell>
              <table:table-cell office:value-type="float" office:value="1.5457">
                <text:p>1.5457</text:p>
              </table:table-cell>
              <table:table-cell office:value-type="float" office:value="2.1455">
                <text:p>2.1455</text:p>
              </table:table-cell>
            </table:table-row>
            <table:table-row>
              <table:table-cell office:value-type="string">
                <text:p>Dijkstra</text:p>
              </table:table-cell>
              <table:table-cell office:value-type="float" office:value="1.5097">
                <text:p>1.5097</text:p>
              </table:table-cell>
              <table:table-cell office:value-type="float" office:value="2.9097">
                <text:p>2.9097</text:p>
              </table:table-cell>
            </table:table-row>
            <table:table-row>
              <table:table-cell office:value-type="string">
                <text:p>Dijkstra</text:p>
              </table:table-cell>
              <table:table-cell office:value-type="float" office:value="1.5372">
                <text:p>1.5372</text:p>
              </table:table-cell>
              <table:table-cell office:value-type="float" office:value="2.5115">
                <text:p>2.5115</text:p>
              </table:table-cell>
            </table:table-row>
            <table:table-row>
              <table:table-cell office:value-type="string">
                <text:p>Dijkstra</text:p>
              </table:table-cell>
              <table:table-cell office:value-type="float" office:value="1.5125">
                <text:p>1.5125</text:p>
              </table:table-cell>
              <table:table-cell office:value-type="float" office:value="4.1065">
                <text:p>4.1065</text:p>
              </table:table-cell>
            </table:table-row>
            <table:table-row>
              <table:table-cell office:value-type="string">
                <text:p>Dijkstra</text:p>
              </table:table-cell>
              <table:table-cell office:value-type="float" office:value="1.5313">
                <text:p>1.5313</text:p>
              </table:table-cell>
              <table:table-cell office:value-type="float" office:value="3.1591">
                <text:p>3.1591</text:p>
              </table:table-cell>
            </table:table-row>
            <table:table-row>
              <table:table-cell office:value-type="string">
                <text:p>Dijkstra</text:p>
              </table:table-cell>
              <table:table-cell office:value-type="float" office:value="2.6883">
                <text:p>2.6883</text:p>
              </table:table-cell>
              <table:table-cell office:value-type="float" office:value="2.3329">
                <text:p>2.3329</text:p>
              </table:table-cell>
            </table:table-row>
            <table:table-row>
              <table:table-cell office:value-type="string">
                <text:p>Dijkstra</text:p>
              </table:table-cell>
              <table:table-cell office:value-type="float" office:value="3.0474">
                <text:p>3.0474</text:p>
              </table:table-cell>
              <table:table-cell office:value-type="float" office:value="2.0766">
                <text:p>2.0766</text:p>
              </table:table-cell>
            </table:table-row>
            <table:table-row>
              <table:table-cell office:value-type="string">
                <text:p>Dijkstra</text:p>
              </table:table-cell>
              <table:table-cell office:value-type="float" office:value="2.2407">
                <text:p>2.2407</text:p>
              </table:table-cell>
              <table:table-cell office:value-type="float" office:value="2.668">
                <text:p>2.668</text:p>
              </table:table-cell>
            </table:table-row>
            <table:table-row>
              <table:table-cell office:value-type="string">
                <text:p>Dijkstra</text:p>
              </table:table-cell>
              <table:table-cell office:value-type="float" office:value="1.5923">
                <text:p>1.5923</text:p>
              </table:table-cell>
              <table:table-cell office:value-type="float" office:value="2.355">
                <text:p>2.355</text:p>
              </table:table-cell>
            </table:table-row>
            <table:table-row>
              <table:table-cell office:value-type="string">
                <text:p>Dijkstra</text:p>
              </table:table-cell>
              <table:table-cell office:value-type="float" office:value="1.7636">
                <text:p>1.7636</text:p>
              </table:table-cell>
              <table:table-cell office:value-type="float" office:value="2.3366">
                <text:p>2.3366</text:p>
              </table:table-cell>
            </table:table-row>
            <table:table-row>
              <table:table-cell office:value-type="string">
                <text:p>Dijkstra</text:p>
              </table:table-cell>
              <table:table-cell office:value-type="float" office:value="1.735">
                <text:p>1.735</text:p>
              </table:table-cell>
              <table:table-cell office:value-type="float" office:value="2.3664">
                <text:p>2.3664</text:p>
              </table:table-cell>
            </table:table-row>
            <table:table-row>
              <table:table-cell office:value-type="string">
                <text:p>Dijkstra</text:p>
              </table:table-cell>
              <table:table-cell office:value-type="float" office:value="1.5499">
                <text:p>1.5499</text:p>
              </table:table-cell>
              <table:table-cell office:value-type="float" office:value="2.4348">
                <text:p>2.4348</text:p>
              </table:table-cell>
            </table:table-row>
            <table:table-row>
              <table:table-cell office:value-type="string">
                <text:p>Dijkstra</text:p>
              </table:table-cell>
              <table:table-cell office:value-type="float" office:value="1.6547">
                <text:p>1.6547</text:p>
              </table:table-cell>
              <table:table-cell office:value-type="float" office:value="2.5679">
                <text:p>2.5679</text:p>
              </table:table-cell>
            </table:table-row>
            <table:table-row>
              <table:table-cell office:value-type="string">
                <text:p>Dijkstra</text:p>
              </table:table-cell>
              <table:table-cell office:value-type="float" office:value="1.6012">
                <text:p>1.6012</text:p>
              </table:table-cell>
              <table:table-cell office:value-type="float" office:value="3.0218">
                <text:p>3.0218</text:p>
              </table:table-cell>
            </table:table-row>
            <table:table-row>
              <table:table-cell office:value-type="string">
                <text:p>Dijkstra</text:p>
              </table:table-cell>
              <table:table-cell office:value-type="float" office:value="1.513">
                <text:p>1.513</text:p>
              </table:table-cell>
              <table:table-cell office:value-type="float" office:value="2.6774">
                <text:p>2.6774</text:p>
              </table:table-cell>
            </table:table-row>
            <table:table-row>
              <table:table-cell office:value-type="string">
                <text:p>Dijkstra</text:p>
              </table:table-cell>
              <table:table-cell office:value-type="float" office:value="1.5616">
                <text:p>1.5616</text:p>
              </table:table-cell>
              <table:table-cell office:value-type="float" office:value="2.7346">
                <text:p>2.7346</text:p>
              </table:table-cell>
            </table:table-row>
            <table:table-row>
              <table:table-cell office:value-type="string">
                <text:p>Dijkstra</text:p>
              </table:table-cell>
              <table:table-cell office:value-type="float" office:value="1.4904">
                <text:p>1.4904</text:p>
              </table:table-cell>
              <table:table-cell office:value-type="float" office:value="2.4141">
                <text:p>2.4141</text:p>
              </table:table-cell>
            </table:table-row>
            <table:table-row>
              <table:table-cell office:value-type="string">
                <text:p>Dijkstra</text:p>
              </table:table-cell>
              <table:table-cell office:value-type="float" office:value="1.5525">
                <text:p>1.5525</text:p>
              </table:table-cell>
              <table:table-cell office:value-type="float" office:value="2.5987">
                <text:p>2.5987</text:p>
              </table:table-cell>
            </table:table-row>
            <table:table-row>
              <table:table-cell office:value-type="string">
                <text:p>Dijkstra</text:p>
              </table:table-cell>
              <table:table-cell office:value-type="float" office:value="1.5264">
                <text:p>1.5264</text:p>
              </table:table-cell>
              <table:table-cell office:value-type="float" office:value="2.835">
                <text:p>2.835</text:p>
              </table:table-cell>
            </table:table-row>
            <table:table-row>
              <table:table-cell office:value-type="string">
                <text:p>Dijkstra</text:p>
              </table:table-cell>
              <table:table-cell office:value-type="float" office:value="1.5585">
                <text:p>1.5585</text:p>
              </table:table-cell>
              <table:table-cell office:value-type="float" office:value="2.6142">
                <text:p>2.6142</text:p>
              </table:table-cell>
            </table:table-row>
            <table:table-row>
              <table:table-cell office:value-type="string">
                <text:p>Dijkstra</text:p>
              </table:table-cell>
              <table:table-cell office:value-type="float" office:value="1.495">
                <text:p>1.495</text:p>
              </table:table-cell>
              <table:table-cell office:value-type="float" office:value="2.6586">
                <text:p>2.6586</text:p>
              </table:table-cell>
            </table:table-row>
            <table:table-row>
              <table:table-cell office:value-type="string">
                <text:p>Dijkstra</text:p>
              </table:table-cell>
              <table:table-cell office:value-type="float" office:value="1.5247">
                <text:p>1.5247</text:p>
              </table:table-cell>
              <table:table-cell office:value-type="float" office:value="2.4177">
                <text:p>2.4177</text:p>
              </table:table-cell>
            </table:table-row>
            <table:table-row>
              <table:table-cell office:value-type="string">
                <text:p>Dijkstra</text:p>
              </table:table-cell>
              <table:table-cell office:value-type="float" office:value="1.5591">
                <text:p>1.5591</text:p>
              </table:table-cell>
              <table:table-cell office:value-type="float" office:value="2.6067">
                <text:p>2.6067</text:p>
              </table:table-cell>
            </table:table-row>
            <table:table-row>
              <table:table-cell office:value-type="string">
                <text:p>Dijkstra</text:p>
              </table:table-cell>
              <table:table-cell office:value-type="float" office:value="1.5237">
                <text:p>1.5237</text:p>
              </table:table-cell>
              <table:table-cell office:value-type="float" office:value="2.3794">
                <text:p>2.3794</text:p>
              </table:table-cell>
            </table:table-row>
            <table:table-row>
              <table:table-cell office:value-type="string">
                <text:p>Dijkstra</text:p>
              </table:table-cell>
              <table:table-cell office:value-type="float" office:value="1.5023">
                <text:p>1.5023</text:p>
              </table:table-cell>
              <table:table-cell office:value-type="float" office:value="2.3076">
                <text:p>2.3076</text:p>
              </table:table-cell>
            </table:table-row>
            <table:table-row>
              <table:table-cell office:value-type="string">
                <text:p>Dijkstra</text:p>
              </table:table-cell>
              <table:table-cell office:value-type="float" office:value="1.5149">
                <text:p>1.5149</text:p>
              </table:table-cell>
              <table:table-cell office:value-type="float" office:value="3.0706">
                <text:p>3.0706</text:p>
              </table:table-cell>
            </table:table-row>
            <table:table-row>
              <table:table-cell office:value-type="string">
                <text:p>Dijkstra</text:p>
              </table:table-cell>
              <table:table-cell office:value-type="float" office:value="1.6906">
                <text:p>1.6906</text:p>
              </table:table-cell>
              <table:table-cell office:value-type="float" office:value="2.0215">
                <text:p>2.0215</text:p>
              </table:table-cell>
            </table:table-row>
            <table:table-row>
              <table:table-cell office:value-type="string">
                <text:p>Dijkstra</text:p>
              </table:table-cell>
              <table:table-cell office:value-type="float" office:value="1.6235">
                <text:p>1.6235</text:p>
              </table:table-cell>
              <table:table-cell office:value-type="float" office:value="3.1309">
                <text:p>3.1309</text:p>
              </table:table-cell>
            </table:table-row>
            <table:table-row>
              <table:table-cell office:value-type="string">
                <text:p>Dijkstra</text:p>
              </table:table-cell>
              <table:table-cell office:value-type="float" office:value="1.5701">
                <text:p>1.5701</text:p>
              </table:table-cell>
              <table:table-cell office:value-type="float" office:value="2.1955">
                <text:p>2.1955</text:p>
              </table:table-cell>
            </table:table-row>
            <table:table-row>
              <table:table-cell office:value-type="string">
                <text:p>Dijkstra</text:p>
              </table:table-cell>
              <table:table-cell office:value-type="float" office:value="1.5474">
                <text:p>1.5474</text:p>
              </table:table-cell>
              <table:table-cell office:value-type="float" office:value="2.365">
                <text:p>2.365</text:p>
              </table:table-cell>
            </table:table-row>
            <table:table-row>
              <table:table-cell office:value-type="string">
                <text:p>Dijkstra</text:p>
              </table:table-cell>
              <table:table-cell office:value-type="float" office:value="1.5576">
                <text:p>1.5576</text:p>
              </table:table-cell>
              <table:table-cell office:value-type="float" office:value="2.8599">
                <text:p>2.8599</text:p>
              </table:table-cell>
            </table:table-row>
            <table:table-row>
              <table:table-cell office:value-type="string">
                <text:p>Dijkstra</text:p>
              </table:table-cell>
              <table:table-cell office:value-type="float" office:value="1.5371">
                <text:p>1.5371</text:p>
              </table:table-cell>
              <table:table-cell office:value-type="float" office:value="2.4276">
                <text:p>2.4276</text:p>
              </table:table-cell>
            </table:table-row>
            <table:table-row>
              <table:table-cell office:value-type="string">
                <text:p>Dijkstra</text:p>
              </table:table-cell>
              <table:table-cell office:value-type="float" office:value="1.661">
                <text:p>1.661</text:p>
              </table:table-cell>
              <table:table-cell office:value-type="float" office:value="3.1948">
                <text:p>3.1948</text:p>
              </table:table-cell>
            </table:table-row>
            <table:table-row>
              <table:table-cell office:value-type="string">
                <text:p>Dijkstra</text:p>
              </table:table-cell>
              <table:table-cell office:value-type="float" office:value="1.5636">
                <text:p>1.5636</text:p>
              </table:table-cell>
              <table:table-cell office:value-type="float" office:value="2.6036">
                <text:p>2.6036</text:p>
              </table:table-cell>
            </table:table-row>
            <table:table-row>
              <table:table-cell office:value-type="string">
                <text:p>Dijkstra</text:p>
              </table:table-cell>
              <table:table-cell office:value-type="float" office:value="1.5235">
                <text:p>1.5235</text:p>
              </table:table-cell>
              <table:table-cell office:value-type="float" office:value="2.5452">
                <text:p>2.5452</text:p>
              </table:table-cell>
            </table:table-row>
            <table:table-row>
              <table:table-cell office:value-type="string">
                <text:p>Dijkstra</text:p>
              </table:table-cell>
              <table:table-cell office:value-type="float" office:value="1.5188">
                <text:p>1.5188</text:p>
              </table:table-cell>
              <table:table-cell office:value-type="float" office:value="2.379">
                <text:p>2.379</text:p>
              </table:table-cell>
            </table:table-row>
            <table:table-row>
              <table:table-cell office:value-type="string">
                <text:p>Dijkstra</text:p>
              </table:table-cell>
              <table:table-cell office:value-type="float" office:value="1.5518">
                <text:p>1.5518</text:p>
              </table:table-cell>
              <table:table-cell office:value-type="float" office:value="2.4914">
                <text:p>2.4914</text:p>
              </table:table-cell>
            </table:table-row>
            <table:table-row>
              <table:table-cell office:value-type="string">
                <text:p>Dijkstra</text:p>
              </table:table-cell>
              <table:table-cell office:value-type="float" office:value="1.5542">
                <text:p>1.5542</text:p>
              </table:table-cell>
              <table:table-cell office:value-type="float" office:value="2.1481">
                <text:p>2.1481</text:p>
              </table:table-cell>
            </table:table-row>
            <table:table-row>
              <table:table-cell office:value-type="string">
                <text:p>Dijkstra</text:p>
              </table:table-cell>
              <table:table-cell office:value-type="float" office:value="1.4953">
                <text:p>1.4953</text:p>
              </table:table-cell>
              <table:table-cell office:value-type="float" office:value="2.3186">
                <text:p>2.3186</text:p>
              </table:table-cell>
            </table:table-row>
            <table:table-row>
              <table:table-cell office:value-type="string">
                <text:p>Dijkstra</text:p>
              </table:table-cell>
              <table:table-cell office:value-type="float" office:value="1.524">
                <text:p>1.524</text:p>
              </table:table-cell>
              <table:table-cell office:value-type="float" office:value="2.0849">
                <text:p>2.0849</text:p>
              </table:table-cell>
            </table:table-row>
            <table:table-row>
              <table:table-cell office:value-type="string">
                <text:p>Dijkstra</text:p>
              </table:table-cell>
              <table:table-cell office:value-type="float" office:value="1.608">
                <text:p>1.608</text:p>
              </table:table-cell>
              <table:table-cell office:value-type="float" office:value="2.4496">
                <text:p>2.4496</text:p>
              </table:table-cell>
            </table:table-row>
            <table:table-row>
              <table:table-cell office:value-type="string">
                <text:p>Dijkstra</text:p>
              </table:table-cell>
              <table:table-cell office:value-type="float" office:value="1.5617">
                <text:p>1.5617</text:p>
              </table:table-cell>
              <table:table-cell office:value-type="float" office:value="2.5736">
                <text:p>2.5736</text:p>
              </table:table-cell>
            </table:table-row>
            <table:table-row>
              <table:table-cell office:value-type="string">
                <text:p>Dijkstra</text:p>
              </table:table-cell>
              <table:table-cell office:value-type="float" office:value="2.5076">
                <text:p>2.5076</text:p>
              </table:table-cell>
              <table:table-cell office:value-type="float" office:value="2.5428">
                <text:p>2.5428</text:p>
              </table:table-cell>
            </table:table-row>
            <table:table-row>
              <table:table-cell office:value-type="string">
                <text:p>Dijkstra</text:p>
              </table:table-cell>
              <table:table-cell office:value-type="float" office:value="1.8138">
                <text:p>1.8138</text:p>
              </table:table-cell>
              <table:table-cell office:value-type="float" office:value="2.7322">
                <text:p>2.7322</text:p>
              </table:table-cell>
            </table:table-row>
            <table:table-row>
              <table:table-cell office:value-type="string">
                <text:p>Dijkstra</text:p>
              </table:table-cell>
              <table:table-cell office:value-type="float" office:value="1.4777">
                <text:p>1.4777</text:p>
              </table:table-cell>
              <table:table-cell office:value-type="float" office:value="2.7692">
                <text:p>2.7692</text:p>
              </table:table-cell>
            </table:table-row>
            <table:table-row>
              <table:table-cell office:value-type="string">
                <text:p>Dijkstra</text:p>
              </table:table-cell>
              <table:table-cell office:value-type="float" office:value="1.5595">
                <text:p>1.5595</text:p>
              </table:table-cell>
              <table:table-cell office:value-type="float" office:value="2.9637">
                <text:p>2.9637</text:p>
              </table:table-cell>
            </table:table-row>
            <table:table-row>
              <table:table-cell office:value-type="string">
                <text:p>Dijkstra</text:p>
              </table:table-cell>
              <table:table-cell office:value-type="float" office:value="1.4888">
                <text:p>1.4888</text:p>
              </table:table-cell>
              <table:table-cell office:value-type="float" office:value="2.9635">
                <text:p>2.9635</text:p>
              </table:table-cell>
            </table:table-row>
            <table:table-row>
              <table:table-cell office:value-type="string">
                <text:p>Dijkstra</text:p>
              </table:table-cell>
              <table:table-cell office:value-type="float" office:value="1.5747">
                <text:p>1.5747</text:p>
              </table:table-cell>
              <table:table-cell office:value-type="float" office:value="3.3858">
                <text:p>3.3858</text:p>
              </table:table-cell>
            </table:table-row>
            <table:table-row>
              <table:table-cell office:value-type="string">
                <text:p>Dijkstra</text:p>
              </table:table-cell>
              <table:table-cell office:value-type="float" office:value="1.5512">
                <text:p>1.5512</text:p>
              </table:table-cell>
              <table:table-cell office:value-type="float" office:value="2.7528">
                <text:p>2.7528</text:p>
              </table:table-cell>
            </table:table-row>
            <table:table-row>
              <table:table-cell office:value-type="string">
                <text:p>Dijkstra</text:p>
              </table:table-cell>
              <table:table-cell office:value-type="float" office:value="1.5888">
                <text:p>1.5888</text:p>
              </table:table-cell>
              <table:table-cell office:value-type="float" office:value="2.8265">
                <text:p>2.8265</text:p>
              </table:table-cell>
            </table:table-row>
            <table:table-row>
              <table:table-cell office:value-type="string">
                <text:p>Dijkstra</text:p>
              </table:table-cell>
              <table:table-cell office:value-type="float" office:value="1.4846">
                <text:p>1.4846</text:p>
              </table:table-cell>
              <table:table-cell office:value-type="float" office:value="2.3887">
                <text:p>2.3887</text:p>
              </table:table-cell>
            </table:table-row>
            <table:table-row>
              <table:table-cell office:value-type="string">
                <text:p>Dijkstra</text:p>
              </table:table-cell>
              <table:table-cell office:value-type="float" office:value="1.6975">
                <text:p>1.6975</text:p>
              </table:table-cell>
              <table:table-cell office:value-type="float" office:value="2.0283">
                <text:p>2.0283</text:p>
              </table:table-cell>
            </table:table-row>
            <table:table-row>
              <table:table-cell office:value-type="string">
                <text:p>Dijkstra</text:p>
              </table:table-cell>
              <table:table-cell office:value-type="float" office:value="1.6028">
                <text:p>1.6028</text:p>
              </table:table-cell>
              <table:table-cell office:value-type="float" office:value="2.3667">
                <text:p>2.3667</text:p>
              </table:table-cell>
            </table:table-row>
            <table:table-row>
              <table:table-cell office:value-type="string">
                <text:p>Dijkstra</text:p>
              </table:table-cell>
              <table:table-cell office:value-type="float" office:value="1.6189">
                <text:p>1.6189</text:p>
              </table:table-cell>
              <table:table-cell office:value-type="float" office:value="2.3593">
                <text:p>2.3593</text:p>
              </table:table-cell>
            </table:table-row>
            <table:table-row>
              <table:table-cell office:value-type="string">
                <text:p>Dijkstra</text:p>
              </table:table-cell>
              <table:table-cell office:value-type="float" office:value="1.56">
                <text:p>1.56</text:p>
              </table:table-cell>
              <table:table-cell office:value-type="float" office:value="2.3638">
                <text:p>2.3638</text:p>
              </table:table-cell>
            </table:table-row>
            <table:table-row>
              <table:table-cell office:value-type="string">
                <text:p>Dijkstra</text:p>
              </table:table-cell>
              <table:table-cell office:value-type="float" office:value="1.5237">
                <text:p>1.5237</text:p>
              </table:table-cell>
              <table:table-cell office:value-type="float" office:value="2.5125">
                <text:p>2.5125</text:p>
              </table:table-cell>
            </table:table-row>
            <table:table-row>
              <table:table-cell office:value-type="string">
                <text:p>Dijkstra</text:p>
              </table:table-cell>
              <table:table-cell office:value-type="float" office:value="1.5508">
                <text:p>1.5508</text:p>
              </table:table-cell>
              <table:table-cell office:value-type="float" office:value="2.1223">
                <text:p>2.1223</text:p>
              </table:table-cell>
            </table:table-row>
            <table:table-row>
              <table:table-cell office:value-type="string">
                <text:p>Dijkstra</text:p>
              </table:table-cell>
              <table:table-cell office:value-type="float" office:value="1.5153">
                <text:p>1.5153</text:p>
              </table:table-cell>
              <table:table-cell office:value-type="float" office:value="2.6501">
                <text:p>2.6501</text:p>
              </table:table-cell>
            </table:table-row>
            <table:table-row>
              <table:table-cell office:value-type="string">
                <text:p>Dijkstra</text:p>
              </table:table-cell>
              <table:table-cell office:value-type="float" office:value="1.4788">
                <text:p>1.4788</text:p>
              </table:table-cell>
              <table:table-cell office:value-type="float" office:value="2.9222">
                <text:p>2.9222</text:p>
              </table:table-cell>
            </table:table-row>
            <table:table-row>
              <table:table-cell office:value-type="string">
                <text:p>Dijkstra</text:p>
              </table:table-cell>
              <table:table-cell office:value-type="float" office:value="1.4835">
                <text:p>1.4835</text:p>
              </table:table-cell>
              <table:table-cell office:value-type="float" office:value="2.549">
                <text:p>2.549</text:p>
              </table:table-cell>
            </table:table-row>
            <table:table-row>
              <table:table-cell office:value-type="string">
                <text:p>Dijkstra</text:p>
              </table:table-cell>
              <table:table-cell office:value-type="float" office:value="1.5241">
                <text:p>1.5241</text:p>
              </table:table-cell>
              <table:table-cell office:value-type="float" office:value="2.3622">
                <text:p>2.3622</text:p>
              </table:table-cell>
            </table:table-row>
            <table:table-row>
              <table:table-cell office:value-type="string">
                <text:p>Dijkstra</text:p>
              </table:table-cell>
              <table:table-cell office:value-type="float" office:value="1.6152">
                <text:p>1.6152</text:p>
              </table:table-cell>
              <table:table-cell office:value-type="float" office:value="2.8497">
                <text:p>2.8497</text:p>
              </table:table-cell>
            </table:table-row>
            <table:table-row>
              <table:table-cell office:value-type="string">
                <text:p>Dijkstra</text:p>
              </table:table-cell>
              <table:table-cell office:value-type="float" office:value="1.4981">
                <text:p>1.4981</text:p>
              </table:table-cell>
              <table:table-cell office:value-type="float" office:value="2.6653">
                <text:p>2.6653</text:p>
              </table:table-cell>
            </table:table-row>
            <table:table-row>
              <table:table-cell office:value-type="string">
                <text:p>Dijkstra</text:p>
              </table:table-cell>
              <table:table-cell office:value-type="float" office:value="1.525">
                <text:p>1.525</text:p>
              </table:table-cell>
              <table:table-cell office:value-type="float" office:value="2.5578">
                <text:p>2.5578</text:p>
              </table:table-cell>
            </table:table-row>
            <table:table-row>
              <table:table-cell office:value-type="string">
                <text:p>Dijkstra</text:p>
              </table:table-cell>
              <table:table-cell office:value-type="float" office:value="1.4827">
                <text:p>1.4827</text:p>
              </table:table-cell>
              <table:table-cell office:value-type="float" office:value="2.3623">
                <text:p>2.3623</text:p>
              </table:table-cell>
            </table:table-row>
            <table:table-row>
              <table:table-cell office:value-type="string">
                <text:p>Dijkstra</text:p>
              </table:table-cell>
              <table:table-cell office:value-type="float" office:value="1.506">
                <text:p>1.506</text:p>
              </table:table-cell>
              <table:table-cell office:value-type="float" office:value="2.4268">
                <text:p>2.4268</text:p>
              </table:table-cell>
            </table:table-row>
            <table:table-row>
              <table:table-cell office:value-type="string">
                <text:p>Dijkstra</text:p>
              </table:table-cell>
              <table:table-cell office:value-type="float" office:value="1.4792">
                <text:p>1.4792</text:p>
              </table:table-cell>
              <table:table-cell office:value-type="float" office:value="2.7653">
                <text:p>2.7653</text:p>
              </table:table-cell>
            </table:table-row>
            <table:table-row>
              <table:table-cell office:value-type="string">
                <text:p>Dijkstra</text:p>
              </table:table-cell>
              <table:table-cell office:value-type="float" office:value="1.4617">
                <text:p>1.4617</text:p>
              </table:table-cell>
              <table:table-cell office:value-type="float" office:value="2.3996">
                <text:p>2.3996</text:p>
              </table:table-cell>
            </table:table-row>
            <table:table-row>
              <table:table-cell office:value-type="string">
                <text:p>Dijkstra</text:p>
              </table:table-cell>
              <table:table-cell office:value-type="float" office:value="1.4871">
                <text:p>1.4871</text:p>
              </table:table-cell>
              <table:table-cell office:value-type="float" office:value="2.521">
                <text:p>2.521</text:p>
              </table:table-cell>
            </table:table-row>
            <table:table-row>
              <table:table-cell office:value-type="string">
                <text:p>Dijkstra</text:p>
              </table:table-cell>
              <table:table-cell office:value-type="float" office:value="1.5531">
                <text:p>1.5531</text:p>
              </table:table-cell>
              <table:table-cell office:value-type="float" office:value="2.4632">
                <text:p>2.4632</text:p>
              </table:table-cell>
            </table:table-row>
            <table:table-row>
              <table:table-cell office:value-type="string">
                <text:p>Dijkstra</text:p>
              </table:table-cell>
              <table:table-cell office:value-type="float" office:value="1.5565">
                <text:p>1.5565</text:p>
              </table:table-cell>
              <table:table-cell office:value-type="float" office:value="2.4146">
                <text:p>2.4146</text:p>
              </table:table-cell>
            </table:table-row>
            <table:table-row>
              <table:table-cell office:value-type="string">
                <text:p>Dijkstra</text:p>
              </table:table-cell>
              <table:table-cell office:value-type="float" office:value="1.7223">
                <text:p>1.7223</text:p>
              </table:table-cell>
              <table:table-cell office:value-type="float" office:value="2.3644">
                <text:p>2.3644</text:p>
              </table:table-cell>
            </table:table-row>
            <table:table-row>
              <table:table-cell office:value-type="string">
                <text:p>Dijkstra</text:p>
              </table:table-cell>
              <table:table-cell office:value-type="float" office:value="1.5147">
                <text:p>1.5147</text:p>
              </table:table-cell>
              <table:table-cell office:value-type="float" office:value="2.6535">
                <text:p>2.6535</text:p>
              </table:table-cell>
            </table:table-row>
            <table:table-row>
              <table:table-cell office:value-type="string">
                <text:p>Dijkstra</text:p>
              </table:table-cell>
              <table:table-cell office:value-type="float" office:value="1.4864">
                <text:p>1.4864</text:p>
              </table:table-cell>
              <table:table-cell office:value-type="float" office:value="2.578">
                <text:p>2.578</text:p>
              </table:table-cell>
            </table:table-row>
            <table:table-row>
              <table:table-cell office:value-type="string">
                <text:p>Dijkstra</text:p>
              </table:table-cell>
              <table:table-cell office:value-type="float" office:value="1.5021">
                <text:p>1.5021</text:p>
              </table:table-cell>
              <table:table-cell office:value-type="float" office:value="2.3422">
                <text:p>2.3422</text:p>
              </table:table-cell>
            </table:table-row>
            <table:table-row>
              <table:table-cell office:value-type="string">
                <text:p>Dijkstra</text:p>
              </table:table-cell>
              <table:table-cell office:value-type="float" office:value="1.5656">
                <text:p>1.5656</text:p>
              </table:table-cell>
              <table:table-cell office:value-type="float" office:value="2.8076">
                <text:p>2.8076</text:p>
              </table:table-cell>
            </table:table-row>
            <table:table-row>
              <table:table-cell office:value-type="string">
                <text:p>Dijkstra</text:p>
              </table:table-cell>
              <table:table-cell office:value-type="float" office:value="1.5238">
                <text:p>1.5238</text:p>
              </table:table-cell>
              <table:table-cell office:value-type="float" office:value="2.3332">
                <text:p>2.3332</text:p>
              </table:table-cell>
            </table:table-row>
            <table:table-row>
              <table:table-cell office:value-type="string">
                <text:p>Dijkstra</text:p>
              </table:table-cell>
              <table:table-cell office:value-type="float" office:value="1.5001">
                <text:p>1.5001</text:p>
              </table:table-cell>
              <table:table-cell office:value-type="float" office:value="2.3671">
                <text:p>2.3671</text:p>
              </table:table-cell>
            </table:table-row>
            <table:table-row>
              <table:table-cell office:value-type="string">
                <text:p>Dijkstra</text:p>
              </table:table-cell>
              <table:table-cell office:value-type="float" office:value="1.5381">
                <text:p>1.5381</text:p>
              </table:table-cell>
              <table:table-cell office:value-type="float" office:value="2.9167">
                <text:p>2.9167</text:p>
              </table:table-cell>
            </table:table-row>
            <table:table-row>
              <table:table-cell office:value-type="string">
                <text:p>Dijkstra</text:p>
              </table:table-cell>
              <table:table-cell office:value-type="float" office:value="1.4949">
                <text:p>1.4949</text:p>
              </table:table-cell>
              <table:table-cell office:value-type="float" office:value="2.545">
                <text:p>2.545</text:p>
              </table:table-cell>
            </table:table-row>
            <table:table-row>
              <table:table-cell office:value-type="string">
                <text:p>Dijkstra</text:p>
              </table:table-cell>
              <table:table-cell office:value-type="float" office:value="1.4983">
                <text:p>1.4983</text:p>
              </table:table-cell>
              <table:table-cell office:value-type="float" office:value="2.2147">
                <text:p>2.2147</text:p>
              </table:table-cell>
            </table:table-row>
            <table:table-row>
              <table:table-cell office:value-type="string">
                <text:p>Dijkstra</text:p>
              </table:table-cell>
              <table:table-cell office:value-type="float" office:value="1.5879">
                <text:p>1.5879</text:p>
              </table:table-cell>
              <table:table-cell office:value-type="float" office:value="2.7941">
                <text:p>2.7941</text:p>
              </table:table-cell>
            </table:table-row>
            <table:table-row>
              <table:table-cell office:value-type="string">
                <text:p>Dijkstra</text:p>
              </table:table-cell>
              <table:table-cell office:value-type="float" office:value="1.5267">
                <text:p>1.5267</text:p>
              </table:table-cell>
              <table:table-cell office:value-type="float" office:value="2.8604">
                <text:p>2.8604</text:p>
              </table:table-cell>
            </table:table-row>
            <table:table-row>
              <table:table-cell office:value-type="string">
                <text:p>Dijkstra</text:p>
              </table:table-cell>
              <table:table-cell office:value-type="float" office:value="1.5747">
                <text:p>1.5747</text:p>
              </table:table-cell>
              <table:table-cell office:value-type="float" office:value="2.7583">
                <text:p>2.7583</text:p>
              </table:table-cell>
            </table:table-row>
            <table:table-row>
              <table:table-cell office:value-type="string">
                <text:p>Dijkstra</text:p>
              </table:table-cell>
              <table:table-cell office:value-type="float" office:value="1.5326">
                <text:p>1.5326</text:p>
              </table:table-cell>
              <table:table-cell office:value-type="float" office:value="2.4084">
                <text:p>2.4084</text:p>
              </table:table-cell>
            </table:table-row>
            <table:table-row>
              <table:table-cell office:value-type="string">
                <text:p>Dijkstra</text:p>
              </table:table-cell>
              <table:table-cell office:value-type="float" office:value="1.513">
                <text:p>1.513</text:p>
              </table:table-cell>
              <table:table-cell office:value-type="float" office:value="2.4307">
                <text:p>2.4307</text:p>
              </table:table-cell>
            </table:table-row>
            <table:table-row>
              <table:table-cell office:value-type="string">
                <text:p>Dijkstra</text:p>
              </table:table-cell>
              <table:table-cell office:value-type="float" office:value="1.4833">
                <text:p>1.4833</text:p>
              </table:table-cell>
              <table:table-cell office:value-type="float" office:value="2.4808">
                <text:p>2.4808</text:p>
              </table:table-cell>
            </table:table-row>
            <table:table-row>
              <table:table-cell office:value-type="string">
                <text:p>Dijkstra</text:p>
              </table:table-cell>
              <table:table-cell office:value-type="float" office:value="1.623">
                <text:p>1.623</text:p>
              </table:table-cell>
              <table:table-cell office:value-type="float" office:value="2.9503">
                <text:p>2.9503</text:p>
              </table:table-cell>
            </table:table-row>
            <table:table-row>
              <table:table-cell office:value-type="string">
                <text:p>Dijkstra</text:p>
              </table:table-cell>
              <table:table-cell office:value-type="float" office:value="1.638">
                <text:p>1.638</text:p>
              </table:table-cell>
              <table:table-cell office:value-type="float" office:value="3.3224">
                <text:p>3.3224</text:p>
              </table:table-cell>
            </table:table-row>
            <table:table-row>
              <table:table-cell office:value-type="string">
                <text:p>Dijkstra</text:p>
              </table:table-cell>
              <table:table-cell office:value-type="float" office:value="1.6639">
                <text:p>1.6639</text:p>
              </table:table-cell>
              <table:table-cell office:value-type="float" office:value="2.8306">
                <text:p>2.8306</text:p>
              </table:table-cell>
            </table:table-row>
            <table:table-row>
              <table:table-cell office:value-type="string">
                <text:p>Dijkstra</text:p>
              </table:table-cell>
              <table:table-cell office:value-type="float" office:value="1.5466">
                <text:p>1.5466</text:p>
              </table:table-cell>
              <table:table-cell office:value-type="float" office:value="2.8449">
                <text:p>2.8449</text:p>
              </table:table-cell>
            </table:table-row>
            <table:table-row>
              <table:table-cell office:value-type="string">
                <text:p>Dijkstra</text:p>
              </table:table-cell>
              <table:table-cell office:value-type="float" office:value="1.7734">
                <text:p>1.7734</text:p>
              </table:table-cell>
              <table:table-cell office:value-type="float" office:value="2.7013">
                <text:p>2.7013</text:p>
              </table:table-cell>
            </table:table-row>
            <table:table-row>
              <table:table-cell office:value-type="string">
                <text:p>Dijkstra</text:p>
              </table:table-cell>
              <table:table-cell office:value-type="float" office:value="1.5317">
                <text:p>1.5317</text:p>
              </table:table-cell>
              <table:table-cell office:value-type="float" office:value="3.1112">
                <text:p>3.1112</text:p>
              </table:table-cell>
            </table:table-row>
            <table:table-row>
              <table:table-cell office:value-type="string">
                <text:p>Dijkstra</text:p>
              </table:table-cell>
              <table:table-cell office:value-type="float" office:value="1.4682">
                <text:p>1.4682</text:p>
              </table:table-cell>
              <table:table-cell office:value-type="float" office:value="2.2722">
                <text:p>2.2722</text:p>
              </table:table-cell>
            </table:table-row>
            <table:table-row>
              <table:table-cell office:value-type="string">
                <text:p>Dijkstra</text:p>
              </table:table-cell>
              <table:table-cell office:value-type="float" office:value="1.5679">
                <text:p>1.5679</text:p>
              </table:table-cell>
              <table:table-cell office:value-type="float" office:value="2.5238">
                <text:p>2.5238</text:p>
              </table:table-cell>
            </table:table-row>
            <table:table-row>
              <table:table-cell office:value-type="string">
                <text:p>Dijkstra</text:p>
              </table:table-cell>
              <table:table-cell office:value-type="float" office:value="1.6201">
                <text:p>1.6201</text:p>
              </table:table-cell>
              <table:table-cell office:value-type="float" office:value="3.1622">
                <text:p>3.1622</text:p>
              </table:table-cell>
            </table:table-row>
            <table:table-row>
              <table:table-cell office:value-type="string">
                <text:p>Dijkstra</text:p>
              </table:table-cell>
              <table:table-cell office:value-type="float" office:value="1.5058">
                <text:p>1.5058</text:p>
              </table:table-cell>
              <table:table-cell office:value-type="float" office:value="2.594">
                <text:p>2.594</text:p>
              </table:table-cell>
            </table:table-row>
            <table:table-row>
              <table:table-cell office:value-type="string">
                <text:p>Dijkstra</text:p>
              </table:table-cell>
              <table:table-cell office:value-type="float" office:value="1.5488">
                <text:p>1.5488</text:p>
              </table:table-cell>
              <table:table-cell office:value-type="float" office:value="2.3378">
                <text:p>2.3378</text:p>
              </table:table-cell>
            </table:table-row>
            <table:table-row>
              <table:table-cell office:value-type="string">
                <text:p>Dijkstra</text:p>
              </table:table-cell>
              <table:table-cell office:value-type="float" office:value="1.5628">
                <text:p>1.5628</text:p>
              </table:table-cell>
              <table:table-cell office:value-type="float" office:value="2.6426">
                <text:p>2.6426</text:p>
              </table:table-cell>
            </table:table-row>
            <table:table-row>
              <table:table-cell office:value-type="string">
                <text:p>Dijkstra</text:p>
              </table:table-cell>
              <table:table-cell office:value-type="float" office:value="1.5286">
                <text:p>1.5286</text:p>
              </table:table-cell>
              <table:table-cell office:value-type="float" office:value="2.7651">
                <text:p>2.7651</text:p>
              </table:table-cell>
            </table:table-row>
            <table:table-row>
              <table:table-cell office:value-type="string">
                <text:p>Dijkstra</text:p>
              </table:table-cell>
              <table:table-cell office:value-type="float" office:value="1.4811">
                <text:p>1.4811</text:p>
              </table:table-cell>
              <table:table-cell office:value-type="float" office:value="2.8254">
                <text:p>2.8254</text:p>
              </table:table-cell>
            </table:table-row>
            <table:table-row>
              <table:table-cell office:value-type="string">
                <text:p>Dijkstra</text:p>
              </table:table-cell>
              <table:table-cell office:value-type="float" office:value="1.6312">
                <text:p>1.6312</text:p>
              </table:table-cell>
              <table:table-cell office:value-type="float" office:value="2.4512">
                <text:p>2.4512</text:p>
              </table:table-cell>
            </table:table-row>
            <table:table-row>
              <table:table-cell office:value-type="string">
                <text:p>Dijkstra</text:p>
              </table:table-cell>
              <table:table-cell office:value-type="float" office:value="1.5183">
                <text:p>1.5183</text:p>
              </table:table-cell>
              <table:table-cell office:value-type="float" office:value="2.9434">
                <text:p>2.9434</text:p>
              </table:table-cell>
            </table:table-row>
            <table:table-row>
              <table:table-cell office:value-type="string">
                <text:p>Dijkstra</text:p>
              </table:table-cell>
              <table:table-cell office:value-type="float" office:value="1.4639">
                <text:p>1.4639</text:p>
              </table:table-cell>
              <table:table-cell office:value-type="float" office:value="2.7355">
                <text:p>2.7355</text:p>
              </table:table-cell>
            </table:table-row>
            <table:table-row>
              <table:table-cell office:value-type="string">
                <text:p>Dijkstra</text:p>
              </table:table-cell>
              <table:table-cell office:value-type="float" office:value="1.4543">
                <text:p>1.4543</text:p>
              </table:table-cell>
              <table:table-cell office:value-type="float" office:value="2.861">
                <text:p>2.861</text:p>
              </table:table-cell>
            </table:table-row>
            <table:table-row>
              <table:table-cell office:value-type="string">
                <text:p>Dijkstra</text:p>
              </table:table-cell>
              <table:table-cell office:value-type="float" office:value="1.4998">
                <text:p>1.4998</text:p>
              </table:table-cell>
              <table:table-cell office:value-type="float" office:value="3.046">
                <text:p>3.046</text:p>
              </table:table-cell>
            </table:table-row>
            <table:table-row>
              <table:table-cell office:value-type="string">
                <text:p>Dijkstra</text:p>
              </table:table-cell>
              <table:table-cell office:value-type="float" office:value="1.5541">
                <text:p>1.5541</text:p>
              </table:table-cell>
              <table:table-cell office:value-type="float" office:value="2.192">
                <text:p>2.192</text:p>
              </table:table-cell>
            </table:table-row>
            <table:table-row>
              <table:table-cell office:value-type="string">
                <text:p>Dijkstra</text:p>
              </table:table-cell>
              <table:table-cell office:value-type="float" office:value="1.5454">
                <text:p>1.5454</text:p>
              </table:table-cell>
              <table:table-cell office:value-type="float" office:value="2.5512">
                <text:p>2.5512</text:p>
              </table:table-cell>
            </table:table-row>
            <table:table-row>
              <table:table-cell office:value-type="string">
                <text:p>Dijkstra</text:p>
              </table:table-cell>
              <table:table-cell office:value-type="float" office:value="1.4555">
                <text:p>1.4555</text:p>
              </table:table-cell>
              <table:table-cell office:value-type="float" office:value="2.1905">
                <text:p>2.1905</text:p>
              </table:table-cell>
            </table:table-row>
            <table:table-row>
              <table:table-cell office:value-type="string">
                <text:p>Dijkstra</text:p>
              </table:table-cell>
              <table:table-cell office:value-type="float" office:value="1.4717">
                <text:p>1.4717</text:p>
              </table:table-cell>
              <table:table-cell office:value-type="float" office:value="2.4042">
                <text:p>2.4042</text:p>
              </table:table-cell>
            </table:table-row>
            <table:table-row>
              <table:table-cell office:value-type="string">
                <text:p>Dijkstra</text:p>
              </table:table-cell>
              <table:table-cell office:value-type="float" office:value="1.6195">
                <text:p>1.6195</text:p>
              </table:table-cell>
              <table:table-cell office:value-type="float" office:value="2.1121">
                <text:p>2.1121</text:p>
              </table:table-cell>
            </table:table-row>
            <table:table-row>
              <table:table-cell office:value-type="string">
                <text:p>Dijkstra</text:p>
              </table:table-cell>
              <table:table-cell office:value-type="float" office:value="1.5478">
                <text:p>1.5478</text:p>
              </table:table-cell>
              <table:table-cell office:value-type="float" office:value="2.8492">
                <text:p>2.8492</text:p>
              </table:table-cell>
            </table:table-row>
            <table:table-row>
              <table:table-cell office:value-type="string">
                <text:p>Dijkstra</text:p>
              </table:table-cell>
              <table:table-cell office:value-type="float" office:value="1.5346">
                <text:p>1.5346</text:p>
              </table:table-cell>
              <table:table-cell office:value-type="float" office:value="2.2988">
                <text:p>2.2988</text:p>
              </table:table-cell>
            </table:table-row>
            <table:table-row>
              <table:table-cell office:value-type="string">
                <text:p>Dijkstra</text:p>
              </table:table-cell>
              <table:table-cell office:value-type="float" office:value="1.4829">
                <text:p>1.4829</text:p>
              </table:table-cell>
              <table:table-cell office:value-type="float" office:value="2.3838">
                <text:p>2.3838</text:p>
              </table:table-cell>
            </table:table-row>
            <table:table-row>
              <table:table-cell office:value-type="string">
                <text:p>Dijkstra</text:p>
              </table:table-cell>
              <table:table-cell office:value-type="float" office:value="1.4793">
                <text:p>1.4793</text:p>
              </table:table-cell>
              <table:table-cell office:value-type="float" office:value="2.206">
                <text:p>2.206</text:p>
              </table:table-cell>
            </table:table-row>
            <table:table-row>
              <table:table-cell office:value-type="string">
                <text:p>Dijkstra</text:p>
              </table:table-cell>
              <table:table-cell office:value-type="float" office:value="1.4824">
                <text:p>1.4824</text:p>
              </table:table-cell>
              <table:table-cell office:value-type="float" office:value="2.5968">
                <text:p>2.5968</text:p>
              </table:table-cell>
            </table:table-row>
            <table:table-row>
              <table:table-cell office:value-type="string">
                <text:p>Dijkstra</text:p>
              </table:table-cell>
              <table:table-cell office:value-type="float" office:value="1.5751">
                <text:p>1.5751</text:p>
              </table:table-cell>
              <table:table-cell office:value-type="float" office:value="2.0717">
                <text:p>2.0717</text:p>
              </table:table-cell>
            </table:table-row>
            <table:table-row>
              <table:table-cell office:value-type="string">
                <text:p>Dijkstra</text:p>
              </table:table-cell>
              <table:table-cell office:value-type="float" office:value="1.5003">
                <text:p>1.5003</text:p>
              </table:table-cell>
              <table:table-cell office:value-type="float" office:value="2.3588">
                <text:p>2.3588</text:p>
              </table:table-cell>
            </table:table-row>
            <table:table-row>
              <table:table-cell office:value-type="string">
                <text:p>Dijkstra</text:p>
              </table:table-cell>
              <table:table-cell office:value-type="float" office:value="1.4618">
                <text:p>1.4618</text:p>
              </table:table-cell>
              <table:table-cell office:value-type="float" office:value="2.0495">
                <text:p>2.0495</text:p>
              </table:table-cell>
            </table:table-row>
            <table:table-row>
              <table:table-cell office:value-type="string">
                <text:p>Dijkstra</text:p>
              </table:table-cell>
              <table:table-cell office:value-type="float" office:value="1.4825">
                <text:p>1.4825</text:p>
              </table:table-cell>
              <table:table-cell office:value-type="float" office:value="2.3885">
                <text:p>2.3885</text:p>
              </table:table-cell>
            </table:table-row>
            <table:table-row>
              <table:table-cell office:value-type="string">
                <text:p>Dijkstra</text:p>
              </table:table-cell>
              <table:table-cell office:value-type="float" office:value="1.5334">
                <text:p>1.5334</text:p>
              </table:table-cell>
              <table:table-cell office:value-type="float" office:value="2.2456">
                <text:p>2.2456</text:p>
              </table:table-cell>
            </table:table-row>
            <table:table-row>
              <table:table-cell office:value-type="string">
                <text:p>Dijkstra</text:p>
              </table:table-cell>
              <table:table-cell office:value-type="float" office:value="1.7316">
                <text:p>1.7316</text:p>
              </table:table-cell>
              <table:table-cell office:value-type="float" office:value="2.1691">
                <text:p>2.1691</text:p>
              </table:table-cell>
            </table:table-row>
            <table:table-row>
              <table:table-cell office:value-type="string">
                <text:p>Dijkstra</text:p>
              </table:table-cell>
              <table:table-cell office:value-type="float" office:value="1.6239">
                <text:p>1.6239</text:p>
              </table:table-cell>
              <table:table-cell office:value-type="float" office:value="1.8985">
                <text:p>1.8985</text:p>
              </table:table-cell>
            </table:table-row>
            <table:table-row>
              <table:table-cell office:value-type="string">
                <text:p>Dijkstra</text:p>
              </table:table-cell>
              <table:table-cell office:value-type="float" office:value="1.6136">
                <text:p>1.6136</text:p>
              </table:table-cell>
              <table:table-cell office:value-type="float" office:value="2.8863">
                <text:p>2.8863</text:p>
              </table:table-cell>
            </table:table-row>
            <table:table-row>
              <table:table-cell office:value-type="string">
                <text:p>Dijkstra</text:p>
              </table:table-cell>
              <table:table-cell office:value-type="float" office:value="1.6056">
                <text:p>1.6056</text:p>
              </table:table-cell>
              <table:table-cell office:value-type="float" office:value="2.3711">
                <text:p>2.3711</text:p>
              </table:table-cell>
            </table:table-row>
            <table:table-row>
              <table:table-cell office:value-type="string">
                <text:p>Dijkstra</text:p>
              </table:table-cell>
              <table:table-cell office:value-type="float" office:value="1.5408">
                <text:p>1.5408</text:p>
              </table:table-cell>
              <table:table-cell office:value-type="float" office:value="2.3299">
                <text:p>2.3299</text:p>
              </table:table-cell>
            </table:table-row>
            <table:table-row>
              <table:table-cell office:value-type="string">
                <text:p>Dijkstra</text:p>
              </table:table-cell>
              <table:table-cell office:value-type="float" office:value="1.6231">
                <text:p>1.6231</text:p>
              </table:table-cell>
              <table:table-cell office:value-type="float" office:value="2.352">
                <text:p>2.352</text:p>
              </table:table-cell>
            </table:table-row>
            <table:table-row>
              <table:table-cell office:value-type="string">
                <text:p>Dijkstra</text:p>
              </table:table-cell>
              <table:table-cell office:value-type="float" office:value="1.5526">
                <text:p>1.5526</text:p>
              </table:table-cell>
              <table:table-cell office:value-type="float" office:value="2.411">
                <text:p>2.411</text:p>
              </table:table-cell>
            </table:table-row>
            <table:table-row>
              <table:table-cell office:value-type="string">
                <text:p>Dijkstra</text:p>
              </table:table-cell>
              <table:table-cell office:value-type="float" office:value="1.6249">
                <text:p>1.6249</text:p>
              </table:table-cell>
              <table:table-cell office:value-type="float" office:value="2.6084">
                <text:p>2.6084</text:p>
              </table:table-cell>
            </table:table-row>
            <table:table-row>
              <table:table-cell office:value-type="string">
                <text:p>Dijkstra</text:p>
              </table:table-cell>
              <table:table-cell office:value-type="float" office:value="1.6157">
                <text:p>1.6157</text:p>
              </table:table-cell>
              <table:table-cell office:value-type="float" office:value="2.5868">
                <text:p>2.5868</text:p>
              </table:table-cell>
            </table:table-row>
            <table:table-row>
              <table:table-cell office:value-type="string">
                <text:p>Dijkstra</text:p>
              </table:table-cell>
              <table:table-cell office:value-type="float" office:value="1.5543">
                <text:p>1.5543</text:p>
              </table:table-cell>
              <table:table-cell office:value-type="float" office:value="2.1333">
                <text:p>2.1333</text:p>
              </table:table-cell>
            </table:table-row>
            <table:table-row>
              <table:table-cell office:value-type="string">
                <text:p>Dijkstra</text:p>
              </table:table-cell>
              <table:table-cell office:value-type="float" office:value="1.668">
                <text:p>1.668</text:p>
              </table:table-cell>
              <table:table-cell office:value-type="float" office:value="2.3235">
                <text:p>2.3235</text:p>
              </table:table-cell>
            </table:table-row>
            <table:table-row>
              <table:table-cell office:value-type="string">
                <text:p>Dijkstra</text:p>
              </table:table-cell>
              <table:table-cell office:value-type="float" office:value="1.5545">
                <text:p>1.5545</text:p>
              </table:table-cell>
              <table:table-cell office:value-type="float" office:value="2.0696">
                <text:p>2.0696</text:p>
              </table:table-cell>
            </table:table-row>
            <table:table-row>
              <table:table-cell office:value-type="string">
                <text:p>Dijkstra</text:p>
              </table:table-cell>
              <table:table-cell office:value-type="float" office:value="1.5935">
                <text:p>1.5935</text:p>
              </table:table-cell>
              <table:table-cell office:value-type="float" office:value="2.1875">
                <text:p>2.1875</text:p>
              </table:table-cell>
            </table:table-row>
            <table:table-row>
              <table:table-cell office:value-type="string">
                <text:p>Dijkstra</text:p>
              </table:table-cell>
              <table:table-cell office:value-type="float" office:value="1.5071">
                <text:p>1.5071</text:p>
              </table:table-cell>
              <table:table-cell office:value-type="float" office:value="2.7482">
                <text:p>2.7482</text:p>
              </table:table-cell>
            </table:table-row>
            <table:table-row>
              <table:table-cell office:value-type="string">
                <text:p>Dijkstra</text:p>
              </table:table-cell>
              <table:table-cell office:value-type="float" office:value="1.6017">
                <text:p>1.6017</text:p>
              </table:table-cell>
              <table:table-cell office:value-type="float" office:value="2.5943">
                <text:p>2.5943</text:p>
              </table:table-cell>
            </table:table-row>
            <table:table-row>
              <table:table-cell office:value-type="string">
                <text:p>Dijkstra</text:p>
              </table:table-cell>
              <table:table-cell office:value-type="float" office:value="1.5388">
                <text:p>1.5388</text:p>
              </table:table-cell>
              <table:table-cell office:value-type="float" office:value="2.699">
                <text:p>2.699</text:p>
              </table:table-cell>
            </table:table-row>
            <table:table-row>
              <table:table-cell office:value-type="string">
                <text:p>Dijkstra</text:p>
              </table:table-cell>
              <table:table-cell office:value-type="float" office:value="1.5886">
                <text:p>1.5886</text:p>
              </table:table-cell>
              <table:table-cell office:value-type="float" office:value="2.6436">
                <text:p>2.6436</text:p>
              </table:table-cell>
            </table:table-row>
            <table:table-row>
              <table:table-cell office:value-type="string">
                <text:p>Dijkstra</text:p>
              </table:table-cell>
              <table:table-cell office:value-type="float" office:value="1.5405">
                <text:p>1.5405</text:p>
              </table:table-cell>
              <table:table-cell office:value-type="float" office:value="2.648">
                <text:p>2.648</text:p>
              </table:table-cell>
            </table:table-row>
            <table:table-row>
              <table:table-cell office:value-type="string">
                <text:p>Dijkstra</text:p>
              </table:table-cell>
              <table:table-cell office:value-type="float" office:value="1.539">
                <text:p>1.539</text:p>
              </table:table-cell>
              <table:table-cell office:value-type="float" office:value="2.6412">
                <text:p>2.6412</text:p>
              </table:table-cell>
            </table:table-row>
            <table:table-row>
              <table:table-cell office:value-type="string">
                <text:p>Dijkstra</text:p>
              </table:table-cell>
              <table:table-cell office:value-type="float" office:value="1.5524">
                <text:p>1.5524</text:p>
              </table:table-cell>
              <table:table-cell office:value-type="float" office:value="2.4677">
                <text:p>2.4677</text:p>
              </table:table-cell>
            </table:table-row>
            <table:table-row>
              <table:table-cell office:value-type="string">
                <text:p>Dijkstra</text:p>
              </table:table-cell>
              <table:table-cell office:value-type="float" office:value="1.5782">
                <text:p>1.5782</text:p>
              </table:table-cell>
              <table:table-cell office:value-type="float" office:value="2.393">
                <text:p>2.393</text:p>
              </table:table-cell>
            </table:table-row>
            <table:table-row>
              <table:table-cell office:value-type="string">
                <text:p>Dijkstra</text:p>
              </table:table-cell>
              <table:table-cell office:value-type="float" office:value="1.5308">
                <text:p>1.5308</text:p>
              </table:table-cell>
              <table:table-cell office:value-type="float" office:value="2.5444">
                <text:p>2.5444</text:p>
              </table:table-cell>
            </table:table-row>
            <table:table-row>
              <table:table-cell office:value-type="string">
                <text:p>Dijkstra</text:p>
              </table:table-cell>
              <table:table-cell office:value-type="float" office:value="1.5126">
                <text:p>1.5126</text:p>
              </table:table-cell>
              <table:table-cell office:value-type="float" office:value="2.4409">
                <text:p>2.4409</text:p>
              </table:table-cell>
            </table:table-row>
            <table:table-row>
              <table:table-cell office:value-type="string">
                <text:p>Dijkstra</text:p>
              </table:table-cell>
              <table:table-cell office:value-type="float" office:value="1.5098">
                <text:p>1.5098</text:p>
              </table:table-cell>
              <table:table-cell office:value-type="float" office:value="2.6689">
                <text:p>2.6689</text:p>
              </table:table-cell>
            </table:table-row>
            <table:table-row>
              <table:table-cell office:value-type="string">
                <text:p>Dijkstra</text:p>
              </table:table-cell>
              <table:table-cell office:value-type="float" office:value="1.5283">
                <text:p>1.5283</text:p>
              </table:table-cell>
              <table:table-cell office:value-type="float" office:value="2.3665">
                <text:p>2.3665</text:p>
              </table:table-cell>
            </table:table-row>
            <table:table-row>
              <table:table-cell office:value-type="string">
                <text:p>Dijkstra</text:p>
              </table:table-cell>
              <table:table-cell office:value-type="float" office:value="1.485">
                <text:p>1.485</text:p>
              </table:table-cell>
              <table:table-cell office:value-type="float" office:value="2.5592">
                <text:p>2.5592</text:p>
              </table:table-cell>
            </table:table-row>
            <table:table-row>
              <table:table-cell office:value-type="string">
                <text:p>Dijkstra</text:p>
              </table:table-cell>
              <table:table-cell office:value-type="float" office:value="1.494">
                <text:p>1.494</text:p>
              </table:table-cell>
              <table:table-cell office:value-type="float" office:value="2.786">
                <text:p>2.786</text:p>
              </table:table-cell>
            </table:table-row>
            <table:table-row>
              <table:table-cell office:value-type="string">
                <text:p>Dijkstra</text:p>
              </table:table-cell>
              <table:table-cell office:value-type="float" office:value="1.5206">
                <text:p>1.5206</text:p>
              </table:table-cell>
              <table:table-cell office:value-type="float" office:value="3.044">
                <text:p>3.044</text:p>
              </table:table-cell>
            </table:table-row>
            <table:table-row>
              <table:table-cell office:value-type="string">
                <text:p>Dijkstra</text:p>
              </table:table-cell>
              <table:table-cell office:value-type="float" office:value="1.5033">
                <text:p>1.5033</text:p>
              </table:table-cell>
              <table:table-cell office:value-type="float" office:value="4.7305">
                <text:p>4.7305</text:p>
              </table:table-cell>
            </table:table-row>
            <table:table-row>
              <table:table-cell office:value-type="string">
                <text:p>Dijkstra</text:p>
              </table:table-cell>
              <table:table-cell office:value-type="float" office:value="1.4923">
                <text:p>1.4923</text:p>
              </table:table-cell>
              <table:table-cell office:value-type="float" office:value="4.4858">
                <text:p>4.4858</text:p>
              </table:table-cell>
            </table:table-row>
            <table:table-row>
              <table:table-cell office:value-type="string">
                <text:p>Dijkstra</text:p>
              </table:table-cell>
              <table:table-cell office:value-type="float" office:value="1.5724">
                <text:p>1.5724</text:p>
              </table:table-cell>
              <table:table-cell office:value-type="float" office:value="3.0189">
                <text:p>3.0189</text:p>
              </table:table-cell>
            </table:table-row>
            <table:table-row>
              <table:table-cell office:value-type="string">
                <text:p>Dijkstra</text:p>
              </table:table-cell>
              <table:table-cell office:value-type="float" office:value="1.5865">
                <text:p>1.5865</text:p>
              </table:table-cell>
              <table:table-cell office:value-type="float" office:value="2.1668">
                <text:p>2.1668</text:p>
              </table:table-cell>
            </table:table-row>
            <table:table-row>
              <table:table-cell office:value-type="string">
                <text:p>Dijkstra</text:p>
              </table:table-cell>
              <table:table-cell office:value-type="float" office:value="1.5495">
                <text:p>1.5495</text:p>
              </table:table-cell>
              <table:table-cell office:value-type="float" office:value="2.909">
                <text:p>2.909</text:p>
              </table:table-cell>
            </table:table-row>
            <table:table-row>
              <table:table-cell office:value-type="string">
                <text:p>Dijkstra</text:p>
              </table:table-cell>
              <table:table-cell office:value-type="float" office:value="1.5994">
                <text:p>1.5994</text:p>
              </table:table-cell>
              <table:table-cell office:value-type="float" office:value="2.1239">
                <text:p>2.1239</text:p>
              </table:table-cell>
            </table:table-row>
            <table:table-row>
              <table:table-cell office:value-type="string">
                <text:p>Dijkstra</text:p>
              </table:table-cell>
              <table:table-cell office:value-type="float" office:value="1.4836">
                <text:p>1.4836</text:p>
              </table:table-cell>
              <table:table-cell office:value-type="float" office:value="2.3791">
                <text:p>2.3791</text:p>
              </table:table-cell>
            </table:table-row>
            <table:table-row>
              <table:table-cell office:value-type="string">
                <text:p>Dijkstra</text:p>
              </table:table-cell>
              <table:table-cell office:value-type="float" office:value="1.5193">
                <text:p>1.5193</text:p>
              </table:table-cell>
              <table:table-cell office:value-type="float" office:value="1.9926">
                <text:p>1.9926</text:p>
              </table:table-cell>
            </table:table-row>
            <table:table-row>
              <table:table-cell office:value-type="string">
                <text:p>Dijkstra</text:p>
              </table:table-cell>
              <table:table-cell office:value-type="float" office:value="1.515">
                <text:p>1.515</text:p>
              </table:table-cell>
              <table:table-cell office:value-type="float" office:value="2.7372">
                <text:p>2.7372</text:p>
              </table:table-cell>
            </table:table-row>
            <table:table-row>
              <table:table-cell office:value-type="string">
                <text:p>Dijkstra</text:p>
              </table:table-cell>
              <table:table-cell office:value-type="float" office:value="1.5003">
                <text:p>1.5003</text:p>
              </table:table-cell>
              <table:table-cell office:value-type="float" office:value="2.9092">
                <text:p>2.9092</text:p>
              </table:table-cell>
            </table:table-row>
            <table:table-row>
              <table:table-cell office:value-type="string">
                <text:p>Dijkstra</text:p>
              </table:table-cell>
              <table:table-cell office:value-type="float" office:value="1.5128">
                <text:p>1.5128</text:p>
              </table:table-cell>
              <table:table-cell office:value-type="float" office:value="2.8917">
                <text:p>2.8917</text:p>
              </table:table-cell>
            </table:table-row>
            <table:table-row>
              <table:table-cell office:value-type="string">
                <text:p>Dijkstra</text:p>
              </table:table-cell>
              <table:table-cell office:value-type="float" office:value="1.505">
                <text:p>1.505</text:p>
              </table:table-cell>
              <table:table-cell office:value-type="float" office:value="2.8857">
                <text:p>2.8857</text:p>
              </table:table-cell>
            </table:table-row>
            <table:table-row>
              <table:table-cell office:value-type="string">
                <text:p>Dijkstra</text:p>
              </table:table-cell>
              <table:table-cell office:value-type="float" office:value="1.8012">
                <text:p>1.8012</text:p>
              </table:table-cell>
              <table:table-cell office:value-type="float" office:value="2.6283">
                <text:p>2.6283</text:p>
              </table:table-cell>
            </table:table-row>
            <table:table-row>
              <table:table-cell office:value-type="string">
                <text:p>Dijkstra</text:p>
              </table:table-cell>
              <table:table-cell office:value-type="float" office:value="1.5437">
                <text:p>1.5437</text:p>
              </table:table-cell>
              <table:table-cell office:value-type="float" office:value="2.1193">
                <text:p>2.1193</text:p>
              </table:table-cell>
            </table:table-row>
            <table:table-row>
              <table:table-cell office:value-type="string">
                <text:p>Dijkstra</text:p>
              </table:table-cell>
              <table:table-cell office:value-type="float" office:value="1.4515">
                <text:p>1.4515</text:p>
              </table:table-cell>
              <table:table-cell office:value-type="float" office:value="2.4413">
                <text:p>2.4413</text:p>
              </table:table-cell>
            </table:table-row>
            <table:table-row>
              <table:table-cell office:value-type="string">
                <text:p>Dijkstra</text:p>
              </table:table-cell>
              <table:table-cell office:value-type="float" office:value="1.4573">
                <text:p>1.4573</text:p>
              </table:table-cell>
              <table:table-cell office:value-type="float" office:value="3.1719">
                <text:p>3.1719</text:p>
              </table:table-cell>
            </table:table-row>
            <table:table-row>
              <table:table-cell office:value-type="string">
                <text:p>Dijkstra</text:p>
              </table:table-cell>
              <table:table-cell office:value-type="float" office:value="1.457">
                <text:p>1.457</text:p>
              </table:table-cell>
              <table:table-cell office:value-type="float" office:value="2.8703">
                <text:p>2.8703</text:p>
              </table:table-cell>
            </table:table-row>
            <table:table-row>
              <table:table-cell office:value-type="string">
                <text:p>Dijkstra</text:p>
              </table:table-cell>
              <table:table-cell office:value-type="float" office:value="1.4684">
                <text:p>1.4684</text:p>
              </table:table-cell>
              <table:table-cell office:value-type="float" office:value="3.0423">
                <text:p>3.0423</text:p>
              </table:table-cell>
            </table:table-row>
            <table:table-row>
              <table:table-cell office:value-type="string">
                <text:p>Dijkstra</text:p>
              </table:table-cell>
              <table:table-cell office:value-type="float" office:value="1.5274">
                <text:p>1.5274</text:p>
              </table:table-cell>
              <table:table-cell office:value-type="float" office:value="3.1317">
                <text:p>3.1317</text:p>
              </table:table-cell>
            </table:table-row>
            <table:table-row>
              <table:table-cell office:value-type="string">
                <text:p>Dijkstra</text:p>
              </table:table-cell>
              <table:table-cell office:value-type="float" office:value="1.4773">
                <text:p>1.4773</text:p>
              </table:table-cell>
              <table:table-cell office:value-type="float" office:value="3.1295">
                <text:p>3.1295</text:p>
              </table:table-cell>
            </table:table-row>
            <table:table-row>
              <table:table-cell office:value-type="string">
                <text:p>Dijkstra</text:p>
              </table:table-cell>
              <table:table-cell office:value-type="float" office:value="1.5147">
                <text:p>1.5147</text:p>
              </table:table-cell>
              <table:table-cell office:value-type="float" office:value="2.693">
                <text:p>2.693</text:p>
              </table:table-cell>
            </table:table-row>
            <table:table-row>
              <table:table-cell office:value-type="string">
                <text:p>Dijkstra</text:p>
              </table:table-cell>
              <table:table-cell office:value-type="float" office:value="1.4864">
                <text:p>1.4864</text:p>
              </table:table-cell>
              <table:table-cell office:value-type="float" office:value="2.6887">
                <text:p>2.6887</text:p>
              </table:table-cell>
            </table:table-row>
            <table:table-row>
              <table:table-cell office:value-type="string">
                <text:p>Dijkstra</text:p>
              </table:table-cell>
              <table:table-cell office:value-type="float" office:value="1.6283">
                <text:p>1.6283</text:p>
              </table:table-cell>
              <table:table-cell office:value-type="float" office:value="2.6501">
                <text:p>2.6501</text:p>
              </table:table-cell>
            </table:table-row>
            <table:table-row>
              <table:table-cell office:value-type="string">
                <text:p>Dijkstra</text:p>
              </table:table-cell>
              <table:table-cell office:value-type="float" office:value="1.5299">
                <text:p>1.5299</text:p>
              </table:table-cell>
              <table:table-cell office:value-type="float" office:value="2.6194">
                <text:p>2.6194</text:p>
              </table:table-cell>
            </table:table-row>
            <table:table-row>
              <table:table-cell office:value-type="string">
                <text:p>Dijkstra</text:p>
              </table:table-cell>
              <table:table-cell office:value-type="float" office:value="1.493">
                <text:p>1.493</text:p>
              </table:table-cell>
              <table:table-cell office:value-type="float" office:value="3.1555">
                <text:p>3.1555</text:p>
              </table:table-cell>
            </table:table-row>
            <table:table-row>
              <table:table-cell office:value-type="string">
                <text:p>Dijkstra</text:p>
              </table:table-cell>
              <table:table-cell office:value-type="float" office:value="1.5373">
                <text:p>1.5373</text:p>
              </table:table-cell>
              <table:table-cell office:value-type="float" office:value="3.1782">
                <text:p>3.1782</text:p>
              </table:table-cell>
            </table:table-row>
            <table:table-row>
              <table:table-cell office:value-type="string">
                <text:p>Dijkstra</text:p>
              </table:table-cell>
              <table:table-cell office:value-type="float" office:value="1.4984">
                <text:p>1.4984</text:p>
              </table:table-cell>
              <table:table-cell office:value-type="float" office:value="2.9272">
                <text:p>2.9272</text:p>
              </table:table-cell>
            </table:table-row>
            <table:table-row>
              <table:table-cell office:value-type="string">
                <text:p>Dijkstra</text:p>
              </table:table-cell>
              <table:table-cell office:value-type="float" office:value="1.5014">
                <text:p>1.5014</text:p>
              </table:table-cell>
              <table:table-cell office:value-type="float" office:value="2.5133">
                <text:p>2.5133</text:p>
              </table:table-cell>
            </table:table-row>
            <table:table-row>
              <table:table-cell office:value-type="string">
                <text:p>Dijkstra</text:p>
              </table:table-cell>
              <table:table-cell office:value-type="float" office:value="1.5006">
                <text:p>1.5006</text:p>
              </table:table-cell>
              <table:table-cell office:value-type="float" office:value="2.294">
                <text:p>2.294</text:p>
              </table:table-cell>
            </table:table-row>
            <table:table-row>
              <table:table-cell office:value-type="string">
                <text:p>Dijkstra</text:p>
              </table:table-cell>
              <table:table-cell office:value-type="float" office:value="1.5312">
                <text:p>1.5312</text:p>
              </table:table-cell>
              <table:table-cell office:value-type="float" office:value="2.3663">
                <text:p>2.3663</text:p>
              </table:table-cell>
            </table:table-row>
            <table:table-row>
              <table:table-cell office:value-type="string">
                <text:p>Dijkstra</text:p>
              </table:table-cell>
              <table:table-cell office:value-type="float" office:value="1.479">
                <text:p>1.479</text:p>
              </table:table-cell>
              <table:table-cell office:value-type="float" office:value="2.7736">
                <text:p>2.7736</text:p>
              </table:table-cell>
            </table:table-row>
            <table:table-row>
              <table:table-cell office:value-type="string">
                <text:p>Dijkstra</text:p>
              </table:table-cell>
              <table:table-cell office:value-type="float" office:value="1.4972">
                <text:p>1.4972</text:p>
              </table:table-cell>
              <table:table-cell office:value-type="float" office:value="2.7684">
                <text:p>2.7684</text:p>
              </table:table-cell>
            </table:table-row>
            <table:table-row>
              <table:table-cell office:value-type="string">
                <text:p>Dijkstra</text:p>
              </table:table-cell>
              <table:table-cell office:value-type="float" office:value="1.7806">
                <text:p>1.7806</text:p>
              </table:table-cell>
              <table:table-cell office:value-type="float" office:value="2.4726">
                <text:p>2.4726</text:p>
              </table:table-cell>
            </table:table-row>
            <table:table-row>
              <table:table-cell office:value-type="string">
                <text:p>Dijkstra</text:p>
              </table:table-cell>
              <table:table-cell office:value-type="float" office:value="1.6538">
                <text:p>1.6538</text:p>
              </table:table-cell>
              <table:table-cell office:value-type="float" office:value="2.1617">
                <text:p>2.1617</text:p>
              </table:table-cell>
            </table:table-row>
            <table:table-row>
              <table:table-cell office:value-type="string">
                <text:p>Dijkstra</text:p>
              </table:table-cell>
              <table:table-cell office:value-type="float" office:value="1.5322">
                <text:p>1.5322</text:p>
              </table:table-cell>
              <table:table-cell office:value-type="float" office:value="2.8649">
                <text:p>2.8649</text:p>
              </table:table-cell>
            </table:table-row>
            <table:table-row>
              <table:table-cell office:value-type="string">
                <text:p>Dijkstra</text:p>
              </table:table-cell>
              <table:table-cell office:value-type="float" office:value="1.4988">
                <text:p>1.4988</text:p>
              </table:table-cell>
              <table:table-cell office:value-type="float" office:value="3.003">
                <text:p>3.003</text:p>
              </table:table-cell>
            </table:table-row>
            <table:table-row>
              <table:table-cell office:value-type="string">
                <text:p>Dijkstra</text:p>
              </table:table-cell>
              <table:table-cell office:value-type="float" office:value="1.4898">
                <text:p>1.4898</text:p>
              </table:table-cell>
              <table:table-cell office:value-type="float" office:value="2.0946">
                <text:p>2.0946</text:p>
              </table:table-cell>
            </table:table-row>
            <table:table-row>
              <table:table-cell office:value-type="string">
                <text:p>Dijkstra</text:p>
              </table:table-cell>
              <table:table-cell office:value-type="float" office:value="1.5316">
                <text:p>1.5316</text:p>
              </table:table-cell>
              <table:table-cell office:value-type="float" office:value="2.5004">
                <text:p>2.5004</text:p>
              </table:table-cell>
            </table:table-row>
            <table:table-row>
              <table:table-cell office:value-type="string">
                <text:p>Dijkstra</text:p>
              </table:table-cell>
              <table:table-cell office:value-type="float" office:value="1.4662">
                <text:p>1.4662</text:p>
              </table:table-cell>
              <table:table-cell office:value-type="float" office:value="2.5141">
                <text:p>2.5141</text:p>
              </table:table-cell>
            </table:table-row>
            <table:table-row>
              <table:table-cell office:value-type="string">
                <text:p>Dijkstra</text:p>
              </table:table-cell>
              <table:table-cell office:value-type="float" office:value="1.5012">
                <text:p>1.5012</text:p>
              </table:table-cell>
              <table:table-cell office:value-type="float" office:value="2.7523">
                <text:p>2.7523</text:p>
              </table:table-cell>
            </table:table-row>
            <table:table-row>
              <table:table-cell office:value-type="string">
                <text:p>Dijkstra</text:p>
              </table:table-cell>
              <table:table-cell office:value-type="float" office:value="1.5305">
                <text:p>1.5305</text:p>
              </table:table-cell>
              <table:table-cell office:value-type="float" office:value="2.8341">
                <text:p>2.8341</text:p>
              </table:table-cell>
            </table:table-row>
            <table:table-row>
              <table:table-cell office:value-type="string">
                <text:p>Dijkstra</text:p>
              </table:table-cell>
              <table:table-cell office:value-type="float" office:value="1.6195">
                <text:p>1.6195</text:p>
              </table:table-cell>
              <table:table-cell office:value-type="float" office:value="3.7777">
                <text:p>3.7777</text:p>
              </table:table-cell>
            </table:table-row>
            <table:table-row>
              <table:table-cell office:value-type="string">
                <text:p>Dijkstra</text:p>
              </table:table-cell>
              <table:table-cell office:value-type="float" office:value="1.5185">
                <text:p>1.5185</text:p>
              </table:table-cell>
              <table:table-cell office:value-type="float" office:value="3.1562">
                <text:p>3.1562</text:p>
              </table:table-cell>
            </table:table-row>
            <table:table-row>
              <table:table-cell office:value-type="string">
                <text:p>Dijkstra</text:p>
              </table:table-cell>
              <table:table-cell office:value-type="float" office:value="1.5557">
                <text:p>1.5557</text:p>
              </table:table-cell>
              <table:table-cell office:value-type="float" office:value="2.2411">
                <text:p>2.2411</text:p>
              </table:table-cell>
            </table:table-row>
            <table:table-row>
              <table:table-cell office:value-type="string">
                <text:p>Dijkstra</text:p>
              </table:table-cell>
              <table:table-cell office:value-type="float" office:value="1.5013">
                <text:p>1.5013</text:p>
              </table:table-cell>
              <table:table-cell office:value-type="float" office:value="3.0162">
                <text:p>3.0162</text:p>
              </table:table-cell>
            </table:table-row>
            <table:table-row>
              <table:table-cell office:value-type="string">
                <text:p>Dijkstra</text:p>
              </table:table-cell>
              <table:table-cell office:value-type="float" office:value="1.5675">
                <text:p>1.5675</text:p>
              </table:table-cell>
              <table:table-cell office:value-type="float" office:value="2.5825">
                <text:p>2.5825</text:p>
              </table:table-cell>
            </table:table-row>
            <table:table-row>
              <table:table-cell office:value-type="string">
                <text:p>Dijkstra</text:p>
              </table:table-cell>
              <table:table-cell office:value-type="float" office:value="1.5017">
                <text:p>1.5017</text:p>
              </table:table-cell>
              <table:table-cell office:value-type="float" office:value="3.1039">
                <text:p>3.1039</text:p>
              </table:table-cell>
            </table:table-row>
            <table:table-row>
              <table:table-cell office:value-type="string">
                <text:p>Dijkstra</text:p>
              </table:table-cell>
              <table:table-cell office:value-type="float" office:value="1.5594">
                <text:p>1.5594</text:p>
              </table:table-cell>
              <table:table-cell office:value-type="float" office:value="2.3763">
                <text:p>2.3763</text:p>
              </table:table-cell>
            </table:table-row>
            <table:table-row>
              <table:table-cell office:value-type="string">
                <text:p>Dijkstra</text:p>
              </table:table-cell>
              <table:table-cell office:value-type="float" office:value="1.5692">
                <text:p>1.5692</text:p>
              </table:table-cell>
              <table:table-cell office:value-type="float" office:value="2.9501">
                <text:p>2.9501</text:p>
              </table:table-cell>
            </table:table-row>
            <table:table-row>
              <table:table-cell office:value-type="string">
                <text:p>Dijkstra</text:p>
              </table:table-cell>
              <table:table-cell office:value-type="float" office:value="1.5702">
                <text:p>1.5702</text:p>
              </table:table-cell>
              <table:table-cell office:value-type="float" office:value="2.9373">
                <text:p>2.9373</text:p>
              </table:table-cell>
            </table:table-row>
            <table:table-row>
              <table:table-cell office:value-type="string">
                <text:p>Dijkstra</text:p>
              </table:table-cell>
              <table:table-cell office:value-type="float" office:value="1.4781">
                <text:p>1.4781</text:p>
              </table:table-cell>
              <table:table-cell office:value-type="float" office:value="2.4091">
                <text:p>2.4091</text:p>
              </table:table-cell>
            </table:table-row>
            <table:table-row>
              <table:table-cell office:value-type="string">
                <text:p>Dijkstra</text:p>
              </table:table-cell>
              <table:table-cell office:value-type="float" office:value="1.4827">
                <text:p>1.4827</text:p>
              </table:table-cell>
              <table:table-cell office:value-type="float" office:value="2.6874">
                <text:p>2.6874</text:p>
              </table:table-cell>
            </table:table-row>
            <table:table-row>
              <table:table-cell office:value-type="string">
                <text:p>Dijkstra</text:p>
              </table:table-cell>
              <table:table-cell office:value-type="float" office:value="1.5445">
                <text:p>1.5445</text:p>
              </table:table-cell>
              <table:table-cell office:value-type="float" office:value="2.6056">
                <text:p>2.6056</text:p>
              </table:table-cell>
            </table:table-row>
            <table:table-row>
              <table:table-cell office:value-type="string">
                <text:p>Dijkstra</text:p>
              </table:table-cell>
              <table:table-cell office:value-type="float" office:value="1.6355">
                <text:p>1.6355</text:p>
              </table:table-cell>
              <table:table-cell office:value-type="float" office:value="2.4739">
                <text:p>2.4739</text:p>
              </table:table-cell>
            </table:table-row>
            <table:table-row>
              <table:table-cell office:value-type="string">
                <text:p>Dijkstra</text:p>
              </table:table-cell>
              <table:table-cell office:value-type="float" office:value="1.5281">
                <text:p>1.5281</text:p>
              </table:table-cell>
              <table:table-cell office:value-type="float" office:value="3.2373">
                <text:p>3.2373</text:p>
              </table:table-cell>
            </table:table-row>
            <table:table-row>
              <table:table-cell office:value-type="string">
                <text:p>Dijkstra</text:p>
              </table:table-cell>
              <table:table-cell office:value-type="float" office:value="1.5126">
                <text:p>1.5126</text:p>
              </table:table-cell>
              <table:table-cell office:value-type="float" office:value="2.6245">
                <text:p>2.6245</text:p>
              </table:table-cell>
            </table:table-row>
            <table:table-row>
              <table:table-cell office:value-type="string">
                <text:p>Dijkstra</text:p>
              </table:table-cell>
              <table:table-cell office:value-type="float" office:value="1.5851">
                <text:p>1.5851</text:p>
              </table:table-cell>
              <table:table-cell office:value-type="float" office:value="2.9665">
                <text:p>2.9665</text:p>
              </table:table-cell>
            </table:table-row>
            <table:table-row>
              <table:table-cell office:value-type="string">
                <text:p>Dijkstra</text:p>
              </table:table-cell>
              <table:table-cell office:value-type="float" office:value="1.5589">
                <text:p>1.5589</text:p>
              </table:table-cell>
              <table:table-cell office:value-type="float" office:value="2.5501">
                <text:p>2.5501</text:p>
              </table:table-cell>
            </table:table-row>
            <table:table-row>
              <table:table-cell office:value-type="string">
                <text:p>Dijkstra</text:p>
              </table:table-cell>
              <table:table-cell office:value-type="float" office:value="1.6088">
                <text:p>1.6088</text:p>
              </table:table-cell>
              <table:table-cell office:value-type="float" office:value="2.5267">
                <text:p>2.5267</text:p>
              </table:table-cell>
            </table:table-row>
            <table:table-row>
              <table:table-cell office:value-type="string">
                <text:p>Dijkstra</text:p>
              </table:table-cell>
              <table:table-cell office:value-type="float" office:value="1.5556">
                <text:p>1.5556</text:p>
              </table:table-cell>
              <table:table-cell office:value-type="float" office:value="2.9612">
                <text:p>2.9612</text:p>
              </table:table-cell>
            </table:table-row>
            <table:table-row>
              <table:table-cell office:value-type="string">
                <text:p>Dijkstra</text:p>
              </table:table-cell>
              <table:table-cell office:value-type="float" office:value="1.5855">
                <text:p>1.5855</text:p>
              </table:table-cell>
              <table:table-cell office:value-type="float" office:value="2.7223">
                <text:p>2.7223</text:p>
              </table:table-cell>
            </table:table-row>
            <table:table-row>
              <table:table-cell office:value-type="string">
                <text:p>Dijkstra</text:p>
              </table:table-cell>
              <table:table-cell office:value-type="float" office:value="1.6314">
                <text:p>1.6314</text:p>
              </table:table-cell>
              <table:table-cell office:value-type="float" office:value="2.9944">
                <text:p>2.9944</text:p>
              </table:table-cell>
            </table:table-row>
            <table:table-row>
              <table:table-cell office:value-type="string">
                <text:p>Dijkstra</text:p>
              </table:table-cell>
              <table:table-cell office:value-type="float" office:value="1.7405">
                <text:p>1.7405</text:p>
              </table:table-cell>
              <table:table-cell office:value-type="float" office:value="2.5462">
                <text:p>2.5462</text:p>
              </table:table-cell>
            </table:table-row>
            <table:table-row>
              <table:table-cell office:value-type="string">
                <text:p>Dijkstra</text:p>
              </table:table-cell>
              <table:table-cell office:value-type="float" office:value="1.4791">
                <text:p>1.4791</text:p>
              </table:table-cell>
              <table:table-cell office:value-type="float" office:value="2.817">
                <text:p>2.817</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math xmlns="http://www.w3.org/1998/Math/MathML" display="block">
  <semantics>
    <mrow>
      <mrow>
        <mi>E</mi>
        <mo stretchy="false">∗</mo>
        <mi>log</mi>
      </mrow>
      <mrow>
        <mo fence="true" form="prefix" stretchy="false">(</mo>
        <mrow>
          <mi>V</mi>
        </mrow>
        <mo fence="true" form="postfix" stretchy="false">)</mo>
      </mrow>
    </mrow>
    <annotation encoding="StarMath 5.0">E*log(V)</annotation>
  </semantics>
</math>
</file>

<file path=Object 7/content.xml><?xml version="1.0" encoding="utf-8"?>
<math xmlns="http://www.w3.org/1998/Math/MathML" display="block">
  <semantics>
    <mrow>
      <mi>V</mi>
      <mo stretchy="false">∗</mo>
      <mi>E</mi>
    </mrow>
    <annotation encoding="StarMath 5.0">V*E</annotation>
  </semantics>
</math>
</file>

<file path=Object 9/content.xml><?xml version="1.0" encoding="utf-8"?>
<math xmlns="http://www.w3.org/1998/Math/MathML" display="block">
  <semantics>
    <mrow>
      <mrow>
        <mi>n</mi>
        <mo stretchy="false">∗</mo>
        <mi>log</mi>
      </mrow>
      <mrow>
        <mo fence="true" form="prefix" stretchy="false">(</mo>
        <mrow>
          <mi>n</mi>
        </mrow>
        <mo fence="true" form="postfix" stretchy="false">)</mo>
      </mrow>
    </mrow>
    <annotation encoding="StarMath 5.0">n*log(n)</annotation>
  </semantics>
</math>
</file>